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6.77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17.1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7.36mm"/>
    </style:style>
    <style:style style:name="co8" style:family="table-column">
      <style:table-column-properties fo:break-before="auto" style:column-width="8.77mm"/>
    </style:style>
    <style:style style:name="co9" style:family="table-column">
      <style:table-column-properties fo:break-before="auto" style:column-width="13.79mm"/>
    </style:style>
    <style:style style:name="co10" style:family="table-column">
      <style:table-column-properties fo:break-before="auto" style:column-width="20.74mm"/>
    </style:style>
    <style:style style:name="co11" style:family="table-column">
      <style:table-column-properties fo:break-before="auto" style:column-width="4.2mm"/>
    </style:style>
    <style:style style:name="co12" style:family="table-column">
      <style:table-column-properties fo:break-before="auto" style:column-width="21.04mm"/>
    </style:style>
    <style:style style:name="co13" style:family="table-column">
      <style:table-column-properties fo:break-before="auto" style:column-width="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5" style:family="table-cell" style:parent-style-name="Default" style:data-style-name="N1">
      <style:table-cell-properties fo:background-color="#eeeeee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">
      <style:table-cell-properties fo:background-color="#99ccff"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"/>
    <style:style style:name="ce21" style:family="table-cell" style:parent-style-name="Default" style:data-style-name="N1">
      <style:table-cell-properties fo:background-color="#ffff00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">
      <style:table-cell-properties fo:background-color="#ff9999"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27">
      <style:table-cell-properties fo:background-color="#eeeee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7">
      <style:table-cell-properties fo:background-color="#99ccff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27"/>
    <style:style style:name="ce18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27">
      <style:table-cell-properties fo:background-color="#ff9999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27">
      <style:table-cell-properties fo:background-color="#ffffcc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" style:family="table-cell" style:parent-style-name="Default" style:data-style-name="N124"/>
    <style:style style:name="ce6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fo:background-color="#ccff99" style:text-align-source="fix" style:repeat-content="false"/>
      <style:paragraph-properties fo:text-align="center" fo:margin-left="0mm"/>
    </style:style>
    <style:style style:name="ce26" style:family="table-cell" style:parent-style-name="Default" style:data-style-name="N1">
      <style:text-properties style:font-name="Arial" style:font-name-asian="Microsoft YaHei" style:font-name-complex="Mangal"/>
    </style:style>
    <style:style style:name="ce13" style:family="table-cell" style:parent-style-name="Default" style:data-style-name="N127">
      <style:table-cell-properties fo:background-color="#7e0021" style:text-align-source="fix" style:repeat-content="false"/>
      <style:paragraph-properties fo:text-align="center" fo:margin-left="0mm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_2" table:style-name="ta1" table:print="false">
        <table:shapes>
          <draw:frame draw:z-index="0" draw:style-name="gr1" draw:text-style-name="P1" svg:width="297.29mm" svg:height="154.22mm" svg:x="228.74mm" svg:y="55.23mm">
            <loext:p draw:notify-on-update-of-ranges="Sheet1_2.C2:Sheet1_2.C25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8" table:default-cell-style-name="Default"/>
        <table:table-row table:style-name="ro1">
          <table:table-cell table:number-columns-repeated="2"/>
          <table:table-cell table:style-name="ce25" office:value-type="string" calcext:value-type="string" table:number-columns-spanned="3" table:number-rows-spanned="1">
            <text:p>SPWM</text:p>
          </table:table-cell>
          <table:covered-table-cell table:style-name="ce25"/>
          <table:covered-table-cell table:style-name="ce30"/>
          <table:table-cell table:number-columns-repeated="1018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19" office:value-type="string" calcext:value-type="string">
            <text:p>Phase A</text:p>
          </table:table-cell>
          <table:table-cell table:style-name="ce19"/>
          <table:table-cell table:style-name="ce23" office:value-type="string" calcext:value-type="string">
            <text:p>Phase B</text:p>
          </table:table-cell>
          <table:table-cell table:number-columns-repeated="1018"/>
        </table:table-row>
        <table:table-row table:style-name="ro1">
          <table:table-cell table:style-name="ce1" office:value-type="float" office:value="699" calcext:value-type="float">
            <text:p>699</text:p>
          </table:table-cell>
          <table:table-cell table:style-name="ce2" table:formula="of:=0" office:value-type="float" office:value="0" calcext:value-type="float">
            <text:p>0</text:p>
          </table:table-cell>
          <table:table-cell table:formula="of:=[.$A$3]*SIN(RADIANS([.B3]))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]+1.40625" office:value-type="float" office:value="1.40625" calcext:value-type="float">
            <text:p>1,40625</text:p>
          </table:table-cell>
          <table:table-cell table:formula="of:=[.$A$3]*SIN(RADIANS([.B4]))" office:value-type="float" office:value="17.1543187375157" calcext:value-type="float">
            <text:p>17</text:p>
          </table:table-cell>
          <table:table-cell office:value-type="string" calcext:value-type="string">
            <text:p>,</text:p>
          </table:table-cell>
          <table:table-cell table:number-columns-repeated="2"/>
          <table:table-cell office:value-type="string" calcext:value-type="string">
            <text:p>Sinewave of 256 amplitude. Each parte have 85 of 256. The saddle is composed of 2 parts of 85.</text:p>
          </table:table-cell>
          <table:table-cell table:number-columns-repeated="1016"/>
        </table:table-row>
        <table:table-row table:style-name="ro1">
          <table:table-cell/>
          <table:table-cell table:style-name="ce2" table:formula="of:=[.B4]+1.40625" office:value-type="float" office:value="2.8125" calcext:value-type="float">
            <text:p>2,8125</text:p>
          </table:table-cell>
          <table:table-cell table:formula="of:=[.$A$3]*SIN(RADIANS([.B5]))" office:value-type="float" office:value="34.2983043548652" calcext:value-type="float">
            <text:p>3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]+1.40625" office:value-type="float" office:value="4.21875" calcext:value-type="float">
            <text:p>4,21875</text:p>
          </table:table-cell>
          <table:table-cell table:formula="of:=[.$A$3]*SIN(RADIANS([.B6]))" office:value-type="float" office:value="51.4216299561675" calcext:value-type="float">
            <text:p>5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]+1.40625" office:value-type="float" office:value="5.625" calcext:value-type="float">
            <text:p>5,625</text:p>
          </table:table-cell>
          <table:table-cell table:formula="of:=[.$A$3]*SIN(RADIANS([.B7]))" office:value-type="float" office:value="68.5139810903629" calcext:value-type="float">
            <text:p>6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]+1.40625" office:value-type="float" office:value="7.03125" calcext:value-type="float">
            <text:p>7,03125</text:p>
          </table:table-cell>
          <table:table-cell table:formula="of:=[.$A$3]*SIN(RADIANS([.B8]))" office:value-type="float" office:value="85.5650619642521" calcext:value-type="float">
            <text:p>8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8]+1.40625" office:value-type="float" office:value="8.4375" calcext:value-type="float">
            <text:p>8,4375</text:p>
          </table:table-cell>
          <table:table-cell table:formula="of:=[.$A$3]*SIN(RADIANS([.B9]))" office:value-type="float" office:value="102.564601644298" calcext:value-type="float">
            <text:p>103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9]+1.40625" office:value-type="float" office:value="9.84375" calcext:value-type="float">
            <text:p>9,84375</text:p>
          </table:table-cell>
          <table:table-cell table:formula="of:=[.$A$3]*SIN(RADIANS([.B10]))" office:value-type="float" office:value="119.502360243451" calcext:value-type="float">
            <text:p>12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0]+1.40625" office:value-type="float" office:value="11.25" calcext:value-type="float">
            <text:p>11,25</text:p>
          </table:table-cell>
          <table:table-cell table:formula="of:=[.$A$3]*SIN(RADIANS([.B11]))" office:value-type="float" office:value="136.368135089274" calcext:value-type="float">
            <text:p>13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1]+1.40625" office:value-type="float" office:value="12.65625" calcext:value-type="float">
            <text:p>12,65625</text:p>
          </table:table-cell>
          <table:table-cell table:formula="of:=[.$A$3]*SIN(RADIANS([.B12]))" office:value-type="float" office:value="153.151766869652" calcext:value-type="float">
            <text:p>153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2]+1.40625" office:value-type="float" office:value="14.0625" calcext:value-type="float">
            <text:p>14,0625</text:p>
          </table:table-cell>
          <table:table-cell table:formula="of:=[.$A$3]*SIN(RADIANS([.B13]))" office:value-type="float" office:value="169.843145752381" calcext:value-type="float">
            <text:p>17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3]+1.40625" office:value-type="float" office:value="15.46875" calcext:value-type="float">
            <text:p>15,46875</text:p>
          </table:table-cell>
          <table:table-cell table:formula="of:=[.$A$3]*SIN(RADIANS([.B14]))" office:value-type="float" office:value="186.432217474954" calcext:value-type="float">
            <text:p>18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4]+1.40625" office:value-type="float" office:value="16.875" calcext:value-type="float">
            <text:p>16,875</text:p>
          </table:table-cell>
          <table:table-cell table:formula="of:=[.$A$3]*SIN(RADIANS([.B15]))" office:value-type="float" office:value="202.908989400869" calcext:value-type="float">
            <text:p>203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5]+1.40625" office:value-type="float" office:value="18.28125" calcext:value-type="float">
            <text:p>18,28125</text:p>
          </table:table-cell>
          <table:table-cell table:formula="of:=[.$A$3]*SIN(RADIANS([.B16]))" office:value-type="float" office:value="219.263536538825" calcext:value-type="float">
            <text:p>21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6]+1.40625" office:value-type="float" office:value="19.6875" calcext:value-type="float">
            <text:p>19,6875</text:p>
          </table:table-cell>
          <table:table-cell table:formula="of:=[.$A$3]*SIN(RADIANS([.B17]))" office:value-type="float" office:value="235.486007521162" calcext:value-type="float">
            <text:p>235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7]+1.40625" office:value-type="float" office:value="21.09375" calcext:value-type="float">
            <text:p>21,09375</text:p>
          </table:table-cell>
          <table:table-cell table:formula="of:=[.$A$3]*SIN(RADIANS([.B18]))" office:value-type="float" office:value="251.566630537957" calcext:value-type="float">
            <text:p>25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]+1.40625" office:value-type="float" office:value="22.5" calcext:value-type="float">
            <text:p>22,5</text:p>
          </table:table-cell>
          <table:table-cell table:formula="of:=[.$A$3]*SIN(RADIANS([.B19]))" office:value-type="float" office:value="267.495719223198" calcext:value-type="float">
            <text:p>267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]+1.40625" office:value-type="float" office:value="23.90625" calcext:value-type="float">
            <text:p>23,90625</text:p>
          </table:table-cell>
          <table:table-cell table:formula="of:=[.$A$3]*SIN(RADIANS([.B20]))" office:value-type="float" office:value="283.263678489488" calcext:value-type="float">
            <text:p>283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]+1.40625" office:value-type="float" office:value="25.3125" calcext:value-type="float">
            <text:p>25,3125</text:p>
          </table:table-cell>
          <table:table-cell table:formula="of:=[.$A$3]*SIN(RADIANS([.B21]))" office:value-type="float" office:value="298.861010307767" calcext:value-type="float">
            <text:p>29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]+1.40625" office:value-type="float" office:value="26.71875" calcext:value-type="float">
            <text:p>26,71875</text:p>
          </table:table-cell>
          <table:table-cell table:formula="of:=[.$A$3]*SIN(RADIANS([.B22]))" office:value-type="float" office:value="314.27831942857" calcext:value-type="float">
            <text:p>31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]+1.40625" office:value-type="float" office:value="28.125" calcext:value-type="float">
            <text:p>28,125</text:p>
          </table:table-cell>
          <table:table-cell table:formula="of:=[.$A$3]*SIN(RADIANS([.B23]))" office:value-type="float" office:value="329.506319041372" calcext:value-type="float">
            <text:p>33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]+1.40625" office:value-type="float" office:value="29.53125" calcext:value-type="float">
            <text:p>29,53125</text:p>
          </table:table-cell>
          <table:table-cell table:formula="of:=[.$A$3]*SIN(RADIANS([.B24]))" office:value-type="float" office:value="344.535836368619" calcext:value-type="float">
            <text:p>345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]+1.40625" office:value-type="float" office:value="30.9375" calcext:value-type="float">
            <text:p>30,9375</text:p>
          </table:table-cell>
          <table:table-cell table:formula="of:=[.$A$3]*SIN(RADIANS([.B25]))" office:value-type="float" office:value="359.357818191062" calcext:value-type="float">
            <text:p>35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]+1.40625" office:value-type="float" office:value="32.34375" calcext:value-type="float">
            <text:p>32,34375</text:p>
          </table:table-cell>
          <table:table-cell table:formula="of:=[.$A$3]*SIN(RADIANS([.B26]))" office:value-type="float" office:value="373.963336301081" calcext:value-type="float">
            <text:p>37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6]+1.40625" office:value-type="float" office:value="33.75" calcext:value-type="float">
            <text:p>33,75</text:p>
          </table:table-cell>
          <table:table-cell table:formula="of:=[.$A$3]*SIN(RADIANS([.B27]))" office:value-type="float" office:value="388.343592880702" calcext:value-type="float">
            <text:p>38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7]+1.40625" office:value-type="float" office:value="35.15625" calcext:value-type="float">
            <text:p>35,15625</text:p>
          </table:table-cell>
          <table:table-cell table:formula="of:=[.$A$3]*SIN(RADIANS([.B28]))" office:value-type="float" office:value="402.489925801074" calcext:value-type="float">
            <text:p>40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8]+1.40625" office:value-type="float" office:value="36.5625" calcext:value-type="float">
            <text:p>36,5625</text:p>
          </table:table-cell>
          <table:table-cell table:formula="of:=[.$A$3]*SIN(RADIANS([.B29]))" office:value-type="float" office:value="416.393813840211" calcext:value-type="float">
            <text:p>41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9]+1.40625" office:value-type="float" office:value="37.96875" calcext:value-type="float">
            <text:p>37,96875</text:p>
          </table:table-cell>
          <table:table-cell table:formula="of:=[.$A$3]*SIN(RADIANS([.B30]))" office:value-type="float" office:value="430.046881815858" calcext:value-type="float">
            <text:p>43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0]+1.40625" office:value-type="float" office:value="39.375" calcext:value-type="float">
            <text:p>39,375</text:p>
          </table:table-cell>
          <table:table-cell table:formula="of:=[.$A$3]*SIN(RADIANS([.B31]))" office:value-type="float" office:value="443.440905630388" calcext:value-type="float">
            <text:p>443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1]+1.40625" office:value-type="float" office:value="40.78125" calcext:value-type="float">
            <text:p>40,78125</text:p>
          </table:table-cell>
          <table:table-cell table:formula="of:=[.$A$3]*SIN(RADIANS([.B32]))" office:value-type="float" office:value="456.56781722469" calcext:value-type="float">
            <text:p>457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2]+1.40625" office:value-type="float" office:value="42.1875" calcext:value-type="float">
            <text:p>42,1875</text:p>
          </table:table-cell>
          <table:table-cell table:formula="of:=[.$A$3]*SIN(RADIANS([.B33]))" office:value-type="float" office:value="469.419709438066" calcext:value-type="float">
            <text:p>46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3]+1.40625" office:value-type="float" office:value="43.59375" calcext:value-type="float">
            <text:p>43,59375</text:p>
          </table:table-cell>
          <table:table-cell table:formula="of:=[.$A$3]*SIN(RADIANS([.B34]))" office:value-type="float" office:value="481.98884077121" calcext:value-type="float">
            <text:p>48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4]+1.40625" office:value-type="float" office:value="45" calcext:value-type="float">
            <text:p>45</text:p>
          </table:table-cell>
          <table:table-cell table:formula="of:=[.$A$3]*SIN(RADIANS([.B35]))" office:value-type="float" office:value="494.267640049397" calcext:value-type="float">
            <text:p>49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5]+1.40625" office:value-type="float" office:value="46.40625" calcext:value-type="float">
            <text:p>46,40625</text:p>
          </table:table-cell>
          <table:table-cell table:formula="of:=[.$A$3]*SIN(RADIANS([.B36]))" office:value-type="float" office:value="506.248710983075" calcext:value-type="float">
            <text:p>50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6]+1.40625" office:value-type="float" office:value="47.8125" calcext:value-type="float">
            <text:p>47,8125</text:p>
          </table:table-cell>
          <table:table-cell table:formula="of:=[.$A$3]*SIN(RADIANS([.B37]))" office:value-type="float" office:value="517.924836623117" calcext:value-type="float">
            <text:p>51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7]+1.40625" office:value-type="float" office:value="49.21875" calcext:value-type="float">
            <text:p>49,21875</text:p>
          </table:table-cell>
          <table:table-cell table:formula="of:=[.$A$3]*SIN(RADIANS([.B38]))" office:value-type="float" office:value="529.288983708033" calcext:value-type="float">
            <text:p>52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8]+1.40625" office:value-type="float" office:value="50.625" calcext:value-type="float">
            <text:p>50,625</text:p>
          </table:table-cell>
          <table:table-cell table:formula="of:=[.$A$3]*SIN(RADIANS([.B39]))" office:value-type="float" office:value="540.334306900553" calcext:value-type="float">
            <text:p>54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9]+1.40625" office:value-type="float" office:value="52.03125" calcext:value-type="float">
            <text:p>52,03125</text:p>
          </table:table-cell>
          <table:table-cell table:formula="of:=[.$A$3]*SIN(RADIANS([.B40]))" office:value-type="float" office:value="551.054152910998" calcext:value-type="float">
            <text:p>55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0]+1.40625" office:value-type="float" office:value="53.4375" calcext:value-type="float">
            <text:p>53,4375</text:p>
          </table:table-cell>
          <table:table-cell table:formula="of:=[.$A$3]*SIN(RADIANS([.B41]))" office:value-type="float" office:value="561.442064504971" calcext:value-type="float">
            <text:p>56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1]+1.40625" office:value-type="float" office:value="54.84375" calcext:value-type="float">
            <text:p>54,84375</text:p>
          </table:table-cell>
          <table:table-cell table:formula="of:=[.$A$3]*SIN(RADIANS([.B42]))" office:value-type="float" office:value="571.491784392957" calcext:value-type="float">
            <text:p>57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2]+1.40625" office:value-type="float" office:value="56.25" calcext:value-type="float">
            <text:p>56,25</text:p>
          </table:table-cell>
          <table:table-cell table:formula="of:=[.$A$3]*SIN(RADIANS([.B43]))" office:value-type="float" office:value="581.197258999479" calcext:value-type="float">
            <text:p>58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3]+1.40625" office:value-type="float" office:value="57.65625" calcext:value-type="float">
            <text:p>57,65625</text:p>
          </table:table-cell>
          <table:table-cell table:formula="of:=[.$A$3]*SIN(RADIANS([.B44]))" office:value-type="float" office:value="590.552642109545" calcext:value-type="float">
            <text:p>59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4]+1.40625" office:value-type="float" office:value="59.0625" calcext:value-type="float">
            <text:p>59,0625</text:p>
          </table:table-cell>
          <table:table-cell table:formula="of:=[.$A$3]*SIN(RADIANS([.B45]))" office:value-type="float" office:value="599.55229839019" calcext:value-type="float">
            <text:p>60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5]+1.40625" office:value-type="float" office:value="60.46875" calcext:value-type="float">
            <text:p>60,46875</text:p>
          </table:table-cell>
          <table:table-cell table:formula="of:=[.$A$3]*SIN(RADIANS([.B46]))" office:value-type="float" office:value="608.190806784989" calcext:value-type="float">
            <text:p>60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6]+1.40625" office:value-type="float" office:value="61.875" calcext:value-type="float">
            <text:p>61,875</text:p>
          </table:table-cell>
          <table:table-cell table:formula="of:=[.$A$3]*SIN(RADIANS([.B47]))" office:value-type="float" office:value="616.4629637795" calcext:value-type="float">
            <text:p>61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7]+1.40625" office:value-type="float" office:value="63.28125" calcext:value-type="float">
            <text:p>63,28125</text:p>
          </table:table-cell>
          <table:table-cell table:formula="of:=[.$A$3]*SIN(RADIANS([.B48]))" office:value-type="float" office:value="624.363786535665" calcext:value-type="float">
            <text:p>62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8]+1.40625" office:value-type="float" office:value="64.6875" calcext:value-type="float">
            <text:p>64,6875</text:p>
          </table:table-cell>
          <table:table-cell table:formula="of:=[.$A$3]*SIN(RADIANS([.B49]))" office:value-type="float" office:value="631.888515893287" calcext:value-type="float">
            <text:p>63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9]+1.40625" office:value-type="float" office:value="66.09375" calcext:value-type="float">
            <text:p>66,09375</text:p>
          </table:table-cell>
          <table:table-cell table:formula="of:=[.$A$3]*SIN(RADIANS([.B50]))" office:value-type="float" office:value="639.032619236768" calcext:value-type="float">
            <text:p>63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0]+1.40625" office:value-type="float" office:value="67.5" calcext:value-type="float">
            <text:p>67,5</text:p>
          </table:table-cell>
          <table:table-cell table:formula="of:=[.$A$3]*SIN(RADIANS([.B51]))" office:value-type="float" office:value="645.791793225389" calcext:value-type="float">
            <text:p>64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1]+1.40625" office:value-type="float" office:value="68.90625" calcext:value-type="float">
            <text:p>68,90625</text:p>
          </table:table-cell>
          <table:table-cell table:formula="of:=[.$A$3]*SIN(RADIANS([.B52]))" office:value-type="float" office:value="652.161966385482" calcext:value-type="float">
            <text:p>65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2]+1.40625" office:value-type="float" office:value="70.3125" calcext:value-type="float">
            <text:p>70,3125</text:p>
          </table:table-cell>
          <table:table-cell table:formula="of:=[.$A$3]*SIN(RADIANS([.B53]))" office:value-type="float" office:value="658.139301562932" calcext:value-type="float">
            <text:p>65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3]+1.40625" office:value-type="float" office:value="71.71875" calcext:value-type="float">
            <text:p>71,71875</text:p>
          </table:table-cell>
          <table:table-cell table:formula="of:=[.$A$3]*SIN(RADIANS([.B54]))" office:value-type="float" office:value="663.720198234533" calcext:value-type="float">
            <text:p>66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4]+1.40625" office:value-type="float" office:value="73.125" calcext:value-type="float">
            <text:p>73,125</text:p>
          </table:table-cell>
          <table:table-cell table:formula="of:=[.$A$3]*SIN(RADIANS([.B55]))" office:value-type="float" office:value="668.901294676814" calcext:value-type="float">
            <text:p>66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5]+1.40625" office:value-type="float" office:value="74.53125" calcext:value-type="float">
            <text:p>74,53125</text:p>
          </table:table-cell>
          <table:table-cell table:formula="of:=[.$A$3]*SIN(RADIANS([.B56]))" office:value-type="float" office:value="673.679469991012" calcext:value-type="float">
            <text:p>67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6]+1.40625" office:value-type="float" office:value="75.9375" calcext:value-type="float">
            <text:p>75,9375</text:p>
          </table:table-cell>
          <table:table-cell table:formula="of:=[.$A$3]*SIN(RADIANS([.B57]))" office:value-type="float" office:value="678.051845982986" calcext:value-type="float">
            <text:p>67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7]+1.40625" office:value-type="float" office:value="77.34375" calcext:value-type="float">
            <text:p>77,34375</text:p>
          </table:table-cell>
          <table:table-cell table:formula="of:=[.$A$3]*SIN(RADIANS([.B58]))" office:value-type="float" office:value="682.015788896931" calcext:value-type="float">
            <text:p>68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8]+1.40625" office:value-type="float" office:value="78.75" calcext:value-type="float">
            <text:p>78,75</text:p>
          </table:table-cell>
          <table:table-cell table:formula="of:=[.$A$3]*SIN(RADIANS([.B59]))" office:value-type="float" office:value="685.568911001858" calcext:value-type="float">
            <text:p>68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59]+1.40625" office:value-type="float" office:value="80.15625" calcext:value-type="float">
            <text:p>80,15625</text:p>
          </table:table-cell>
          <table:table-cell table:formula="of:=[.$A$3]*SIN(RADIANS([.B60]))" office:value-type="float" office:value="688.70907202987" calcext:value-type="float">
            <text:p>68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0]+1.40625" office:value-type="float" office:value="81.5625" calcext:value-type="float">
            <text:p>81,5625</text:p>
          </table:table-cell>
          <table:table-cell table:formula="of:=[.$A$3]*SIN(RADIANS([.B61]))" office:value-type="float" office:value="691.434380465382" calcext:value-type="float">
            <text:p>69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1]+1.40625" office:value-type="float" office:value="82.96875" calcext:value-type="float">
            <text:p>82,96875</text:p>
          </table:table-cell>
          <table:table-cell table:formula="of:=[.$A$3]*SIN(RADIANS([.B62]))" office:value-type="float" office:value="693.743194684498" calcext:value-type="float">
            <text:p>69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2]+1.40625" office:value-type="float" office:value="84.375" calcext:value-type="float">
            <text:p>84,375</text:p>
          </table:table-cell>
          <table:table-cell table:formula="of:=[.$A$3]*SIN(RADIANS([.B63]))" office:value-type="float" office:value="695.634123943866" calcext:value-type="float">
            <text:p>69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3]+1.40625" office:value-type="float" office:value="85.78125" calcext:value-type="float">
            <text:p>85,78125</text:p>
          </table:table-cell>
          <table:table-cell table:formula="of:=[.$A$3]*SIN(RADIANS([.B64]))" office:value-type="float" office:value="697.106029218405" calcext:value-type="float">
            <text:p>697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4]+1.40625" office:value-type="float" office:value="87.1875" calcext:value-type="float">
            <text:p>87,1875</text:p>
          </table:table-cell>
          <table:table-cell table:formula="of:=[.$A$3]*SIN(RADIANS([.B65]))" office:value-type="float" office:value="698.158023887416" calcext:value-type="float">
            <text:p>69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5]+1.40625" office:value-type="float" office:value="88.59375" calcext:value-type="float">
            <text:p>88,59375</text:p>
          </table:table-cell>
          <table:table-cell table:formula="of:=[.$A$3]*SIN(RADIANS([.B66]))" office:value-type="float" office:value="698.789474268647" calcext:value-type="float">
            <text:p>69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6]+1.40625" office:value-type="float" office:value="90" calcext:value-type="float">
            <text:p>90</text:p>
          </table:table-cell>
          <table:table-cell table:formula="of:=[.$A$3]*SIN(RADIANS([.B67]))"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7]+1.40625" office:value-type="float" office:value="91.40625" calcext:value-type="float">
            <text:p>91,40625</text:p>
          </table:table-cell>
          <table:table-cell table:formula="of:=[.$A$3]*SIN(RADIANS([.B68]))" office:value-type="float" office:value="698.789474268647" calcext:value-type="float">
            <text:p>69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8]+1.40625" office:value-type="float" office:value="92.8125" calcext:value-type="float">
            <text:p>92,8125</text:p>
          </table:table-cell>
          <table:table-cell table:formula="of:=[.$A$3]*SIN(RADIANS([.B69]))" office:value-type="float" office:value="698.158023887416" calcext:value-type="float">
            <text:p>69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69]+1.40625" office:value-type="float" office:value="94.21875" calcext:value-type="float">
            <text:p>94,21875</text:p>
          </table:table-cell>
          <table:table-cell table:formula="of:=[.$A$3]*SIN(RADIANS([.B70]))" office:value-type="float" office:value="697.106029218405" calcext:value-type="float">
            <text:p>697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0]+1.40625" office:value-type="float" office:value="95.625" calcext:value-type="float">
            <text:p>95,625</text:p>
          </table:table-cell>
          <table:table-cell table:formula="of:=[.$A$3]*SIN(RADIANS([.B71]))" office:value-type="float" office:value="695.634123943866" calcext:value-type="float">
            <text:p>69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1]+1.40625" office:value-type="float" office:value="97.03125" calcext:value-type="float">
            <text:p>97,03125</text:p>
          </table:table-cell>
          <table:table-cell table:formula="of:=[.$A$3]*SIN(RADIANS([.B72]))" office:value-type="float" office:value="693.743194684498" calcext:value-type="float">
            <text:p>69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2]+1.40625" office:value-type="float" office:value="98.4375" calcext:value-type="float">
            <text:p>98,4375</text:p>
          </table:table-cell>
          <table:table-cell table:formula="of:=[.$A$3]*SIN(RADIANS([.B73]))" office:value-type="float" office:value="691.434380465382" calcext:value-type="float">
            <text:p>691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3]+1.40625" office:value-type="float" office:value="99.84375" calcext:value-type="float">
            <text:p>99,84375</text:p>
          </table:table-cell>
          <table:table-cell table:formula="of:=[.$A$3]*SIN(RADIANS([.B74]))" office:value-type="float" office:value="688.70907202987" calcext:value-type="float">
            <text:p>68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4]+1.40625" office:value-type="float" office:value="101.25" calcext:value-type="float">
            <text:p>101,25</text:p>
          </table:table-cell>
          <table:table-cell table:formula="of:=[.$A$3]*SIN(RADIANS([.B75]))" office:value-type="float" office:value="685.568911001858" calcext:value-type="float">
            <text:p>68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5]+1.40625" office:value-type="float" office:value="102.65625" calcext:value-type="float">
            <text:p>102,65625</text:p>
          </table:table-cell>
          <table:table-cell table:formula="of:=[.$A$3]*SIN(RADIANS([.B76]))" office:value-type="float" office:value="682.015788896931" calcext:value-type="float">
            <text:p>68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6]+1.40625" office:value-type="float" office:value="104.0625" calcext:value-type="float">
            <text:p>104,0625</text:p>
          </table:table-cell>
          <table:table-cell table:formula="of:=[.$A$3]*SIN(RADIANS([.B77]))" office:value-type="float" office:value="678.051845982986" calcext:value-type="float">
            <text:p>67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7]+1.40625" office:value-type="float" office:value="105.46875" calcext:value-type="float">
            <text:p>105,46875</text:p>
          </table:table-cell>
          <table:table-cell table:formula="of:=[.$A$3]*SIN(RADIANS([.B78]))" office:value-type="float" office:value="673.679469991012" calcext:value-type="float">
            <text:p>67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8]+1.40625" office:value-type="float" office:value="106.875" calcext:value-type="float">
            <text:p>106,875</text:p>
          </table:table-cell>
          <table:table-cell table:formula="of:=[.$A$3]*SIN(RADIANS([.B79]))" office:value-type="float" office:value="668.901294676814" calcext:value-type="float">
            <text:p>66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79]+1.40625" office:value-type="float" office:value="108.28125" calcext:value-type="float">
            <text:p>108,28125</text:p>
          </table:table-cell>
          <table:table-cell table:formula="of:=[.$A$3]*SIN(RADIANS([.B80]))" office:value-type="float" office:value="663.720198234533" calcext:value-type="float">
            <text:p>66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80]+1.40625" office:value-type="float" office:value="109.6875" calcext:value-type="float">
            <text:p>109,6875</text:p>
          </table:table-cell>
          <table:table-cell table:formula="of:=[.$A$3]*SIN(RADIANS([.B81]))" office:value-type="float" office:value="658.139301562932" calcext:value-type="float">
            <text:p>658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81]+1.40625" office:value-type="float" office:value="111.09375" calcext:value-type="float">
            <text:p>111,09375</text:p>
          </table:table-cell>
          <table:table-cell table:formula="of:=[.$A$3]*SIN(RADIANS([.B82]))" office:value-type="float" office:value="652.161966385482" calcext:value-type="float">
            <text:p>65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82]+1.40625" office:value-type="float" office:value="112.5" calcext:value-type="float">
            <text:p>112,5</text:p>
          </table:table-cell>
          <table:table-cell table:formula="of:=[.$A$3]*SIN(RADIANS([.B83]))" office:value-type="float" office:value="645.791793225389" calcext:value-type="float">
            <text:p>646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83]+1.40625" office:value-type="float" office:value="113.90625" calcext:value-type="float">
            <text:p>113,90625</text:p>
          </table:table-cell>
          <table:table-cell table:formula="of:=[.$A$3]*SIN(RADIANS([.B84]))" office:value-type="float" office:value="639.032619236768" calcext:value-type="float">
            <text:p>639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84]+1.40625" office:value-type="float" office:value="115.3125" calcext:value-type="float">
            <text:p>115,3125</text:p>
          </table:table-cell>
          <table:table-cell table:formula="of:=[.$A$3]*SIN(RADIANS([.B85]))" office:value-type="float" office:value="631.888515893287" calcext:value-type="float">
            <text:p>632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85]+1.40625" office:value-type="float" office:value="116.71875" calcext:value-type="float">
            <text:p>116,71875</text:p>
          </table:table-cell>
          <table:table-cell table:formula="of:=[.$A$3]*SIN(RADIANS([.B86]))" office:value-type="float" office:value="624.363786535665" calcext:value-type="float">
            <text:p>624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16" table:formula="of:=[.B86]+1.40625" office:value-type="float" office:value="118.125" calcext:value-type="float">
            <text:p>118,125</text:p>
          </table:table-cell>
          <table:table-cell table:style-name="ce21" table:formula="of:=[.$A$3]*SIN(RADIANS([.B87]))" office:value-type="float" office:value="616.4629637795" calcext:value-type="float">
            <text:p>616</text:p>
          </table:table-cell>
          <table:table-cell office:value-type="string" calcext:value-type="string">
            <text:p>,</text:p>
          </table:table-cell>
          <table:table-cell table:style-name="ce21"/>
          <table:table-cell table:style-name="ce14" table:number-columns-repeated="1018"/>
        </table:table-row>
        <table:table-row table:style-name="ro1">
          <table:table-cell/>
          <table:table-cell table:style-name="ce2" table:formula="of:=[.B87]+1.40625" office:value-type="float" office:value="119.53125" calcext:value-type="float">
            <text:p>119,53125</text:p>
          </table:table-cell>
          <table:table-cell table:formula="of:=[.E88]" office:value-type="float" office:value="620.196519677209" calcext:value-type="float">
            <text:p>620</text:p>
          </table:table-cell>
          <table:table-cell office:value-type="string" calcext:value-type="string">
            <text:p>,</text:p>
          </table:table-cell>
          <table:table-cell table:formula="of:=[.$A$3]*SIN(RADIANS([.B88]-57))" office:value-type="float" office:value="620.196519677209" calcext:value-type="float">
            <text:p>62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8]+1.40625" office:value-type="float" office:value="120.9375" calcext:value-type="float">
            <text:p>120,9375</text:p>
          </table:table-cell>
          <table:table-cell table:formula="of:=[.E89]" office:value-type="float" office:value="627.922410714201" calcext:value-type="float">
            <text:p>628</text:p>
          </table:table-cell>
          <table:table-cell office:value-type="string" calcext:value-type="string">
            <text:p>,</text:p>
          </table:table-cell>
          <table:table-cell table:formula="of:=[.$A$3]*SIN(RADIANS([.B89]-57))" office:value-type="float" office:value="627.922410714201" calcext:value-type="float">
            <text:p>62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89]+1.40625" office:value-type="float" office:value="122.34375" calcext:value-type="float">
            <text:p>122,34375</text:p>
          </table:table-cell>
          <table:table-cell table:formula="of:=[.E90]" office:value-type="float" office:value="635.270064770511" calcext:value-type="float">
            <text:p>635</text:p>
          </table:table-cell>
          <table:table-cell office:value-type="string" calcext:value-type="string">
            <text:p>,</text:p>
          </table:table-cell>
          <table:table-cell table:formula="of:=[.$A$3]*SIN(RADIANS([.B90]-57))" office:value-type="float" office:value="635.270064770511" calcext:value-type="float">
            <text:p>6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0]+1.40625" office:value-type="float" office:value="123.75" calcext:value-type="float">
            <text:p>123,75</text:p>
          </table:table-cell>
          <table:table-cell table:formula="of:=[.E91]" office:value-type="float" office:value="642.23505589408" calcext:value-type="float">
            <text:p>642</text:p>
          </table:table-cell>
          <table:table-cell office:value-type="string" calcext:value-type="string">
            <text:p>,</text:p>
          </table:table-cell>
          <table:table-cell table:formula="of:=[.$A$3]*SIN(RADIANS([.B91]-57))" office:value-type="float" office:value="642.23505589408" calcext:value-type="float">
            <text:p>64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1]+1.40625" office:value-type="float" office:value="125.15625" calcext:value-type="float">
            <text:p>125,15625</text:p>
          </table:table-cell>
          <table:table-cell table:formula="of:=[.E92]" office:value-type="float" office:value="648.813188634694" calcext:value-type="float">
            <text:p>649</text:p>
          </table:table-cell>
          <table:table-cell office:value-type="string" calcext:value-type="string">
            <text:p>,</text:p>
          </table:table-cell>
          <table:table-cell table:formula="of:=[.$A$3]*SIN(RADIANS([.B92]-57))" office:value-type="float" office:value="648.813188634694" calcext:value-type="float">
            <text:p>6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2]+1.40625" office:value-type="float" office:value="126.5625" calcext:value-type="float">
            <text:p>126,5625</text:p>
          </table:table-cell>
          <table:table-cell table:formula="of:=[.E93]" office:value-type="float" office:value="655.000500571163" calcext:value-type="float">
            <text:p>655</text:p>
          </table:table-cell>
          <table:table-cell office:value-type="string" calcext:value-type="string">
            <text:p>,</text:p>
          </table:table-cell>
          <table:table-cell table:formula="of:=[.$A$3]*SIN(RADIANS([.B93]-57))" office:value-type="float" office:value="655.000500571163" calcext:value-type="float">
            <text:p>6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3]+1.40625" office:value-type="float" office:value="127.96875" calcext:value-type="float">
            <text:p>127,96875</text:p>
          </table:table-cell>
          <table:table-cell table:formula="of:=[.E94]" office:value-type="float" office:value="660.793264698134" calcext:value-type="float">
            <text:p>661</text:p>
          </table:table-cell>
          <table:table-cell office:value-type="string" calcext:value-type="string">
            <text:p>,</text:p>
          </table:table-cell>
          <table:table-cell table:formula="of:=[.$A$3]*SIN(RADIANS([.B94]-57))" office:value-type="float" office:value="660.793264698134" calcext:value-type="float">
            <text:p>66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4]+1.40625" office:value-type="float" office:value="129.375" calcext:value-type="float">
            <text:p>129,375</text:p>
          </table:table-cell>
          <table:table-cell table:formula="of:=[.E95]" office:value-type="float" office:value="666.187991671102" calcext:value-type="float">
            <text:p>666</text:p>
          </table:table-cell>
          <table:table-cell office:value-type="string" calcext:value-type="string">
            <text:p>,</text:p>
          </table:table-cell>
          <table:table-cell table:formula="of:=[.$A$3]*SIN(RADIANS([.B95]-57))" office:value-type="float" office:value="666.187991671102" calcext:value-type="float">
            <text:p>66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5]+1.40625" office:value-type="float" office:value="130.78125" calcext:value-type="float">
            <text:p>130,78125</text:p>
          </table:table-cell>
          <table:table-cell table:formula="of:=[.E96]" office:value-type="float" office:value="671.181431908261" calcext:value-type="float">
            <text:p>671</text:p>
          </table:table-cell>
          <table:table-cell office:value-type="string" calcext:value-type="string">
            <text:p>,</text:p>
          </table:table-cell>
          <table:table-cell table:formula="of:=[.$A$3]*SIN(RADIANS([.B96]-57))" office:value-type="float" office:value="671.181431908261" calcext:value-type="float">
            <text:p>67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6]+1.40625" office:value-type="float" office:value="132.1875" calcext:value-type="float">
            <text:p>132,1875</text:p>
          </table:table-cell>
          <table:table-cell table:formula="of:=[.E97]" office:value-type="float" office:value="675.770577547928" calcext:value-type="float">
            <text:p>676</text:p>
          </table:table-cell>
          <table:table-cell office:value-type="string" calcext:value-type="string">
            <text:p>,</text:p>
          </table:table-cell>
          <table:table-cell table:formula="of:=[.$A$3]*SIN(RADIANS([.B97]-57))" office:value-type="float" office:value="675.770577547928" calcext:value-type="float">
            <text:p>6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7]+1.40625" office:value-type="float" office:value="133.59375" calcext:value-type="float">
            <text:p>133,59375</text:p>
          </table:table-cell>
          <table:table-cell table:formula="of:=[.E98]" office:value-type="float" office:value="679.952664260371" calcext:value-type="float">
            <text:p>680</text:p>
          </table:table-cell>
          <table:table-cell office:value-type="string" calcext:value-type="string">
            <text:p>,</text:p>
          </table:table-cell>
          <table:table-cell table:formula="of:=[.$A$3]*SIN(RADIANS([.B98]-57))" office:value-type="float" office:value="679.952664260371" calcext:value-type="float">
            <text:p>68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8]+1.40625" office:value-type="float" office:value="135" calcext:value-type="float">
            <text:p>135</text:p>
          </table:table-cell>
          <table:table-cell table:formula="of:=[.E99]" office:value-type="float" office:value="683.72517291293" calcext:value-type="float">
            <text:p>684</text:p>
          </table:table-cell>
          <table:table-cell office:value-type="string" calcext:value-type="string">
            <text:p>,</text:p>
          </table:table-cell>
          <table:table-cell table:formula="of:=[.$A$3]*SIN(RADIANS([.B99]-57))" office:value-type="float" office:value="683.72517291293" calcext:value-type="float">
            <text:p>68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99]+1.40625" office:value-type="float" office:value="136.40625" calcext:value-type="float">
            <text:p>136,40625</text:p>
          </table:table-cell>
          <table:table-cell table:formula="of:=[.E100]" office:value-type="float" office:value="687.085831087458" calcext:value-type="float">
            <text:p>687</text:p>
          </table:table-cell>
          <table:table-cell office:value-type="string" calcext:value-type="string">
            <text:p>,</text:p>
          </table:table-cell>
          <table:table-cell table:formula="of:=[.$A$3]*SIN(RADIANS([.B100]-57))" office:value-type="float" office:value="687.085831087458" calcext:value-type="float">
            <text:p>68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0]+1.40625" office:value-type="float" office:value="137.8125" calcext:value-type="float">
            <text:p>137,8125</text:p>
          </table:table-cell>
          <table:table-cell table:formula="of:=[.E101]" office:value-type="float" office:value="690.032614449133" calcext:value-type="float">
            <text:p>690</text:p>
          </table:table-cell>
          <table:table-cell office:value-type="string" calcext:value-type="string">
            <text:p>,</text:p>
          </table:table-cell>
          <table:table-cell table:formula="of:=[.$A$3]*SIN(RADIANS([.B101]-57))" office:value-type="float" office:value="690.032614449133" calcext:value-type="float">
            <text:p>6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1]+1.40625" office:value-type="float" office:value="139.21875" calcext:value-type="float">
            <text:p>139,21875</text:p>
          </table:table-cell>
          <table:table-cell table:formula="of:=[.E102]" office:value-type="float" office:value="692.563747965845" calcext:value-type="float">
            <text:p>693</text:p>
          </table:table-cell>
          <table:table-cell office:value-type="string" calcext:value-type="string">
            <text:p>,</text:p>
          </table:table-cell>
          <table:table-cell table:formula="of:=[.$A$3]*SIN(RADIANS([.B102]-57))" office:value-type="float" office:value="692.563747965845" calcext:value-type="float">
            <text:p>69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2]+1.40625" office:value-type="float" office:value="140.625" calcext:value-type="float">
            <text:p>140,625</text:p>
          </table:table-cell>
          <table:table-cell table:formula="of:=[.E103]" office:value-type="float" office:value="694.677706977408" calcext:value-type="float">
            <text:p>695</text:p>
          </table:table-cell>
          <table:table-cell office:value-type="string" calcext:value-type="string">
            <text:p>,</text:p>
          </table:table-cell>
          <table:table-cell table:formula="of:=[.$A$3]*SIN(RADIANS([.B103]-57))" office:value-type="float" office:value="694.677706977408" calcext:value-type="float">
            <text:p>69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3]+1.40625" office:value-type="float" office:value="142.03125" calcext:value-type="float">
            <text:p>142,03125</text:p>
          </table:table-cell>
          <table:table-cell table:formula="of:=[.E104]" office:value-type="float" office:value="696.373218113962" calcext:value-type="float">
            <text:p>696</text:p>
          </table:table-cell>
          <table:table-cell office:value-type="string" calcext:value-type="string">
            <text:p>,</text:p>
          </table:table-cell>
          <table:table-cell table:formula="of:=[.$A$3]*SIN(RADIANS([.B104]-57))" office:value-type="float" office:value="696.373218113962" calcext:value-type="float">
            <text:p>6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4]+1.40625" office:value-type="float" office:value="143.4375" calcext:value-type="float">
            <text:p>143,4375</text:p>
          </table:table-cell>
          <table:table-cell table:formula="of:=[.E105]" office:value-type="float" office:value="697.649260062994" calcext:value-type="float">
            <text:p>698</text:p>
          </table:table-cell>
          <table:table-cell office:value-type="string" calcext:value-type="string">
            <text:p>,</text:p>
          </table:table-cell>
          <table:table-cell table:formula="of:=[.$A$3]*SIN(RADIANS([.B105]-57))" office:value-type="float" office:value="697.649260062994" calcext:value-type="float">
            <text:p>69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5]+1.40625" office:value-type="float" office:value="144.84375" calcext:value-type="float">
            <text:p>144,84375</text:p>
          </table:table-cell>
          <table:table-cell table:formula="of:=[.E106]" office:value-type="float" office:value="698.505064184552" calcext:value-type="float">
            <text:p>699</text:p>
          </table:table-cell>
          <table:table-cell office:value-type="string" calcext:value-type="string">
            <text:p>,</text:p>
          </table:table-cell>
          <table:table-cell table:formula="of:=[.$A$3]*SIN(RADIANS([.B106]-57))" office:value-type="float" office:value="698.505064184552" calcext:value-type="float">
            <text:p>6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6]+1.40625" office:value-type="float" office:value="146.25" calcext:value-type="float">
            <text:p>146,25</text:p>
          </table:table-cell>
          <table:table-cell table:formula="of:=[.E107]" office:value-type="float" office:value="698.940114974231" calcext:value-type="float">
            <text:p>699</text:p>
          </table:table-cell>
          <table:table-cell office:value-type="string" calcext:value-type="string">
            <text:p>,</text:p>
          </table:table-cell>
          <table:table-cell table:formula="of:=[.$A$3]*SIN(RADIANS([.B107]-57))" office:value-type="float" office:value="698.940114974231" calcext:value-type="float">
            <text:p>6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7]+1.40625" office:value-type="float" office:value="147.65625" calcext:value-type="float">
            <text:p>147,65625</text:p>
          </table:table-cell>
          <table:table-cell table:formula="of:=[.E108]" office:value-type="float" office:value="698.954150373704" calcext:value-type="float">
            <text:p>699</text:p>
          </table:table-cell>
          <table:table-cell office:value-type="string" calcext:value-type="string">
            <text:p>,</text:p>
          </table:table-cell>
          <table:table-cell table:formula="of:=[.$A$3]*SIN(RADIANS([.B108]-57))" office:value-type="float" office:value="698.954150373704" calcext:value-type="float">
            <text:p>6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8]+1.40625" office:value-type="float" office:value="149.0625" calcext:value-type="float">
            <text:p>149,0625</text:p>
          </table:table-cell>
          <table:table-cell table:formula="of:=[.E109]" office:value-type="float" office:value="698.547161928571" calcext:value-type="float">
            <text:p>699</text:p>
          </table:table-cell>
          <table:table-cell office:value-type="string" calcext:value-type="string">
            <text:p>,</text:p>
          </table:table-cell>
          <table:table-cell table:formula="of:=[.$A$3]*SIN(RADIANS([.B109]-57))" office:value-type="float" office:value="698.547161928571" calcext:value-type="float">
            <text:p>69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09]+1.40625" office:value-type="float" office:value="150.46875" calcext:value-type="float">
            <text:p>150,46875</text:p>
          </table:table-cell>
          <table:table-cell table:formula="of:=[.E110]" office:value-type="float" office:value="697.719394793453" calcext:value-type="float">
            <text:p>698</text:p>
          </table:table-cell>
          <table:table-cell office:value-type="string" calcext:value-type="string">
            <text:p>,</text:p>
          </table:table-cell>
          <table:table-cell table:formula="of:=[.$A$3]*SIN(RADIANS([.B110]-57))" office:value-type="float" office:value="697.719394793453" calcext:value-type="float">
            <text:p>69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0]+1.40625" office:value-type="float" office:value="151.875" calcext:value-type="float">
            <text:p>151,875</text:p>
          </table:table-cell>
          <table:table-cell table:formula="of:=[.E111]" office:value-type="float" office:value="696.47134758432" calcext:value-type="float">
            <text:p>696</text:p>
          </table:table-cell>
          <table:table-cell office:value-type="string" calcext:value-type="string">
            <text:p>,</text:p>
          </table:table-cell>
          <table:table-cell table:formula="of:=[.$A$3]*SIN(RADIANS([.B111]-57))" office:value-type="float" office:value="696.47134758432" calcext:value-type="float">
            <text:p>6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1]+1.40625" office:value-type="float" office:value="153.28125" calcext:value-type="float">
            <text:p>153,28125</text:p>
          </table:table-cell>
          <table:table-cell table:formula="of:=[.E112]" office:value-type="float" office:value="694.803772078143" calcext:value-type="float">
            <text:p>695</text:p>
          </table:table-cell>
          <table:table-cell office:value-type="string" calcext:value-type="string">
            <text:p>,</text:p>
          </table:table-cell>
          <table:table-cell table:formula="of:=[.$A$3]*SIN(RADIANS([.B112]-57))" office:value-type="float" office:value="694.803772078143" calcext:value-type="float">
            <text:p>69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2]+1.40625" office:value-type="float" office:value="154.6875" calcext:value-type="float">
            <text:p>154,6875</text:p>
          </table:table-cell>
          <table:table-cell table:formula="of:=[.E113]" office:value-type="float" office:value="692.717672760052" calcext:value-type="float">
            <text:p>693</text:p>
          </table:table-cell>
          <table:table-cell office:value-type="string" calcext:value-type="string">
            <text:p>,</text:p>
          </table:table-cell>
          <table:table-cell table:formula="of:=[.$A$3]*SIN(RADIANS([.B113]-57))" office:value-type="float" office:value="692.717672760052" calcext:value-type="float">
            <text:p>69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3]+1.40625" office:value-type="float" office:value="156.09375" calcext:value-type="float">
            <text:p>156,09375</text:p>
          </table:table-cell>
          <table:table-cell table:formula="of:=[.E114]" office:value-type="float" office:value="690.214306218274" calcext:value-type="float">
            <text:p>690</text:p>
          </table:table-cell>
          <table:table-cell office:value-type="string" calcext:value-type="string">
            <text:p>,</text:p>
          </table:table-cell>
          <table:table-cell table:formula="of:=[.$A$3]*SIN(RADIANS([.B114]-57))" office:value-type="float" office:value="690.214306218274" calcext:value-type="float">
            <text:p>69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4]+1.40625" office:value-type="float" office:value="157.5" calcext:value-type="float">
            <text:p>157,5</text:p>
          </table:table-cell>
          <table:table-cell table:formula="of:=[.E115]" office:value-type="float" office:value="687.295180387204" calcext:value-type="float">
            <text:p>687</text:p>
          </table:table-cell>
          <table:table-cell office:value-type="string" calcext:value-type="string">
            <text:p>,</text:p>
          </table:table-cell>
          <table:table-cell table:formula="of:=[.$A$3]*SIN(RADIANS([.B115]-57))" office:value-type="float" office:value="687.295180387204" calcext:value-type="float">
            <text:p>68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5]+1.40625" office:value-type="float" office:value="158.90625" calcext:value-type="float">
            <text:p>158,90625</text:p>
          </table:table-cell>
          <table:table-cell table:formula="of:=[.E116]" office:value-type="float" office:value="683.962053639092" calcext:value-type="float">
            <text:p>684</text:p>
          </table:table-cell>
          <table:table-cell office:value-type="string" calcext:value-type="string">
            <text:p>,</text:p>
          </table:table-cell>
          <table:table-cell table:formula="of:=[.$A$3]*SIN(RADIANS([.B116]-57))" office:value-type="float" office:value="683.962053639092" calcext:value-type="float">
            <text:p>68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6]+1.40625" office:value-type="float" office:value="160.3125" calcext:value-type="float">
            <text:p>160,3125</text:p>
          </table:table-cell>
          <table:table-cell table:formula="of:=[.E117]" office:value-type="float" office:value="680.216933724855" calcext:value-type="float">
            <text:p>680</text:p>
          </table:table-cell>
          <table:table-cell office:value-type="string" calcext:value-type="string">
            <text:p>,</text:p>
          </table:table-cell>
          <table:table-cell table:formula="of:=[.$A$3]*SIN(RADIANS([.B117]-57))" office:value-type="float" office:value="680.216933724855" calcext:value-type="float">
            <text:p>68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7]+1.40625" office:value-type="float" office:value="161.71875" calcext:value-type="float">
            <text:p>161,71875</text:p>
          </table:table-cell>
          <table:table-cell table:formula="of:=[.E118]" office:value-type="float" office:value="676.062076564693" calcext:value-type="float">
            <text:p>676</text:p>
          </table:table-cell>
          <table:table-cell office:value-type="string" calcext:value-type="string">
            <text:p>,</text:p>
          </table:table-cell>
          <table:table-cell table:formula="of:=[.$A$3]*SIN(RADIANS([.B118]-57))" office:value-type="float" office:value="676.062076564693" calcext:value-type="float">
            <text:p>6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8]+1.40625" office:value-type="float" office:value="163.125" calcext:value-type="float">
            <text:p>163,125</text:p>
          </table:table-cell>
          <table:table-cell table:formula="of:=[.E119]" office:value-type="float" office:value="671.499984889197" calcext:value-type="float">
            <text:p>671</text:p>
          </table:table-cell>
          <table:table-cell office:value-type="string" calcext:value-type="string">
            <text:p>,</text:p>
          </table:table-cell>
          <table:table-cell table:formula="of:=[.$A$3]*SIN(RADIANS([.B119]-57))" office:value-type="float" office:value="671.499984889197" calcext:value-type="float">
            <text:p>67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19]+1.40625" office:value-type="float" office:value="164.53125" calcext:value-type="float">
            <text:p>164,53125</text:p>
          </table:table-cell>
          <table:table-cell table:formula="of:=[.E120]" office:value-type="float" office:value="666.533406731805" calcext:value-type="float">
            <text:p>667</text:p>
          </table:table-cell>
          <table:table-cell office:value-type="string" calcext:value-type="string">
            <text:p>,</text:p>
          </table:table-cell>
          <table:table-cell table:formula="of:=[.$A$3]*SIN(RADIANS([.B120]-57))" office:value-type="float" office:value="666.533406731805" calcext:value-type="float">
            <text:p>66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0]+1.40625" office:value-type="float" office:value="165.9375" calcext:value-type="float">
            <text:p>165,9375</text:p>
          </table:table-cell>
          <table:table-cell table:formula="of:=[.E121]" office:value-type="float" office:value="661.165333773488" calcext:value-type="float">
            <text:p>661</text:p>
          </table:table-cell>
          <table:table-cell office:value-type="string" calcext:value-type="string">
            <text:p>,</text:p>
          </table:table-cell>
          <table:table-cell table:formula="of:=[.$A$3]*SIN(RADIANS([.B121]-57))" office:value-type="float" office:value="661.165333773488" calcext:value-type="float">
            <text:p>66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1]+1.40625" office:value-type="float" office:value="167.34375" calcext:value-type="float">
            <text:p>167,34375</text:p>
          </table:table-cell>
          <table:table-cell table:formula="of:=[.E122]" office:value-type="float" office:value="655.39899954067" calcext:value-type="float">
            <text:p>655</text:p>
          </table:table-cell>
          <table:table-cell office:value-type="string" calcext:value-type="string">
            <text:p>,</text:p>
          </table:table-cell>
          <table:table-cell table:formula="of:=[.$A$3]*SIN(RADIANS([.B122]-57))" office:value-type="float" office:value="655.39899954067" calcext:value-type="float">
            <text:p>65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2]+1.40625" office:value-type="float" office:value="168.75" calcext:value-type="float">
            <text:p>168,75</text:p>
          </table:table-cell>
          <table:table-cell table:formula="of:=[.E123]" office:value-type="float" office:value="649.237877457475" calcext:value-type="float">
            <text:p>649</text:p>
          </table:table-cell>
          <table:table-cell office:value-type="string" calcext:value-type="string">
            <text:p>,</text:p>
          </table:table-cell>
          <table:table-cell table:formula="of:=[.$A$3]*SIN(RADIANS([.B123]-57))" office:value-type="float" office:value="649.237877457475" calcext:value-type="float">
            <text:p>64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3]+1.40625" office:value-type="float" office:value="170.15625" calcext:value-type="float">
            <text:p>170,15625</text:p>
          </table:table-cell>
          <table:table-cell table:formula="of:=[.E124]" office:value-type="float" office:value="642.685678753468" calcext:value-type="float">
            <text:p>643</text:p>
          </table:table-cell>
          <table:table-cell office:value-type="string" calcext:value-type="string">
            <text:p>,</text:p>
          </table:table-cell>
          <table:table-cell table:formula="of:=[.$A$3]*SIN(RADIANS([.B124]-57))" office:value-type="float" office:value="642.685678753468" calcext:value-type="float">
            <text:p>6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4]+1.40625" office:value-type="float" office:value="171.5625" calcext:value-type="float">
            <text:p>171,5625</text:p>
          </table:table-cell>
          <table:table-cell table:formula="of:=[.E125]" office:value-type="float" office:value="635.746350228145" calcext:value-type="float">
            <text:p>636</text:p>
          </table:table-cell>
          <table:table-cell office:value-type="string" calcext:value-type="string">
            <text:p>,</text:p>
          </table:table-cell>
          <table:table-cell table:formula="of:=[.$A$3]*SIN(RADIANS([.B125]-57))" office:value-type="float" office:value="635.746350228145" calcext:value-type="float">
            <text:p>63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5]+1.40625" office:value-type="float" office:value="172.96875" calcext:value-type="float">
            <text:p>172,96875</text:p>
          </table:table-cell>
          <table:table-cell table:formula="of:=[.E126]" office:value-type="float" office:value="628.424071873532" calcext:value-type="float">
            <text:p>628</text:p>
          </table:table-cell>
          <table:table-cell office:value-type="string" calcext:value-type="string">
            <text:p>,</text:p>
          </table:table-cell>
          <table:table-cell table:formula="of:=[.$A$3]*SIN(RADIANS([.B126]-57))" office:value-type="float" office:value="628.424071873532" calcext:value-type="float">
            <text:p>62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6]+1.40625" office:value-type="float" office:value="174.375" calcext:value-type="float">
            <text:p>174,375</text:p>
          </table:table-cell>
          <table:table-cell table:formula="of:=[.E127]" office:value-type="float" office:value="620.723254356312" calcext:value-type="float">
            <text:p>621</text:p>
          </table:table-cell>
          <table:table-cell office:value-type="string" calcext:value-type="string">
            <text:p>,</text:p>
          </table:table-cell>
          <table:table-cell table:formula="of:=[.$A$3]*SIN(RADIANS([.B127]-57))" office:value-type="float" office:value="620.723254356312" calcext:value-type="float">
            <text:p>62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7]+1.40625" office:value-type="float" office:value="175.78125" calcext:value-type="float">
            <text:p>175,78125</text:p>
          </table:table-cell>
          <table:table-cell table:formula="of:=[.E128]" office:value-type="float" office:value="612.648536361006" calcext:value-type="float">
            <text:p>613</text:p>
          </table:table-cell>
          <table:table-cell office:value-type="string" calcext:value-type="string">
            <text:p>,</text:p>
          </table:table-cell>
          <table:table-cell table:formula="of:=[.$A$3]*SIN(RADIANS([.B128]-57))" office:value-type="float" office:value="612.648536361006" calcext:value-type="float">
            <text:p>6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8]+1.40625" office:value-type="float" office:value="177.1875" calcext:value-type="float">
            <text:p>177,1875</text:p>
          </table:table-cell>
          <table:table-cell table:formula="of:=[.E129]" office:value-type="float" office:value="604.204781795799" calcext:value-type="float">
            <text:p>604</text:p>
          </table:table-cell>
          <table:table-cell office:value-type="string" calcext:value-type="string">
            <text:p>,</text:p>
          </table:table-cell>
          <table:table-cell table:formula="of:=[.$A$3]*SIN(RADIANS([.B129]-57))" office:value-type="float" office:value="604.204781795799" calcext:value-type="float">
            <text:p>60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29]+1.40625" office:value-type="float" office:value="178.59375" calcext:value-type="float">
            <text:p>178,59375</text:p>
          </table:table-cell>
          <table:table-cell table:formula="of:=[.E130]" office:value-type="float" office:value="595.397076862711" calcext:value-type="float">
            <text:p>595</text:p>
          </table:table-cell>
          <table:table-cell office:value-type="string" calcext:value-type="string">
            <text:p>,</text:p>
          </table:table-cell>
          <table:table-cell table:formula="of:=[.$A$3]*SIN(RADIANS([.B130]-57))" office:value-type="float" office:value="595.397076862711" calcext:value-type="float">
            <text:p>59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0]+1.40625" office:value-type="float" office:value="180" calcext:value-type="float">
            <text:p>180</text:p>
          </table:table-cell>
          <table:table-cell table:formula="of:=[.E131]" office:value-type="float" office:value="586.230726993851" calcext:value-type="float">
            <text:p>586</text:p>
          </table:table-cell>
          <table:table-cell office:value-type="string" calcext:value-type="string">
            <text:p>,</text:p>
          </table:table-cell>
          <table:table-cell table:formula="of:=[.$A$3]*SIN(RADIANS([.B131]-57))" office:value-type="float" office:value="586.230726993851" calcext:value-type="float">
            <text:p>58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1]+1.40625" office:value-type="float" office:value="181.40625" calcext:value-type="float">
            <text:p>181,40625</text:p>
          </table:table-cell>
          <table:table-cell table:formula="of:=[.E132]" office:value-type="float" office:value="576.71125365563" calcext:value-type="float">
            <text:p>577</text:p>
          </table:table-cell>
          <table:table-cell office:value-type="string" calcext:value-type="string">
            <text:p>,</text:p>
          </table:table-cell>
          <table:table-cell table:formula="of:=[.$A$3]*SIN(RADIANS([.B132]-57))" office:value-type="float" office:value="576.71125365563" calcext:value-type="float">
            <text:p>57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2]+1.40625" office:value-type="float" office:value="182.8125" calcext:value-type="float">
            <text:p>182,8125</text:p>
          </table:table-cell>
          <table:table-cell table:formula="of:=[.E133]" office:value-type="float" office:value="566.844391022828" calcext:value-type="float">
            <text:p>567</text:p>
          </table:table-cell>
          <table:table-cell office:value-type="string" calcext:value-type="string">
            <text:p>,</text:p>
          </table:table-cell>
          <table:table-cell table:formula="of:=[.$A$3]*SIN(RADIANS([.B133]-57))" office:value-type="float" office:value="566.844391022828" calcext:value-type="float">
            <text:p>56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3]+1.40625" office:value-type="float" office:value="184.21875" calcext:value-type="float">
            <text:p>184,21875</text:p>
          </table:table-cell>
          <table:table-cell table:formula="of:=[.E134]" office:value-type="float" office:value="556.636082524552" calcext:value-type="float">
            <text:p>557</text:p>
          </table:table-cell>
          <table:table-cell office:value-type="string" calcext:value-type="string">
            <text:p>,</text:p>
          </table:table-cell>
          <table:table-cell table:formula="of:=[.$A$3]*SIN(RADIANS([.B134]-57))" office:value-type="float" office:value="556.636082524552" calcext:value-type="float">
            <text:p>55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4]+1.40625" office:value-type="float" office:value="185.625" calcext:value-type="float">
            <text:p>185,625</text:p>
          </table:table-cell>
          <table:table-cell table:formula="of:=[.E135]" office:value-type="float" office:value="546.092477264126" calcext:value-type="float">
            <text:p>546</text:p>
          </table:table-cell>
          <table:table-cell office:value-type="string" calcext:value-type="string">
            <text:p>,</text:p>
          </table:table-cell>
          <table:table-cell table:formula="of:=[.$A$3]*SIN(RADIANS([.B135]-57))" office:value-type="float" office:value="546.092477264126" calcext:value-type="float">
            <text:p>54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5]+1.40625" office:value-type="float" office:value="187.03125" calcext:value-type="float">
            <text:p>187,03125</text:p>
          </table:table-cell>
          <table:table-cell table:formula="of:=[.E136]" office:value-type="float" office:value="535.21992631511" calcext:value-type="float">
            <text:p>535</text:p>
          </table:table-cell>
          <table:table-cell office:value-type="string" calcext:value-type="string">
            <text:p>,</text:p>
          </table:table-cell>
          <table:table-cell table:formula="of:=[.$A$3]*SIN(RADIANS([.B136]-57))" office:value-type="float" office:value="535.21992631511" calcext:value-type="float">
            <text:p>53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6]+1.40625" office:value-type="float" office:value="188.4375" calcext:value-type="float">
            <text:p>188,4375</text:p>
          </table:table-cell>
          <table:table-cell table:formula="of:=[.E137]" office:value-type="float" office:value="524.024978895643" calcext:value-type="float">
            <text:p>524</text:p>
          </table:table-cell>
          <table:table-cell office:value-type="string" calcext:value-type="string">
            <text:p>,</text:p>
          </table:table-cell>
          <table:table-cell table:formula="of:=[.$A$3]*SIN(RADIANS([.B137]-57))" office:value-type="float" office:value="524.024978895643" calcext:value-type="float">
            <text:p>5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7]+1.40625" office:value-type="float" office:value="189.84375" calcext:value-type="float">
            <text:p>189,84375</text:p>
          </table:table-cell>
          <table:table-cell table:formula="of:=[.E138]" office:value-type="float" office:value="512.514378423446" calcext:value-type="float">
            <text:p>513</text:p>
          </table:table-cell>
          <table:table-cell office:value-type="string" calcext:value-type="string">
            <text:p>,</text:p>
          </table:table-cell>
          <table:table-cell table:formula="of:=[.$A$3]*SIN(RADIANS([.B138]-57))" office:value-type="float" office:value="512.514378423446" calcext:value-type="float">
            <text:p>51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8]+1.40625" office:value-type="float" office:value="191.25" calcext:value-type="float">
            <text:p>191,25</text:p>
          </table:table-cell>
          <table:table-cell table:formula="of:=[.E139]" office:value-type="float" office:value="500.695058453833" calcext:value-type="float">
            <text:p>501</text:p>
          </table:table-cell>
          <table:table-cell office:value-type="string" calcext:value-type="string">
            <text:p>,</text:p>
          </table:table-cell>
          <table:table-cell table:formula="of:=[.$A$3]*SIN(RADIANS([.B139]-57))" office:value-type="float" office:value="500.695058453833" calcext:value-type="float">
            <text:p>50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39]+1.40625" office:value-type="float" office:value="192.65625" calcext:value-type="float">
            <text:p>192,65625</text:p>
          </table:table-cell>
          <table:table-cell table:formula="of:=[.E140]" office:value-type="float" office:value="488.574138503202" calcext:value-type="float">
            <text:p>489</text:p>
          </table:table-cell>
          <table:table-cell office:value-type="string" calcext:value-type="string">
            <text:p>,</text:p>
          </table:table-cell>
          <table:table-cell table:formula="of:=[.$A$3]*SIN(RADIANS([.B140]-57))" office:value-type="float" office:value="488.574138503202" calcext:value-type="float">
            <text:p>48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0]+1.40625" office:value-type="float" office:value="194.0625" calcext:value-type="float">
            <text:p>194,0625</text:p>
          </table:table-cell>
          <table:table-cell table:formula="of:=[.E141]" office:value-type="float" office:value="476.158919760501" calcext:value-type="float">
            <text:p>476</text:p>
          </table:table-cell>
          <table:table-cell office:value-type="string" calcext:value-type="string">
            <text:p>,</text:p>
          </table:table-cell>
          <table:table-cell table:formula="of:=[.$A$3]*SIN(RADIANS([.B141]-57))" office:value-type="float" office:value="476.158919760501" calcext:value-type="float">
            <text:p>4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1]+1.40625" office:value-type="float" office:value="195.46875" calcext:value-type="float">
            <text:p>195,46875</text:p>
          </table:table-cell>
          <table:table-cell table:formula="of:=[.E142]" office:value-type="float" office:value="463.456880689264" calcext:value-type="float">
            <text:p>463</text:p>
          </table:table-cell>
          <table:table-cell office:value-type="string" calcext:value-type="string">
            <text:p>,</text:p>
          </table:table-cell>
          <table:table-cell table:formula="of:=[.$A$3]*SIN(RADIANS([.B142]-57))" office:value-type="float" office:value="463.456880689264" calcext:value-type="float">
            <text:p>46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2]+1.40625" office:value-type="float" office:value="196.875" calcext:value-type="float">
            <text:p>196,875</text:p>
          </table:table-cell>
          <table:table-cell table:formula="of:=[.E143]" office:value-type="float" office:value="450.475672522869" calcext:value-type="float">
            <text:p>450</text:p>
          </table:table-cell>
          <table:table-cell office:value-type="string" calcext:value-type="string">
            <text:p>,</text:p>
          </table:table-cell>
          <table:table-cell table:formula="of:=[.$A$3]*SIN(RADIANS([.B143]-57))" office:value-type="float" office:value="450.475672522869" calcext:value-type="float">
            <text:p>45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3]+1.40625" office:value-type="float" office:value="198.28125" calcext:value-type="float">
            <text:p>198,28125</text:p>
          </table:table-cell>
          <table:table-cell table:formula="of:=[.E144]" office:value-type="float" office:value="437.223114655717" calcext:value-type="float">
            <text:p>437</text:p>
          </table:table-cell>
          <table:table-cell office:value-type="string" calcext:value-type="string">
            <text:p>,</text:p>
          </table:table-cell>
          <table:table-cell table:formula="of:=[.$A$3]*SIN(RADIANS([.B144]-57))" office:value-type="float" office:value="437.223114655717" calcext:value-type="float">
            <text:p>43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4]+1.40625" office:value-type="float" office:value="199.6875" calcext:value-type="float">
            <text:p>199,6875</text:p>
          </table:table-cell>
          <table:table-cell table:formula="of:=[.E145]" office:value-type="float" office:value="423.707189933122" calcext:value-type="float">
            <text:p>424</text:p>
          </table:table-cell>
          <table:table-cell office:value-type="string" calcext:value-type="string">
            <text:p>,</text:p>
          </table:table-cell>
          <table:table-cell table:formula="of:=[.$A$3]*SIN(RADIANS([.B145]-57))" office:value-type="float" office:value="423.707189933122" calcext:value-type="float">
            <text:p>42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5]+1.40625" office:value-type="float" office:value="201.09375" calcext:value-type="float">
            <text:p>201,09375</text:p>
          </table:table-cell>
          <table:table-cell table:formula="of:=[.E146]" office:value-type="float" office:value="409.936039842742" calcext:value-type="float">
            <text:p>410</text:p>
          </table:table-cell>
          <table:table-cell office:value-type="string" calcext:value-type="string">
            <text:p>,</text:p>
          </table:table-cell>
          <table:table-cell table:formula="of:=[.$A$3]*SIN(RADIANS([.B146]-57))" office:value-type="float" office:value="409.936039842742" calcext:value-type="float">
            <text:p>41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6]+1.40625" office:value-type="float" office:value="202.5" calcext:value-type="float">
            <text:p>202,5</text:p>
          </table:table-cell>
          <table:table-cell table:formula="of:=[.E147]" office:value-type="float" office:value="395.917959610458" calcext:value-type="float">
            <text:p>396</text:p>
          </table:table-cell>
          <table:table-cell office:value-type="string" calcext:value-type="string">
            <text:p>,</text:p>
          </table:table-cell>
          <table:table-cell table:formula="of:=[.$A$3]*SIN(RADIANS([.B147]-57))" office:value-type="float" office:value="395.917959610458" calcext:value-type="float">
            <text:p>39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7]+1.40625" office:value-type="float" office:value="203.90625" calcext:value-type="float">
            <text:p>203,90625</text:p>
          </table:table-cell>
          <table:table-cell table:formula="of:=[.E148]" office:value-type="float" office:value="381.66139320363" calcext:value-type="float">
            <text:p>382</text:p>
          </table:table-cell>
          <table:table-cell office:value-type="string" calcext:value-type="string">
            <text:p>,</text:p>
          </table:table-cell>
          <table:table-cell table:formula="of:=[.$A$3]*SIN(RADIANS([.B148]-57))" office:value-type="float" office:value="381.66139320363" calcext:value-type="float">
            <text:p>38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8]+1.40625" office:value-type="float" office:value="205.3125" calcext:value-type="float">
            <text:p>205,3125</text:p>
          </table:table-cell>
          <table:table-cell table:formula="of:=[.E149]" office:value-type="float" office:value="367.174928244776" calcext:value-type="float">
            <text:p>367</text:p>
          </table:table-cell>
          <table:table-cell office:value-type="string" calcext:value-type="string">
            <text:p>,</text:p>
          </table:table-cell>
          <table:table-cell table:formula="of:=[.$A$3]*SIN(RADIANS([.B149]-57))" office:value-type="float" office:value="367.174928244776" calcext:value-type="float">
            <text:p>36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49]+1.40625" office:value-type="float" office:value="206.71875" calcext:value-type="float">
            <text:p>206,71875</text:p>
          </table:table-cell>
          <table:table-cell table:formula="of:=[.E150]" office:value-type="float" office:value="352.467290838701" calcext:value-type="float">
            <text:p>352</text:p>
          </table:table-cell>
          <table:table-cell office:value-type="string" calcext:value-type="string">
            <text:p>,</text:p>
          </table:table-cell>
          <table:table-cell table:formula="of:=[.$A$3]*SIN(RADIANS([.B150]-57))" office:value-type="float" office:value="352.467290838701" calcext:value-type="float">
            <text:p>35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0]+1.40625" office:value-type="float" office:value="208.125" calcext:value-type="float">
            <text:p>208,125</text:p>
          </table:table-cell>
          <table:table-cell table:formula="of:=[.E151]" office:value-type="float" office:value="337.547340316226" calcext:value-type="float">
            <text:p>338</text:p>
          </table:table-cell>
          <table:table-cell office:value-type="string" calcext:value-type="string">
            <text:p>,</text:p>
          </table:table-cell>
          <table:table-cell table:formula="of:=[.$A$3]*SIN(RADIANS([.B151]-57))" office:value-type="float" office:value="337.547340316226" calcext:value-type="float">
            <text:p>33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1]+1.40625" office:value-type="float" office:value="209.53125" calcext:value-type="float">
            <text:p>209,53125</text:p>
          </table:table-cell>
          <table:table-cell table:formula="of:=[.E152]" office:value-type="float" office:value="322.424063897653" calcext:value-type="float">
            <text:p>322</text:p>
          </table:table-cell>
          <table:table-cell office:value-type="string" calcext:value-type="string">
            <text:p>,</text:p>
          </table:table-cell>
          <table:table-cell table:formula="of:=[.$A$3]*SIN(RADIANS([.B152]-57))" office:value-type="float" office:value="322.424063897653" calcext:value-type="float">
            <text:p>32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2]+1.40625" office:value-type="float" office:value="210.9375" calcext:value-type="float">
            <text:p>210,9375</text:p>
          </table:table-cell>
          <table:table-cell table:formula="of:=[.E153]" office:value-type="float" office:value="307.1065712792" calcext:value-type="float">
            <text:p>307</text:p>
          </table:table-cell>
          <table:table-cell office:value-type="string" calcext:value-type="string">
            <text:p>,</text:p>
          </table:table-cell>
          <table:table-cell table:formula="of:=[.$A$3]*SIN(RADIANS([.B153]-57))" office:value-type="float" office:value="307.1065712792" calcext:value-type="float">
            <text:p>307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3]+1.40625" office:value-type="float" office:value="212.34375" calcext:value-type="float">
            <text:p>212,34375</text:p>
          </table:table-cell>
          <table:table-cell table:formula="of:=[.E154]" office:value-type="float" office:value="291.604089145662" calcext:value-type="float">
            <text:p>292</text:p>
          </table:table-cell>
          <table:table-cell office:value-type="string" calcext:value-type="string">
            <text:p>,</text:p>
          </table:table-cell>
          <table:table-cell table:formula="of:=[.$A$3]*SIN(RADIANS([.B154]-57))" office:value-type="float" office:value="291.604089145662" calcext:value-type="float">
            <text:p>29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4]+1.40625" office:value-type="float" office:value="213.75" calcext:value-type="float">
            <text:p>213,75</text:p>
          </table:table-cell>
          <table:table-cell table:formula="of:=[.E155]" office:value-type="float" office:value="275.925955612603" calcext:value-type="float">
            <text:p>276</text:p>
          </table:table-cell>
          <table:table-cell office:value-type="string" calcext:value-type="string">
            <text:p>,</text:p>
          </table:table-cell>
          <table:table-cell table:formula="of:=[.$A$3]*SIN(RADIANS([.B155]-57))" office:value-type="float" office:value="275.925955612603" calcext:value-type="float">
            <text:p>27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5]+1.40625" office:value-type="float" office:value="215.15625" calcext:value-type="float">
            <text:p>215,15625</text:p>
          </table:table-cell>
          <table:table-cell table:formula="of:=[.E156]" office:value-type="float" office:value="260.081614601418" calcext:value-type="float">
            <text:p>260</text:p>
          </table:table-cell>
          <table:table-cell office:value-type="string" calcext:value-type="string">
            <text:p>,</text:p>
          </table:table-cell>
          <table:table-cell table:formula="of:=[.$A$3]*SIN(RADIANS([.B156]-57))" office:value-type="float" office:value="260.081614601418" calcext:value-type="float">
            <text:p>260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6]+1.40625" office:value-type="float" office:value="216.5625" calcext:value-type="float">
            <text:p>216,5625</text:p>
          </table:table-cell>
          <table:table-cell table:formula="of:=[.E157]" office:value-type="float" office:value="244.080610150676" calcext:value-type="float">
            <text:p>244</text:p>
          </table:table-cell>
          <table:table-cell office:value-type="string" calcext:value-type="string">
            <text:p>,</text:p>
          </table:table-cell>
          <table:table-cell table:formula="of:=[.$A$3]*SIN(RADIANS([.B157]-57))" office:value-type="float" office:value="244.080610150676" calcext:value-type="float">
            <text:p>244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7]+1.40625" office:value-type="float" office:value="217.96875" calcext:value-type="float">
            <text:p>217,96875</text:p>
          </table:table-cell>
          <table:table-cell table:formula="of:=[.E158]" office:value-type="float" office:value="227.932580667141" calcext:value-type="float">
            <text:p>228</text:p>
          </table:table-cell>
          <table:table-cell office:value-type="string" calcext:value-type="string">
            <text:p>,</text:p>
          </table:table-cell>
          <table:table-cell table:formula="of:=[.$A$3]*SIN(RADIANS([.B158]-57))" office:value-type="float" office:value="227.932580667141" calcext:value-type="float">
            <text:p>22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8]+1.40625" office:value-type="float" office:value="219.375" calcext:value-type="float">
            <text:p>219,375</text:p>
          </table:table-cell>
          <table:table-cell table:formula="of:=[.E159]" office:value-type="float" office:value="211.64725311996" calcext:value-type="float">
            <text:p>212</text:p>
          </table:table-cell>
          <table:table-cell office:value-type="string" calcext:value-type="string">
            <text:p>,</text:p>
          </table:table-cell>
          <table:table-cell table:formula="of:=[.$A$3]*SIN(RADIANS([.B159]-57))" office:value-type="float" office:value="211.64725311996" calcext:value-type="float">
            <text:p>21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59]+1.40625" office:value-type="float" office:value="220.78125" calcext:value-type="float">
            <text:p>220,78125</text:p>
          </table:table-cell>
          <table:table-cell table:formula="of:=[.E160]" office:value-type="float" office:value="195.2344371815" calcext:value-type="float">
            <text:p>195</text:p>
          </table:table-cell>
          <table:table-cell office:value-type="string" calcext:value-type="string">
            <text:p>,</text:p>
          </table:table-cell>
          <table:table-cell table:formula="of:=[.$A$3]*SIN(RADIANS([.B160]-57))" office:value-type="float" office:value="195.2344371815" calcext:value-type="float">
            <text:p>19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0]+1.40625" office:value-type="float" office:value="222.1875" calcext:value-type="float">
            <text:p>222,1875</text:p>
          </table:table-cell>
          <table:table-cell table:formula="of:=[.E161]" office:value-type="float" office:value="178.704019318368" calcext:value-type="float">
            <text:p>179</text:p>
          </table:table-cell>
          <table:table-cell office:value-type="string" calcext:value-type="string">
            <text:p>,</text:p>
          </table:table-cell>
          <table:table-cell table:formula="of:=[.$A$3]*SIN(RADIANS([.B161]-57))" office:value-type="float" office:value="178.704019318368" calcext:value-type="float">
            <text:p>17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1]+1.40625" office:value-type="float" office:value="223.59375" calcext:value-type="float">
            <text:p>223,59375</text:p>
          </table:table-cell>
          <table:table-cell table:formula="of:=[.E162]" office:value-type="float" office:value="162.065956836171" calcext:value-type="float">
            <text:p>162</text:p>
          </table:table-cell>
          <table:table-cell office:value-type="string" calcext:value-type="string">
            <text:p>,</text:p>
          </table:table-cell>
          <table:table-cell table:formula="of:=[.$A$3]*SIN(RADIANS([.B162]-57))" office:value-type="float" office:value="162.065956836171" calcext:value-type="float">
            <text:p>16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2]+1.40625" office:value-type="float" office:value="225" calcext:value-type="float">
            <text:p>225</text:p>
          </table:table-cell>
          <table:table-cell table:formula="of:=[.E163]" office:value-type="float" office:value="145.330271881614" calcext:value-type="float">
            <text:p>145</text:p>
          </table:table-cell>
          <table:table-cell office:value-type="string" calcext:value-type="string">
            <text:p>,</text:p>
          </table:table-cell>
          <table:table-cell table:formula="of:=[.$A$3]*SIN(RADIANS([.B163]-57))" office:value-type="float" office:value="145.330271881614" calcext:value-type="float">
            <text:p>14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3]+1.40625" office:value-type="float" office:value="226.40625" calcext:value-type="float">
            <text:p>226,40625</text:p>
          </table:table-cell>
          <table:table-cell table:formula="of:=[.E164]" office:value-type="float" office:value="128.507045405524" calcext:value-type="float">
            <text:p>129</text:p>
          </table:table-cell>
          <table:table-cell office:value-type="string" calcext:value-type="string">
            <text:p>,</text:p>
          </table:table-cell>
          <table:table-cell table:formula="of:=[.$A$3]*SIN(RADIANS([.B164]-57))" office:value-type="float" office:value="128.507045405524" calcext:value-type="float">
            <text:p>12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4]+1.40625" office:value-type="float" office:value="227.8125" calcext:value-type="float">
            <text:p>227,8125</text:p>
          </table:table-cell>
          <table:table-cell table:formula="of:=[.E165]" office:value-type="float" office:value="111.606411090469" calcext:value-type="float">
            <text:p>112</text:p>
          </table:table-cell>
          <table:table-cell office:value-type="string" calcext:value-type="string">
            <text:p>,</text:p>
          </table:table-cell>
          <table:table-cell table:formula="of:=[.$A$3]*SIN(RADIANS([.B165]-57))" office:value-type="float" office:value="111.606411090469" calcext:value-type="float">
            <text:p>112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5]+1.40625" office:value-type="float" office:value="229.21875" calcext:value-type="float">
            <text:p>229,21875</text:p>
          </table:table-cell>
          <table:table-cell table:formula="of:=[.E166]" office:value-type="float" office:value="94.6385492466061" calcext:value-type="float">
            <text:p>95</text:p>
          </table:table-cell>
          <table:table-cell office:value-type="string" calcext:value-type="string">
            <text:p>,</text:p>
          </table:table-cell>
          <table:table-cell table:formula="of:=[.$A$3]*SIN(RADIANS([.B166]-57))" office:value-type="float" office:value="94.6385492466061" calcext:value-type="float">
            <text:p>95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6]+1.40625" office:value-type="float" office:value="230.625" calcext:value-type="float">
            <text:p>230,625</text:p>
          </table:table-cell>
          <table:table-cell table:formula="of:=[.E167]" office:value-type="float" office:value="77.61368067944" calcext:value-type="float">
            <text:p>78</text:p>
          </table:table-cell>
          <table:table-cell office:value-type="string" calcext:value-type="string">
            <text:p>,</text:p>
          </table:table-cell>
          <table:table-cell table:formula="of:=[.$A$3]*SIN(RADIANS([.B167]-57))" office:value-type="float" office:value="77.61368067944" calcext:value-type="float">
            <text:p>78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7]+1.40625" office:value-type="float" office:value="232.03125" calcext:value-type="float">
            <text:p>232,03125</text:p>
          </table:table-cell>
          <table:table-cell table:formula="of:=[.E168]" office:value-type="float" office:value="60.5420605331954" calcext:value-type="float">
            <text:p>61</text:p>
          </table:table-cell>
          <table:table-cell office:value-type="string" calcext:value-type="string">
            <text:p>,</text:p>
          </table:table-cell>
          <table:table-cell table:formula="of:=[.$A$3]*SIN(RADIANS([.B168]-57))" office:value-type="float" office:value="60.5420605331954" calcext:value-type="float">
            <text:p>61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8]+1.40625" office:value-type="float" office:value="233.4375" calcext:value-type="float">
            <text:p>233,4375</text:p>
          </table:table-cell>
          <table:table-cell table:formula="of:=[.E169]" office:value-type="float" office:value="43.433972113499" calcext:value-type="float">
            <text:p>43</text:p>
          </table:table-cell>
          <table:table-cell office:value-type="string" calcext:value-type="string">
            <text:p>,</text:p>
          </table:table-cell>
          <table:table-cell table:formula="of:=[.$A$3]*SIN(RADIANS([.B169]-57))" office:value-type="float" office:value="43.433972113499" calcext:value-type="float">
            <text:p>43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69]+1.40625" office:value-type="float" office:value="234.84375" calcext:value-type="float">
            <text:p>234,84375</text:p>
          </table:table-cell>
          <table:table-cell table:formula="of:=[.E170]" office:value-type="float" office:value="26.2997206931023" calcext:value-type="float">
            <text:p>26</text:p>
          </table:table-cell>
          <table:table-cell office:value-type="string" calcext:value-type="string">
            <text:p>,</text:p>
          </table:table-cell>
          <table:table-cell table:formula="of:=[.$A$3]*SIN(RADIANS([.B170]-57))" office:value-type="float" office:value="26.2997206931023" calcext:value-type="float">
            <text:p>26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0]+1.40625" office:value-type="float" office:value="236.25" calcext:value-type="float">
            <text:p>236,25</text:p>
          </table:table-cell>
          <table:table-cell table:formula="of:=[.E171]" office:value-type="float" office:value="9.1496273043699" calcext:value-type="float">
            <text:p>9</text:p>
          </table:table-cell>
          <table:table-cell office:value-type="string" calcext:value-type="string">
            <text:p>,</text:p>
          </table:table-cell>
          <table:table-cell table:formula="of:=[.$A$3]*SIN(RADIANS([.B171]-57))" office:value-type="float" office:value="9.149627304369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table:style-name="ce2" table:formula="of:=[.B171]+1.40625" office:value-type="float" office:value="237.65625" calcext:value-type="float">
            <text:p>237,65625</text:p>
          </table:table-cell>
          <table:table-cell table:formula="of:=[.E17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 table:style-name="ce14"/>
          <table:table-cell table:style-name="ce2" table:formula="of:=[.B172]+1.40625" office:value-type="float" office:value="239.0625" calcext:value-type="float">
            <text:p>239,0625</text:p>
          </table:table-cell>
          <table:table-cell table:formula="of:=[.E17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/>
          <table:table-cell table:style-name="ce14" table:number-columns-repeated="1005"/>
          <table:table-cell table:number-columns-repeated="13"/>
        </table:table-row>
        <table:table-row table:style-name="ro1">
          <table:table-cell/>
          <table:table-cell table:style-name="ce2" table:formula="of:=[.B173]+1.40625" office:value-type="float" office:value="240.46875" calcext:value-type="float">
            <text:p>240,46875</text:p>
          </table:table-cell>
          <table:table-cell table:formula="of:=[.E17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74]+1.40625" office:value-type="float" office:value="241.875" calcext:value-type="float">
            <text:p>241,875</text:p>
          </table:table-cell>
          <table:table-cell table:formula="of:=[.E17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75]+1.40625" office:value-type="float" office:value="243.28125" calcext:value-type="float">
            <text:p>243,28125</text:p>
          </table:table-cell>
          <table:table-cell table:formula="of:=[.E17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76]+1.40625" office:value-type="float" office:value="244.6875" calcext:value-type="float">
            <text:p>244,6875</text:p>
          </table:table-cell>
          <table:table-cell table:formula="of:=[.E17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77]+1.40625" office:value-type="float" office:value="246.09375" calcext:value-type="float">
            <text:p>246,09375</text:p>
          </table:table-cell>
          <table:table-cell table:formula="of:=[.E17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78]+1.40625" office:value-type="float" office:value="247.5" calcext:value-type="float">
            <text:p>247,5</text:p>
          </table:table-cell>
          <table:table-cell table:formula="of:=[.E17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79]+1.40625" office:value-type="float" office:value="248.90625" calcext:value-type="float">
            <text:p>248,90625</text:p>
          </table:table-cell>
          <table:table-cell table:formula="of:=[.E18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0]+1.40625" office:value-type="float" office:value="250.3125" calcext:value-type="float">
            <text:p>250,3125</text:p>
          </table:table-cell>
          <table:table-cell table:formula="of:=[.E18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1]+1.40625" office:value-type="float" office:value="251.71875" calcext:value-type="float">
            <text:p>251,71875</text:p>
          </table:table-cell>
          <table:table-cell table:formula="of:=[.E18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2]+1.40625" office:value-type="float" office:value="253.125" calcext:value-type="float">
            <text:p>253,125</text:p>
          </table:table-cell>
          <table:table-cell table:formula="of:=[.E18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3]+1.40625" office:value-type="float" office:value="254.53125" calcext:value-type="float">
            <text:p>254,53125</text:p>
          </table:table-cell>
          <table:table-cell table:formula="of:=[.E18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4]+1.40625" office:value-type="float" office:value="255.9375" calcext:value-type="float">
            <text:p>255,9375</text:p>
          </table:table-cell>
          <table:table-cell table:formula="of:=[.E18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5]+1.40625" office:value-type="float" office:value="257.34375" calcext:value-type="float">
            <text:p>257,34375</text:p>
          </table:table-cell>
          <table:table-cell table:formula="of:=[.E18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6]+1.40625" office:value-type="float" office:value="258.75" calcext:value-type="float">
            <text:p>258,75</text:p>
          </table:table-cell>
          <table:table-cell table:formula="of:=[.E18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7]+1.40625" office:value-type="float" office:value="260.15625" calcext:value-type="float">
            <text:p>260,15625</text:p>
          </table:table-cell>
          <table:table-cell table:formula="of:=[.E18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8]+1.40625" office:value-type="float" office:value="261.5625" calcext:value-type="float">
            <text:p>261,5625</text:p>
          </table:table-cell>
          <table:table-cell table:formula="of:=[.E18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9]+1.40625" office:value-type="float" office:value="262.96875" calcext:value-type="float">
            <text:p>262,96875</text:p>
          </table:table-cell>
          <table:table-cell table:formula="of:=[.E19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0]+1.40625" office:value-type="float" office:value="264.375" calcext:value-type="float">
            <text:p>264,375</text:p>
          </table:table-cell>
          <table:table-cell table:formula="of:=[.E19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1]+1.40625" office:value-type="float" office:value="265.78125" calcext:value-type="float">
            <text:p>265,78125</text:p>
          </table:table-cell>
          <table:table-cell table:formula="of:=[.E19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2]+1.40625" office:value-type="float" office:value="267.1875" calcext:value-type="float">
            <text:p>267,1875</text:p>
          </table:table-cell>
          <table:table-cell table:formula="of:=[.E19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3]+1.40625" office:value-type="float" office:value="268.59375" calcext:value-type="float">
            <text:p>268,59375</text:p>
          </table:table-cell>
          <table:table-cell table:formula="of:=[.E19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4]+1.40625" office:value-type="float" office:value="270" calcext:value-type="float">
            <text:p>270</text:p>
          </table:table-cell>
          <table:table-cell table:formula="of:=[.E19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5]+1.40625" office:value-type="float" office:value="271.40625" calcext:value-type="float">
            <text:p>271,40625</text:p>
          </table:table-cell>
          <table:table-cell table:formula="of:=[.E19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6]+1.40625" office:value-type="float" office:value="272.8125" calcext:value-type="float">
            <text:p>272,8125</text:p>
          </table:table-cell>
          <table:table-cell table:formula="of:=[.E19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7]+1.40625" office:value-type="float" office:value="274.21875" calcext:value-type="float">
            <text:p>274,21875</text:p>
          </table:table-cell>
          <table:table-cell table:formula="of:=[.E19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8]+1.40625" office:value-type="float" office:value="275.625" calcext:value-type="float">
            <text:p>275,625</text:p>
          </table:table-cell>
          <table:table-cell table:formula="of:=[.E19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99]+1.40625" office:value-type="float" office:value="277.03125" calcext:value-type="float">
            <text:p>277,03125</text:p>
          </table:table-cell>
          <table:table-cell table:formula="of:=[.E20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0]+1.40625" office:value-type="float" office:value="278.4375" calcext:value-type="float">
            <text:p>278,4375</text:p>
          </table:table-cell>
          <table:table-cell table:formula="of:=[.E20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1]+1.40625" office:value-type="float" office:value="279.84375" calcext:value-type="float">
            <text:p>279,84375</text:p>
          </table:table-cell>
          <table:table-cell table:formula="of:=[.E20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2]+1.40625" office:value-type="float" office:value="281.25" calcext:value-type="float">
            <text:p>281,25</text:p>
          </table:table-cell>
          <table:table-cell table:formula="of:=[.E20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3]+1.40625" office:value-type="float" office:value="282.65625" calcext:value-type="float">
            <text:p>282,65625</text:p>
          </table:table-cell>
          <table:table-cell table:formula="of:=[.E20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4]+1.40625" office:value-type="float" office:value="284.0625" calcext:value-type="float">
            <text:p>284,0625</text:p>
          </table:table-cell>
          <table:table-cell table:formula="of:=[.E20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5]+1.40625" office:value-type="float" office:value="285.46875" calcext:value-type="float">
            <text:p>285,46875</text:p>
          </table:table-cell>
          <table:table-cell table:formula="of:=[.E20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6]+1.40625" office:value-type="float" office:value="286.875" calcext:value-type="float">
            <text:p>286,875</text:p>
          </table:table-cell>
          <table:table-cell table:formula="of:=[.E20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7]+1.40625" office:value-type="float" office:value="288.28125" calcext:value-type="float">
            <text:p>288,28125</text:p>
          </table:table-cell>
          <table:table-cell table:formula="of:=[.E20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8]+1.40625" office:value-type="float" office:value="289.6875" calcext:value-type="float">
            <text:p>289,6875</text:p>
          </table:table-cell>
          <table:table-cell table:formula="of:=[.E20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09]+1.40625" office:value-type="float" office:value="291.09375" calcext:value-type="float">
            <text:p>291,09375</text:p>
          </table:table-cell>
          <table:table-cell table:formula="of:=[.E21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0]+1.40625" office:value-type="float" office:value="292.5" calcext:value-type="float">
            <text:p>292,5</text:p>
          </table:table-cell>
          <table:table-cell table:formula="of:=[.E21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1]+1.40625" office:value-type="float" office:value="293.90625" calcext:value-type="float">
            <text:p>293,90625</text:p>
          </table:table-cell>
          <table:table-cell table:formula="of:=[.E21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2]+1.40625" office:value-type="float" office:value="295.3125" calcext:value-type="float">
            <text:p>295,3125</text:p>
          </table:table-cell>
          <table:table-cell table:formula="of:=[.E21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3]+1.40625" office:value-type="float" office:value="296.71875" calcext:value-type="float">
            <text:p>296,71875</text:p>
          </table:table-cell>
          <table:table-cell table:formula="of:=[.E21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4]+1.40625" office:value-type="float" office:value="298.125" calcext:value-type="float">
            <text:p>298,125</text:p>
          </table:table-cell>
          <table:table-cell table:formula="of:=[.E21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5]+1.40625" office:value-type="float" office:value="299.53125" calcext:value-type="float">
            <text:p>299,53125</text:p>
          </table:table-cell>
          <table:table-cell table:formula="of:=[.E21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6]+1.40625" office:value-type="float" office:value="300.9375" calcext:value-type="float">
            <text:p>300,9375</text:p>
          </table:table-cell>
          <table:table-cell table:formula="of:=[.E21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7]+1.40625" office:value-type="float" office:value="302.34375" calcext:value-type="float">
            <text:p>302,34375</text:p>
          </table:table-cell>
          <table:table-cell table:formula="of:=[.E21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8]+1.40625" office:value-type="float" office:value="303.75" calcext:value-type="float">
            <text:p>303,75</text:p>
          </table:table-cell>
          <table:table-cell table:formula="of:=[.E21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19]+1.40625" office:value-type="float" office:value="305.15625" calcext:value-type="float">
            <text:p>305,15625</text:p>
          </table:table-cell>
          <table:table-cell table:formula="of:=[.E22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0]+1.40625" office:value-type="float" office:value="306.5625" calcext:value-type="float">
            <text:p>306,5625</text:p>
          </table:table-cell>
          <table:table-cell table:formula="of:=[.E22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1]+1.40625" office:value-type="float" office:value="307.96875" calcext:value-type="float">
            <text:p>307,96875</text:p>
          </table:table-cell>
          <table:table-cell table:formula="of:=[.E22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2]+1.40625" office:value-type="float" office:value="309.375" calcext:value-type="float">
            <text:p>309,375</text:p>
          </table:table-cell>
          <table:table-cell table:formula="of:=[.E22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3]+1.40625" office:value-type="float" office:value="310.78125" calcext:value-type="float">
            <text:p>310,78125</text:p>
          </table:table-cell>
          <table:table-cell table:formula="of:=[.E22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4]+1.40625" office:value-type="float" office:value="312.1875" calcext:value-type="float">
            <text:p>312,1875</text:p>
          </table:table-cell>
          <table:table-cell table:formula="of:=[.E22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5]+1.40625" office:value-type="float" office:value="313.59375" calcext:value-type="float">
            <text:p>313,59375</text:p>
          </table:table-cell>
          <table:table-cell table:formula="of:=[.E22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6]+1.40625" office:value-type="float" office:value="315" calcext:value-type="float">
            <text:p>315</text:p>
          </table:table-cell>
          <table:table-cell table:formula="of:=[.E22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7]+1.40625" office:value-type="float" office:value="316.40625" calcext:value-type="float">
            <text:p>316,40625</text:p>
          </table:table-cell>
          <table:table-cell table:formula="of:=[.E22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8]+1.40625" office:value-type="float" office:value="317.8125" calcext:value-type="float">
            <text:p>317,8125</text:p>
          </table:table-cell>
          <table:table-cell table:formula="of:=[.E22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29]+1.40625" office:value-type="float" office:value="319.21875" calcext:value-type="float">
            <text:p>319,21875</text:p>
          </table:table-cell>
          <table:table-cell table:formula="of:=[.E23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0]+1.40625" office:value-type="float" office:value="320.625" calcext:value-type="float">
            <text:p>320,625</text:p>
          </table:table-cell>
          <table:table-cell table:formula="of:=[.E23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1]+1.40625" office:value-type="float" office:value="322.03125" calcext:value-type="float">
            <text:p>322,03125</text:p>
          </table:table-cell>
          <table:table-cell table:formula="of:=[.E23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2]+1.40625" office:value-type="float" office:value="323.4375" calcext:value-type="float">
            <text:p>323,4375</text:p>
          </table:table-cell>
          <table:table-cell table:formula="of:=[.E23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3]+1.40625" office:value-type="float" office:value="324.84375" calcext:value-type="float">
            <text:p>324,84375</text:p>
          </table:table-cell>
          <table:table-cell table:formula="of:=[.E23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4]+1.40625" office:value-type="float" office:value="326.25" calcext:value-type="float">
            <text:p>326,25</text:p>
          </table:table-cell>
          <table:table-cell table:formula="of:=[.E23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5]+1.40625" office:value-type="float" office:value="327.65625" calcext:value-type="float">
            <text:p>327,65625</text:p>
          </table:table-cell>
          <table:table-cell table:formula="of:=[.E23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6]+1.40625" office:value-type="float" office:value="329.0625" calcext:value-type="float">
            <text:p>329,0625</text:p>
          </table:table-cell>
          <table:table-cell table:formula="of:=[.E23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7]+1.40625" office:value-type="float" office:value="330.46875" calcext:value-type="float">
            <text:p>330,46875</text:p>
          </table:table-cell>
          <table:table-cell table:formula="of:=[.E23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8]+1.40625" office:value-type="float" office:value="331.875" calcext:value-type="float">
            <text:p>331,875</text:p>
          </table:table-cell>
          <table:table-cell table:formula="of:=[.E23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39]+1.40625" office:value-type="float" office:value="333.28125" calcext:value-type="float">
            <text:p>333,28125</text:p>
          </table:table-cell>
          <table:table-cell table:formula="of:=[.E24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0]+1.40625" office:value-type="float" office:value="334.6875" calcext:value-type="float">
            <text:p>334,6875</text:p>
          </table:table-cell>
          <table:table-cell table:formula="of:=[.E24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1]+1.40625" office:value-type="float" office:value="336.09375" calcext:value-type="float">
            <text:p>336,09375</text:p>
          </table:table-cell>
          <table:table-cell table:formula="of:=[.E24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2]+1.40625" office:value-type="float" office:value="337.5" calcext:value-type="float">
            <text:p>337,5</text:p>
          </table:table-cell>
          <table:table-cell table:formula="of:=[.E24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3]+1.40625" office:value-type="float" office:value="338.90625" calcext:value-type="float">
            <text:p>338,90625</text:p>
          </table:table-cell>
          <table:table-cell table:formula="of:=[.E24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4]+1.40625" office:value-type="float" office:value="340.3125" calcext:value-type="float">
            <text:p>340,3125</text:p>
          </table:table-cell>
          <table:table-cell table:formula="of:=[.E24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5]+1.40625" office:value-type="float" office:value="341.71875" calcext:value-type="float">
            <text:p>341,71875</text:p>
          </table:table-cell>
          <table:table-cell table:formula="of:=[.E24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6]+1.40625" office:value-type="float" office:value="343.125" calcext:value-type="float">
            <text:p>343,125</text:p>
          </table:table-cell>
          <table:table-cell table:formula="of:=[.E24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7]+1.40625" office:value-type="float" office:value="344.53125" calcext:value-type="float">
            <text:p>344,53125</text:p>
          </table:table-cell>
          <table:table-cell table:formula="of:=[.E248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8]+1.40625" office:value-type="float" office:value="345.9375" calcext:value-type="float">
            <text:p>345,9375</text:p>
          </table:table-cell>
          <table:table-cell table:formula="of:=[.E249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49]+1.40625" office:value-type="float" office:value="347.34375" calcext:value-type="float">
            <text:p>347,34375</text:p>
          </table:table-cell>
          <table:table-cell table:formula="of:=[.E250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0]+1.40625" office:value-type="float" office:value="348.75" calcext:value-type="float">
            <text:p>348,75</text:p>
          </table:table-cell>
          <table:table-cell table:formula="of:=[.E251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1]+1.40625" office:value-type="float" office:value="350.15625" calcext:value-type="float">
            <text:p>350,15625</text:p>
          </table:table-cell>
          <table:table-cell table:formula="of:=[.E252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2]+1.40625" office:value-type="float" office:value="351.5625" calcext:value-type="float">
            <text:p>351,5625</text:p>
          </table:table-cell>
          <table:table-cell table:formula="of:=[.E253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3]+1.40625" office:value-type="float" office:value="352.96875" calcext:value-type="float">
            <text:p>352,96875</text:p>
          </table:table-cell>
          <table:table-cell table:formula="of:=[.E254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4]+1.40625" office:value-type="float" office:value="354.375" calcext:value-type="float">
            <text:p>354,375</text:p>
          </table:table-cell>
          <table:table-cell table:formula="of:=[.E255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5]+1.40625" office:value-type="float" office:value="355.78125" calcext:value-type="float">
            <text:p>355,78125</text:p>
          </table:table-cell>
          <table:table-cell table:formula="of:=[.E256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6]+1.40625" office:value-type="float" office:value="357.1875" calcext:value-type="float">
            <text:p>357,1875</text:p>
          </table:table-cell>
          <table:table-cell table:formula="of:=[.E257]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257]+1.40625" office:value-type="float" office:value="358.59375" calcext:value-type="float">
            <text:p>358,59375</text:p>
          </table:table-cell>
          <table:table-cell table:formula="of:=[.E258]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5">
          <table:table-cell/>
          <table:table-cell table:style-name="ce2"/>
          <table:table-cell table:number-columns-repeated="1021"/>
        </table:table-row>
        <table:table-row table:style-name="ro1" table:number-rows-repeated="10482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1" table:style-name="ta1" table:print="false">
        <table:shapes>
          <draw:frame draw:z-index="0" draw:style-name="gr1" draw:text-style-name="P1" svg:width="289.44mm" svg:height="103.98mm" svg:x="284.92mm" svg:y="29.18mm">
            <loext:p draw:notify-on-update-of-ranges="Sheet1.B3:Sheet1.B258 Sheet1.C2:Sheet1.C2 Sheet1.C3:Sheet1.C258 Sheet1.D2:Sheet1.D2 Sheet1.D3:Sheet1.D258 Sheet1.E2:Sheet1.E2 Sheet1.E3:Sheet1.E25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7.26mm" svg:height="154.16mm" svg:x="287.11mm" svg:y="143.51mm">
            <loext:p draw:notify-on-update-of-ranges="Sheet1.H2:Sheet1.H258 Sheet1.J2:Sheet1.J258 Sheet1.K2:Sheet1.K25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53.65mm" svg:height="131.54mm" svg:x="298.55mm" svg:y="337.27mm">
            <loext:p draw:notify-on-update-of-ranges="Sheet1.M2:Sheet1.M25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5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column table:style-name="co6" table:default-cell-style-name="ce12"/>
        <table:table-column table:style-name="co11" table:default-cell-style-name="ce5"/>
        <table:table-column table:style-name="co6" table:default-cell-style-name="Default"/>
        <table:table-column table:style-name="co6" table:default-cell-style-name="ce12"/>
        <table:table-column table:style-name="co11" table:default-cell-style-name="ce5"/>
        <table:table-column table:style-name="co6" table:number-columns-repeated="6" table:default-cell-style-name="Default"/>
        <table:table-row table:style-name="ro1">
          <table:table-cell table:number-columns-repeated="2"/>
          <table:table-cell table:style-name="ce32" office:value-type="string" calcext:value-type="string" table:number-columns-spanned="3" table:number-rows-spanned="1">
            <text:p>SPWM</text:p>
          </table:table-cell>
          <table:covered-table-cell table:number-columns-repeated="2" table:style-name="ce18"/>
          <table:table-cell table:style-name="ce2"/>
          <table:table-cell table:style-name="ce6"/>
          <table:table-cell table:style-name="ce32" office:value-type="string" calcext:value-type="string" table:number-columns-spanned="4" table:number-rows-spanned="1">
            <text:p>SVPWM</text:p>
          </table:table-cell>
          <table:covered-table-cell table:style-name="ce32"/>
          <table:covered-table-cell table:number-columns-repeated="2" table:style-name="ce18"/>
          <table:table-cell table:style-name="ce2"/>
          <table:table-cell office:value-type="string" calcext:value-type="string">
            <text:p>Sine</text:p>
          </table:table-cell>
          <table:table-cell table:style-name="ce32"/>
          <table:table-cell/>
          <table:table-cell office:value-type="string" calcext:value-type="string">
            <text:p>Square</text:p>
          </table:table-cell>
          <table:table-cell table:style-name="ce32"/>
          <table:table-cell table:number-columns-repeated="6"/>
        </table:table-row>
        <table:table-row table:style-name="ro1">
          <table:table-cell office:value-type="string" calcext:value-type="string">
            <text:p>Amplitude</text:p>
          </table:table-cell>
          <table:table-cell table:style-name="ce2" office:value-type="string" calcext:value-type="string">
            <text:p>Angle</text:p>
          </table:table-cell>
          <table:table-cell table:style-name="ce4" office:value-type="string" calcext:value-type="string">
            <text:p>Phase A</text:p>
          </table:table-cell>
          <table:table-cell table:style-name="ce7" office:value-type="string" calcext:value-type="string">
            <text:p>Phase B</text:p>
          </table:table-cell>
          <table:table-cell table:style-name="ce8" office:value-type="string" calcext:value-type="string">
            <text:p>Phase C</text:p>
          </table:table-cell>
          <table:table-cell table:style-name="ce9"/>
          <table:table-cell table:style-name="ce6" office:value-type="string" calcext:value-type="string">
            <text:p>Voff</text:p>
          </table:table-cell>
          <table:table-cell table:style-name="ce11" office:value-type="string" calcext:value-type="string">
            <text:p>Phase Asv</text:p>
          </table:table-cell>
          <table:table-cell table:style-name="ce11"/>
          <table:table-cell table:style-name="ce13" office:value-type="string" calcext:value-type="string">
            <text:p>Phase Bsv</text:p>
          </table:table-cell>
          <table:table-cell table:style-name="ce4" office:value-type="string" calcext:value-type="string">
            <text:p>Phase Csv</text:p>
          </table:table-cell>
          <table:table-cell table:style-name="ce9"/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1" calcext:value-type="float">
            <text:p>1</text:p>
          </table:table-cell>
          <table:table-cell table:formula="of:=[.$A$3]*SIN(RADIANS([.B3]))" office:value-type="float" office:value="4.4503636415073" calcext:value-type="float">
            <text:p>4,5</text:p>
          </table:table-cell>
          <table:table-cell table:formula="of:=[.$A$3]*SIN(RADIANS([.B3]-120))" office:value-type="float" office:value="-223.028025320546" calcext:value-type="float">
            <text:p>-223,0</text:p>
          </table:table-cell>
          <table:table-cell table:formula="of:=[.$A$3]*SIN(RADIANS([.B3]+120))" office:value-type="float" office:value="218.577661679039" calcext:value-type="float">
            <text:p>218,6</text:p>
          </table:table-cell>
          <table:table-cell table:style-name="ce10"/>
          <table:table-cell table:style-name="ce6" table:formula="of:=(MIN([.C3];[.D3];[.E3])+MAX([.C3];[.D3];[.E3]))/2" office:value-type="float" office:value="-2.22518182075365" calcext:value-type="float">
            <text:p>-2,2</text:p>
          </table:table-cell>
          <table:table-cell table:style-name="ce26" table:formula="of:=((((([.C3]-[.G3]+[.$A$3])/2)*[.$V$3])-[.$W$3])-127)*2" office:value-type="float" office:value="8.23525500891145" calcext:value-type="float">
            <text:p>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]-[.G3]+[.$A$3])/2" office:value-type="float" office:value="17.0985782501038" calcext:value-type="float">
            <text:p>17</text:p>
          </table:table-cell>
          <table:table-cell table:style-name="ce12" table:formula="of:=([.E3]-[.G3]+[.$A$3])/2" office:value-type="float" office:value="237.901421749896" calcext:value-type="float">
            <text:p>238</text:p>
          </table:table-cell>
          <table:table-cell table:style-name="ce10"/>
          <table:table-cell table:formula="of:=(((([.$A$3]+[.C3])/2))-127)*2" office:value-type="float" office:value="5.4503636415073" calcext:value-type="float">
            <text:p>5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AX([.H3:.H278])" office:value-type="float" office:value="255.590980296527" calcext:value-type="float">
            <text:p>256</text:p>
          </table:table-cell>
          <table:table-cell table:style-name="ce26" table:formula="of:=[.S3]-[.S4]" office:value-type="float" office:value="255.590980296527" calcext:value-type="float">
            <text:p>256</text:p>
          </table:table-cell>
          <table:table-cell/>
          <table:table-cell office:value-type="float" office:value="1.155" calcext:value-type="float">
            <text:p>1,1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2" table:formula="of:=[.B3]+1.40625" office:value-type="float" office:value="2.40625" calcext:value-type="float">
            <text:p>2,40625</text:p>
          </table:table-cell>
          <table:table-cell table:formula="of:=[.$A$3]*SIN(RADIANS([.B4]))" office:value-type="float" office:value="10.7060834227931" calcext:value-type="float">
            <text:p>10,7</text:p>
          </table:table-cell>
          <table:table-cell table:formula="of:=[.$A$3]*SIN(RADIANS([.B4]-120))" office:value-type="float" office:value="-225.994798487643" calcext:value-type="float">
            <text:p>-226,0</text:p>
          </table:table-cell>
          <table:table-cell table:formula="of:=[.$A$3]*SIN(RADIANS([.B4]+120))" office:value-type="float" office:value="215.28871506485" calcext:value-type="float">
            <text:p>215,3</text:p>
          </table:table-cell>
          <table:table-cell table:style-name="ce10"/>
          <table:table-cell table:style-name="ce6" table:formula="of:=(MIN([.C4];[.D4];[.E4])+MAX([.C4];[.D4];[.E4]))/2" office:value-type="float" office:value="-5.35304171139653" calcext:value-type="float">
            <text:p>-5,4</text:p>
          </table:table-cell>
          <table:table-cell table:style-name="ce26" table:formula="of:=((((([.C4]-[.G4]+[.$A$3])/2)*[.$V$3])-[.$W$3])-127)*2" office:value-type="float" office:value="19.073289529989" calcext:value-type="float">
            <text:p>1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]-[.G4]+[.$A$3])/2" office:value-type="float" office:value="17.1791216118768" calcext:value-type="float">
            <text:p>17</text:p>
          </table:table-cell>
          <table:table-cell table:style-name="ce12" table:formula="of:=([.E4]-[.G4]+[.$A$3])/2" office:value-type="float" office:value="237.820878388123" calcext:value-type="float">
            <text:p>238</text:p>
          </table:table-cell>
          <table:table-cell table:style-name="ce10"/>
          <table:table-cell table:formula="of:=(((([.$A$3]+[.C4])/2))-127)*2" office:value-type="float" office:value="11.7060834227931" calcext:value-type="float">
            <text:p>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/>
          <table:table-cell table:style-name="ce26" table:formula="of:=MIN([.H3:.H27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4]+1.40625" office:value-type="float" office:value="3.8125" calcext:value-type="float">
            <text:p>3,8125</text:p>
          </table:table-cell>
          <table:table-cell table:formula="of:=[.$A$3]*SIN(RADIANS([.B5]))" office:value-type="float" office:value="16.9553542597513" calcext:value-type="float">
            <text:p>17,0</text:p>
          </table:table-cell>
          <table:table-cell table:formula="of:=[.$A$3]*SIN(RADIANS([.B5]-120))" office:value-type="float" office:value="-228.82544083862" calcext:value-type="float">
            <text:p>-228,8</text:p>
          </table:table-cell>
          <table:table-cell table:formula="of:=[.$A$3]*SIN(RADIANS([.B5]+120))" office:value-type="float" office:value="211.870086578869" calcext:value-type="float">
            <text:p>211,9</text:p>
          </table:table-cell>
          <table:table-cell table:style-name="ce10"/>
          <table:table-cell table:style-name="ce6" table:formula="of:=(MIN([.C5];[.D5];[.E5])+MAX([.C5];[.D5];[.E5]))/2" office:value-type="float" office:value="-8.47767712987563" calcext:value-type="float">
            <text:p>-8,5</text:p>
          </table:table-cell>
          <table:table-cell table:style-name="ce26" table:formula="of:=((((([.C5]-[.G5]+[.$A$3])/2)*[.$V$3])-[.$W$3])-127)*2" office:value-type="float" office:value="29.9001512550191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]-[.G5]+[.$A$3])/2" office:value-type="float" office:value="17.3261181456278" calcext:value-type="float">
            <text:p>17</text:p>
          </table:table-cell>
          <table:table-cell table:style-name="ce12" table:formula="of:=([.E5]-[.G5]+[.$A$3])/2" office:value-type="float" office:value="237.673881854372" calcext:value-type="float">
            <text:p>238</text:p>
          </table:table-cell>
          <table:table-cell table:style-name="ce10"/>
          <table:table-cell table:formula="of:=(((([.$A$3]+[.C5])/2))-127)*2" office:value-type="float" office:value="17.9553542597513" calcext:value-type="float">
            <text:p>1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]+1.40625" office:value-type="float" office:value="5.21875" calcext:value-type="float">
            <text:p>5,21875</text:p>
          </table:table-cell>
          <table:table-cell table:formula="of:=[.$A$3]*SIN(RADIANS([.B6]))" office:value-type="float" office:value="23.1944118253049" calcext:value-type="float">
            <text:p>23,2</text:p>
          </table:table-cell>
          <table:table-cell table:formula="of:=[.$A$3]*SIN(RADIANS([.B6]-120))" office:value-type="float" office:value="-231.518247300371" calcext:value-type="float">
            <text:p>-231,5</text:p>
          </table:table-cell>
          <table:table-cell table:formula="of:=[.$A$3]*SIN(RADIANS([.B6]+120))" office:value-type="float" office:value="208.323835475066" calcext:value-type="float">
            <text:p>208,3</text:p>
          </table:table-cell>
          <table:table-cell table:style-name="ce10"/>
          <table:table-cell table:style-name="ce6" table:formula="of:=(MIN([.C6];[.D6];[.E6])+MAX([.C6];[.D6];[.E6]))/2" office:value-type="float" office:value="-11.5972059126525" calcext:value-type="float">
            <text:p>-11,6</text:p>
          </table:table-cell>
          <table:table-cell table:style-name="ce26" table:formula="of:=((((([.C6]-[.G6]+[.$A$3])/2)*[.$V$3])-[.$W$3])-127)*2" office:value-type="float" office:value="40.7093184873408" calcext:value-type="float">
            <text:p>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]-[.G6]+[.$A$3])/2" office:value-type="float" office:value="17.5394793061407" calcext:value-type="float">
            <text:p>18</text:p>
          </table:table-cell>
          <table:table-cell table:style-name="ce12" table:formula="of:=([.E6]-[.G6]+[.$A$3])/2" office:value-type="float" office:value="237.460520693859" calcext:value-type="float">
            <text:p>237</text:p>
          </table:table-cell>
          <table:table-cell table:style-name="ce10"/>
          <table:table-cell table:formula="of:=(((([.$A$3]+[.C6])/2))-127)*2" office:value-type="float" office:value="24.1944118253049" calcext:value-type="float">
            <text:p>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]+1.40625" office:value-type="float" office:value="6.625" calcext:value-type="float">
            <text:p>6,625</text:p>
          </table:table-cell>
          <table:table-cell table:formula="of:=[.$A$3]*SIN(RADIANS([.B7]))" office:value-type="float" office:value="29.4194979444699" calcext:value-type="float">
            <text:p>29,4</text:p>
          </table:table-cell>
          <table:table-cell table:formula="of:=[.$A$3]*SIN(RADIANS([.B7]-120))" office:value-type="float" office:value="-234.071595826973" calcext:value-type="float">
            <text:p>-234,1</text:p>
          </table:table-cell>
          <table:table-cell table:formula="of:=[.$A$3]*SIN(RADIANS([.B7]+120))" office:value-type="float" office:value="204.652097882503" calcext:value-type="float">
            <text:p>204,7</text:p>
          </table:table-cell>
          <table:table-cell table:style-name="ce10"/>
          <table:table-cell table:style-name="ce6" table:formula="of:=(MIN([.C7];[.D7];[.E7])+MAX([.C7];[.D7];[.E7]))/2" office:value-type="float" office:value="-14.709748972235" calcext:value-type="float">
            <text:p>-14,7</text:p>
          </table:table-cell>
          <table:table-cell table:style-name="ce26" table:formula="of:=((((([.C7]-[.G7]+[.$A$3])/2)*[.$V$3])-[.$W$3])-127)*2" office:value-type="float" office:value="51.4942801887942" calcext:value-type="float">
            <text:p>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]-[.G7]+[.$A$3])/2" office:value-type="float" office:value="17.819076572631" calcext:value-type="float">
            <text:p>18</text:p>
          </table:table-cell>
          <table:table-cell table:style-name="ce12" table:formula="of:=([.E7]-[.G7]+[.$A$3])/2" office:value-type="float" office:value="237.180923427369" calcext:value-type="float">
            <text:p>237</text:p>
          </table:table-cell>
          <table:table-cell table:style-name="ce10"/>
          <table:table-cell table:formula="of:=(((([.$A$3]+[.C7])/2))-127)*2" office:value-type="float" office:value="30.4194979444699" calcext:value-type="float">
            <text:p>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]+1.40625" office:value-type="float" office:value="8.03125" calcext:value-type="float">
            <text:p>8,03125</text:p>
          </table:table-cell>
          <table:table-cell table:formula="of:=[.$A$3]*SIN(RADIANS([.B8]))" office:value-type="float" office:value="35.626862858139" calcext:value-type="float">
            <text:p>35,6</text:p>
          </table:table-cell>
          <table:table-cell table:formula="of:=[.$A$3]*SIN(RADIANS([.B8]-120))" office:value-type="float" office:value="-236.483948376749" calcext:value-type="float">
            <text:p>-236,5</text:p>
          </table:table-cell>
          <table:table-cell table:formula="of:=[.$A$3]*SIN(RADIANS([.B8]+120))" office:value-type="float" office:value="200.85708551861" calcext:value-type="float">
            <text:p>200,9</text:p>
          </table:table-cell>
          <table:table-cell table:style-name="ce10"/>
          <table:table-cell table:style-name="ce6" table:formula="of:=(MIN([.C8];[.D8];[.E8])+MAX([.C8];[.D8];[.E8]))/2" office:value-type="float" office:value="-17.8134314290695" calcext:value-type="float">
            <text:p>-17,8</text:p>
          </table:table-cell>
          <table:table-cell table:style-name="ce26" table:formula="of:=((((([.C8]-[.G8]+[.$A$3])/2)*[.$V$3])-[.$W$3])-127)*2" office:value-type="float" office:value="62.2485399017259" calcext:value-type="float">
            <text:p>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]-[.G8]+[.$A$3])/2" office:value-type="float" office:value="18.1647415261603" calcext:value-type="float">
            <text:p>18</text:p>
          </table:table-cell>
          <table:table-cell table:style-name="ce12" table:formula="of:=([.E8]-[.G8]+[.$A$3])/2" office:value-type="float" office:value="236.83525847384" calcext:value-type="float">
            <text:p>237</text:p>
          </table:table-cell>
          <table:table-cell table:style-name="ce10"/>
          <table:table-cell table:formula="of:=(((([.$A$3]+[.C8])/2))-127)*2" office:value-type="float" office:value="36.626862858139" calcext:value-type="float">
            <text:p>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]+1.40625" office:value-type="float" office:value="9.4375" calcext:value-type="float">
            <text:p>9,4375</text:p>
          </table:table-cell>
          <table:table-cell table:formula="of:=[.$A$3]*SIN(RADIANS([.B9]))" office:value-type="float" office:value="41.8127674817966" calcext:value-type="float">
            <text:p>41,8</text:p>
          </table:table-cell>
          <table:table-cell table:formula="of:=[.$A$3]*SIN(RADIANS([.B9]-120))" office:value-type="float" office:value="-238.753851838728" calcext:value-type="float">
            <text:p>-238,8</text:p>
          </table:table-cell>
          <table:table-cell table:formula="of:=[.$A$3]*SIN(RADIANS([.B9]+120))" office:value-type="float" office:value="196.941084356931" calcext:value-type="float">
            <text:p>196,9</text:p>
          </table:table-cell>
          <table:table-cell table:style-name="ce10"/>
          <table:table-cell table:style-name="ce6" table:formula="of:=(MIN([.C9];[.D9];[.E9])+MAX([.C9];[.D9];[.E9]))/2" office:value-type="float" office:value="-20.9063837408983" calcext:value-type="float">
            <text:p>-20,9</text:p>
          </table:table-cell>
          <table:table-cell table:style-name="ce26" table:formula="of:=((((([.C9]-[.G9]+[.$A$3])/2)*[.$V$3])-[.$W$3])-127)*2" office:value-type="float" office:value="72.9656196622126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]-[.G9]+[.$A$3])/2" office:value-type="float" office:value="18.5762659510851" calcext:value-type="float">
            <text:p>19</text:p>
          </table:table-cell>
          <table:table-cell table:style-name="ce12" table:formula="of:=([.E9]-[.G9]+[.$A$3])/2" office:value-type="float" office:value="236.423734048915" calcext:value-type="float">
            <text:p>236</text:p>
          </table:table-cell>
          <table:table-cell table:style-name="ce10"/>
          <table:table-cell table:formula="of:=(((([.$A$3]+[.C9])/2))-127)*2" office:value-type="float" office:value="42.8127674817966" calcext:value-type="float">
            <text:p>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]+1.40625" office:value-type="float" office:value="10.84375" calcext:value-type="float">
            <text:p>10,84375</text:p>
          </table:table-cell>
          <table:table-cell table:formula="of:=[.$A$3]*SIN(RADIANS([.B10]))" office:value-type="float" office:value="47.9734856578033" calcext:value-type="float">
            <text:p>48,0</text:p>
          </table:table-cell>
          <table:table-cell table:formula="of:=[.$A$3]*SIN(RADIANS([.B10]-120))" office:value-type="float" office:value="-240.879938907941" calcext:value-type="float">
            <text:p>-240,9</text:p>
          </table:table-cell>
          <table:table-cell table:formula="of:=[.$A$3]*SIN(RADIANS([.B10]+120))" office:value-type="float" office:value="192.906453250137" calcext:value-type="float">
            <text:p>192,9</text:p>
          </table:table-cell>
          <table:table-cell table:style-name="ce10"/>
          <table:table-cell table:style-name="ce6" table:formula="of:=(MIN([.C10];[.D10];[.E10])+MAX([.C10];[.D10];[.E10]))/2" office:value-type="float" office:value="-23.9867428289016" calcext:value-type="float">
            <text:p>-24,0</text:p>
          </table:table-cell>
          <table:table-cell table:style-name="ce26" table:formula="of:=((((([.C10]-[.G10]+[.$A$3])/2)*[.$V$3])-[.$W$3])-127)*2" office:value-type="float" office:value="83.6390639021442" calcext:value-type="float">
            <text:p>8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]-[.G10]+[.$A$3])/2" office:value-type="float" office:value="19.0534019604803" calcext:value-type="float">
            <text:p>19</text:p>
          </table:table-cell>
          <table:table-cell table:style-name="ce12" table:formula="of:=([.E10]-[.G10]+[.$A$3])/2" office:value-type="float" office:value="235.946598039519" calcext:value-type="float">
            <text:p>236</text:p>
          </table:table-cell>
          <table:table-cell table:style-name="ce10"/>
          <table:table-cell table:formula="of:=(((([.$A$3]+[.C10])/2))-127)*2" office:value-type="float" office:value="48.9734856578033" calcext:value-type="float">
            <text:p>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]+1.40625" office:value-type="float" office:value="12.25" calcext:value-type="float">
            <text:p>12,25</text:p>
          </table:table-cell>
          <table:table-cell table:formula="of:=[.$A$3]*SIN(RADIANS([.B11]))" office:value-type="float" office:value="54.1053063998938" calcext:value-type="float">
            <text:p>54,1</text:p>
          </table:table-cell>
          <table:table-cell table:formula="of:=[.$A$3]*SIN(RADIANS([.B11]-120))" office:value-type="float" office:value="-242.860928909036" calcext:value-type="float">
            <text:p>-242,9</text:p>
          </table:table-cell>
          <table:table-cell table:formula="of:=[.$A$3]*SIN(RADIANS([.B11]+120))" office:value-type="float" office:value="188.755622509142" calcext:value-type="float">
            <text:p>188,8</text:p>
          </table:table-cell>
          <table:table-cell table:style-name="ce10"/>
          <table:table-cell table:style-name="ce6" table:formula="of:=(MIN([.C11];[.D11];[.E11])+MAX([.C11];[.D11];[.E11]))/2" office:value-type="float" office:value="-27.0526531999469" calcext:value-type="float">
            <text:p>-27,1</text:p>
          </table:table-cell>
          <table:table-cell table:style-name="ce26" table:formula="of:=((((([.C11]-[.G11]+[.$A$3])/2)*[.$V$3])-[.$W$3])-127)*2" office:value-type="float" office:value="94.262443337816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]-[.G11]+[.$A$3])/2" office:value-type="float" office:value="19.5958621454554" calcext:value-type="float">
            <text:p>20</text:p>
          </table:table-cell>
          <table:table-cell table:style-name="ce12" table:formula="of:=([.E11]-[.G11]+[.$A$3])/2" office:value-type="float" office:value="235.404137854544" calcext:value-type="float">
            <text:p>235</text:p>
          </table:table-cell>
          <table:table-cell table:style-name="ce10"/>
          <table:table-cell table:formula="of:=(((([.$A$3]+[.C11])/2))-127)*2" office:value-type="float" office:value="55.1053063998938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]+1.40625" office:value-type="float" office:value="13.65625" calcext:value-type="float">
            <text:p>13,65625</text:p>
          </table:table-cell>
          <table:table-cell table:formula="of:=[.$A$3]*SIN(RADIANS([.B12]))" office:value-type="float" office:value="60.2045361285368" calcext:value-type="float">
            <text:p>60,2</text:p>
          </table:table-cell>
          <table:table-cell table:formula="of:=[.$A$3]*SIN(RADIANS([.B12]-120))" office:value-type="float" office:value="-244.695628567712" calcext:value-type="float">
            <text:p>-244,7</text:p>
          </table:table-cell>
          <table:table-cell table:formula="of:=[.$A$3]*SIN(RADIANS([.B12]+120))" office:value-type="float" office:value="184.491092439175" calcext:value-type="float">
            <text:p>184,5</text:p>
          </table:table-cell>
          <table:table-cell table:style-name="ce10"/>
          <table:table-cell table:style-name="ce6" table:formula="of:=(MIN([.C12];[.D12];[.E12])+MAX([.C12];[.D12];[.E12]))/2" office:value-type="float" office:value="-30.1022680642684" calcext:value-type="float">
            <text:p>-30,1</text:p>
          </table:table-cell>
          <table:table-cell table:style-name="ce26" table:formula="of:=((((([.C12]-[.G12]+[.$A$3])/2)*[.$V$3])-[.$W$3])-127)*2" office:value-type="float" office:value="104.82935884269" calcext:value-type="float">
            <text:p>10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]-[.G12]+[.$A$3])/2" office:value-type="float" office:value="20.2033197482782" calcext:value-type="float">
            <text:p>20</text:p>
          </table:table-cell>
          <table:table-cell table:style-name="ce12" table:formula="of:=([.E12]-[.G12]+[.$A$3])/2" office:value-type="float" office:value="234.796680251722" calcext:value-type="float">
            <text:p>235</text:p>
          </table:table-cell>
          <table:table-cell table:style-name="ce10"/>
          <table:table-cell table:formula="of:=(((([.$A$3]+[.C12])/2))-127)*2" office:value-type="float" office:value="61.2045361285368" calcext:value-type="float">
            <text:p>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]+1.40625" office:value-type="float" office:value="15.0625" calcext:value-type="float">
            <text:p>15,0625</text:p>
          </table:table-cell>
          <table:table-cell table:formula="of:=[.$A$3]*SIN(RADIANS([.B13]))" office:value-type="float" office:value="66.2675008958085" calcext:value-type="float">
            <text:p>66,3</text:p>
          </table:table-cell>
          <table:table-cell table:formula="of:=[.$A$3]*SIN(RADIANS([.B13]-120))" office:value-type="float" office:value="-246.382932729497" calcext:value-type="float">
            <text:p>-246,4</text:p>
          </table:table-cell>
          <table:table-cell table:formula="of:=[.$A$3]*SIN(RADIANS([.B13]+120))" office:value-type="float" office:value="180.115431833689" calcext:value-type="float">
            <text:p>180,1</text:p>
          </table:table-cell>
          <table:table-cell table:style-name="ce10"/>
          <table:table-cell table:style-name="ce6" table:formula="of:=(MIN([.C13];[.D13];[.E13])+MAX([.C13];[.D13];[.E13]))/2" office:value-type="float" office:value="-33.1337504479043" calcext:value-type="float">
            <text:p>-33,1</text:p>
          </table:table-cell>
          <table:table-cell table:style-name="ce26" table:formula="of:=((((([.C13]-[.G13]+[.$A$3])/2)*[.$V$3])-[.$W$3])-127)*2" office:value-type="float" office:value="115.333445301988" calcext:value-type="float">
            <text:p>11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]-[.G13]+[.$A$3])/2" office:value-type="float" office:value="20.8754088592037" calcext:value-type="float">
            <text:p>21</text:p>
          </table:table-cell>
          <table:table-cell table:style-name="ce12" table:formula="of:=([.E13]-[.G13]+[.$A$3])/2" office:value-type="float" office:value="234.124591140797" calcext:value-type="float">
            <text:p>234</text:p>
          </table:table-cell>
          <table:table-cell table:style-name="ce10"/>
          <table:table-cell table:formula="of:=(((([.$A$3]+[.C13])/2))-127)*2" office:value-type="float" office:value="67.2675008958085" calcext:value-type="float">
            <text:p>6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]+1.40625" office:value-type="float" office:value="16.46875" calcext:value-type="float">
            <text:p>16,46875</text:p>
          </table:table-cell>
          <table:table-cell table:formula="of:=[.$A$3]*SIN(RADIANS([.B14]))" office:value-type="float" office:value="72.290548598442" calcext:value-type="float">
            <text:p>72,3</text:p>
          </table:table-cell>
          <table:table-cell table:formula="of:=[.$A$3]*SIN(RADIANS([.B14]-120))" office:value-type="float" office:value="-247.921825025458" calcext:value-type="float">
            <text:p>-247,9</text:p>
          </table:table-cell>
          <table:table-cell table:formula="of:=[.$A$3]*SIN(RADIANS([.B14]+120))" office:value-type="float" office:value="175.631276427015" calcext:value-type="float">
            <text:p>175,6</text:p>
          </table:table-cell>
          <table:table-cell table:style-name="ce10"/>
          <table:table-cell table:style-name="ce6" table:formula="of:=(MIN([.C14];[.D14];[.E14])+MAX([.C14];[.D14];[.E14]))/2" office:value-type="float" office:value="-36.145274299221" calcext:value-type="float">
            <text:p>-36,1</text:p>
          </table:table-cell>
          <table:table-cell table:style-name="ce26" table:formula="of:=((((([.C14]-[.G14]+[.$A$3])/2)*[.$V$3])-[.$W$3])-127)*2" office:value-type="float" office:value="125.768375446801" calcext:value-type="float">
            <text:p>1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]-[.G14]+[.$A$3])/2" office:value-type="float" office:value="21.6117246368815" calcext:value-type="float">
            <text:p>22</text:p>
          </table:table-cell>
          <table:table-cell table:style-name="ce12" table:formula="of:=([.E14]-[.G14]+[.$A$3])/2" office:value-type="float" office:value="233.388275363118" calcext:value-type="float">
            <text:p>233</text:p>
          </table:table-cell>
          <table:table-cell table:style-name="ce10"/>
          <table:table-cell table:formula="of:=(((([.$A$3]+[.C14])/2))-127)*2" office:value-type="float" office:value="73.290548598442" calcext:value-type="float">
            <text:p>7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]+1.40625" office:value-type="float" office:value="17.875" calcext:value-type="float">
            <text:p>17,875</text:p>
          </table:table-cell>
          <table:table-cell table:formula="of:=[.$A$3]*SIN(RADIANS([.B15]))" office:value-type="float" office:value="78.2700511777176" calcext:value-type="float">
            <text:p>78,3</text:p>
          </table:table-cell>
          <table:table-cell table:formula="of:=[.$A$3]*SIN(RADIANS([.B15]-120))" office:value-type="float" office:value="-249.311378484417" calcext:value-type="float">
            <text:p>-249,3</text:p>
          </table:table-cell>
          <table:table-cell table:formula="of:=[.$A$3]*SIN(RADIANS([.B15]+120))" office:value-type="float" office:value="171.041327306699" calcext:value-type="float">
            <text:p>171,0</text:p>
          </table:table-cell>
          <table:table-cell table:style-name="ce10"/>
          <table:table-cell table:style-name="ce6" table:formula="of:=(MIN([.C15];[.D15];[.E15])+MAX([.C15];[.D15];[.E15]))/2" office:value-type="float" office:value="-39.1350255888588" calcext:value-type="float">
            <text:p>-39,1</text:p>
          </table:table-cell>
          <table:table-cell table:style-name="ce26" table:formula="of:=((((([.C15]-[.G15]+[.$A$3])/2)*[.$V$3])-[.$W$3])-127)*2" office:value-type="float" office:value="136.127863665396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]-[.G15]+[.$A$3])/2" office:value-type="float" office:value="22.4118235522209" calcext:value-type="float">
            <text:p>22</text:p>
          </table:table-cell>
          <table:table-cell table:style-name="ce12" table:formula="of:=([.E15]-[.G15]+[.$A$3])/2" office:value-type="float" office:value="232.588176447779" calcext:value-type="float">
            <text:p>233</text:p>
          </table:table-cell>
          <table:table-cell table:style-name="ce10"/>
          <table:table-cell table:formula="of:=(((([.$A$3]+[.C15])/2))-127)*2" office:value-type="float" office:value="79.2700511777176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]+1.40625" office:value-type="float" office:value="19.28125" calcext:value-type="float">
            <text:p>19,28125</text:p>
          </table:table-cell>
          <table:table-cell table:formula="of:=[.$A$3]*SIN(RADIANS([.B16]))" office:value-type="float" office:value="84.2024068048695" calcext:value-type="float">
            <text:p>84,2</text:p>
          </table:table-cell>
          <table:table-cell table:formula="of:=[.$A$3]*SIN(RADIANS([.B16]-120))" office:value-type="float" office:value="-250.55075609133" calcext:value-type="float">
            <text:p>-250,6</text:p>
          </table:table-cell>
          <table:table-cell table:formula="of:=[.$A$3]*SIN(RADIANS([.B16]+120))" office:value-type="float" office:value="166.34834928646" calcext:value-type="float">
            <text:p>166,3</text:p>
          </table:table-cell>
          <table:table-cell table:style-name="ce10"/>
          <table:table-cell table:style-name="ce6" table:formula="of:=(MIN([.C16];[.D16];[.E16])+MAX([.C16];[.D16];[.E16]))/2" office:value-type="float" office:value="-42.1012034024347" calcext:value-type="float">
            <text:p>-42,1</text:p>
          </table:table-cell>
          <table:table-cell table:style-name="ce26" table:formula="of:=((((([.C16]-[.G16]+[.$A$3])/2)*[.$V$3])-[.$W$3])-127)*2" office:value-type="float" office:value="146.405669789436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]-[.G16]+[.$A$3])/2" office:value-type="float" office:value="23.2752236555523" calcext:value-type="float">
            <text:p>23</text:p>
          </table:table-cell>
          <table:table-cell table:style-name="ce12" table:formula="of:=([.E16]-[.G16]+[.$A$3])/2" office:value-type="float" office:value="231.724776344447" calcext:value-type="float">
            <text:p>232</text:p>
          </table:table-cell>
          <table:table-cell table:style-name="ce10"/>
          <table:table-cell table:formula="of:=(((([.$A$3]+[.C16])/2))-127)*2" office:value-type="float" office:value="85.2024068048695" calcext:value-type="float">
            <text:p>8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]+1.40625" office:value-type="float" office:value="20.6875" calcext:value-type="float">
            <text:p>20,6875</text:p>
          </table:table-cell>
          <table:table-cell table:formula="of:=[.$A$3]*SIN(RADIANS([.B17]))" office:value-type="float" office:value="90.0840420506929" calcext:value-type="float">
            <text:p>90,1</text:p>
          </table:table-cell>
          <table:table-cell table:formula="of:=[.$A$3]*SIN(RADIANS([.B17]-120))" office:value-type="float" office:value="-251.63921129147" calcext:value-type="float">
            <text:p>-251,6</text:p>
          </table:table-cell>
          <table:table-cell table:formula="of:=[.$A$3]*SIN(RADIANS([.B17]+120))" office:value-type="float" office:value="161.555169240777" calcext:value-type="float">
            <text:p>161,6</text:p>
          </table:table-cell>
          <table:table-cell table:style-name="ce10"/>
          <table:table-cell table:style-name="ce6" table:formula="of:=(MIN([.C17];[.D17];[.E17])+MAX([.C17];[.D17];[.E17]))/2" office:value-type="float" office:value="-45.0420210253464" calcext:value-type="float">
            <text:p>-45,0</text:p>
          </table:table-cell>
          <table:table-cell table:style-name="ce26" table:formula="of:=((((([.C17]-[.G17]+[.$A$3])/2)*[.$V$3])-[.$W$3])-127)*2" office:value-type="float" office:value="156.595602852825" calcext:value-type="float">
            <text:p>15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]-[.G17]+[.$A$3])/2" office:value-type="float" office:value="24.2014048669382" calcext:value-type="float">
            <text:p>24</text:p>
          </table:table-cell>
          <table:table-cell table:style-name="ce12" table:formula="of:=([.E17]-[.G17]+[.$A$3])/2" office:value-type="float" office:value="230.798595133062" calcext:value-type="float">
            <text:p>231</text:p>
          </table:table-cell>
          <table:table-cell table:style-name="ce10"/>
          <table:table-cell table:formula="of:=(((([.$A$3]+[.C17])/2))-127)*2" office:value-type="float" office:value="91.0840420506929" calcext:value-type="float">
            <text:p>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]+1.40625" office:value-type="float" office:value="22.09375" calcext:value-type="float">
            <text:p>22,09375</text:p>
          </table:table-cell>
          <table:table-cell table:formula="of:=[.$A$3]*SIN(RADIANS([.B18]))" office:value-type="float" office:value="95.9114140380442" calcext:value-type="float">
            <text:p>95,9</text:p>
          </table:table-cell>
          <table:table-cell table:formula="of:=[.$A$3]*SIN(RADIANS([.B18]-120))" office:value-type="float" office:value="-252.576088440124" calcext:value-type="float">
            <text:p>-252,6</text:p>
          </table:table-cell>
          <table:table-cell table:formula="of:=[.$A$3]*SIN(RADIANS([.B18]+120))" office:value-type="float" office:value="156.66467440208" calcext:value-type="float">
            <text:p>156,7</text:p>
          </table:table-cell>
          <table:table-cell table:style-name="ce10"/>
          <table:table-cell table:style-name="ce6" table:formula="of:=(MIN([.C18];[.D18];[.E18])+MAX([.C18];[.D18];[.E18]))/2" office:value-type="float" office:value="-47.9557070190221" calcext:value-type="float">
            <text:p>-48,0</text:p>
          </table:table-cell>
          <table:table-cell table:style-name="ce26" table:formula="of:=((((([.C18]-[.G18]+[.$A$3])/2)*[.$V$3])-[.$W$3])-127)*2" office:value-type="float" office:value="166.691524820912" calcext:value-type="float">
            <text:p>16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]-[.G18]+[.$A$3])/2" office:value-type="float" office:value="25.189809289449" calcext:value-type="float">
            <text:p>25</text:p>
          </table:table-cell>
          <table:table-cell table:style-name="ce12" table:formula="of:=([.E18]-[.G18]+[.$A$3])/2" office:value-type="float" office:value="229.810190710551" calcext:value-type="float">
            <text:p>230</text:p>
          </table:table-cell>
          <table:table-cell table:style-name="ce10"/>
          <table:table-cell table:formula="of:=(((([.$A$3]+[.C18])/2))-127)*2" office:value-type="float" office:value="96.9114140380442" calcext:value-type="float">
            <text:p>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]+1.40625" office:value-type="float" office:value="23.5" calcext:value-type="float">
            <text:p>23,5</text:p>
          </table:table-cell>
          <table:table-cell table:formula="of:=[.$A$3]*SIN(RADIANS([.B19]))" office:value-type="float" office:value="101.681012575938" calcext:value-type="float">
            <text:p>101,7</text:p>
          </table:table-cell>
          <table:table-cell table:formula="of:=[.$A$3]*SIN(RADIANS([.B19]-120))" office:value-type="float" office:value="-253.36082319753" calcext:value-type="float">
            <text:p>-253,4</text:p>
          </table:table-cell>
          <table:table-cell table:formula="of:=[.$A$3]*SIN(RADIANS([.B19]+120))" office:value-type="float" office:value="151.679810621592" calcext:value-type="float">
            <text:p>151,7</text:p>
          </table:table-cell>
          <table:table-cell table:style-name="ce10"/>
          <table:table-cell table:style-name="ce6" table:formula="of:=(MIN([.C19];[.D19];[.E19])+MAX([.C19];[.D19];[.E19]))/2" office:value-type="float" office:value="-50.8405062879689" calcext:value-type="float">
            <text:p>-50,8</text:p>
          </table:table-cell>
          <table:table-cell table:style-name="ce26" table:formula="of:=((((([.C19]-[.G19]+[.$A$3])/2)*[.$V$3])-[.$W$3])-127)*2" office:value-type="float" office:value="176.687354287812" calcext:value-type="float">
            <text:p>17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]-[.G19]+[.$A$3])/2" office:value-type="float" office:value="26.2398415452194" calcext:value-type="float">
            <text:p>26</text:p>
          </table:table-cell>
          <table:table-cell table:style-name="ce12" table:formula="of:=([.E19]-[.G19]+[.$A$3])/2" office:value-type="float" office:value="228.76015845478" calcext:value-type="float">
            <text:p>229</text:p>
          </table:table-cell>
          <table:table-cell table:style-name="ce10"/>
          <table:table-cell table:formula="of:=(((([.$A$3]+[.C19])/2))-127)*2" office:value-type="float" office:value="102.681012575938" calcext:value-type="float">
            <text:p>1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]+1.40625" office:value-type="float" office:value="24.90625" calcext:value-type="float">
            <text:p>24,90625</text:p>
          </table:table-cell>
          <table:table-cell table:formula="of:=[.$A$3]*SIN(RADIANS([.B20]))" office:value-type="float" office:value="107.389362273954" calcext:value-type="float">
            <text:p>107,4</text:p>
          </table:table-cell>
          <table:table-cell table:formula="of:=[.$A$3]*SIN(RADIANS([.B20]-120))" office:value-type="float" office:value="-253.992942868813" calcext:value-type="float">
            <text:p>-254,0</text:p>
          </table:table-cell>
          <table:table-cell table:formula="of:=[.$A$3]*SIN(RADIANS([.B20]+120))" office:value-type="float" office:value="146.603580594859" calcext:value-type="float">
            <text:p>146,6</text:p>
          </table:table-cell>
          <table:table-cell table:style-name="ce10"/>
          <table:table-cell table:style-name="ce6" table:formula="of:=(MIN([.C20];[.D20];[.E20])+MAX([.C20];[.D20];[.E20]))/2" office:value-type="float" office:value="-53.6946811369768" calcext:value-type="float">
            <text:p>-53,7</text:p>
          </table:table-cell>
          <table:table-cell table:style-name="ce26" table:formula="of:=((((([.C20]-[.G20]+[.$A$3])/2)*[.$V$3])-[.$W$3])-127)*2" office:value-type="float" office:value="186.577070139625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]-[.G20]+[.$A$3])/2" office:value-type="float" office:value="27.3508691340819" calcext:value-type="float">
            <text:p>27</text:p>
          </table:table-cell>
          <table:table-cell table:style-name="ce12" table:formula="of:=([.E20]-[.G20]+[.$A$3])/2" office:value-type="float" office:value="227.649130865918" calcext:value-type="float">
            <text:p>228</text:p>
          </table:table-cell>
          <table:table-cell table:style-name="ce10"/>
          <table:table-cell table:formula="of:=(((([.$A$3]+[.C20])/2))-127)*2" office:value-type="float" office:value="108.389362273954" calcext:value-type="float">
            <text:p>1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]+1.40625" office:value-type="float" office:value="26.3125" calcext:value-type="float">
            <text:p>26,3125</text:p>
          </table:table-cell>
          <table:table-cell table:formula="of:=[.$A$3]*SIN(RADIANS([.B21]))" office:value-type="float" office:value="113.033024635682" calcext:value-type="float">
            <text:p>113,0</text:p>
          </table:table-cell>
          <table:table-cell table:formula="of:=[.$A$3]*SIN(RADIANS([.B21]-120))" office:value-type="float" office:value="-254.47206668872" calcext:value-type="float">
            <text:p>-254,5</text:p>
          </table:table-cell>
          <table:table-cell table:formula="of:=[.$A$3]*SIN(RADIANS([.B21]+120))" office:value-type="float" office:value="141.439042053038" calcext:value-type="float">
            <text:p>141,4</text:p>
          </table:table-cell>
          <table:table-cell table:style-name="ce10"/>
          <table:table-cell table:style-name="ce6" table:formula="of:=(MIN([.C21];[.D21];[.E21])+MAX([.C21];[.D21];[.E21]))/2" office:value-type="float" office:value="-56.5165123178412" calcext:value-type="float">
            <text:p>-56,5</text:p>
          </table:table-cell>
          <table:table-cell table:style-name="ce26" table:formula="of:=((((([.C21]-[.G21]+[.$A$3])/2)*[.$V$3])-[.$W$3])-127)*2" office:value-type="float" office:value="196.354715181319" calcext:value-type="float">
            <text:p>19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]-[.G21]+[.$A$3])/2" office:value-type="float" office:value="28.5222228145606" calcext:value-type="float">
            <text:p>29</text:p>
          </table:table-cell>
          <table:table-cell table:style-name="ce12" table:formula="of:=([.E21]-[.G21]+[.$A$3])/2" office:value-type="float" office:value="226.47777718544" calcext:value-type="float">
            <text:p>226</text:p>
          </table:table-cell>
          <table:table-cell table:style-name="ce10"/>
          <table:table-cell table:formula="of:=(((([.$A$3]+[.C21])/2))-127)*2" office:value-type="float" office:value="114.033024635682" calcext:value-type="float">
            <text:p>1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]+1.40625" office:value-type="float" office:value="27.71875" calcext:value-type="float">
            <text:p>27,71875</text:p>
          </table:table-cell>
          <table:table-cell table:formula="of:=[.$A$3]*SIN(RADIANS([.B22]))" office:value-type="float" office:value="118.608600129948" calcext:value-type="float">
            <text:p>118,6</text:p>
          </table:table-cell>
          <table:table-cell table:formula="of:=[.$A$3]*SIN(RADIANS([.B22]-120))" office:value-type="float" office:value="-254.797906050977" calcext:value-type="float">
            <text:p>-254,8</text:p>
          </table:table-cell>
          <table:table-cell table:formula="of:=[.$A$3]*SIN(RADIANS([.B22]+120))" office:value-type="float" office:value="136.189305921029" calcext:value-type="float">
            <text:p>136,2</text:p>
          </table:table-cell>
          <table:table-cell table:style-name="ce10"/>
          <table:table-cell table:style-name="ce6" table:formula="of:=(MIN([.C22];[.D22];[.E22])+MAX([.C22];[.D22];[.E22]))/2" office:value-type="float" office:value="-59.3043000649739" calcext:value-type="float">
            <text:p>-59,3</text:p>
          </table:table-cell>
          <table:table-cell table:style-name="ce26" table:formula="of:=((((([.C22]-[.G22]+[.$A$3])/2)*[.$V$3])-[.$W$3])-127)*2" office:value-type="float" office:value="206.014399725135" calcext:value-type="float">
            <text:p>20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]-[.G22]+[.$A$3])/2" office:value-type="float" office:value="29.7531970069984" calcext:value-type="float">
            <text:p>30</text:p>
          </table:table-cell>
          <table:table-cell table:style-name="ce12" table:formula="of:=([.E22]-[.G22]+[.$A$3])/2" office:value-type="float" office:value="225.246802993001" calcext:value-type="float">
            <text:p>225</text:p>
          </table:table-cell>
          <table:table-cell table:style-name="ce10"/>
          <table:table-cell table:formula="of:=(((([.$A$3]+[.C22])/2))-127)*2" office:value-type="float" office:value="119.608600129948" calcext:value-type="float">
            <text:p>12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]+1.40625" office:value-type="float" office:value="29.125" calcext:value-type="float">
            <text:p>29,125</text:p>
          </table:table-cell>
          <table:table-cell table:formula="of:=[.$A$3]*SIN(RADIANS([.B23]))" office:value-type="float" office:value="124.112730238556" calcext:value-type="float">
            <text:p>124,1</text:p>
          </table:table-cell>
          <table:table-cell table:formula="of:=[.$A$3]*SIN(RADIANS([.B23]-120))" office:value-type="float" office:value="-254.970264682136" calcext:value-type="float">
            <text:p>-255,0</text:p>
          </table:table-cell>
          <table:table-cell table:formula="of:=[.$A$3]*SIN(RADIANS([.B23]+120))" office:value-type="float" office:value="130.85753444358" calcext:value-type="float">
            <text:p>130,9</text:p>
          </table:table-cell>
          <table:table-cell table:style-name="ce10"/>
          <table:table-cell table:style-name="ce6" table:formula="of:=(MIN([.C23];[.D23];[.E23])+MAX([.C23];[.D23];[.E23]))/2" office:value-type="float" office:value="-62.0563651192781" calcext:value-type="float">
            <text:p>-62,1</text:p>
          </table:table-cell>
          <table:table-cell table:style-name="ce26" table:formula="of:=((((([.C23]-[.G23]+[.$A$3])/2)*[.$V$3])-[.$W$3])-127)*2" office:value-type="float" office:value="215.550305138298" calcext:value-type="float">
            <text:p>21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]-[.G23]+[.$A$3])/2" office:value-type="float" office:value="31.0430502185711" calcext:value-type="float">
            <text:p>31</text:p>
          </table:table-cell>
          <table:table-cell table:style-name="ce12" table:formula="of:=([.E23]-[.G23]+[.$A$3])/2" office:value-type="float" office:value="223.956949781429" calcext:value-type="float">
            <text:p>224</text:p>
          </table:table-cell>
          <table:table-cell table:style-name="ce10"/>
          <table:table-cell table:formula="of:=(((([.$A$3]+[.C23])/2))-127)*2" office:value-type="float" office:value="125.112730238556" calcext:value-type="float">
            <text:p>1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]+1.40625" office:value-type="float" office:value="30.53125" calcext:value-type="float">
            <text:p>30,53125</text:p>
          </table:table-cell>
          <table:table-cell table:formula="of:=[.$A$3]*SIN(RADIANS([.B24]))" office:value-type="float" office:value="129.542099479343" calcext:value-type="float">
            <text:p>129,5</text:p>
          </table:table-cell>
          <table:table-cell table:formula="of:=[.$A$3]*SIN(RADIANS([.B24]-120))" office:value-type="float" office:value="-254.989038759803" calcext:value-type="float">
            <text:p>-255,0</text:p>
          </table:table-cell>
          <table:table-cell table:formula="of:=[.$A$3]*SIN(RADIANS([.B24]+120))" office:value-type="float" office:value="125.446939280461" calcext:value-type="float">
            <text:p>125,4</text:p>
          </table:table-cell>
          <table:table-cell table:style-name="ce10"/>
          <table:table-cell table:style-name="ce6" table:formula="of:=(MIN([.C24];[.D24];[.E24])+MAX([.C24];[.D24];[.E24]))/2" office:value-type="float" office:value="-62.7234696402304" calcext:value-type="float">
            <text:p>-62,7</text:p>
          </table:table-cell>
          <table:table-cell table:style-name="ce26" table:formula="of:=((((([.C24]-[.G24]+[.$A$3])/2)*[.$V$3])-[.$W$3])-127)*2" office:value-type="float" office:value="222.591732333107" calcext:value-type="float">
            <text:p>22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]-[.G24]+[.$A$3])/2" office:value-type="float" office:value="31.3672154402137" calcext:value-type="float">
            <text:p>31</text:p>
          </table:table-cell>
          <table:table-cell table:style-name="ce12" table:formula="of:=([.E24]-[.G24]+[.$A$3])/2" office:value-type="float" office:value="221.585204460346" calcext:value-type="float">
            <text:p>222</text:p>
          </table:table-cell>
          <table:table-cell table:style-name="ce10"/>
          <table:table-cell table:formula="of:=(((([.$A$3]+[.C24])/2))-127)*2" office:value-type="float" office:value="130.542099479343" calcext:value-type="float">
            <text:p>131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]+1.40625" office:value-type="float" office:value="31.9375" calcext:value-type="float">
            <text:p>31,9375</text:p>
          </table:table-cell>
          <table:table-cell table:formula="of:=[.$A$3]*SIN(RADIANS([.B25]))" office:value-type="float" office:value="134.893437403294" calcext:value-type="float">
            <text:p>134,9</text:p>
          </table:table-cell>
          <table:table-cell table:formula="of:=[.$A$3]*SIN(RADIANS([.B25]-120))" office:value-type="float" office:value="-254.854216975176" calcext:value-type="float">
            <text:p>-254,9</text:p>
          </table:table-cell>
          <table:table-cell table:formula="of:=[.$A$3]*SIN(RADIANS([.B25]+120))" office:value-type="float" office:value="119.960779571882" calcext:value-type="float">
            <text:p>120,0</text:p>
          </table:table-cell>
          <table:table-cell table:style-name="ce10"/>
          <table:table-cell table:style-name="ce6" table:formula="of:=(MIN([.C25];[.D25];[.E25])+MAX([.C25];[.D25];[.E25]))/2" office:value-type="float" office:value="-59.980389785941" calcext:value-type="float">
            <text:p>-60,0</text:p>
          </table:table-cell>
          <table:table-cell table:style-name="ce26" table:formula="of:=((((([.C25]-[.G25]+[.$A$3])/2)*[.$V$3])-[.$W$3])-127)*2" office:value-type="float" office:value="225.604270403566" calcext:value-type="float">
            <text:p>22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]-[.G25]+[.$A$3])/2" office:value-type="float" office:value="30.0630864053825" calcext:value-type="float">
            <text:p>30</text:p>
          </table:table-cell>
          <table:table-cell table:style-name="ce12" table:formula="of:=([.E25]-[.G25]+[.$A$3])/2" office:value-type="float" office:value="217.470584678912" calcext:value-type="float">
            <text:p>217</text:p>
          </table:table-cell>
          <table:table-cell table:style-name="ce10"/>
          <table:table-cell table:formula="of:=(((([.$A$3]+[.C25])/2))-127)*2" office:value-type="float" office:value="135.893437403294" calcext:value-type="float">
            <text:p>1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]+1.40625" office:value-type="float" office:value="33.34375" calcext:value-type="float">
            <text:p>33,34375</text:p>
          </table:table-cell>
          <table:table-cell table:formula="of:=[.$A$3]*SIN(RADIANS([.B26]))" office:value-type="float" office:value="140.163520564544" calcext:value-type="float">
            <text:p>140,2</text:p>
          </table:table-cell>
          <table:table-cell table:formula="of:=[.$A$3]*SIN(RADIANS([.B26]-120))" office:value-type="float" office:value="-254.565880539855" calcext:value-type="float">
            <text:p>-254,6</text:p>
          </table:table-cell>
          <table:table-cell table:formula="of:=[.$A$3]*SIN(RADIANS([.B26]+120))" office:value-type="float" office:value="114.402359975312" calcext:value-type="float">
            <text:p>114,4</text:p>
          </table:table-cell>
          <table:table-cell table:style-name="ce10"/>
          <table:table-cell table:style-name="ce6" table:formula="of:=(MIN([.C26];[.D26];[.E26])+MAX([.C26];[.D26];[.E26]))/2" office:value-type="float" office:value="-57.2011799876558" calcext:value-type="float">
            <text:p>-57,2</text:p>
          </table:table-cell>
          <table:table-cell table:style-name="ce26" table:formula="of:=((((([.C26]-[.G26]+[.$A$3])/2)*[.$V$3])-[.$W$3])-127)*2" office:value-type="float" office:value="228.481229137791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6]-[.G26]+[.$A$3])/2" office:value-type="float" office:value="28.8176497239004" calcext:value-type="float">
            <text:p>29</text:p>
          </table:table-cell>
          <table:table-cell table:style-name="ce12" table:formula="of:=([.E26]-[.G26]+[.$A$3])/2" office:value-type="float" office:value="213.301769981484" calcext:value-type="float">
            <text:p>213</text:p>
          </table:table-cell>
          <table:table-cell table:style-name="ce10"/>
          <table:table-cell table:formula="of:=(((([.$A$3]+[.C26])/2))-127)*2" office:value-type="float" office:value="141.163520564544" calcext:value-type="float">
            <text:p>14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6]+1.40625" office:value-type="float" office:value="34.75" calcext:value-type="float">
            <text:p>34,75</text:p>
          </table:table-cell>
          <table:table-cell table:formula="of:=[.$A$3]*SIN(RADIANS([.B27]))" office:value-type="float" office:value="145.349174462057" calcext:value-type="float">
            <text:p>145,3</text:p>
          </table:table-cell>
          <table:table-cell table:formula="of:=[.$A$3]*SIN(RADIANS([.B27]-120))" office:value-type="float" office:value="-254.124203136929" calcext:value-type="float">
            <text:p>-254,1</text:p>
          </table:table-cell>
          <table:table-cell table:formula="of:=[.$A$3]*SIN(RADIANS([.B27]+120))" office:value-type="float" office:value="108.775028674872" calcext:value-type="float">
            <text:p>108,8</text:p>
          </table:table-cell>
          <table:table-cell table:style-name="ce10"/>
          <table:table-cell table:style-name="ce6" table:formula="of:=(MIN([.C27];[.D27];[.E27])+MAX([.C27];[.D27];[.E27]))/2" office:value-type="float" office:value="-54.387514337436" calcext:value-type="float">
            <text:p>-54,4</text:p>
          </table:table-cell>
          <table:table-cell table:style-name="ce26" table:formula="of:=((((([.C27]-[.G27]+[.$A$3])/2)*[.$V$3])-[.$W$3])-127)*2" office:value-type="float" office:value="231.220875563414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7]-[.G27]+[.$A$3])/2" office:value-type="float" office:value="27.6316556002535" calcext:value-type="float">
            <text:p>28</text:p>
          </table:table-cell>
          <table:table-cell table:style-name="ce12" table:formula="of:=([.E27]-[.G27]+[.$A$3])/2" office:value-type="float" office:value="209.081271506154" calcext:value-type="float">
            <text:p>209</text:p>
          </table:table-cell>
          <table:table-cell table:style-name="ce10"/>
          <table:table-cell table:formula="of:=(((([.$A$3]+[.C27])/2))-127)*2" office:value-type="float" office:value="146.349174462057" calcext:value-type="float">
            <text:p>1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7]+1.40625" office:value-type="float" office:value="36.15625" calcext:value-type="float">
            <text:p>36,15625</text:p>
          </table:table-cell>
          <table:table-cell table:formula="of:=[.$A$3]*SIN(RADIANS([.B28]))" office:value-type="float" office:value="150.447275451831" calcext:value-type="float">
            <text:p>150,4</text:p>
          </table:table-cell>
          <table:table-cell table:formula="of:=[.$A$3]*SIN(RADIANS([.B28]-120))" office:value-type="float" office:value="-253.529450816349" calcext:value-type="float">
            <text:p>-253,5</text:p>
          </table:table-cell>
          <table:table-cell table:formula="of:=[.$A$3]*SIN(RADIANS([.B28]+120))" office:value-type="float" office:value="103.082175364519" calcext:value-type="float">
            <text:p>103,1</text:p>
          </table:table-cell>
          <table:table-cell table:style-name="ce10"/>
          <table:table-cell table:style-name="ce6" table:formula="of:=(MIN([.C28];[.D28];[.E28])+MAX([.C28];[.D28];[.E28]))/2" office:value-type="float" office:value="-51.5410876822593" calcext:value-type="float">
            <text:p>-51,5</text:p>
          </table:table-cell>
          <table:table-cell table:style-name="ce26" table:formula="of:=((((([.C28]-[.G28]+[.$A$3])/2)*[.$V$3])-[.$W$3])-127)*2" office:value-type="float" office:value="233.821559419874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8]-[.G28]+[.$A$3])/2" office:value-type="float" office:value="26.5058184329551" calcext:value-type="float">
            <text:p>27</text:p>
          </table:table-cell>
          <table:table-cell table:style-name="ce12" table:formula="of:=([.E28]-[.G28]+[.$A$3])/2" office:value-type="float" office:value="204.811631523389" calcext:value-type="float">
            <text:p>205</text:p>
          </table:table-cell>
          <table:table-cell table:style-name="ce10"/>
          <table:table-cell table:formula="of:=(((([.$A$3]+[.C28])/2))-127)*2" office:value-type="float" office:value="151.447275451831" calcext:value-type="float">
            <text:p>1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8]+1.40625" office:value-type="float" office:value="37.5625" calcext:value-type="float">
            <text:p>37,5625</text:p>
          </table:table-cell>
          <table:table-cell table:formula="of:=[.$A$3]*SIN(RADIANS([.B29]))" office:value-type="float" office:value="155.454752628458" calcext:value-type="float">
            <text:p>155,5</text:p>
          </table:table-cell>
          <table:table-cell table:formula="of:=[.$A$3]*SIN(RADIANS([.B29]-120))" office:value-type="float" office:value="-252.781981834674" calcext:value-type="float">
            <text:p>-252,8</text:p>
          </table:table-cell>
          <table:table-cell table:formula="of:=[.$A$3]*SIN(RADIANS([.B29]+120))" office:value-type="float" office:value="97.3272292062167" calcext:value-type="float">
            <text:p>97,3</text:p>
          </table:table-cell>
          <table:table-cell table:style-name="ce10"/>
          <table:table-cell table:style-name="ce6" table:formula="of:=(MIN([.C29];[.D29];[.E29])+MAX([.C29];[.D29];[.E29]))/2" office:value-type="float" office:value="-48.6636146031084" calcext:value-type="float">
            <text:p>-48,7</text:p>
          </table:table-cell>
          <table:table-cell table:style-name="ce26" table:formula="of:=((((([.C29]-[.G29]+[.$A$3])/2)*[.$V$3])-[.$W$3])-127)*2" office:value-type="float" office:value="236.281714152459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9]-[.G29]+[.$A$3])/2" office:value-type="float" office:value="25.4408163842172" calcext:value-type="float">
            <text:p>25</text:p>
          </table:table-cell>
          <table:table-cell table:style-name="ce12" table:formula="of:=([.E29]-[.G29]+[.$A$3])/2" office:value-type="float" office:value="200.495421904663" calcext:value-type="float">
            <text:p>200</text:p>
          </table:table-cell>
          <table:table-cell table:style-name="ce10"/>
          <table:table-cell table:formula="of:=(((([.$A$3]+[.C29])/2))-127)*2" office:value-type="float" office:value="156.454752628458" calcext:value-type="float">
            <text:p>1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9]+1.40625" office:value-type="float" office:value="38.96875" calcext:value-type="float">
            <text:p>38,96875</text:p>
          </table:table-cell>
          <table:table-cell table:formula="of:=[.$A$3]*SIN(RADIANS([.B30]))" office:value-type="float" office:value="160.368589674929" calcext:value-type="float">
            <text:p>160,4</text:p>
          </table:table-cell>
          <table:table-cell table:formula="of:=[.$A$3]*SIN(RADIANS([.B30]-120))" office:value-type="float" office:value="-251.882246439269" calcext:value-type="float">
            <text:p>-251,9</text:p>
          </table:table-cell>
          <table:table-cell table:formula="of:=[.$A$3]*SIN(RADIANS([.B30]+120))" office:value-type="float" office:value="91.5136567643404" calcext:value-type="float">
            <text:p>91,5</text:p>
          </table:table-cell>
          <table:table-cell table:style-name="ce10"/>
          <table:table-cell table:style-name="ce6" table:formula="of:=(MIN([.C30];[.D30];[.E30])+MAX([.C30];[.D30];[.E30]))/2" office:value-type="float" office:value="-45.7568283821702" calcext:value-type="float">
            <text:p>-45,8</text:p>
          </table:table-cell>
          <table:table-cell table:style-name="ce26" table:formula="of:=((((([.C30]-[.G30]+[.$A$3])/2)*[.$V$3])-[.$W$3])-127)*2" office:value-type="float" office:value="238.59985785595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0]-[.G30]+[.$A$3])/2" office:value-type="float" office:value="24.4372909714506" calcext:value-type="float">
            <text:p>24</text:p>
          </table:table-cell>
          <table:table-cell table:style-name="ce12" table:formula="of:=([.E30]-[.G30]+[.$A$3])/2" office:value-type="float" office:value="196.135242573255" calcext:value-type="float">
            <text:p>196</text:p>
          </table:table-cell>
          <table:table-cell table:style-name="ce10"/>
          <table:table-cell table:formula="of:=(((([.$A$3]+[.C30])/2))-127)*2" office:value-type="float" office:value="161.368589674929" calcext:value-type="float">
            <text:p>16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0]+1.40625" office:value-type="float" office:value="40.375" calcext:value-type="float">
            <text:p>40,375</text:p>
          </table:table-cell>
          <table:table-cell table:formula="of:=[.$A$3]*SIN(RADIANS([.B31]))" office:value-type="float" office:value="165.185826679548" calcext:value-type="float">
            <text:p>165,2</text:p>
          </table:table-cell>
          <table:table-cell table:formula="of:=[.$A$3]*SIN(RADIANS([.B31]-120))" office:value-type="float" office:value="-250.830786597093" calcext:value-type="float">
            <text:p>-250,8</text:p>
          </table:table-cell>
          <table:table-cell table:formula="of:=[.$A$3]*SIN(RADIANS([.B31]+120))" office:value-type="float" office:value="85.6449599175453" calcext:value-type="float">
            <text:p>85,6</text:p>
          </table:table-cell>
          <table:table-cell table:style-name="ce10"/>
          <table:table-cell table:style-name="ce6" table:formula="of:=(MIN([.C31];[.D31];[.E31])+MAX([.C31];[.D31];[.E31]))/2" office:value-type="float" office:value="-42.8224799587726" calcext:value-type="float">
            <text:p>-42,8</text:p>
          </table:table-cell>
          <table:table-cell table:style-name="ce26" table:formula="of:=((((([.C31]-[.G31]+[.$A$3])/2)*[.$V$3])-[.$W$3])-127)*2" office:value-type="float" office:value="240.77459416726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1]-[.G31]+[.$A$3])/2" office:value-type="float" office:value="23.4958466808398" calcext:value-type="float">
            <text:p>23</text:p>
          </table:table-cell>
          <table:table-cell table:style-name="ce12" table:formula="of:=([.E31]-[.G31]+[.$A$3])/2" office:value-type="float" office:value="191.733719938159" calcext:value-type="float">
            <text:p>192</text:p>
          </table:table-cell>
          <table:table-cell table:style-name="ce10"/>
          <table:table-cell table:formula="of:=(((([.$A$3]+[.C31])/2))-127)*2" office:value-type="float" office:value="166.185826679548" calcext:value-type="float">
            <text:p>16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1]+1.40625" office:value-type="float" office:value="41.78125" calcext:value-type="float">
            <text:p>41,78125</text:p>
          </table:table-cell>
          <table:table-cell table:formula="of:=[.$A$3]*SIN(RADIANS([.B32]))" office:value-type="float" office:value="169.903561918871" calcext:value-type="float">
            <text:p>169,9</text:p>
          </table:table-cell>
          <table:table-cell table:formula="of:=[.$A$3]*SIN(RADIANS([.B32]-120))" office:value-type="float" office:value="-249.628235668238" calcext:value-type="float">
            <text:p>-249,6</text:p>
          </table:table-cell>
          <table:table-cell table:formula="of:=[.$A$3]*SIN(RADIANS([.B32]+120))" office:value-type="float" office:value="79.7246737493672" calcext:value-type="float">
            <text:p>79,7</text:p>
          </table:table-cell>
          <table:table-cell table:style-name="ce10"/>
          <table:table-cell table:style-name="ce6" table:formula="of:=(MIN([.C32];[.D32];[.E32])+MAX([.C32];[.D32];[.E32]))/2" office:value-type="float" office:value="-39.8623368746836" calcext:value-type="float">
            <text:p>-39,9</text:p>
          </table:table-cell>
          <table:table-cell table:style-name="ce26" table:formula="of:=((((([.C32]-[.G32]+[.$A$3])/2)*[.$V$3])-[.$W$3])-127)*2" office:value-type="float" office:value="242.804613106555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2]-[.G32]+[.$A$3])/2" office:value-type="float" office:value="22.6170506032228" calcext:value-type="float">
            <text:p>23</text:p>
          </table:table-cell>
          <table:table-cell table:style-name="ce12" table:formula="of:=([.E32]-[.G32]+[.$A$3])/2" office:value-type="float" office:value="187.293505312025" calcext:value-type="float">
            <text:p>187</text:p>
          </table:table-cell>
          <table:table-cell table:style-name="ce10"/>
          <table:table-cell table:formula="of:=(((([.$A$3]+[.C32])/2))-127)*2" office:value-type="float" office:value="170.903561918871" calcext:value-type="float">
            <text:p>1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2]+1.40625" office:value-type="float" office:value="43.1875" calcext:value-type="float">
            <text:p>43,1875</text:p>
          </table:table-cell>
          <table:table-cell table:formula="of:=[.$A$3]*SIN(RADIANS([.B33]))" office:value-type="float" office:value="174.518953605597" calcext:value-type="float">
            <text:p>174,5</text:p>
          </table:table-cell>
          <table:table-cell table:formula="of:=[.$A$3]*SIN(RADIANS([.B33]-120))" office:value-type="float" office:value="-248.275318024417" calcext:value-type="float">
            <text:p>-248,3</text:p>
          </table:table-cell>
          <table:table-cell table:formula="of:=[.$A$3]*SIN(RADIANS([.B33]+120))" office:value-type="float" office:value="73.75636441882" calcext:value-type="float">
            <text:p>73,8</text:p>
          </table:table-cell>
          <table:table-cell table:style-name="ce10"/>
          <table:table-cell table:style-name="ce6" table:formula="of:=(MIN([.C33];[.D33];[.E33])+MAX([.C33];[.D33];[.E33]))/2" office:value-type="float" office:value="-36.87818220941" calcext:value-type="float">
            <text:p>-36,9</text:p>
          </table:table-cell>
          <table:table-cell table:style-name="ce26" table:formula="of:=((((([.C33]-[.G33]+[.$A$3])/2)*[.$V$3])-[.$W$3])-127)*2" office:value-type="float" office:value="244.688691866333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3]-[.G33]+[.$A$3])/2" office:value-type="float" office:value="21.8014320924965" calcext:value-type="float">
            <text:p>22</text:p>
          </table:table-cell>
          <table:table-cell table:style-name="ce12" table:formula="of:=([.E33]-[.G33]+[.$A$3])/2" office:value-type="float" office:value="182.817273314115" calcext:value-type="float">
            <text:p>183</text:p>
          </table:table-cell>
          <table:table-cell table:style-name="ce10"/>
          <table:table-cell table:formula="of:=(((([.$A$3]+[.C33])/2))-127)*2" office:value-type="float" office:value="175.518953605597" calcext:value-type="float">
            <text:p>17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3]+1.40625" office:value-type="float" office:value="44.59375" calcext:value-type="float">
            <text:p>44,59375</text:p>
          </table:table-cell>
          <table:table-cell table:formula="of:=[.$A$3]*SIN(RADIANS([.B34]))" office:value-type="float" office:value="179.029221600356" calcext:value-type="float">
            <text:p>179,0</text:p>
          </table:table-cell>
          <table:table-cell table:formula="of:=[.$A$3]*SIN(RADIANS([.B34]-120))" office:value-type="float" office:value="-246.772848612631" calcext:value-type="float">
            <text:p>-246,8</text:p>
          </table:table-cell>
          <table:table-cell table:formula="of:=[.$A$3]*SIN(RADIANS([.B34]+120))" office:value-type="float" office:value="67.743627012275" calcext:value-type="float">
            <text:p>67,7</text:p>
          </table:table-cell>
          <table:table-cell table:style-name="ce10"/>
          <table:table-cell table:style-name="ce6" table:formula="of:=(MIN([.C34];[.D34];[.E34])+MAX([.C34];[.D34];[.E34]))/2" office:value-type="float" office:value="-33.8718135061375" calcext:value-type="float">
            <text:p>-33,9</text:p>
          </table:table-cell>
          <table:table-cell table:style-name="ce26" table:formula="of:=((((([.C34]-[.G34]+[.$A$3])/2)*[.$V$3])-[.$W$3])-127)*2" office:value-type="float" office:value="246.42569554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4]-[.G34]+[.$A$3])/2" office:value-type="float" office:value="21.0494824467532" calcext:value-type="float">
            <text:p>21</text:p>
          </table:table-cell>
          <table:table-cell table:style-name="ce12" table:formula="of:=([.E34]-[.G34]+[.$A$3])/2" office:value-type="float" office:value="178.307720259206" calcext:value-type="float">
            <text:p>178</text:p>
          </table:table-cell>
          <table:table-cell table:style-name="ce10"/>
          <table:table-cell table:formula="of:=(((([.$A$3]+[.C34])/2))-127)*2" office:value-type="float" office:value="180.029221600356" calcext:value-type="float">
            <text:p>18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4]+1.40625" office:value-type="float" office:value="46" calcext:value-type="float">
            <text:p>46</text:p>
          </table:table-cell>
          <table:table-cell table:formula="of:=[.$A$3]*SIN(RADIANS([.B35]))" office:value-type="float" office:value="183.431649086356" calcext:value-type="float">
            <text:p>183,4</text:p>
          </table:table-cell>
          <table:table-cell table:formula="of:=[.$A$3]*SIN(RADIANS([.B35]-120))" office:value-type="float" office:value="-245.121732464271" calcext:value-type="float">
            <text:p>-245,1</text:p>
          </table:table-cell>
          <table:table-cell table:formula="of:=[.$A$3]*SIN(RADIANS([.B35]+120))" office:value-type="float" office:value="61.6900833779153" calcext:value-type="float">
            <text:p>61,7</text:p>
          </table:table-cell>
          <table:table-cell table:style-name="ce10"/>
          <table:table-cell table:style-name="ce6" table:formula="of:=(MIN([.C35];[.D35];[.E35])+MAX([.C35];[.D35];[.E35]))/2" office:value-type="float" office:value="-30.8450416889576" calcext:value-type="float">
            <text:p>-30,8</text:p>
          </table:table-cell>
          <table:table-cell table:style-name="ce26" table:formula="of:=((((([.C35]-[.G35]+[.$A$3])/2)*[.$V$3])-[.$W$3])-127)*2" office:value-type="float" office:value="248.014577845487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5]-[.G35]+[.$A$3])/2" office:value-type="float" office:value="20.3616546123433" calcext:value-type="float">
            <text:p>20</text:p>
          </table:table-cell>
          <table:table-cell table:style-name="ce12" table:formula="of:=([.E35]-[.G35]+[.$A$3])/2" office:value-type="float" office:value="173.767562533436" calcext:value-type="float">
            <text:p>174</text:p>
          </table:table-cell>
          <table:table-cell table:style-name="ce10"/>
          <table:table-cell table:formula="of:=(((([.$A$3]+[.C35])/2))-127)*2" office:value-type="float" office:value="184.431649086356" calcext:value-type="float">
            <text:p>18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5]+1.40625" office:value-type="float" office:value="47.40625" calcext:value-type="float">
            <text:p>47,40625</text:p>
          </table:table-cell>
          <table:table-cell table:formula="of:=[.$A$3]*SIN(RADIANS([.B36]))" office:value-type="float" office:value="187.723584205898" calcext:value-type="float">
            <text:p>187,7</text:p>
          </table:table-cell>
          <table:table-cell table:formula="of:=[.$A$3]*SIN(RADIANS([.B36]-120))" office:value-type="float" office:value="-243.322964149967" calcext:value-type="float">
            <text:p>-243,3</text:p>
          </table:table-cell>
          <table:table-cell table:formula="of:=[.$A$3]*SIN(RADIANS([.B36]+120))" office:value-type="float" office:value="55.5993799440695" calcext:value-type="float">
            <text:p>55,6</text:p>
          </table:table-cell>
          <table:table-cell table:style-name="ce10"/>
          <table:table-cell table:style-name="ce6" table:formula="of:=(MIN([.C36];[.D36];[.E36])+MAX([.C36];[.D36];[.E36]))/2" office:value-type="float" office:value="-27.7996899720347" calcext:value-type="float">
            <text:p>-27,8</text:p>
          </table:table-cell>
          <table:table-cell table:style-name="ce26" table:formula="of:=((((([.C36]-[.G36]+[.$A$3])/2)*[.$V$3])-[.$W$3])-127)*2" office:value-type="float" office:value="249.45438167551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6]-[.G36]+[.$A$3])/2" office:value-type="float" office:value="19.7383629110338" calcext:value-type="float">
            <text:p>20</text:p>
          </table:table-cell>
          <table:table-cell table:style-name="ce12" table:formula="of:=([.E36]-[.G36]+[.$A$3])/2" office:value-type="float" office:value="169.199534958052" calcext:value-type="float">
            <text:p>169</text:p>
          </table:table-cell>
          <table:table-cell table:style-name="ce10"/>
          <table:table-cell table:formula="of:=(((([.$A$3]+[.C36])/2))-127)*2" office:value-type="float" office:value="188.723584205898" calcext:value-type="float">
            <text:p>1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6]+1.40625" office:value-type="float" office:value="48.8125" calcext:value-type="float">
            <text:p>48,8125</text:p>
          </table:table-cell>
          <table:table-cell table:formula="of:=[.$A$3]*SIN(RADIANS([.B37]))" office:value-type="float" office:value="191.902441657751" calcext:value-type="float">
            <text:p>191,9</text:p>
          </table:table-cell>
          <table:table-cell table:formula="of:=[.$A$3]*SIN(RADIANS([.B37]-120))" office:value-type="float" office:value="-241.377627180491" calcext:value-type="float">
            <text:p>-241,4</text:p>
          </table:table-cell>
          <table:table-cell table:formula="of:=[.$A$3]*SIN(RADIANS([.B37]+120))" office:value-type="float" office:value="49.47518552274" calcext:value-type="float">
            <text:p>49,5</text:p>
          </table:table-cell>
          <table:table-cell table:style-name="ce10"/>
          <table:table-cell table:style-name="ce6" table:formula="of:=(MIN([.C37];[.D37];[.E37])+MAX([.C37];[.D37];[.E37]))/2" office:value-type="float" office:value="-24.73759276137" calcext:value-type="float">
            <text:p>-24,7</text:p>
          </table:table-cell>
          <table:table-cell table:style-name="ce26" table:formula="of:=((((([.C37]-[.G37]+[.$A$3])/2)*[.$V$3])-[.$W$3])-127)*2" office:value-type="float" office:value="250.7442397540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7]-[.G37]+[.$A$3])/2" office:value-type="float" office:value="19.1799827904395" calcext:value-type="float">
            <text:p>19</text:p>
          </table:table-cell>
          <table:table-cell table:style-name="ce12" table:formula="of:=([.E37]-[.G37]+[.$A$3])/2" office:value-type="float" office:value="164.606389142055" calcext:value-type="float">
            <text:p>165</text:p>
          </table:table-cell>
          <table:table-cell table:style-name="ce10"/>
          <table:table-cell table:formula="of:=(((([.$A$3]+[.C37])/2))-127)*2" office:value-type="float" office:value="192.902441657751" calcext:value-type="float">
            <text:p>19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7]+1.40625" office:value-type="float" office:value="50.21875" calcext:value-type="float">
            <text:p>50,21875</text:p>
          </table:table-cell>
          <table:table-cell table:formula="of:=[.$A$3]*SIN(RADIANS([.B38]))" office:value-type="float" office:value="195.965704254444" calcext:value-type="float">
            <text:p>196,0</text:p>
          </table:table-cell>
          <table:table-cell table:formula="of:=[.$A$3]*SIN(RADIANS([.B38]-120))" office:value-type="float" office:value="-239.286893354092" calcext:value-type="float">
            <text:p>-239,3</text:p>
          </table:table-cell>
          <table:table-cell table:formula="of:=[.$A$3]*SIN(RADIANS([.B38]+120))" office:value-type="float" office:value="43.3211890996481" calcext:value-type="float">
            <text:p>43,3</text:p>
          </table:table-cell>
          <table:table-cell table:style-name="ce10"/>
          <table:table-cell table:style-name="ce6" table:formula="of:=(MIN([.C38];[.D38];[.E38])+MAX([.C38];[.D38];[.E38]))/2" office:value-type="float" office:value="-21.660594549824" calcext:value-type="float">
            <text:p>-21,7</text:p>
          </table:table-cell>
          <table:table-cell table:style-name="ce26" table:formula="of:=((((([.C38]-[.G38]+[.$A$3])/2)*[.$V$3])-[.$W$3])-127)*2" office:value-type="float" office:value="251.883375118929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8]-[.G38]+[.$A$3])/2" office:value-type="float" office:value="18.686850597866" calcext:value-type="float">
            <text:p>19</text:p>
          </table:table-cell>
          <table:table-cell table:style-name="ce12" table:formula="of:=([.E38]-[.G38]+[.$A$3])/2" office:value-type="float" office:value="159.990891824736" calcext:value-type="float">
            <text:p>160</text:p>
          </table:table-cell>
          <table:table-cell table:style-name="ce10"/>
          <table:table-cell table:formula="of:=(((([.$A$3]+[.C38])/2))-127)*2" office:value-type="float" office:value="196.965704254444" calcext:value-type="float">
            <text:p>19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8]+1.40625" office:value-type="float" office:value="51.625" calcext:value-type="float">
            <text:p>51,625</text:p>
          </table:table-cell>
          <table:table-cell table:formula="of:=[.$A$3]*SIN(RADIANS([.B39]))" office:value-type="float" office:value="199.910924438523" calcext:value-type="float">
            <text:p>199,9</text:p>
          </table:table-cell>
          <table:table-cell table:formula="of:=[.$A$3]*SIN(RADIANS([.B39]-120))" office:value-type="float" office:value="-237.052022050649" calcext:value-type="float">
            <text:p>-237,1</text:p>
          </table:table-cell>
          <table:table-cell table:formula="of:=[.$A$3]*SIN(RADIANS([.B39]+120))" office:value-type="float" office:value="37.141097612126" calcext:value-type="float">
            <text:p>37,1</text:p>
          </table:table-cell>
          <table:table-cell table:style-name="ce10"/>
          <table:table-cell table:style-name="ce6" table:formula="of:=(MIN([.C39];[.D39];[.E39])+MAX([.C39];[.D39];[.E39]))/2" office:value-type="float" office:value="-18.570548806063" calcext:value-type="float">
            <text:p>-18,6</text:p>
          </table:table-cell>
          <table:table-cell table:style-name="ce26" table:formula="of:=((((([.C39]-[.G39]+[.$A$3])/2)*[.$V$3])-[.$W$3])-127)*2" office:value-type="float" office:value="252.87110159749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39]-[.G39]+[.$A$3])/2" office:value-type="float" office:value="18.259263377707" calcext:value-type="float">
            <text:p>18</text:p>
          </table:table-cell>
          <table:table-cell table:style-name="ce12" table:formula="of:=([.E39]-[.G39]+[.$A$3])/2" office:value-type="float" office:value="155.355823209094" calcext:value-type="float">
            <text:p>155</text:p>
          </table:table-cell>
          <table:table-cell table:style-name="ce10"/>
          <table:table-cell table:formula="of:=(((([.$A$3]+[.C39])/2))-127)*2" office:value-type="float" office:value="200.910924438523" calcext:value-type="float">
            <text:p>20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39]+1.40625" office:value-type="float" office:value="53.03125" calcext:value-type="float">
            <text:p>53,03125</text:p>
          </table:table-cell>
          <table:table-cell table:formula="of:=[.$A$3]*SIN(RADIANS([.B40]))" office:value-type="float" office:value="203.735725756872" calcext:value-type="float">
            <text:p>203,7</text:p>
          </table:table-cell>
          <table:table-cell table:formula="of:=[.$A$3]*SIN(RADIANS([.B40]-120))" office:value-type="float" office:value="-234.67435947307" calcext:value-type="float">
            <text:p>-234,7</text:p>
          </table:table-cell>
          <table:table-cell table:formula="of:=[.$A$3]*SIN(RADIANS([.B40]+120))" office:value-type="float" office:value="30.9386337161975" calcext:value-type="float">
            <text:p>30,9</text:p>
          </table:table-cell>
          <table:table-cell table:style-name="ce10"/>
          <table:table-cell table:style-name="ce6" table:formula="of:=(MIN([.C40];[.D40];[.E40])+MAX([.C40];[.D40];[.E40]))/2" office:value-type="float" office:value="-15.4693168580988" calcext:value-type="float">
            <text:p>-15,5</text:p>
          </table:table-cell>
          <table:table-cell table:style-name="ce26" table:formula="of:=((((([.C40]-[.G40]+[.$A$3])/2)*[.$V$3])-[.$W$3])-127)*2" office:value-type="float" office:value="253.706824220291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0]-[.G40]+[.$A$3])/2" office:value-type="float" office:value="17.8974786925144" calcext:value-type="float">
            <text:p>18</text:p>
          </table:table-cell>
          <table:table-cell table:style-name="ce12" table:formula="of:=([.E40]-[.G40]+[.$A$3])/2" office:value-type="float" office:value="150.703975287148" calcext:value-type="float">
            <text:p>151</text:p>
          </table:table-cell>
          <table:table-cell table:style-name="ce10"/>
          <table:table-cell table:formula="of:=(((([.$A$3]+[.C40])/2))-127)*2" office:value-type="float" office:value="204.735725756872" calcext:value-type="float">
            <text:p>20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3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0]+1.40625" office:value-type="float" office:value="54.4375" calcext:value-type="float">
            <text:p>54,4375</text:p>
          </table:table-cell>
          <table:table-cell table:formula="of:=[.$A$3]*SIN(RADIANS([.B41]))" office:value-type="float" office:value="207.437804292195" calcext:value-type="float">
            <text:p>207,4</text:p>
          </table:table-cell>
          <table:table-cell table:formula="of:=[.$A$3]*SIN(RADIANS([.B41]-120))" office:value-type="float" office:value="-232.155337836383" calcext:value-type="float">
            <text:p>-232,2</text:p>
          </table:table-cell>
          <table:table-cell table:formula="of:=[.$A$3]*SIN(RADIANS([.B41]+120))" office:value-type="float" office:value="24.7175335441885" calcext:value-type="float">
            <text:p>24,7</text:p>
          </table:table-cell>
          <table:table-cell table:style-name="ce10"/>
          <table:table-cell table:style-name="ce6" table:formula="of:=(MIN([.C41];[.D41];[.E41])+MAX([.C41];[.D41];[.E41]))/2" office:value-type="float" office:value="-12.3587667720942" calcext:value-type="float">
            <text:p>-12,4</text:p>
          </table:table-cell>
          <table:table-cell table:style-name="ce26" table:formula="of:=((((([.C41]-[.G41]+[.$A$3])/2)*[.$V$3])-[.$W$3])-127)*2" office:value-type="float" office:value="254.390039579254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1]-[.G41]+[.$A$3])/2" office:value-type="float" office:value="17.6017144678556" calcext:value-type="float">
            <text:p>18</text:p>
          </table:table-cell>
          <table:table-cell table:style-name="ce12" table:formula="of:=([.E41]-[.G41]+[.$A$3])/2" office:value-type="float" office:value="146.038150158141" calcext:value-type="float">
            <text:p>146</text:p>
          </table:table-cell>
          <table:table-cell table:style-name="ce10"/>
          <table:table-cell table:formula="of:=(((([.$A$3]+[.C41])/2))-127)*2" office:value-type="float" office:value="208.437804292195" calcext:value-type="float">
            <text:p>20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1]+1.40625" office:value-type="float" office:value="55.84375" calcext:value-type="float">
            <text:p>55,84375</text:p>
          </table:table-cell>
          <table:table-cell table:formula="of:=[.$A$3]*SIN(RADIANS([.B42]))" office:value-type="float" office:value="211.01493005081" calcext:value-type="float">
            <text:p>211,0</text:p>
          </table:table-cell>
          <table:table-cell table:formula="of:=[.$A$3]*SIN(RADIANS([.B42]-120))" office:value-type="float" office:value="-229.496474505031" calcext:value-type="float">
            <text:p>-229,5</text:p>
          </table:table-cell>
          <table:table-cell table:formula="of:=[.$A$3]*SIN(RADIANS([.B42]+120))" office:value-type="float" office:value="18.4815444542205" calcext:value-type="float">
            <text:p>18,5</text:p>
          </table:table-cell>
          <table:table-cell table:style-name="ce10"/>
          <table:table-cell table:style-name="ce6" table:formula="of:=(MIN([.C42];[.D42];[.E42])+MAX([.C42];[.D42];[.E42]))/2" office:value-type="float" office:value="-9.24077222711023" calcext:value-type="float">
            <text:p>-9,2</text:p>
          </table:table-cell>
          <table:table-cell table:style-name="ce26" table:formula="of:=((((([.C42]-[.G42]+[.$A$3])/2)*[.$V$3])-[.$W$3])-127)*2" office:value-type="float" office:value="254.92033613099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2]-[.G42]+[.$A$3])/2" office:value-type="float" office:value="17.3721488610396" calcext:value-type="float">
            <text:p>17</text:p>
          </table:table-cell>
          <table:table-cell table:style-name="ce12" table:formula="of:=([.E42]-[.G42]+[.$A$3])/2" office:value-type="float" office:value="141.361158340665" calcext:value-type="float">
            <text:p>141</text:p>
          </table:table-cell>
          <table:table-cell table:style-name="ce10"/>
          <table:table-cell table:formula="of:=(((([.$A$3]+[.C42])/2))-127)*2" office:value-type="float" office:value="212.01493005081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2]+1.40625" office:value-type="float" office:value="57.25" calcext:value-type="float">
            <text:p>57,25</text:p>
          </table:table-cell>
          <table:table-cell table:formula="of:=[.$A$3]*SIN(RADIANS([.B43]))" office:value-type="float" office:value="214.46494830592" calcext:value-type="float">
            <text:p>214,5</text:p>
          </table:table-cell>
          <table:table-cell table:formula="of:=[.$A$3]*SIN(RADIANS([.B43]-120))" office:value-type="float" office:value="-226.699371078863" calcext:value-type="float">
            <text:p>-226,7</text:p>
          </table:table-cell>
          <table:table-cell table:formula="of:=[.$A$3]*SIN(RADIANS([.B43]+120))" office:value-type="float" office:value="12.2344227729428" calcext:value-type="float">
            <text:p>12,2</text:p>
          </table:table-cell>
          <table:table-cell table:style-name="ce10"/>
          <table:table-cell table:style-name="ce6" table:formula="of:=(MIN([.C43];[.D43];[.E43])+MAX([.C43];[.D43];[.E43]))/2" office:value-type="float" office:value="-6.11721138647135" calcext:value-type="float">
            <text:p>-6,1</text:p>
          </table:table-cell>
          <table:table-cell table:style-name="ce26" table:formula="of:=((((([.C43]-[.G43]+[.$A$3])/2)*[.$V$3])-[.$W$3])-127)*2" office:value-type="float" office:value="255.29739444471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3]-[.G43]+[.$A$3])/2" office:value-type="float" office:value="17.2089201538042" calcext:value-type="float">
            <text:p>17</text:p>
          </table:table-cell>
          <table:table-cell table:style-name="ce12" table:formula="of:=([.E43]-[.G43]+[.$A$3])/2" office:value-type="float" office:value="136.675817079707" calcext:value-type="float">
            <text:p>137</text:p>
          </table:table-cell>
          <table:table-cell table:style-name="ce10"/>
          <table:table-cell table:formula="of:=(((([.$A$3]+[.C43])/2))-127)*2" office:value-type="float" office:value="215.46494830592" calcext:value-type="float">
            <text:p>2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3]+1.40625" office:value-type="float" office:value="58.65625" calcext:value-type="float">
            <text:p>58,65625</text:p>
          </table:table-cell>
          <table:table-cell table:formula="of:=[.$A$3]*SIN(RADIANS([.B44]))" office:value-type="float" office:value="217.785780895531" calcext:value-type="float">
            <text:p>217,8</text:p>
          </table:table-cell>
          <table:table-cell table:formula="of:=[.$A$3]*SIN(RADIANS([.B44]-120))" office:value-type="float" office:value="-223.765712428392" calcext:value-type="float">
            <text:p>-223,8</text:p>
          </table:table-cell>
          <table:table-cell table:formula="of:=[.$A$3]*SIN(RADIANS([.B44]+120))" office:value-type="float" office:value="5.97993153286104" calcext:value-type="float">
            <text:p>6,0</text:p>
          </table:table-cell>
          <table:table-cell table:style-name="ce10"/>
          <table:table-cell table:style-name="ce6" table:formula="of:=(MIN([.C44];[.D44];[.E44])+MAX([.C44];[.D44];[.E44]))/2" office:value-type="float" office:value="-2.98996576643054" calcext:value-type="float">
            <text:p>-3,0</text:p>
          </table:table-cell>
          <table:table-cell table:style-name="ce26" table:formula="of:=((((([.C44]-[.G44]+[.$A$3])/2)*[.$V$3])-[.$W$3])-127)*2" office:value-type="float" office:value="255.520987394566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4]-[.G44]+[.$A$3])/2" office:value-type="float" office:value="17.1121266690193" calcext:value-type="float">
            <text:p>17</text:p>
          </table:table-cell>
          <table:table-cell table:style-name="ce12" table:formula="of:=([.E44]-[.G44]+[.$A$3])/2" office:value-type="float" office:value="131.984948649646" calcext:value-type="float">
            <text:p>132</text:p>
          </table:table-cell>
          <table:table-cell table:style-name="ce10"/>
          <table:table-cell table:formula="of:=(((([.$A$3]+[.C44])/2))-127)*2" office:value-type="float" office:value="218.785780895531" calcext:value-type="float">
            <text:p>21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4]+1.40625" office:value-type="float" office:value="60.0625" calcext:value-type="float">
            <text:p>60,0625</text:p>
          </table:table-cell>
          <table:table-cell table:formula="of:=[.$A$3]*SIN(RADIANS([.B45]))" office:value-type="float" office:value="220.975427474266" calcext:value-type="float">
            <text:p>221,0</text:p>
          </table:table-cell>
          <table:table-cell table:formula="of:=[.$A$3]*SIN(RADIANS([.B45]-120))" office:value-type="float" office:value="-220.697265679894" calcext:value-type="float">
            <text:p>-220,7</text:p>
          </table:table-cell>
          <table:table-cell table:formula="of:=[.$A$3]*SIN(RADIANS([.B45]+120))" office:value-type="float" office:value="-0.27816179437193" calcext:value-type="float">
            <text:p>-0,3</text:p>
          </table:table-cell>
          <table:table-cell table:style-name="ce10"/>
          <table:table-cell table:style-name="ce6" table:formula="of:=(MIN([.C45];[.D45];[.E45])+MAX([.C45];[.D45];[.E45]))/2" office:value-type="float" office:value="0.139080897185963" calcext:value-type="float">
            <text:p>0,1</text:p>
          </table:table-cell>
          <table:table-cell table:style-name="ce26" table:formula="of:=((((([.C45]-[.G45]+[.$A$3])/2)*[.$V$3])-[.$W$3])-127)*2" office:value-type="float" office:value="255.590980296527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5]-[.G45]+[.$A$3])/2" office:value-type="float" office:value="17.08182671146" calcext:value-type="float">
            <text:p>17</text:p>
          </table:table-cell>
          <table:table-cell table:style-name="ce12" table:formula="of:=([.E45]-[.G45]+[.$A$3])/2" office:value-type="float" office:value="127.291378654221" calcext:value-type="float">
            <text:p>127</text:p>
          </table:table-cell>
          <table:table-cell table:style-name="ce10"/>
          <table:table-cell table:formula="of:=(((([.$A$3]+[.C45])/2))-127)*2" office:value-type="float" office:value="221.975427474266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5]+1.40625" office:value-type="float" office:value="61.46875" calcext:value-type="float">
            <text:p>61,46875</text:p>
          </table:table-cell>
          <table:table-cell table:formula="of:=[.$A$3]*SIN(RADIANS([.B46]))" office:value-type="float" office:value="224.031966718293" calcext:value-type="float">
            <text:p>224,0</text:p>
          </table:table-cell>
          <table:table-cell table:formula="of:=[.$A$3]*SIN(RADIANS([.B46]-120))" office:value-type="float" office:value="-217.495879150952" calcext:value-type="float">
            <text:p>-217,5</text:p>
          </table:table-cell>
          <table:table-cell table:formula="of:=[.$A$3]*SIN(RADIANS([.B46]+120))" office:value-type="float" office:value="-6.53608756734111" calcext:value-type="float">
            <text:p>-6,5</text:p>
          </table:table-cell>
          <table:table-cell table:style-name="ce10"/>
          <table:table-cell table:style-name="ce6" table:formula="of:=(MIN([.C46];[.D46];[.E46])+MAX([.C46];[.D46];[.E46]))/2" office:value-type="float" office:value="3.26804378367056" calcext:value-type="float">
            <text:p>3,3</text:p>
          </table:table-cell>
          <table:table-cell table:style-name="ce26" table:formula="of:=((((([.C46]-[.G46]+[.$A$3])/2)*[.$V$3])-[.$W$3])-127)*2" office:value-type="float" office:value="255.50733098948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6]-[.G46]+[.$A$3])/2" office:value-type="float" office:value="17.1180385326887" calcext:value-type="float">
            <text:p>17</text:p>
          </table:table-cell>
          <table:table-cell table:style-name="ce12" table:formula="of:=([.E46]-[.G46]+[.$A$3])/2" office:value-type="float" office:value="122.597934324494" calcext:value-type="float">
            <text:p>123</text:p>
          </table:table-cell>
          <table:table-cell table:style-name="ce10"/>
          <table:table-cell table:formula="of:=(((([.$A$3]+[.C46])/2))-127)*2" office:value-type="float" office:value="225.031966718293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6]+1.40625" office:value-type="float" office:value="62.875" calcext:value-type="float">
            <text:p>62,875</text:p>
          </table:table-cell>
          <table:table-cell table:formula="of:=[.$A$3]*SIN(RADIANS([.B47]))" office:value-type="float" office:value="226.953557482664" calcext:value-type="float">
            <text:p>227,0</text:p>
          </table:table-cell>
          <table:table-cell table:formula="of:=[.$A$3]*SIN(RADIANS([.B47]-120))" office:value-type="float" office:value="-214.163481237105" calcext:value-type="float">
            <text:p>-214,2</text:p>
          </table:table-cell>
          <table:table-cell table:formula="of:=[.$A$3]*SIN(RADIANS([.B47]+120))" office:value-type="float" office:value="-12.7900762455598" calcext:value-type="float">
            <text:p>-12,8</text:p>
          </table:table-cell>
          <table:table-cell table:style-name="ce10"/>
          <table:table-cell table:style-name="ce6" table:formula="of:=(MIN([.C47];[.D47];[.E47])+MAX([.C47];[.D47];[.E47]))/2" office:value-type="float" office:value="6.39503812277989" calcext:value-type="float">
            <text:p>6,4</text:p>
          </table:table-cell>
          <table:table-cell table:style-name="ce26" table:formula="of:=((((([.C47]-[.G47]+[.$A$3])/2)*[.$V$3])-[.$W$3])-127)*2" office:value-type="float" office:value="255.270089860666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7]-[.G47]+[.$A$3])/2" office:value-type="float" office:value="17.2207403200576" calcext:value-type="float">
            <text:p>17</text:p>
          </table:table-cell>
          <table:table-cell table:style-name="ce12" table:formula="of:=([.E47]-[.G47]+[.$A$3])/2" office:value-type="float" office:value="117.90744281583" calcext:value-type="float">
            <text:p>118</text:p>
          </table:table-cell>
          <table:table-cell table:style-name="ce10"/>
          <table:table-cell table:formula="of:=(((([.$A$3]+[.C47])/2))-127)*2" office:value-type="float" office:value="227.953557482664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7]+1.40625" office:value-type="float" office:value="64.28125" calcext:value-type="float">
            <text:p>64,28125</text:p>
          </table:table-cell>
          <table:table-cell table:formula="of:=[.$A$3]*SIN(RADIANS([.B48]))" office:value-type="float" office:value="229.738439910348" calcext:value-type="float">
            <text:p>229,7</text:p>
          </table:table-cell>
          <table:table-cell table:formula="of:=[.$A$3]*SIN(RADIANS([.B48]-120))" office:value-type="float" office:value="-210.702079250248" calcext:value-type="float">
            <text:p>-210,7</text:p>
          </table:table-cell>
          <table:table-cell table:formula="of:=[.$A$3]*SIN(RADIANS([.B48]+120))" office:value-type="float" office:value="-19.0363606600999" calcext:value-type="float">
            <text:p>-19,0</text:p>
          </table:table-cell>
          <table:table-cell table:style-name="ce10"/>
          <table:table-cell table:style-name="ce6" table:formula="of:=(MIN([.C48];[.D48];[.E48])+MAX([.C48];[.D48];[.E48]))/2" office:value-type="float" office:value="9.51818033004997" calcext:value-type="float">
            <text:p>9,5</text:p>
          </table:table-cell>
          <table:table-cell table:style-name="ce26" table:formula="of:=((((([.C48]-[.G48]+[.$A$3])/2)*[.$V$3])-[.$W$3])-127)*2" office:value-type="float" office:value="254.87939981524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8]-[.G48]+[.$A$3])/2" office:value-type="float" office:value="17.389870209851" calcext:value-type="float">
            <text:p>17</text:p>
          </table:table-cell>
          <table:table-cell table:style-name="ce12" table:formula="of:=([.E48]-[.G48]+[.$A$3])/2" office:value-type="float" office:value="113.222729504925" calcext:value-type="float">
            <text:p>113</text:p>
          </table:table-cell>
          <table:table-cell table:style-name="ce10"/>
          <table:table-cell table:formula="of:=(((([.$A$3]+[.C48])/2))-127)*2" office:value-type="float" office:value="230.738439910348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8]+1.40625" office:value-type="float" office:value="65.6875" calcext:value-type="float">
            <text:p>65,6875</text:p>
          </table:table-cell>
          <table:table-cell table:formula="of:=[.$A$3]*SIN(RADIANS([.B49]))" office:value-type="float" office:value="232.384936492304" calcext:value-type="float">
            <text:p>232,4</text:p>
          </table:table-cell>
          <table:table-cell table:formula="of:=[.$A$3]*SIN(RADIANS([.B49]-120))" office:value-type="float" office:value="-207.11375820951" calcext:value-type="float">
            <text:p>-207,1</text:p>
          </table:table-cell>
          <table:table-cell table:formula="of:=[.$A$3]*SIN(RADIANS([.B49]+120))" office:value-type="float" office:value="-25.2711782827938" calcext:value-type="float">
            <text:p>-25,3</text:p>
          </table:table-cell>
          <table:table-cell table:style-name="ce10"/>
          <table:table-cell table:style-name="ce6" table:formula="of:=(MIN([.C49];[.D49];[.E49])+MAX([.C49];[.D49];[.E49]))/2" office:value-type="float" office:value="12.6355891413969" calcext:value-type="float">
            <text:p>12,6</text:p>
          </table:table-cell>
          <table:table-cell table:style-name="ce26" table:formula="of:=((((([.C49]-[.G49]+[.$A$3])/2)*[.$V$3])-[.$W$3])-127)*2" office:value-type="float" office:value="254.335496190298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49]-[.G49]+[.$A$3])/2" office:value-type="float" office:value="17.6253263245465" calcext:value-type="float">
            <text:p>18</text:p>
          </table:table-cell>
          <table:table-cell table:style-name="ce12" table:formula="of:=([.E49]-[.G49]+[.$A$3])/2" office:value-type="float" office:value="108.546616287905" calcext:value-type="float">
            <text:p>109</text:p>
          </table:table-cell>
          <table:table-cell table:style-name="ce10"/>
          <table:table-cell table:formula="of:=(((([.$A$3]+[.C49])/2))-127)*2" office:value-type="float" office:value="233.384936492304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49]+1.40625" office:value-type="float" office:value="67.09375" calcext:value-type="float">
            <text:p>67,09375</text:p>
          </table:table-cell>
          <table:table-cell table:formula="of:=[.$A$3]*SIN(RADIANS([.B50]))" office:value-type="float" office:value="234.891453077948" calcext:value-type="float">
            <text:p>234,9</text:p>
          </table:table-cell>
          <table:table-cell table:formula="of:=[.$A$3]*SIN(RADIANS([.B50]-120))" office:value-type="float" office:value="-203.400679585308" calcext:value-type="float">
            <text:p>-203,4</text:p>
          </table:table-cell>
          <table:table-cell table:formula="of:=[.$A$3]*SIN(RADIANS([.B50]+120))" office:value-type="float" office:value="-31.4907734926403" calcext:value-type="float">
            <text:p>-31,5</text:p>
          </table:table-cell>
          <table:table-cell table:style-name="ce10"/>
          <table:table-cell table:style-name="ce6" table:formula="of:=(MIN([.C50];[.D50];[.E50])+MAX([.C50];[.D50];[.E50]))/2" office:value-type="float" office:value="15.7453867463202" calcext:value-type="float">
            <text:p>15,7</text:p>
          </table:table-cell>
          <table:table-cell table:style-name="ce26" table:formula="of:=((((([.C50]-[.G50]+[.$A$3])/2)*[.$V$3])-[.$W$3])-127)*2" office:value-type="float" office:value="253.6387066130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0]-[.G50]+[.$A$3])/2" office:value-type="float" office:value="17.9269668341859" calcext:value-type="float">
            <text:p>18</text:p>
          </table:table-cell>
          <table:table-cell table:style-name="ce12" table:formula="of:=([.E50]-[.G50]+[.$A$3])/2" office:value-type="float" office:value="103.88191988052" calcext:value-type="float">
            <text:p>104</text:p>
          </table:table-cell>
          <table:table-cell table:style-name="ce10"/>
          <table:table-cell table:formula="of:=(((([.$A$3]+[.C50])/2))-127)*2" office:value-type="float" office:value="235.89145307794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4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0]+1.40625" office:value-type="float" office:value="68.5" calcext:value-type="float">
            <text:p>68,5</text:p>
          </table:table-cell>
          <table:table-cell table:formula="of:=[.$A$3]*SIN(RADIANS([.B51]))" office:value-type="float" office:value="237.256479835416" calcext:value-type="float">
            <text:p>237,3</text:p>
          </table:table-cell>
          <table:table-cell table:formula="of:=[.$A$3]*SIN(RADIANS([.B51]-120))" office:value-type="float" office:value="-199.565079997366" calcext:value-type="float">
            <text:p>-199,6</text:p>
          </table:table-cell>
          <table:table-cell table:formula="of:=[.$A$3]*SIN(RADIANS([.B51]+120))" office:value-type="float" office:value="-37.6913998380507" calcext:value-type="float">
            <text:p>-37,7</text:p>
          </table:table-cell>
          <table:table-cell table:style-name="ce10"/>
          <table:table-cell table:style-name="ce6" table:formula="of:=(MIN([.C51];[.D51];[.E51])+MAX([.C51];[.D51];[.E51]))/2" office:value-type="float" office:value="18.8456999190253" calcext:value-type="float">
            <text:p>18,8</text:p>
          </table:table-cell>
          <table:table-cell table:style-name="ce26" table:formula="of:=((((([.C51]-[.G51]+[.$A$3])/2)*[.$V$3])-[.$W$3])-127)*2" office:value-type="float" office:value="252.78945080343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1]-[.G51]+[.$A$3])/2" office:value-type="float" office:value="18.2946100418043" calcext:value-type="float">
            <text:p>18</text:p>
          </table:table-cell>
          <table:table-cell table:style-name="ce12" table:formula="of:=([.E51]-[.G51]+[.$A$3])/2" office:value-type="float" office:value="99.231450121462" calcext:value-type="float">
            <text:p>99</text:p>
          </table:table-cell>
          <table:table-cell table:style-name="ce10"/>
          <table:table-cell table:formula="of:=(((([.$A$3]+[.C51])/2))-127)*2" office:value-type="float" office:value="238.256479835416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1]+1.40625" office:value-type="float" office:value="69.90625" calcext:value-type="float">
            <text:p>69,90625</text:p>
          </table:table-cell>
          <table:table-cell table:formula="of:=[.$A$3]*SIN(RADIANS([.B52]))" office:value-type="float" office:value="239.478592161022" calcext:value-type="float">
            <text:p>239,5</text:p>
          </table:table-cell>
          <table:table-cell table:formula="of:=[.$A$3]*SIN(RADIANS([.B52]-120))" office:value-type="float" office:value="-195.609269867452" calcext:value-type="float">
            <text:p>-195,6</text:p>
          </table:table-cell>
          <table:table-cell table:formula="of:=[.$A$3]*SIN(RADIANS([.B52]+120))" office:value-type="float" office:value="-43.8693222935709" calcext:value-type="float">
            <text:p>-43,9</text:p>
          </table:table-cell>
          <table:table-cell table:style-name="ce10"/>
          <table:table-cell table:style-name="ce6" table:formula="of:=(MIN([.C52];[.D52];[.E52])+MAX([.C52];[.D52];[.E52]))/2" office:value-type="float" office:value="21.9346611467855" calcext:value-type="float">
            <text:p>21,9</text:p>
          </table:table-cell>
          <table:table-cell table:style-name="ce26" table:formula="of:=((((([.C52]-[.G52]+[.$A$3])/2)*[.$V$3])-[.$W$3])-127)*2" office:value-type="float" office:value="251.78824032144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2]-[.G52]+[.$A$3])/2" office:value-type="float" office:value="18.7280344928812" calcext:value-type="float">
            <text:p>19</text:p>
          </table:table-cell>
          <table:table-cell table:style-name="ce12" table:formula="of:=([.E52]-[.G52]+[.$A$3])/2" office:value-type="float" office:value="94.5980082798218" calcext:value-type="float">
            <text:p>95</text:p>
          </table:table-cell>
          <table:table-cell table:style-name="ce10"/>
          <table:table-cell table:formula="of:=(((([.$A$3]+[.C52])/2))-127)*2" office:value-type="float" office:value="240.478592161022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2]+1.40625" office:value-type="float" office:value="71.3125" calcext:value-type="float">
            <text:p>71,3125</text:p>
          </table:table-cell>
          <table:table-cell table:formula="of:=[.$A$3]*SIN(RADIANS([.B53]))" office:value-type="float" office:value="241.556451537392" calcext:value-type="float">
            <text:p>241,6</text:p>
          </table:table-cell>
          <table:table-cell table:formula="of:=[.$A$3]*SIN(RADIANS([.B53]-120))" office:value-type="float" office:value="-191.535632027671" calcext:value-type="float">
            <text:p>-191,5</text:p>
          </table:table-cell>
          <table:table-cell table:formula="of:=[.$A$3]*SIN(RADIANS([.B53]+120))" office:value-type="float" office:value="-50.020819509721" calcext:value-type="float">
            <text:p>-50,0</text:p>
          </table:table-cell>
          <table:table-cell table:style-name="ce10"/>
          <table:table-cell table:style-name="ce6" table:formula="of:=(MIN([.C53];[.D53];[.E53])+MAX([.C53];[.D53];[.E53]))/2" office:value-type="float" office:value="25.0104097548605" calcext:value-type="float">
            <text:p>25,0</text:p>
          </table:table-cell>
          <table:table-cell table:style-name="ce26" table:formula="of:=((((([.C53]-[.G53]+[.$A$3])/2)*[.$V$3])-[.$W$3])-127)*2" office:value-type="float" office:value="250.635678258824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3]-[.G53]+[.$A$3])/2" office:value-type="float" office:value="19.2269791087343" calcext:value-type="float">
            <text:p>19</text:p>
          </table:table-cell>
          <table:table-cell table:style-name="ce12" table:formula="of:=([.E53]-[.G53]+[.$A$3])/2" office:value-type="float" office:value="89.9843853677093" calcext:value-type="float">
            <text:p>90</text:p>
          </table:table-cell>
          <table:table-cell table:style-name="ce10"/>
          <table:table-cell table:formula="of:=(((([.$A$3]+[.C53])/2))-127)*2" office:value-type="float" office:value="242.556451537392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3]+1.40625" office:value-type="float" office:value="72.71875" calcext:value-type="float">
            <text:p>72,71875</text:p>
          </table:table-cell>
          <table:table-cell table:formula="of:=[.$A$3]*SIN(RADIANS([.B54]))" office:value-type="float" office:value="243.488806339733" calcext:value-type="float">
            <text:p>243,5</text:p>
          </table:table-cell>
          <table:table-cell table:formula="of:=[.$A$3]*SIN(RADIANS([.B54]-120))" office:value-type="float" office:value="-187.346620285136" calcext:value-type="float">
            <text:p>-187,3</text:p>
          </table:table-cell>
          <table:table-cell table:formula="of:=[.$A$3]*SIN(RADIANS([.B54]+120))" office:value-type="float" office:value="-56.1421860545975" calcext:value-type="float">
            <text:p>-56,1</text:p>
          </table:table-cell>
          <table:table-cell table:style-name="ce10"/>
          <table:table-cell table:style-name="ce6" table:formula="of:=(MIN([.C54];[.D54];[.E54])+MAX([.C54];[.D54];[.E54]))/2" office:value-type="float" office:value="28.0710930272987" calcext:value-type="float">
            <text:p>28,1</text:p>
          </table:table-cell>
          <table:table-cell table:style-name="ce26" table:formula="of:=((((([.C54]-[.G54]+[.$A$3])/2)*[.$V$3])-[.$W$3])-127)*2" office:value-type="float" office:value="249.332458875862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4]-[.G54]+[.$A$3])/2" office:value-type="float" office:value="19.7911433437827" calcext:value-type="float">
            <text:p>20</text:p>
          </table:table-cell>
          <table:table-cell table:style-name="ce12" table:formula="of:=([.E54]-[.G54]+[.$A$3])/2" office:value-type="float" office:value="85.3933604590519" calcext:value-type="float">
            <text:p>85</text:p>
          </table:table-cell>
          <table:table-cell table:style-name="ce10"/>
          <table:table-cell table:formula="of:=(((([.$A$3]+[.C54])/2))-127)*2" office:value-type="float" office:value="244.488806339733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4]+1.40625" office:value-type="float" office:value="74.125" calcext:value-type="float">
            <text:p>74,125</text:p>
          </table:table-cell>
          <table:table-cell table:formula="of:=[.$A$3]*SIN(RADIANS([.B55]))" office:value-type="float" office:value="245.274492589768" calcext:value-type="float">
            <text:p>245,3</text:p>
          </table:table-cell>
          <table:table-cell table:formula="of:=[.$A$3]*SIN(RADIANS([.B55]-120))" office:value-type="float" office:value="-183.044757943882" calcext:value-type="float">
            <text:p>-183,0</text:p>
          </table:table-cell>
          <table:table-cell table:formula="of:=[.$A$3]*SIN(RADIANS([.B55]+120))" office:value-type="float" office:value="-62.2297346458862" calcext:value-type="float">
            <text:p>-62,2</text:p>
          </table:table-cell>
          <table:table-cell table:style-name="ce10"/>
          <table:table-cell table:style-name="ce6" table:formula="of:=(MIN([.C55];[.D55];[.E55])+MAX([.C55];[.D55];[.E55]))/2" office:value-type="float" office:value="31.1148673229431" calcext:value-type="float">
            <text:p>31,1</text:p>
          </table:table-cell>
          <table:table-cell table:style-name="ce26" table:formula="of:=((((([.C55]-[.G55]+[.$A$3])/2)*[.$V$3])-[.$W$3])-127)*2" office:value-type="float" office:value="247.879367183183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5]-[.G55]+[.$A$3])/2" office:value-type="float" office:value="20.4201873665875" calcext:value-type="float">
            <text:p>20</text:p>
          </table:table-cell>
          <table:table-cell table:style-name="ce12" table:formula="of:=([.E55]-[.G55]+[.$A$3])/2" office:value-type="float" office:value="80.8276990155854" calcext:value-type="float">
            <text:p>81</text:p>
          </table:table-cell>
          <table:table-cell table:style-name="ce10"/>
          <table:table-cell table:formula="of:=(((([.$A$3]+[.C55])/2))-127)*2" office:value-type="float" office:value="246.274492589768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5]+1.40625" office:value-type="float" office:value="75.53125" calcext:value-type="float">
            <text:p>75,53125</text:p>
          </table:table-cell>
          <table:table-cell table:formula="of:=[.$A$3]*SIN(RADIANS([.B56]))" office:value-type="float" office:value="246.912434656871" calcext:value-type="float">
            <text:p>246,9</text:p>
          </table:table-cell>
          <table:table-cell table:formula="of:=[.$A$3]*SIN(RADIANS([.B56]-120))" office:value-type="float" office:value="-178.632636284927" calcext:value-type="float">
            <text:p>-178,6</text:p>
          </table:table-cell>
          <table:table-cell table:formula="of:=[.$A$3]*SIN(RADIANS([.B56]+120))" office:value-type="float" office:value="-68.2797983719438" calcext:value-type="float">
            <text:p>-68,3</text:p>
          </table:table-cell>
          <table:table-cell table:style-name="ce10"/>
          <table:table-cell table:style-name="ce6" table:formula="of:=(MIN([.C56];[.D56];[.E56])+MAX([.C56];[.D56];[.E56]))/2" office:value-type="float" office:value="34.1398991859719" calcext:value-type="float">
            <text:p>34,1</text:p>
          </table:table-cell>
          <table:table-cell table:style-name="ce26" table:formula="of:=((((([.C56]-[.G56]+[.$A$3])/2)*[.$V$3])-[.$W$3])-127)*2" office:value-type="float" office:value="246.277278468889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6]-[.G56]+[.$A$3])/2" office:value-type="float" office:value="21.1137322645505" calcext:value-type="float">
            <text:p>21</text:p>
          </table:table-cell>
          <table:table-cell table:style-name="ce12" table:formula="of:=([.E56]-[.G56]+[.$A$3])/2" office:value-type="float" office:value="76.2901512210422" calcext:value-type="float">
            <text:p>76</text:p>
          </table:table-cell>
          <table:table-cell table:style-name="ce10"/>
          <table:table-cell table:formula="of:=(((([.$A$3]+[.C56])/2))-127)*2" office:value-type="float" office:value="247.912434656871" calcext:value-type="float">
            <text:p>24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6]+1.40625" office:value-type="float" office:value="76.9375" calcext:value-type="float">
            <text:p>76,9375</text:p>
          </table:table-cell>
          <table:table-cell table:formula="of:=[.$A$3]*SIN(RADIANS([.B57]))" office:value-type="float" office:value="248.401645905987" calcext:value-type="float">
            <text:p>248,4</text:p>
          </table:table-cell>
          <table:table-cell table:formula="of:=[.$A$3]*SIN(RADIANS([.B57]-120))" office:value-type="float" office:value="-174.112913005379" calcext:value-type="float">
            <text:p>-174,1</text:p>
          </table:table-cell>
          <table:table-cell table:formula="of:=[.$A$3]*SIN(RADIANS([.B57]+120))" office:value-type="float" office:value="-74.2887329006083" calcext:value-type="float">
            <text:p>-74,3</text:p>
          </table:table-cell>
          <table:table-cell table:style-name="ce10"/>
          <table:table-cell table:style-name="ce6" table:formula="of:=(MIN([.C57];[.D57];[.E57])+MAX([.C57];[.D57];[.E57]))/2" office:value-type="float" office:value="37.1443664503041" calcext:value-type="float">
            <text:p>37,1</text:p>
          </table:table-cell>
          <table:table-cell table:style-name="ce26" table:formula="of:=((((([.C57]-[.G57]+[.$A$3])/2)*[.$V$3])-[.$W$3])-127)*2" office:value-type="float" office:value="244.527157771314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7]-[.G57]+[.$A$3])/2" office:value-type="float" office:value="21.8713602721585" calcext:value-type="float">
            <text:p>22</text:p>
          </table:table-cell>
          <table:table-cell table:style-name="ce12" table:formula="of:=([.E57]-[.G57]+[.$A$3])/2" office:value-type="float" office:value="71.7834503245438" calcext:value-type="float">
            <text:p>72</text:p>
          </table:table-cell>
          <table:table-cell table:style-name="ce10"/>
          <table:table-cell table:formula="of:=(((([.$A$3]+[.C57])/2))-127)*2" office:value-type="float" office:value="249.40164590598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7]+1.40625" office:value-type="float" office:value="78.34375" calcext:value-type="float">
            <text:p>78,34375</text:p>
          </table:table-cell>
          <table:table-cell table:formula="of:=[.$A$3]*SIN(RADIANS([.B58]))" office:value-type="float" office:value="249.741229291945" calcext:value-type="float">
            <text:p>249,7</text:p>
          </table:table-cell>
          <table:table-cell table:formula="of:=[.$A$3]*SIN(RADIANS([.B58]-120))" office:value-type="float" office:value="-169.488310617537" calcext:value-type="float">
            <text:p>-169,5</text:p>
          </table:table-cell>
          <table:table-cell table:formula="of:=[.$A$3]*SIN(RADIANS([.B58]+120))" office:value-type="float" office:value="-80.2529186744081" calcext:value-type="float">
            <text:p>-80,3</text:p>
          </table:table-cell>
          <table:table-cell table:style-name="ce10"/>
          <table:table-cell table:style-name="ce6" table:formula="of:=(MIN([.C58];[.D58];[.E58])+MAX([.C58];[.D58];[.E58]))/2" office:value-type="float" office:value="40.1264593372041" calcext:value-type="float">
            <text:p>40,1</text:p>
          </table:table-cell>
          <table:table-cell table:style-name="ce26" table:formula="of:=((((([.C58]-[.G58]+[.$A$3])/2)*[.$V$3])-[.$W$3])-127)*2" office:value-type="float" office:value="242.630059297726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8]-[.G58]+[.$A$3])/2" office:value-type="float" office:value="22.6926150226295" calcext:value-type="float">
            <text:p>23</text:p>
          </table:table-cell>
          <table:table-cell table:style-name="ce12" table:formula="of:=([.E58]-[.G58]+[.$A$3])/2" office:value-type="float" office:value="67.3103109941939" calcext:value-type="float">
            <text:p>67</text:p>
          </table:table-cell>
          <table:table-cell table:style-name="ce10"/>
          <table:table-cell table:formula="of:=(((([.$A$3]+[.C58])/2))-127)*2" office:value-type="float" office:value="250.74122929194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8]+1.40625" office:value-type="float" office:value="79.75" calcext:value-type="float">
            <text:p>79,75</text:p>
          </table:table-cell>
          <table:table-cell table:formula="of:=[.$A$3]*SIN(RADIANS([.B59]))" office:value-type="float" office:value="250.930377899804" calcext:value-type="float">
            <text:p>250,9</text:p>
          </table:table-cell>
          <table:table-cell table:formula="of:=[.$A$3]*SIN(RADIANS([.B59]-120))" office:value-type="float" office:value="-164.761614808956" calcext:value-type="float">
            <text:p>-164,8</text:p>
          </table:table-cell>
          <table:table-cell table:formula="of:=[.$A$3]*SIN(RADIANS([.B59]+120))" office:value-type="float" office:value="-86.1687630908483" calcext:value-type="float">
            <text:p>-86,2</text:p>
          </table:table-cell>
          <table:table-cell table:style-name="ce10"/>
          <table:table-cell table:style-name="ce6" table:formula="of:=(MIN([.C59];[.D59];[.E59])+MAX([.C59];[.D59];[.E59]))/2" office:value-type="float" office:value="43.0843815454242" calcext:value-type="float">
            <text:p>43,1</text:p>
          </table:table-cell>
          <table:table-cell table:style-name="ce26" table:formula="of:=((((([.C59]-[.G59]+[.$A$3])/2)*[.$V$3])-[.$W$3])-127)*2" office:value-type="float" office:value="240.587125789309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59]-[.G59]+[.$A$3])/2" office:value-type="float" office:value="23.5770018228099" calcext:value-type="float">
            <text:p>24</text:p>
          </table:table-cell>
          <table:table-cell table:style-name="ce12" table:formula="of:=([.E59]-[.G59]+[.$A$3])/2" office:value-type="float" office:value="62.8734276818638" calcext:value-type="float">
            <text:p>63</text:p>
          </table:table-cell>
          <table:table-cell table:style-name="ce10"/>
          <table:table-cell table:formula="of:=(((([.$A$3]+[.C59])/2))-127)*2" office:value-type="float" office:value="251.930377899804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59]+1.40625" office:value-type="float" office:value="81.15625" calcext:value-type="float">
            <text:p>81,15625</text:p>
          </table:table-cell>
          <table:table-cell table:formula="of:=[.$A$3]*SIN(RADIANS([.B60]))" office:value-type="float" office:value="251.968375430907" calcext:value-type="float">
            <text:p>252,0</text:p>
          </table:table-cell>
          <table:table-cell table:formula="of:=[.$A$3]*SIN(RADIANS([.B60]-120))" office:value-type="float" office:value="-159.935672764447" calcext:value-type="float">
            <text:p>-159,9</text:p>
          </table:table-cell>
          <table:table-cell table:formula="of:=[.$A$3]*SIN(RADIANS([.B60]+120))" office:value-type="float" office:value="-92.0327026664603" calcext:value-type="float">
            <text:p>-92,0</text:p>
          </table:table-cell>
          <table:table-cell table:style-name="ce10"/>
          <table:table-cell table:style-name="ce6" table:formula="of:=(MIN([.C60];[.D60];[.E60])+MAX([.C60];[.D60];[.E60]))/2" office:value-type="float" office:value="46.0163513332301" calcext:value-type="float">
            <text:p>46,0</text:p>
          </table:table-cell>
          <table:table-cell table:style-name="ce26" table:formula="of:=((((([.C60]-[.G60]+[.$A$3])/2)*[.$V$3])-[.$W$3])-127)*2" office:value-type="float" office:value="238.399587832817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0]-[.G60]+[.$A$3])/2" office:value-type="float" office:value="24.5239879511615" calcext:value-type="float">
            <text:p>25</text:p>
          </table:table-cell>
          <table:table-cell table:style-name="ce12" table:formula="of:=([.E60]-[.G60]+[.$A$3])/2" office:value-type="float" office:value="58.4754730001548" calcext:value-type="float">
            <text:p>58</text:p>
          </table:table-cell>
          <table:table-cell table:style-name="ce10"/>
          <table:table-cell table:formula="of:=(((([.$A$3]+[.C60])/2))-127)*2" office:value-type="float" office:value="252.968375430907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5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0]+1.40625" office:value-type="float" office:value="82.5625" calcext:value-type="float">
            <text:p>82,5625</text:p>
          </table:table-cell>
          <table:table-cell table:formula="of:=[.$A$3]*SIN(RADIANS([.B61]))" office:value-type="float" office:value="252.854596634355" calcext:value-type="float">
            <text:p>252,9</text:p>
          </table:table-cell>
          <table:table-cell table:formula="of:=[.$A$3]*SIN(RADIANS([.B61]-120))" office:value-type="float" office:value="-155.013391451045" calcext:value-type="float">
            <text:p>-155,0</text:p>
          </table:table-cell>
          <table:table-cell table:formula="of:=[.$A$3]*SIN(RADIANS([.B61]+120))" office:value-type="float" office:value="-97.8412051833104" calcext:value-type="float">
            <text:p>-97,8</text:p>
          </table:table-cell>
          <table:table-cell table:style-name="ce10"/>
          <table:table-cell table:style-name="ce6" table:formula="of:=(MIN([.C61];[.D61];[.E61])+MAX([.C61];[.D61];[.E61]))/2" office:value-type="float" office:value="48.9206025916552" calcext:value-type="float">
            <text:p>48,9</text:p>
          </table:table-cell>
          <table:table-cell table:style-name="ce26" table:formula="of:=((((([.C61]-[.G61]+[.$A$3])/2)*[.$V$3])-[.$W$3])-127)*2" office:value-type="float" office:value="236.068763119318" calcext:value-type="float">
            <text:p>2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1]-[.G61]+[.$A$3])/2" office:value-type="float" office:value="25.5330029786499" calcext:value-type="float">
            <text:p>26</text:p>
          </table:table-cell>
          <table:table-cell table:style-name="ce12" table:formula="of:=([.E61]-[.G61]+[.$A$3])/2" office:value-type="float" office:value="54.1190961125172" calcext:value-type="float">
            <text:p>54</text:p>
          </table:table-cell>
          <table:table-cell table:style-name="ce10"/>
          <table:table-cell table:formula="of:=(((([.$A$3]+[.C61])/2))-127)*2" office:value-type="float" office:value="253.854596634355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1]+1.40625" office:value-type="float" office:value="83.96875" calcext:value-type="float">
            <text:p>83,96875</text:p>
          </table:table-cell>
          <table:table-cell table:formula="of:=[.$A$3]*SIN(RADIANS([.B62]))" office:value-type="float" office:value="253.588507683633" calcext:value-type="float">
            <text:p>253,6</text:p>
          </table:table-cell>
          <table:table-cell table:formula="of:=[.$A$3]*SIN(RADIANS([.B62]-120))" office:value-type="float" office:value="-149.997735866957" calcext:value-type="float">
            <text:p>-150,0</text:p>
          </table:table-cell>
          <table:table-cell table:formula="of:=[.$A$3]*SIN(RADIANS([.B62]+120))" office:value-type="float" office:value="-103.590771816676" calcext:value-type="float">
            <text:p>-103,6</text:p>
          </table:table-cell>
          <table:table-cell table:style-name="ce10"/>
          <table:table-cell table:style-name="ce6" table:formula="of:=(MIN([.C62];[.D62];[.E62])+MAX([.C62];[.D62];[.E62]))/2" office:value-type="float" office:value="51.7953859083382" calcext:value-type="float">
            <text:p>51,8</text:p>
          </table:table-cell>
          <table:table-cell table:style-name="ce26" table:formula="of:=((((([.C62]-[.G62]+[.$A$3])/2)*[.$V$3])-[.$W$3])-127)*2" office:value-type="float" office:value="233.596055650466" calcext:value-type="float">
            <text:p>23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2]-[.G62]+[.$A$3])/2" office:value-type="float" office:value="26.6034391123524" calcext:value-type="float">
            <text:p>27</text:p>
          </table:table-cell>
          <table:table-cell table:style-name="ce12" table:formula="of:=([.E62]-[.G62]+[.$A$3])/2" office:value-type="float" office:value="49.8069211374929" calcext:value-type="float">
            <text:p>50</text:p>
          </table:table-cell>
          <table:table-cell table:style-name="ce10"/>
          <table:table-cell table:formula="of:=(((([.$A$3]+[.C62])/2))-127)*2" office:value-type="float" office:value="254.58850768363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2]+1.40625" office:value-type="float" office:value="85.375" calcext:value-type="float">
            <text:p>85,375</text:p>
          </table:table-cell>
          <table:table-cell table:formula="of:=[.$A$3]*SIN(RADIANS([.B63]))" office:value-type="float" office:value="254.169666498167" calcext:value-type="float">
            <text:p>254,2</text:p>
          </table:table-cell>
          <table:table-cell table:formula="of:=[.$A$3]*SIN(RADIANS([.B63]-120))" office:value-type="float" office:value="-144.891727255559" calcext:value-type="float">
            <text:p>-144,9</text:p>
          </table:table-cell>
          <table:table-cell table:formula="of:=[.$A$3]*SIN(RADIANS([.B63]+120))" office:value-type="float" office:value="-109.277939242608" calcext:value-type="float">
            <text:p>-109,3</text:p>
          </table:table-cell>
          <table:table-cell table:style-name="ce10"/>
          <table:table-cell table:style-name="ce6" table:formula="of:=(MIN([.C63];[.D63];[.E63])+MAX([.C63];[.D63];[.E63]))/2" office:value-type="float" office:value="54.6389696213042" calcext:value-type="float">
            <text:p>54,6</text:p>
          </table:table-cell>
          <table:table-cell table:style-name="ce26" table:formula="of:=((((([.C63]-[.G63]+[.$A$3])/2)*[.$V$3])-[.$W$3])-127)*2" office:value-type="float" office:value="230.982954892777" calcext:value-type="float">
            <text:p>23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3]-[.G63]+[.$A$3])/2" office:value-type="float" office:value="27.7346515615684" calcext:value-type="float">
            <text:p>28</text:p>
          </table:table-cell>
          <table:table-cell table:style-name="ce12" table:formula="of:=([.E63]-[.G63]+[.$A$3])/2" office:value-type="float" office:value="45.5415455680439" calcext:value-type="float">
            <text:p>46</text:p>
          </table:table-cell>
          <table:table-cell table:style-name="ce10"/>
          <table:table-cell table:formula="of:=(((([.$A$3]+[.C63])/2))-127)*2" office:value-type="float" office:value="255.1696664981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3]+1.40625" office:value-type="float" office:value="86.78125" calcext:value-type="float">
            <text:p>86,78125</text:p>
          </table:table-cell>
          <table:table-cell table:formula="of:=[.$A$3]*SIN(RADIANS([.B64]))" office:value-type="float" office:value="254.597723009619" calcext:value-type="float">
            <text:p>254,6</text:p>
          </table:table-cell>
          <table:table-cell table:formula="of:=[.$A$3]*SIN(RADIANS([.B64]-120))" office:value-type="float" office:value="-139.698441285513" calcext:value-type="float">
            <text:p>-139,7</text:p>
          </table:table-cell>
          <table:table-cell table:formula="of:=[.$A$3]*SIN(RADIANS([.B64]+120))" office:value-type="float" office:value="-114.899281724106" calcext:value-type="float">
            <text:p>-114,9</text:p>
          </table:table-cell>
          <table:table-cell table:style-name="ce10"/>
          <table:table-cell table:style-name="ce6" table:formula="of:=(MIN([.C64];[.D64];[.E64])+MAX([.C64];[.D64];[.E64]))/2" office:value-type="float" office:value="57.449640862053" calcext:value-type="float">
            <text:p>57,4</text:p>
          </table:table-cell>
          <table:table-cell table:style-name="ce26" table:formula="of:=((((([.C64]-[.G64]+[.$A$3])/2)*[.$V$3])-[.$W$3])-127)*2" office:value-type="float" office:value="228.231034880439" calcext:value-type="float">
            <text:p>22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4]-[.G64]+[.$A$3])/2" office:value-type="float" office:value="28.925958926217" calcext:value-type="float">
            <text:p>29</text:p>
          </table:table-cell>
          <table:table-cell table:style-name="ce12" table:formula="of:=([.E64]-[.G64]+[.$A$3])/2" office:value-type="float" office:value="41.3255387069205" calcext:value-type="float">
            <text:p>41</text:p>
          </table:table-cell>
          <table:table-cell table:style-name="ce10"/>
          <table:table-cell table:formula="of:=(((([.$A$3]+[.C64])/2))-127)*2" office:value-type="float" office:value="255.597723009619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4]+1.40625" office:value-type="float" office:value="88.1875" calcext:value-type="float">
            <text:p>88,1875</text:p>
          </table:table-cell>
          <table:table-cell table:formula="of:=[.$A$3]*SIN(RADIANS([.B65]))" office:value-type="float" office:value="254.872419372752" calcext:value-type="float">
            <text:p>254,9</text:p>
          </table:table-cell>
          <table:table-cell table:formula="of:=[.$A$3]*SIN(RADIANS([.B65]-120))" office:value-type="float" office:value="-134.421006198098" calcext:value-type="float">
            <text:p>-134,4</text:p>
          </table:table-cell>
          <table:table-cell table:formula="of:=[.$A$3]*SIN(RADIANS([.B65]+120))" office:value-type="float" office:value="-120.451413174654" calcext:value-type="float">
            <text:p>-120,5</text:p>
          </table:table-cell>
          <table:table-cell table:style-name="ce10"/>
          <table:table-cell table:style-name="ce6" table:formula="of:=(MIN([.C65];[.D65];[.E65])+MAX([.C65];[.D65];[.E65]))/2" office:value-type="float" office:value="60.2257065873269" calcext:value-type="float">
            <text:p>60,2</text:p>
          </table:table-cell>
          <table:table-cell table:style-name="ce26" table:formula="of:=((((([.C65]-[.G65]+[.$A$3])/2)*[.$V$3])-[.$W$3])-127)*2" office:value-type="float" office:value="225.341953267166" calcext:value-type="float">
            <text:p>2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5]-[.G65]+[.$A$3])/2" office:value-type="float" office:value="30.1766436072875" calcext:value-type="float">
            <text:p>30</text:p>
          </table:table-cell>
          <table:table-cell table:style-name="ce12" table:formula="of:=([.E65]-[.G65]+[.$A$3])/2" office:value-type="float" office:value="37.1614401190096" calcext:value-type="float">
            <text:p>37</text:p>
          </table:table-cell>
          <table:table-cell table:style-name="ce10"/>
          <table:table-cell table:formula="of:=(((([.$A$3]+[.C65])/2))-127)*2" office:value-type="float" office:value="255.87241937275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5]+1.40625" office:value-type="float" office:value="89.59375" calcext:value-type="float">
            <text:p>89,59375</text:p>
          </table:table-cell>
          <table:table-cell table:formula="of:=[.$A$3]*SIN(RADIANS([.B66]))" office:value-type="float" office:value="254.993590120748" calcext:value-type="float">
            <text:p>255,0</text:p>
          </table:table-cell>
          <table:table-cell table:formula="of:=[.$A$3]*SIN(RADIANS([.B66]-120))" office:value-type="float" office:value="-129.062600922874" calcext:value-type="float">
            <text:p>-129,1</text:p>
          </table:table-cell>
          <table:table-cell table:formula="of:=[.$A$3]*SIN(RADIANS([.B66]+120))" office:value-type="float" office:value="-125.930989197874" calcext:value-type="float">
            <text:p>-125,9</text:p>
          </table:table-cell>
          <table:table-cell table:style-name="ce10"/>
          <table:table-cell table:style-name="ce6" table:formula="of:=(MIN([.C66];[.D66];[.E66])+MAX([.C66];[.D66];[.E66]))/2" office:value-type="float" office:value="62.9654945989369" calcext:value-type="float">
            <text:p>63,0</text:p>
          </table:table-cell>
          <table:table-cell table:style-name="ce26" table:formula="of:=((((([.C66]-[.G66]+[.$A$3])/2)*[.$V$3])-[.$W$3])-127)*2" office:value-type="float" office:value="222.317450327692" calcext:value-type="float">
            <text:p>22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6]-[.G66]+[.$A$3])/2" office:value-type="float" office:value="31.4859522390946" calcext:value-type="float">
            <text:p>31</text:p>
          </table:table-cell>
          <table:table-cell table:style-name="ce12" table:formula="of:=([.E66]-[.G66]+[.$A$3])/2" office:value-type="float" office:value="33.0517581015945" calcext:value-type="float">
            <text:p>33</text:p>
          </table:table-cell>
          <table:table-cell table:style-name="ce10"/>
          <table:table-cell table:formula="of:=(((([.$A$3]+[.C66])/2))-127)*2" office:value-type="float" office:value="255.99359012074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6]+1.40625" office:value-type="float" office:value="91" calcext:value-type="float">
            <text:p>91</text:p>
          </table:table-cell>
          <table:table-cell table:formula="of:=[.$A$3]*SIN(RADIANS([.B67]))" office:value-type="float" office:value="254.96116226488" calcext:value-type="float">
            <text:p>255,0</text:p>
          </table:table-cell>
          <table:table-cell table:formula="of:=[.$A$3]*SIN(RADIANS([.B67]-120))" office:value-type="float" office:value="-123.626453162816" calcext:value-type="float">
            <text:p>-123,6</text:p>
          </table:table-cell>
          <table:table-cell table:formula="of:=[.$A$3]*SIN(RADIANS([.B67]+120))" office:value-type="float" office:value="-131.334709102064" calcext:value-type="float">
            <text:p>-131,3</text:p>
          </table:table-cell>
          <table:table-cell table:style-name="ce10"/>
          <table:table-cell table:style-name="ce6" table:formula="of:=(MIN([.C67];[.D67];[.E67])+MAX([.C67];[.D67];[.E67]))/2" office:value-type="float" office:value="61.813226581408" calcext:value-type="float">
            <text:p>61,8</text:p>
          </table:table-cell>
          <table:table-cell table:style-name="ce26" table:formula="of:=((((([.C67]-[.G67]+[.$A$3])/2)*[.$V$3])-[.$W$3])-127)*2" office:value-type="float" office:value="223.61086571441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7]-[.G67]+[.$A$3])/2" office:value-type="float" office:value="34.780160127888" calcext:value-type="float">
            <text:p>35</text:p>
          </table:table-cell>
          <table:table-cell table:style-name="ce12" table:formula="of:=([.E67]-[.G67]+[.$A$3])/2" office:value-type="float" office:value="30.926032158264" calcext:value-type="float">
            <text:p>31</text:p>
          </table:table-cell>
          <table:table-cell table:style-name="ce10"/>
          <table:table-cell table:formula="of:=(((([.$A$3]+[.C67])/2))-127)*2" office:value-type="float" office:value="255.96116226488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7]+1.40625" office:value-type="float" office:value="92.40625" calcext:value-type="float">
            <text:p>92,40625</text:p>
          </table:table-cell>
          <table:table-cell table:formula="of:=[.$A$3]*SIN(RADIANS([.B68]))" office:value-type="float" office:value="254.775155338475" calcext:value-type="float">
            <text:p>254,8</text:p>
          </table:table-cell>
          <table:table-cell table:formula="of:=[.$A$3]*SIN(RADIANS([.B68]-120))" office:value-type="float" office:value="-118.115837450063" calcext:value-type="float">
            <text:p>-118,1</text:p>
          </table:table-cell>
          <table:table-cell table:formula="of:=[.$A$3]*SIN(RADIANS([.B68]+120))" office:value-type="float" office:value="-136.659317888412" calcext:value-type="float">
            <text:p>-136,7</text:p>
          </table:table-cell>
          <table:table-cell table:style-name="ce10"/>
          <table:table-cell table:style-name="ce6" table:formula="of:=(MIN([.C68];[.D68];[.E68])+MAX([.C68];[.D68];[.E68]))/2" office:value-type="float" office:value="59.0579187250317" calcext:value-type="float">
            <text:p>59,1</text:p>
          </table:table-cell>
          <table:table-cell table:style-name="ce26" table:formula="of:=((((([.C68]-[.G68]+[.$A$3])/2)*[.$V$3])-[.$W$3])-127)*2" office:value-type="float" office:value="226.578408288527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8]-[.G68]+[.$A$3])/2" office:value-type="float" office:value="38.9131219124526" calcext:value-type="float">
            <text:p>39</text:p>
          </table:table-cell>
          <table:table-cell table:style-name="ce12" table:formula="of:=([.E68]-[.G68]+[.$A$3])/2" office:value-type="float" office:value="29.6413816932781" calcext:value-type="float">
            <text:p>30</text:p>
          </table:table-cell>
          <table:table-cell table:style-name="ce10"/>
          <table:table-cell table:formula="of:=(((([.$A$3]+[.C68])/2))-127)*2" office:value-type="float" office:value="255.77515533847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8]+1.40625" office:value-type="float" office:value="93.8125" calcext:value-type="float">
            <text:p>93,8125</text:p>
          </table:table-cell>
          <table:table-cell table:formula="of:=[.$A$3]*SIN(RADIANS([.B69]))" office:value-type="float" office:value="254.435681385152" calcext:value-type="float">
            <text:p>254,4</text:p>
          </table:table-cell>
          <table:table-cell table:formula="of:=[.$A$3]*SIN(RADIANS([.B69]-120))" office:value-type="float" office:value="-112.534073173466" calcext:value-type="float">
            <text:p>-112,5</text:p>
          </table:table-cell>
          <table:table-cell table:formula="of:=[.$A$3]*SIN(RADIANS([.B69]+120))" office:value-type="float" office:value="-141.901608211685" calcext:value-type="float">
            <text:p>-141,9</text:p>
          </table:table-cell>
          <table:table-cell table:style-name="ce10"/>
          <table:table-cell table:style-name="ce6" table:formula="of:=(MIN([.C69];[.D69];[.E69])+MAX([.C69];[.D69];[.E69]))/2" office:value-type="float" office:value="56.2670365867332" calcext:value-type="float">
            <text:p>56,3</text:p>
          </table:table-cell>
          <table:table-cell table:style-name="ce26" table:formula="of:=((((([.C69]-[.G69]+[.$A$3])/2)*[.$V$3])-[.$W$3])-127)*2" office:value-type="float" office:value="229.409784742174" calcext:value-type="float">
            <text:p>22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69]-[.G69]+[.$A$3])/2" office:value-type="float" office:value="43.0994451199004" calcext:value-type="float">
            <text:p>43</text:p>
          </table:table-cell>
          <table:table-cell table:style-name="ce12" table:formula="of:=([.E69]-[.G69]+[.$A$3])/2" office:value-type="float" office:value="28.4156776007909" calcext:value-type="float">
            <text:p>28</text:p>
          </table:table-cell>
          <table:table-cell table:style-name="ce10"/>
          <table:table-cell table:formula="of:=(((([.$A$3]+[.C69])/2))-127)*2" office:value-type="float" office:value="255.43568138515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69]+1.40625" office:value-type="float" office:value="95.21875" calcext:value-type="float">
            <text:p>95,21875</text:p>
          </table:table-cell>
          <table:table-cell table:formula="of:=[.$A$3]*SIN(RADIANS([.B70]))" office:value-type="float" office:value="253.942944891324" calcext:value-type="float">
            <text:p>253,9</text:p>
          </table:table-cell>
          <table:table-cell table:formula="of:=[.$A$3]*SIN(RADIANS([.B70]-120))" office:value-type="float" office:value="-106.88452257911" calcext:value-type="float">
            <text:p>-106,9</text:p>
          </table:table-cell>
          <table:table-cell table:formula="of:=[.$A$3]*SIN(RADIANS([.B70]+120))" office:value-type="float" office:value="-147.058422312214" calcext:value-type="float">
            <text:p>-147,1</text:p>
          </table:table-cell>
          <table:table-cell table:style-name="ce10"/>
          <table:table-cell table:style-name="ce6" table:formula="of:=(MIN([.C70];[.D70];[.E70])+MAX([.C70];[.D70];[.E70]))/2" office:value-type="float" office:value="53.4422612895549" calcext:value-type="float">
            <text:p>53,4</text:p>
          </table:table-cell>
          <table:table-cell table:style-name="ce26" table:formula="of:=((((([.C70]-[.G70]+[.$A$3])/2)*[.$V$3])-[.$W$3])-127)*2" office:value-type="float" office:value="232.103289560043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0]-[.G70]+[.$A$3])/2" office:value-type="float" office:value="47.3366080656676" calcext:value-type="float">
            <text:p>47</text:p>
          </table:table-cell>
          <table:table-cell table:style-name="ce12" table:formula="of:=([.E70]-[.G70]+[.$A$3])/2" office:value-type="float" office:value="27.2496581991156" calcext:value-type="float">
            <text:p>27</text:p>
          </table:table-cell>
          <table:table-cell table:style-name="ce10"/>
          <table:table-cell table:formula="of:=(((([.$A$3]+[.C70])/2))-127)*2" office:value-type="float" office:value="254.942944891324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6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0]+1.40625" office:value-type="float" office:value="96.625" calcext:value-type="float">
            <text:p>96,625</text:p>
          </table:table-cell>
          <table:table-cell table:formula="of:=[.$A$3]*SIN(RADIANS([.B71]))" office:value-type="float" office:value="253.297242663033" calcext:value-type="float">
            <text:p>253,3</text:p>
          </table:table-cell>
          <table:table-cell table:formula="of:=[.$A$3]*SIN(RADIANS([.B71]-120))" office:value-type="float" office:value="-101.170588745021" calcext:value-type="float">
            <text:p>-101,2</text:p>
          </table:table-cell>
          <table:table-cell table:formula="of:=[.$A$3]*SIN(RADIANS([.B71]+120))" office:value-type="float" office:value="-152.126653918011" calcext:value-type="float">
            <text:p>-152,1</text:p>
          </table:table-cell>
          <table:table-cell table:style-name="ce10"/>
          <table:table-cell table:style-name="ce6" table:formula="of:=(MIN([.C71];[.D71];[.E71])+MAX([.C71];[.D71];[.E71]))/2" office:value-type="float" office:value="50.5852943725107" calcext:value-type="float">
            <text:p>50,6</text:p>
          </table:table-cell>
          <table:table-cell table:style-name="ce26" table:formula="of:=((((([.C71]-[.G71]+[.$A$3])/2)*[.$V$3])-[.$W$3])-127)*2" office:value-type="float" office:value="234.657300275553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1]-[.G71]+[.$A$3])/2" office:value-type="float" office:value="51.6220584412342" calcext:value-type="float">
            <text:p>52</text:p>
          </table:table-cell>
          <table:table-cell table:style-name="ce12" table:formula="of:=([.E71]-[.G71]+[.$A$3])/2" office:value-type="float" office:value="26.1440258547392" calcext:value-type="float">
            <text:p>26</text:p>
          </table:table-cell>
          <table:table-cell table:style-name="ce10"/>
          <table:table-cell table:formula="of:=(((([.$A$3]+[.C71])/2))-127)*2" office:value-type="float" office:value="254.29724266303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1]+1.40625" office:value-type="float" office:value="98.03125" calcext:value-type="float">
            <text:p>98,03125</text:p>
          </table:table-cell>
          <table:table-cell table:formula="of:=[.$A$3]*SIN(RADIANS([.B72]))" office:value-type="float" office:value="252.498963647155" calcext:value-type="float">
            <text:p>252,5</text:p>
          </table:table-cell>
          <table:table-cell table:formula="of:=[.$A$3]*SIN(RADIANS([.B72]-120))" office:value-type="float" office:value="-95.3957135312849" calcext:value-type="float">
            <text:p>-95,4</text:p>
          </table:table-cell>
          <table:table-cell table:formula="of:=[.$A$3]*SIN(RADIANS([.B72]+120))" office:value-type="float" office:value="-157.10325011587" calcext:value-type="float">
            <text:p>-157,1</text:p>
          </table:table-cell>
          <table:table-cell table:style-name="ce10"/>
          <table:table-cell table:style-name="ce6" table:formula="of:=(MIN([.C72];[.D72];[.E72])+MAX([.C72];[.D72];[.E72]))/2" office:value-type="float" office:value="47.6978567656424" calcext:value-type="float">
            <text:p>47,7</text:p>
          </table:table-cell>
          <table:table-cell table:style-name="ce26" table:formula="of:=((((([.C72]-[.G72]+[.$A$3])/2)*[.$V$3])-[.$W$3])-127)*2" office:value-type="float" office:value="237.070278448147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2]-[.G72]+[.$A$3])/2" office:value-type="float" office:value="55.9532148515364" calcext:value-type="float">
            <text:p>56</text:p>
          </table:table-cell>
          <table:table-cell table:style-name="ce12" table:formula="of:=([.E72]-[.G72]+[.$A$3])/2" office:value-type="float" office:value="25.0994465592438" calcext:value-type="float">
            <text:p>25</text:p>
          </table:table-cell>
          <table:table-cell table:style-name="ce10"/>
          <table:table-cell table:formula="of:=(((([.$A$3]+[.C72])/2))-127)*2" office:value-type="float" office:value="253.498963647155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2]+1.40625" office:value-type="float" office:value="99.4375" calcext:value-type="float">
            <text:p>99,4375</text:p>
          </table:table-cell>
          <table:table-cell table:formula="of:=[.$A$3]*SIN(RADIANS([.B73]))" office:value-type="float" office:value="251.548588697121" calcext:value-type="float">
            <text:p>251,5</text:p>
          </table:table-cell>
          <table:table-cell table:formula="of:=[.$A$3]*SIN(RADIANS([.B73]-120))" office:value-type="float" office:value="-89.5633755067926" calcext:value-type="float">
            <text:p>-89,6</text:p>
          </table:table-cell>
          <table:table-cell table:formula="of:=[.$A$3]*SIN(RADIANS([.B73]+120))" office:value-type="float" office:value="-161.985213190328" calcext:value-type="float">
            <text:p>-162,0</text:p>
          </table:table-cell>
          <table:table-cell table:style-name="ce10"/>
          <table:table-cell table:style-name="ce6" table:formula="of:=(MIN([.C73];[.D73];[.E73])+MAX([.C73];[.D73];[.E73]))/2" office:value-type="float" office:value="44.7816877533963" calcext:value-type="float">
            <text:p>44,8</text:p>
          </table:table-cell>
          <table:table-cell table:style-name="ce26" table:formula="of:=((((([.C73]-[.G73]+[.$A$3])/2)*[.$V$3])-[.$W$3])-127)*2" office:value-type="float" office:value="239.340770590002" calcext:value-type="float">
            <text:p>23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3]-[.G73]+[.$A$3])/2" office:value-type="float" office:value="60.3274683699055" calcext:value-type="float">
            <text:p>60</text:p>
          </table:table-cell>
          <table:table-cell table:style-name="ce12" table:formula="of:=([.E73]-[.G73]+[.$A$3])/2" office:value-type="float" office:value="24.1165495281379" calcext:value-type="float">
            <text:p>24</text:p>
          </table:table-cell>
          <table:table-cell table:style-name="ce10"/>
          <table:table-cell table:formula="of:=(((([.$A$3]+[.C73])/2))-127)*2" office:value-type="float" office:value="252.548588697121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3]+1.40625" office:value-type="float" office:value="100.84375" calcext:value-type="float">
            <text:p>100,84375</text:p>
          </table:table-cell>
          <table:table-cell table:formula="of:=[.$A$3]*SIN(RADIANS([.B74]))" office:value-type="float" office:value="250.446690283263" calcext:value-type="float">
            <text:p>250,4</text:p>
          </table:table-cell>
          <table:table-cell table:formula="of:=[.$A$3]*SIN(RADIANS([.B74]-120))" office:value-type="float" office:value="-83.6770878538854" calcext:value-type="float">
            <text:p>-83,7</text:p>
          </table:table-cell>
          <table:table-cell table:formula="of:=[.$A$3]*SIN(RADIANS([.B74]+120))" office:value-type="float" office:value="-166.769602429377" calcext:value-type="float">
            <text:p>-166,8</text:p>
          </table:table-cell>
          <table:table-cell table:style-name="ce10"/>
          <table:table-cell table:style-name="ce6" table:formula="of:=(MIN([.C74];[.D74];[.E74])+MAX([.C74];[.D74];[.E74]))/2" office:value-type="float" office:value="41.8385439269427" calcext:value-type="float">
            <text:p>41,8</text:p>
          </table:table-cell>
          <table:table-cell table:style-name="ce26" table:formula="of:=((((([.C74]-[.G74]+[.$A$3])/2)*[.$V$3])-[.$W$3])-127)*2" office:value-type="float" office:value="241.46740904155" calcext:value-type="float">
            <text:p>24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4]-[.G74]+[.$A$3])/2" office:value-type="float" office:value="64.742184109586" calcext:value-type="float">
            <text:p>65</text:p>
          </table:table-cell>
          <table:table-cell table:style-name="ce12" table:formula="of:=([.E74]-[.G74]+[.$A$3])/2" office:value-type="float" office:value="23.1959268218402" calcext:value-type="float">
            <text:p>23</text:p>
          </table:table-cell>
          <table:table-cell table:style-name="ce10"/>
          <table:table-cell table:formula="of:=(((([.$A$3]+[.C74])/2))-127)*2" office:value-type="float" office:value="251.446690283263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4]+1.40625" office:value-type="float" office:value="102.25" calcext:value-type="float">
            <text:p>102,25</text:p>
          </table:table-cell>
          <table:table-cell table:formula="of:=[.$A$3]*SIN(RADIANS([.B75]))" office:value-type="float" office:value="249.193932147983" calcext:value-type="float">
            <text:p>249,2</text:p>
          </table:table-cell>
          <table:table-cell table:formula="of:=[.$A$3]*SIN(RADIANS([.B75]-120))" office:value-type="float" office:value="-77.7403962521427" calcext:value-type="float">
            <text:p>-77,7</text:p>
          </table:table-cell>
          <table:table-cell table:formula="of:=[.$A$3]*SIN(RADIANS([.B75]+120))" office:value-type="float" office:value="-171.45353589584" calcext:value-type="float">
            <text:p>-171,5</text:p>
          </table:table-cell>
          <table:table-cell table:style-name="ce10"/>
          <table:table-cell table:style-name="ce6" table:formula="of:=(MIN([.C75];[.D75];[.E75])+MAX([.C75];[.D75];[.E75]))/2" office:value-type="float" office:value="38.8701981260714" calcext:value-type="float">
            <text:p>38,9</text:p>
          </table:table-cell>
          <table:table-cell table:style-name="ce26" table:formula="of:=((((([.C75]-[.G75]+[.$A$3])/2)*[.$V$3])-[.$W$3])-127)*2" office:value-type="float" office:value="243.448912795308" calcext:value-type="float">
            <text:p>24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5]-[.G75]+[.$A$3])/2" office:value-type="float" office:value="69.1947028108929" calcext:value-type="float">
            <text:p>69</text:p>
          </table:table-cell>
          <table:table-cell table:style-name="ce12" table:formula="of:=([.E75]-[.G75]+[.$A$3])/2" office:value-type="float" office:value="22.3381329890443" calcext:value-type="float">
            <text:p>22</text:p>
          </table:table-cell>
          <table:table-cell table:style-name="ce10"/>
          <table:table-cell table:formula="of:=(((([.$A$3]+[.C75])/2))-127)*2" office:value-type="float" office:value="250.19393214798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5]+1.40625" office:value-type="float" office:value="103.65625" calcext:value-type="float">
            <text:p>103,65625</text:p>
          </table:table-cell>
          <table:table-cell table:formula="of:=[.$A$3]*SIN(RADIANS([.B76]))" office:value-type="float" office:value="247.791068905939" calcext:value-type="float">
            <text:p>247,8</text:p>
          </table:table-cell>
          <table:table-cell table:formula="of:=[.$A$3]*SIN(RADIANS([.B76]-120))" office:value-type="float" office:value="-71.7568767425985" calcext:value-type="float">
            <text:p>-71,8</text:p>
          </table:table-cell>
          <table:table-cell table:formula="of:=[.$A$3]*SIN(RADIANS([.B76]+120))" office:value-type="float" office:value="-176.03419216334" calcext:value-type="float">
            <text:p>-176,0</text:p>
          </table:table-cell>
          <table:table-cell table:style-name="ce10"/>
          <table:table-cell table:style-name="ce6" table:formula="of:=(MIN([.C76];[.D76];[.E76])+MAX([.C76];[.D76];[.E76]))/2" office:value-type="float" office:value="35.8784383712993" calcext:value-type="float">
            <text:p>35,9</text:p>
          </table:table-cell>
          <table:table-cell table:style-name="ce26" table:formula="of:=((((([.C76]-[.G76]+[.$A$3])/2)*[.$V$3])-[.$W$3])-127)*2" office:value-type="float" office:value="245.284088267509" calcext:value-type="float">
            <text:p>24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6]-[.G76]+[.$A$3])/2" office:value-type="float" office:value="73.6823424430511" calcext:value-type="float">
            <text:p>74</text:p>
          </table:table-cell>
          <table:table-cell table:style-name="ce12" table:formula="of:=([.E76]-[.G76]+[.$A$3])/2" office:value-type="float" office:value="21.5436847326803" calcext:value-type="float">
            <text:p>22</text:p>
          </table:table-cell>
          <table:table-cell table:style-name="ce10"/>
          <table:table-cell table:formula="of:=(((([.$A$3]+[.C76])/2))-127)*2" office:value-type="float" office:value="248.791068905939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6]+1.40625" office:value-type="float" office:value="105.0625" calcext:value-type="float">
            <text:p>105,0625</text:p>
          </table:table-cell>
          <table:table-cell table:formula="of:=[.$A$3]*SIN(RADIANS([.B77]))" office:value-type="float" office:value="246.23894558949" calcext:value-type="float">
            <text:p>246,2</text:p>
          </table:table-cell>
          <table:table-cell table:formula="of:=[.$A$3]*SIN(RADIANS([.B77]-120))" office:value-type="float" office:value="-65.730133573667" calcext:value-type="float">
            <text:p>-65,7</text:p>
          </table:table-cell>
          <table:table-cell table:formula="of:=[.$A$3]*SIN(RADIANS([.B77]+120))" office:value-type="float" office:value="-180.508812015823" calcext:value-type="float">
            <text:p>-180,5</text:p>
          </table:table-cell>
          <table:table-cell table:style-name="ce10"/>
          <table:table-cell table:style-name="ce6" table:formula="of:=(MIN([.C77];[.D77];[.E77])+MAX([.C77];[.D77];[.E77]))/2" office:value-type="float" office:value="32.8650667868335" calcext:value-type="float">
            <text:p>32,9</text:p>
          </table:table-cell>
          <table:table-cell table:style-name="ce26" table:formula="of:=((((([.C77]-[.G77]+[.$A$3])/2)*[.$V$3])-[.$W$3])-127)*2" office:value-type="float" office:value="246.971830017068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7]-[.G77]+[.$A$3])/2" office:value-type="float" office:value="78.2023998197497" calcext:value-type="float">
            <text:p>78</text:p>
          </table:table-cell>
          <table:table-cell table:style-name="ce12" table:formula="of:=([.E77]-[.G77]+[.$A$3])/2" office:value-type="float" office:value="20.8130605986718" calcext:value-type="float">
            <text:p>21</text:p>
          </table:table-cell>
          <table:table-cell table:style-name="ce10"/>
          <table:table-cell table:formula="of:=(((([.$A$3]+[.C77])/2))-127)*2" office:value-type="float" office:value="247.23894558949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7]+1.40625" office:value-type="float" office:value="106.46875" calcext:value-type="float">
            <text:p>106,46875</text:p>
          </table:table-cell>
          <table:table-cell table:formula="of:=[.$A$3]*SIN(RADIANS([.B78]))" office:value-type="float" office:value="244.538497139686" calcext:value-type="float">
            <text:p>244,5</text:p>
          </table:table-cell>
          <table:table-cell table:formula="of:=[.$A$3]*SIN(RADIANS([.B78]-120))" office:value-type="float" office:value="-59.6637970300787" calcext:value-type="float">
            <text:p>-59,7</text:p>
          </table:table-cell>
          <table:table-cell table:formula="of:=[.$A$3]*SIN(RADIANS([.B78]+120))" office:value-type="float" office:value="-184.874700109607" calcext:value-type="float">
            <text:p>-184,9</text:p>
          </table:table-cell>
          <table:table-cell table:style-name="ce10"/>
          <table:table-cell table:style-name="ce6" table:formula="of:=(MIN([.C78];[.D78];[.E78])+MAX([.C78];[.D78];[.E78]))/2" office:value-type="float" office:value="29.8318985150394" calcext:value-type="float">
            <text:p>29,8</text:p>
          </table:table-cell>
          <table:table-cell table:style-name="ce26" table:formula="of:=((((([.C78]-[.G78]+[.$A$3])/2)*[.$V$3])-[.$W$3])-127)*2" office:value-type="float" office:value="248.511121411467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8]-[.G78]+[.$A$3])/2" office:value-type="float" office:value="82.7521522274409" calcext:value-type="float">
            <text:p>83</text:p>
          </table:table-cell>
          <table:table-cell table:style-name="ce12" table:formula="of:=([.E78]-[.G78]+[.$A$3])/2" office:value-type="float" office:value="20.1467006876768" calcext:value-type="float">
            <text:p>20</text:p>
          </table:table-cell>
          <table:table-cell table:style-name="ce10"/>
          <table:table-cell table:formula="of:=(((([.$A$3]+[.C78])/2))-127)*2" office:value-type="float" office:value="245.538497139686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8]+1.40625" office:value-type="float" office:value="107.875" calcext:value-type="float">
            <text:p>107,875</text:p>
          </table:table-cell>
          <table:table-cell table:formula="of:=[.$A$3]*SIN(RADIANS([.B79]))" office:value-type="float" office:value="242.690747843088" calcext:value-type="float">
            <text:p>242,7</text:p>
          </table:table-cell>
          <table:table-cell table:formula="of:=[.$A$3]*SIN(RADIANS([.B79]-120))" office:value-type="float" office:value="-53.5615212461325" calcext:value-type="float">
            <text:p>-53,6</text:p>
          </table:table-cell>
          <table:table-cell table:formula="of:=[.$A$3]*SIN(RADIANS([.B79]+120))" office:value-type="float" office:value="-189.129226596956" calcext:value-type="float">
            <text:p>-189,1</text:p>
          </table:table-cell>
          <table:table-cell table:style-name="ce10"/>
          <table:table-cell table:style-name="ce6" table:formula="of:=(MIN([.C79];[.D79];[.E79])+MAX([.C79];[.D79];[.E79]))/2" office:value-type="float" office:value="26.7807606230663" calcext:value-type="float">
            <text:p>26,8</text:p>
          </table:table-cell>
          <table:table-cell table:style-name="ce26" table:formula="of:=((((([.C79]-[.G79]+[.$A$3])/2)*[.$V$3])-[.$W$3])-127)*2" office:value-type="float" office:value="249.901035239125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79]-[.G79]+[.$A$3])/2" office:value-type="float" office:value="87.3288590654006" calcext:value-type="float">
            <text:p>87</text:p>
          </table:table-cell>
          <table:table-cell table:style-name="ce12" table:formula="of:=([.E79]-[.G79]+[.$A$3])/2" office:value-type="float" office:value="19.5450063899889" calcext:value-type="float">
            <text:p>20</text:p>
          </table:table-cell>
          <table:table-cell table:style-name="ce10"/>
          <table:table-cell table:formula="of:=(((([.$A$3]+[.C79])/2))-127)*2" office:value-type="float" office:value="243.690747843088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79]+1.40625" office:value-type="float" office:value="109.28125" calcext:value-type="float">
            <text:p>109,28125</text:p>
          </table:table-cell>
          <table:table-cell table:formula="of:=[.$A$3]*SIN(RADIANS([.B80]))" office:value-type="float" office:value="240.696810714781" calcext:value-type="float">
            <text:p>240,7</text:p>
          </table:table-cell>
          <table:table-cell table:formula="of:=[.$A$3]*SIN(RADIANS([.B80]-120))" office:value-type="float" office:value="-47.426982004582" calcext:value-type="float">
            <text:p>-47,4</text:p>
          </table:table-cell>
          <table:table-cell table:formula="of:=[.$A$3]*SIN(RADIANS([.B80]+120))" office:value-type="float" office:value="-193.269828710199" calcext:value-type="float">
            <text:p>-193,3</text:p>
          </table:table-cell>
          <table:table-cell table:style-name="ce10"/>
          <table:table-cell table:style-name="ce6" table:formula="of:=(MIN([.C80];[.D80];[.E80])+MAX([.C80];[.D80];[.E80]))/2" office:value-type="float" office:value="23.713491002291" calcext:value-type="float">
            <text:p>23,7</text:p>
          </table:table-cell>
          <table:table-cell table:style-name="ce26" table:formula="of:=((((([.C80]-[.G80]+[.$A$3])/2)*[.$V$3])-[.$W$3])-127)*2" office:value-type="float" office:value="251.140734267926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0]-[.G80]+[.$A$3])/2" office:value-type="float" office:value="91.9297634965635" calcext:value-type="float">
            <text:p>92</text:p>
          </table:table-cell>
          <table:table-cell table:style-name="ce12" table:formula="of:=([.E80]-[.G80]+[.$A$3])/2" office:value-type="float" office:value="19.008340143755" calcext:value-type="float">
            <text:p>19</text:p>
          </table:table-cell>
          <table:table-cell table:style-name="ce10"/>
          <table:table-cell table:formula="of:=(((([.$A$3]+[.C80])/2))-127)*2" office:value-type="float" office:value="241.696810714781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7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0]+1.40625" office:value-type="float" office:value="110.6875" calcext:value-type="float">
            <text:p>110,6875</text:p>
          </table:table-cell>
          <table:table-cell table:formula="of:=[.$A$3]*SIN(RADIANS([.B81]))" office:value-type="float" office:value="238.557886827933" calcext:value-type="float">
            <text:p>238,6</text:p>
          </table:table-cell>
          <table:table-cell table:formula="of:=[.$A$3]*SIN(RADIANS([.B81]-120))" office:value-type="float" office:value="-41.263874522481" calcext:value-type="float">
            <text:p>-41,3</text:p>
          </table:table-cell>
          <table:table-cell table:formula="of:=[.$A$3]*SIN(RADIANS([.B81]+120))" office:value-type="float" office:value="-197.294012305452" calcext:value-type="float">
            <text:p>-197,3</text:p>
          </table:table-cell>
          <table:table-cell table:style-name="ce10"/>
          <table:table-cell table:style-name="ce6" table:formula="of:=(MIN([.C81];[.D81];[.E81])+MAX([.C81];[.D81];[.E81]))/2" office:value-type="float" office:value="20.6319372612405" calcext:value-type="float">
            <text:p>20,6</text:p>
          </table:table-cell>
          <table:table-cell table:style-name="ce26" table:formula="of:=((((([.C81]-[.G81]+[.$A$3])/2)*[.$V$3])-[.$W$3])-127)*2" office:value-type="float" office:value="252.22947174953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1]-[.G81]+[.$A$3])/2" office:value-type="float" office:value="96.5520941081392" calcext:value-type="float">
            <text:p>97</text:p>
          </table:table-cell>
          <table:table-cell table:style-name="ce12" table:formula="of:=([.E81]-[.G81]+[.$A$3])/2" office:value-type="float" office:value="18.5370252166538" calcext:value-type="float">
            <text:p>19</text:p>
          </table:table-cell>
          <table:table-cell table:style-name="ce10"/>
          <table:table-cell table:formula="of:=(((([.$A$3]+[.C81])/2))-127)*2" office:value-type="float" office:value="239.55788682793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1]+1.40625" office:value-type="float" office:value="112.09375" calcext:value-type="float">
            <text:p>112,09375</text:p>
          </table:table-cell>
          <table:table-cell table:formula="of:=[.$A$3]*SIN(RADIANS([.B82]))" office:value-type="float" office:value="236.275264590314" calcext:value-type="float">
            <text:p>236,3</text:p>
          </table:table-cell>
          <table:table-cell table:formula="of:=[.$A$3]*SIN(RADIANS([.B82]-120))" office:value-type="float" office:value="-35.0759112253233" calcext:value-type="float">
            <text:p>-35,1</text:p>
          </table:table-cell>
          <table:table-cell table:formula="of:=[.$A$3]*SIN(RADIANS([.B82]+120))" office:value-type="float" office:value="-201.199353364991" calcext:value-type="float">
            <text:p>-201,2</text:p>
          </table:table-cell>
          <table:table-cell table:style-name="ce10"/>
          <table:table-cell table:style-name="ce6" table:formula="of:=(MIN([.C82];[.D82];[.E82])+MAX([.C82];[.D82];[.E82]))/2" office:value-type="float" office:value="17.5379556126617" calcext:value-type="float">
            <text:p>17,5</text:p>
          </table:table-cell>
          <table:table-cell table:style-name="ce26" table:formula="of:=((((([.C82]-[.G82]+[.$A$3])/2)*[.$V$3])-[.$W$3])-127)*2" office:value-type="float" office:value="253.166591869188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2]-[.G82]+[.$A$3])/2" office:value-type="float" office:value="101.193066581008" calcext:value-type="float">
            <text:p>101</text:p>
          </table:table-cell>
          <table:table-cell table:style-name="ce12" table:formula="of:=([.E82]-[.G82]+[.$A$3])/2" office:value-type="float" office:value="18.1313455111737" calcext:value-type="float">
            <text:p>18</text:p>
          </table:table-cell>
          <table:table-cell table:style-name="ce10"/>
          <table:table-cell table:formula="of:=(((([.$A$3]+[.C82])/2))-127)*2" office:value-type="float" office:value="237.275264590314" calcext:value-type="float">
            <text:p>23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2]+1.40625" office:value-type="float" office:value="113.5" calcext:value-type="float">
            <text:p>113,5</text:p>
          </table:table-cell>
          <table:table-cell table:formula="of:=[.$A$3]*SIN(RADIANS([.B83]))" office:value-type="float" office:value="233.850318968207" calcext:value-type="float">
            <text:p>233,9</text:p>
          </table:table-cell>
          <table:table-cell table:formula="of:=[.$A$3]*SIN(RADIANS([.B83]-120))" office:value-type="float" office:value="-28.8668195108162" calcext:value-type="float">
            <text:p>-28,9</text:p>
          </table:table-cell>
          <table:table-cell table:formula="of:=[.$A$3]*SIN(RADIANS([.B83]+120))" office:value-type="float" office:value="-204.98349945739" calcext:value-type="float">
            <text:p>-205,0</text:p>
          </table:table-cell>
          <table:table-cell table:style-name="ce10"/>
          <table:table-cell table:style-name="ce6" table:formula="of:=(MIN([.C83];[.D83];[.E83])+MAX([.C83];[.D83];[.E83]))/2" office:value-type="float" office:value="14.4334097554081" calcext:value-type="float">
            <text:p>14,4</text:p>
          </table:table-cell>
          <table:table-cell table:style-name="ce26" table:formula="of:=((((([.C83]-[.G83]+[.$A$3])/2)*[.$V$3])-[.$W$3])-127)*2" office:value-type="float" office:value="253.951530140783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3]-[.G83]+[.$A$3])/2" office:value-type="float" office:value="105.849885366888" calcext:value-type="float">
            <text:p>106</text:p>
          </table:table-cell>
          <table:table-cell table:style-name="ce12" table:formula="of:=([.E83]-[.G83]+[.$A$3])/2" office:value-type="float" office:value="17.791545393601" calcext:value-type="float">
            <text:p>18</text:p>
          </table:table-cell>
          <table:table-cell table:style-name="ce10"/>
          <table:table-cell table:formula="of:=(((([.$A$3]+[.C83])/2))-127)*2" office:value-type="float" office:value="234.850318968207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3]+1.40625" office:value-type="float" office:value="114.90625" calcext:value-type="float">
            <text:p>114,90625</text:p>
          </table:table-cell>
          <table:table-cell table:formula="of:=[.$A$3]*SIN(RADIANS([.B84]))" office:value-type="float" office:value="231.28451065818" calcext:value-type="float">
            <text:p>231,3</text:p>
          </table:table-cell>
          <table:table-cell table:formula="of:=[.$A$3]*SIN(RADIANS([.B84]-120))" office:value-type="float" office:value="-22.6403395036358" calcext:value-type="float">
            <text:p>-22,6</text:p>
          </table:table-cell>
          <table:table-cell table:formula="of:=[.$A$3]*SIN(RADIANS([.B84]+120))" office:value-type="float" office:value="-208.644171154544" calcext:value-type="float">
            <text:p>-208,6</text:p>
          </table:table-cell>
          <table:table-cell table:style-name="ce10"/>
          <table:table-cell table:style-name="ce6" table:formula="of:=(MIN([.C84];[.D84];[.E84])+MAX([.C84];[.D84];[.E84]))/2" office:value-type="float" office:value="11.3201697518179" calcext:value-type="float">
            <text:p>11,3</text:p>
          </table:table-cell>
          <table:table-cell table:style-name="ce26" table:formula="of:=((((([.C84]-[.G84]+[.$A$3])/2)*[.$V$3])-[.$W$3])-127)*2" office:value-type="float" office:value="254.58381374684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4]-[.G84]+[.$A$3])/2" office:value-type="float" office:value="110.519745372273" calcext:value-type="float">
            <text:p>111</text:p>
          </table:table-cell>
          <table:table-cell table:style-name="ce12" table:formula="of:=([.E84]-[.G84]+[.$A$3])/2" office:value-type="float" office:value="17.517829546819" calcext:value-type="float">
            <text:p>18</text:p>
          </table:table-cell>
          <table:table-cell table:style-name="ce10"/>
          <table:table-cell table:formula="of:=(((([.$A$3]+[.C84])/2))-127)*2" office:value-type="float" office:value="232.28451065818" calcext:value-type="float">
            <text:p>23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4]+1.40625" office:value-type="float" office:value="116.3125" calcext:value-type="float">
            <text:p>116,3125</text:p>
          </table:table-cell>
          <table:table-cell table:formula="of:=[.$A$3]*SIN(RADIANS([.B85]))" office:value-type="float" office:value="228.579385207217" calcext:value-type="float">
            <text:p>228,6</text:p>
          </table:table-cell>
          <table:table-cell table:formula="of:=[.$A$3]*SIN(RADIANS([.B85]-120))" office:value-type="float" office:value="-16.4002218025151" calcext:value-type="float">
            <text:p>-16,4</text:p>
          </table:table-cell>
          <table:table-cell table:formula="of:=[.$A$3]*SIN(RADIANS([.B85]+120))" office:value-type="float" office:value="-212.179163404702" calcext:value-type="float">
            <text:p>-212,2</text:p>
          </table:table-cell>
          <table:table-cell table:style-name="ce10"/>
          <table:table-cell table:style-name="ce6" table:formula="of:=(MIN([.C85];[.D85];[.E85])+MAX([.C85];[.D85];[.E85]))/2" office:value-type="float" office:value="8.20011090125755" calcext:value-type="float">
            <text:p>8,2</text:p>
          </table:table-cell>
          <table:table-cell table:style-name="ce26" table:formula="of:=((((([.C85]-[.G85]+[.$A$3])/2)*[.$V$3])-[.$W$3])-127)*2" office:value-type="float" office:value="255.063061823383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5]-[.G85]+[.$A$3])/2" office:value-type="float" office:value="115.199833648114" calcext:value-type="float">
            <text:p>115</text:p>
          </table:table-cell>
          <table:table-cell table:style-name="ce12" table:formula="of:=([.E85]-[.G85]+[.$A$3])/2" office:value-type="float" office:value="17.3103628470202" calcext:value-type="float">
            <text:p>17</text:p>
          </table:table-cell>
          <table:table-cell table:style-name="ce10"/>
          <table:table-cell table:formula="of:=(((([.$A$3]+[.C85])/2))-127)*2" office:value-type="float" office:value="229.579385207217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5]+1.40625" office:value-type="float" office:value="117.71875" calcext:value-type="float">
            <text:p>117,71875</text:p>
          </table:table-cell>
          <table:table-cell table:formula="of:=[.$A$3]*SIN(RADIANS([.B86]))" office:value-type="float" office:value="225.736572081739" calcext:value-type="float">
            <text:p>225,7</text:p>
          </table:table-cell>
          <table:table-cell table:formula="of:=[.$A$3]*SIN(RADIANS([.B86]-120))" office:value-type="float" office:value="-10.1502252210245" calcext:value-type="float">
            <text:p>-10,2</text:p>
          </table:table-cell>
          <table:table-cell table:formula="of:=[.$A$3]*SIN(RADIANS([.B86]+120))" office:value-type="float" office:value="-215.586346860715" calcext:value-type="float">
            <text:p>-215,6</text:p>
          </table:table-cell>
          <table:table-cell table:style-name="ce10"/>
          <table:table-cell table:style-name="ce6" table:formula="of:=(MIN([.C86];[.D86];[.E86])+MAX([.C86];[.D86];[.E86]))/2" office:value-type="float" office:value="5.07511261051222" calcext:value-type="float">
            <text:p>5,1</text:p>
          </table:table-cell>
          <table:table-cell table:style-name="ce26" table:formula="of:=((((([.C86]-[.G86]+[.$A$3])/2)*[.$V$3])-[.$W$3])-127)*2" office:value-type="float" office:value="255.388985689267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6]-[.G86]+[.$A$3])/2" office:value-type="float" office:value="119.887331084232" calcext:value-type="float">
            <text:p>120</text:p>
          </table:table-cell>
          <table:table-cell table:style-name="ce12" table:formula="of:=([.E86]-[.G86]+[.$A$3])/2" office:value-type="float" office:value="17.1692702643864" calcext:value-type="float">
            <text:p>17</text:p>
          </table:table-cell>
          <table:table-cell table:style-name="ce10"/>
          <table:table-cell table:formula="of:=(((([.$A$3]+[.C86])/2))-127)*2" office:value-type="float" office:value="226.73657208173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6]+1.40625" office:value-type="float" office:value="119.125" calcext:value-type="float">
            <text:p>119,125</text:p>
          </table:table-cell>
          <table:table-cell table:formula="of:=[.$A$3]*SIN(RADIANS([.B87]))" office:value-type="float" office:value="222.757783686073" calcext:value-type="float">
            <text:p>222,8</text:p>
          </table:table-cell>
          <table:table-cell table:formula="of:=[.$A$3]*SIN(RADIANS([.B87]-120))" office:value-type="float" office:value="-3.894114523402" calcext:value-type="float">
            <text:p>-3,9</text:p>
          </table:table-cell>
          <table:table-cell table:formula="of:=[.$A$3]*SIN(RADIANS([.B87]+120))" office:value-type="float" office:value="-218.863669162671" calcext:value-type="float">
            <text:p>-218,9</text:p>
          </table:table-cell>
          <table:table-cell table:style-name="ce10"/>
          <table:table-cell table:style-name="ce6" table:formula="of:=(MIN([.C87];[.D87];[.E87])+MAX([.C87];[.D87];[.E87]))/2" office:value-type="float" office:value="1.94705726170101" calcext:value-type="float">
            <text:p>1,9</text:p>
          </table:table-cell>
          <table:table-cell table:style-name="ce26" table:formula="of:=((((([.C87]-[.G87]+[.$A$3])/2)*[.$V$3])-[.$W$3])-127)*2" office:value-type="float" office:value="255.56138902015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7]-[.G87]+[.$A$3])/2" office:value-type="float" office:value="124.579414107449" calcext:value-type="float">
            <text:p>125</text:p>
          </table:table-cell>
          <table:table-cell table:style-name="ce12" table:formula="of:=([.E87]-[.G87]+[.$A$3])/2" office:value-type="float" office:value="17.094636787814" calcext:value-type="float">
            <text:p>17</text:p>
          </table:table-cell>
          <table:table-cell table:style-name="ce10"/>
          <table:table-cell table:formula="of:=(((([.$A$3]+[.C87])/2))-127)*2" office:value-type="float" office:value="223.75778368607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7]+1.40625" office:value-type="float" office:value="120.53125" calcext:value-type="float">
            <text:p>120,53125</text:p>
          </table:table-cell>
          <table:table-cell table:formula="of:=[.$A$3]*SIN(RADIANS([.B88]))" office:value-type="float" office:value="219.644814330965" calcext:value-type="float">
            <text:p>219,6</text:p>
          </table:table-cell>
          <table:table-cell table:formula="of:=[.$A$3]*SIN(RADIANS([.B88]-120))" office:value-type="float" office:value="2.36434184319903" calcext:value-type="float">
            <text:p>2,4</text:p>
          </table:table-cell>
          <table:table-cell table:formula="of:=[.$A$3]*SIN(RADIANS([.B88]+120))" office:value-type="float" office:value="-222.009156174164" calcext:value-type="float">
            <text:p>-222,0</text:p>
          </table:table-cell>
          <table:table-cell table:style-name="ce10"/>
          <table:table-cell table:style-name="ce6" table:formula="of:=(MIN([.C88];[.D88];[.E88])+MAX([.C88];[.D88];[.E88]))/2" office:value-type="float" office:value="-1.18217092159949" calcext:value-type="float">
            <text:p>-1,2</text:p>
          </table:table-cell>
          <table:table-cell table:style-name="ce26" table:formula="of:=((((([.C88]-[.G88]+[.$A$3])/2)*[.$V$3])-[.$W$3])-127)*2" office:value-type="float" office:value="255.580167966712" calcext:value-type="float">
            <text:p>25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8]-[.G88]+[.$A$3])/2" office:value-type="float" office:value="129.273256382399" calcext:value-type="float">
            <text:p>129</text:p>
          </table:table-cell>
          <table:table-cell table:style-name="ce12" table:formula="of:=([.E88]-[.G88]+[.$A$3])/2" office:value-type="float" office:value="17.0865073737178" calcext:value-type="float">
            <text:p>17</text:p>
          </table:table-cell>
          <table:table-cell table:style-name="ce10"/>
          <table:table-cell table:formula="of:=(((([.$A$3]+[.C88])/2))-127)*2" office:value-type="float" office:value="220.644814330965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8]+1.40625" office:value-type="float" office:value="121.9375" calcext:value-type="float">
            <text:p>121,9375</text:p>
          </table:table-cell>
          <table:table-cell table:formula="of:=[.$A$3]*SIN(RADIANS([.B89]))" office:value-type="float" office:value="216.399539152752" calcext:value-type="float">
            <text:p>216,4</text:p>
          </table:table-cell>
          <table:table-cell table:formula="of:=[.$A$3]*SIN(RADIANS([.B89]-120))" office:value-type="float" office:value="8.62137401868215" calcext:value-type="float">
            <text:p>8,6</text:p>
          </table:table-cell>
          <table:table-cell table:formula="of:=[.$A$3]*SIN(RADIANS([.B89]+120))" office:value-type="float" office:value="-225.020913171435" calcext:value-type="float">
            <text:p>-225,0</text:p>
          </table:table-cell>
          <table:table-cell table:style-name="ce10"/>
          <table:table-cell table:style-name="ce6" table:formula="of:=(MIN([.C89];[.D89];[.E89])+MAX([.C89];[.D89];[.E89]))/2" office:value-type="float" office:value="-4.31068700934151" calcext:value-type="float">
            <text:p>-4,3</text:p>
          </table:table-cell>
          <table:table-cell table:style-name="ce26" table:formula="of:=((((([.C89]-[.G89]+[.$A$3])/2)*[.$V$3])-[.$W$3])-127)*2" office:value-type="float" office:value="255.445311217218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89]-[.G89]+[.$A$3])/2" office:value-type="float" office:value="133.966030514012" calcext:value-type="float">
            <text:p>134</text:p>
          </table:table-cell>
          <table:table-cell table:style-name="ce12" table:formula="of:=([.E89]-[.G89]+[.$A$3])/2" office:value-type="float" office:value="17.1448869189532" calcext:value-type="float">
            <text:p>17</text:p>
          </table:table-cell>
          <table:table-cell table:style-name="ce10"/>
          <table:table-cell table:formula="of:=(((([.$A$3]+[.C89])/2))-127)*2" office:value-type="float" office:value="217.399539152752" calcext:value-type="float">
            <text:p>2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89]+1.40625" office:value-type="float" office:value="123.34375" calcext:value-type="float">
            <text:p>123,34375</text:p>
          </table:table-cell>
          <table:table-cell table:formula="of:=[.$A$3]*SIN(RADIANS([.B90]))" office:value-type="float" office:value="213.023912983854" calcext:value-type="float">
            <text:p>213,0</text:p>
          </table:table-cell>
          <table:table-cell table:formula="of:=[.$A$3]*SIN(RADIANS([.B90]-120))" office:value-type="float" office:value="14.8732130008304" calcext:value-type="float">
            <text:p>14,9</text:p>
          </table:table-cell>
          <table:table-cell table:formula="of:=[.$A$3]*SIN(RADIANS([.B90]+120))" office:value-type="float" office:value="-227.897125984685" calcext:value-type="float">
            <text:p>-227,9</text:p>
          </table:table-cell>
          <table:table-cell table:style-name="ce10"/>
          <table:table-cell table:style-name="ce6" table:formula="of:=(MIN([.C90];[.D90];[.E90])+MAX([.C90];[.D90];[.E90]))/2" office:value-type="float" office:value="-7.43660650041517" calcext:value-type="float">
            <text:p>-7,4</text:p>
          </table:table-cell>
          <table:table-cell table:style-name="ce26" table:formula="of:=((((([.C90]-[.G90]+[.$A$3])/2)*[.$V$3])-[.$W$3])-127)*2" office:value-type="float" office:value="255.156900004331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0]-[.G90]+[.$A$3])/2" office:value-type="float" office:value="138.654909750623" calcext:value-type="float">
            <text:p>139</text:p>
          </table:table-cell>
          <table:table-cell table:style-name="ce12" table:formula="of:=([.E90]-[.G90]+[.$A$3])/2" office:value-type="float" office:value="17.2697402578651" calcext:value-type="float">
            <text:p>17</text:p>
          </table:table-cell>
          <table:table-cell table:style-name="ce10"/>
          <table:table-cell table:formula="of:=(((([.$A$3]+[.C90])/2))-127)*2" office:value-type="float" office:value="214.023912983854" calcext:value-type="float">
            <text:p>21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8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0]+1.40625" office:value-type="float" office:value="124.75" calcext:value-type="float">
            <text:p>124,75</text:p>
          </table:table-cell>
          <table:table-cell table:formula="of:=[.$A$3]*SIN(RADIANS([.B91]))" office:value-type="float" office:value="209.519969175252" calcext:value-type="float">
            <text:p>209,5</text:p>
          </table:table-cell>
          <table:table-cell table:formula="of:=[.$A$3]*SIN(RADIANS([.B91]-120))" office:value-type="float" office:value="21.1160929156121" calcext:value-type="float">
            <text:p>21,1</text:p>
          </table:table-cell>
          <table:table-cell table:formula="of:=[.$A$3]*SIN(RADIANS([.B91]+120))" office:value-type="float" office:value="-230.636062090864" calcext:value-type="float">
            <text:p>-230,6</text:p>
          </table:table-cell>
          <table:table-cell table:style-name="ce10"/>
          <table:table-cell table:style-name="ce6" table:formula="of:=(MIN([.C91];[.D91];[.E91])+MAX([.C91];[.D91];[.E91]))/2" office:value-type="float" office:value="-10.558046457806" calcext:value-type="float">
            <text:p>-10,6</text:p>
          </table:table-cell>
          <table:table-cell table:style-name="ce26" table:formula="of:=((((([.C91]-[.G91]+[.$A$3])/2)*[.$V$3])-[.$W$3])-127)*2" office:value-type="float" office:value="254.715108056182" calcext:value-type="float">
            <text:p>25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1]-[.G91]+[.$A$3])/2" office:value-type="float" office:value="143.337069686709" calcext:value-type="float">
            <text:p>143</text:p>
          </table:table-cell>
          <table:table-cell table:style-name="ce12" table:formula="of:=([.E91]-[.G91]+[.$A$3])/2" office:value-type="float" office:value="17.460992183471" calcext:value-type="float">
            <text:p>17</text:p>
          </table:table-cell>
          <table:table-cell table:style-name="ce10"/>
          <table:table-cell table:formula="of:=(((([.$A$3]+[.C91])/2))-127)*2" office:value-type="float" office:value="210.519969175252" calcext:value-type="float">
            <text:p>21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1]+1.40625" office:value-type="float" office:value="126.15625" calcext:value-type="float">
            <text:p>126,15625</text:p>
          </table:table-cell>
          <table:table-cell table:formula="of:=[.$A$3]*SIN(RADIANS([.B92]))" office:value-type="float" office:value="205.889818371674" calcext:value-type="float">
            <text:p>205,9</text:p>
          </table:table-cell>
          <table:table-cell table:formula="of:=[.$A$3]*SIN(RADIANS([.B92]-120))" office:value-type="float" office:value="27.3462532856031" calcext:value-type="float">
            <text:p>27,3</text:p>
          </table:table-cell>
          <table:table-cell table:formula="of:=[.$A$3]*SIN(RADIANS([.B92]+120))" office:value-type="float" office:value="-233.236071657277" calcext:value-type="float">
            <text:p>-233,2</text:p>
          </table:table-cell>
          <table:table-cell table:style-name="ce10"/>
          <table:table-cell table:style-name="ce6" table:formula="of:=(MIN([.C92];[.D92];[.E92])+MAX([.C92];[.D92];[.E92]))/2" office:value-type="float" office:value="-13.6731266428015" calcext:value-type="float">
            <text:p>-13,7</text:p>
          </table:table-cell>
          <table:table-cell table:style-name="ce26" table:formula="of:=((((([.C92]-[.G92]+[.$A$3])/2)*[.$V$3])-[.$W$3])-127)*2" office:value-type="float" office:value="254.120201491719" calcext:value-type="float">
            <text:p>25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2]-[.G92]+[.$A$3])/2" office:value-type="float" office:value="148.009689964202" calcext:value-type="float">
            <text:p>148</text:p>
          </table:table-cell>
          <table:table-cell table:style-name="ce12" table:formula="of:=([.E92]-[.G92]+[.$A$3])/2" office:value-type="float" office:value="17.7185274927622" calcext:value-type="float">
            <text:p>18</text:p>
          </table:table-cell>
          <table:table-cell table:style-name="ce10"/>
          <table:table-cell table:formula="of:=(((([.$A$3]+[.C92])/2))-127)*2" office:value-type="float" office:value="206.889818371674" calcext:value-type="float">
            <text:p>20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2]+1.40625" office:value-type="float" office:value="127.5625" calcext:value-type="float">
            <text:p>127,5625</text:p>
          </table:table-cell>
          <table:table-cell table:formula="of:=[.$A$3]*SIN(RADIANS([.B93]))" office:value-type="float" office:value="202.135647240226" calcext:value-type="float">
            <text:p>202,1</text:p>
          </table:table-cell>
          <table:table-cell table:formula="of:=[.$A$3]*SIN(RADIANS([.B93]-120))" office:value-type="float" office:value="33.5599412951571" calcext:value-type="float">
            <text:p>33,6</text:p>
          </table:table-cell>
          <table:table-cell table:formula="of:=[.$A$3]*SIN(RADIANS([.B93]+120))" office:value-type="float" office:value="-235.695588535383" calcext:value-type="float">
            <text:p>-235,7</text:p>
          </table:table-cell>
          <table:table-cell table:style-name="ce10"/>
          <table:table-cell table:style-name="ce6" table:formula="of:=(MIN([.C93];[.D93];[.E93])+MAX([.C93];[.D93];[.E93]))/2" office:value-type="float" office:value="-16.7799706475785" calcext:value-type="float">
            <text:p>-16,8</text:p>
          </table:table-cell>
          <table:table-cell table:style-name="ce26" table:formula="of:=((((([.C93]-[.G93]+[.$A$3])/2)*[.$V$3])-[.$W$3])-127)*2" office:value-type="float" office:value="253.372538660414" calcext:value-type="float">
            <text:p>25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3]-[.G93]+[.$A$3])/2" office:value-type="float" office:value="152.669955971368" calcext:value-type="float">
            <text:p>153</text:p>
          </table:table-cell>
          <table:table-cell table:style-name="ce12" table:formula="of:=([.E93]-[.G93]+[.$A$3])/2" office:value-type="float" office:value="18.0421910560978" calcext:value-type="float">
            <text:p>18</text:p>
          </table:table-cell>
          <table:table-cell table:style-name="ce10"/>
          <table:table-cell table:formula="of:=(((([.$A$3]+[.C93])/2))-127)*2" office:value-type="float" office:value="203.135647240226" calcext:value-type="float">
            <text:p>20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3]+1.40625" office:value-type="float" office:value="128.96875" calcext:value-type="float">
            <text:p>128,96875</text:p>
          </table:table-cell>
          <table:table-cell table:formula="of:=[.$A$3]*SIN(RADIANS([.B94]))" office:value-type="float" office:value="198.259717153219" calcext:value-type="float">
            <text:p>198,3</text:p>
          </table:table-cell>
          <table:table-cell table:formula="of:=[.$A$3]*SIN(RADIANS([.B94]-120))" office:value-type="float" office:value="39.7534140509619" calcext:value-type="float">
            <text:p>39,8</text:p>
          </table:table-cell>
          <table:table-cell table:formula="of:=[.$A$3]*SIN(RADIANS([.B94]+120))" office:value-type="float" office:value="-238.013131204181" calcext:value-type="float">
            <text:p>-238,0</text:p>
          </table:table-cell>
          <table:table-cell table:style-name="ce10"/>
          <table:table-cell table:style-name="ce6" table:formula="of:=(MIN([.C94];[.D94];[.E94])+MAX([.C94];[.D94];[.E94]))/2" office:value-type="float" office:value="-19.876707025481" calcext:value-type="float">
            <text:p>-19,9</text:p>
          </table:table-cell>
          <table:table-cell table:style-name="ce26" table:formula="of:=((((([.C94]-[.G94]+[.$A$3])/2)*[.$V$3])-[.$W$3])-127)*2" office:value-type="float" office:value="252.472569926398" calcext:value-type="float">
            <text:p>2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4]-[.G94]+[.$A$3])/2" office:value-type="float" office:value="157.315060538221" calcext:value-type="float">
            <text:p>157</text:p>
          </table:table-cell>
          <table:table-cell table:style-name="ce12" table:formula="of:=([.E94]-[.G94]+[.$A$3])/2" office:value-type="float" office:value="18.43178791065" calcext:value-type="float">
            <text:p>18</text:p>
          </table:table-cell>
          <table:table-cell table:style-name="ce10"/>
          <table:table-cell table:formula="of:=(((([.$A$3]+[.C94])/2))-127)*2" office:value-type="float" office:value="199.259717153219" calcext:value-type="float">
            <text:p>19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4]+1.40625" office:value-type="float" office:value="130.375" calcext:value-type="float">
            <text:p>130,375</text:p>
          </table:table-cell>
          <table:table-cell table:formula="of:=[.$A$3]*SIN(RADIANS([.B95]))" office:value-type="float" office:value="194.264362826007" calcext:value-type="float">
            <text:p>194,3</text:p>
          </table:table-cell>
          <table:table-cell table:formula="of:=[.$A$3]*SIN(RADIANS([.B95]-120))" office:value-type="float" office:value="45.9229408366183" calcext:value-type="float">
            <text:p>45,9</text:p>
          </table:table-cell>
          <table:table-cell table:formula="of:=[.$A$3]*SIN(RADIANS([.B95]+120))" office:value-type="float" office:value="-240.187303662625" calcext:value-type="float">
            <text:p>-240,2</text:p>
          </table:table-cell>
          <table:table-cell table:style-name="ce10"/>
          <table:table-cell table:style-name="ce6" table:formula="of:=(MIN([.C95];[.D95];[.E95])+MAX([.C95];[.D95];[.E95]))/2" office:value-type="float" office:value="-22.9614704183091" calcext:value-type="float">
            <text:p>-23,0</text:p>
          </table:table-cell>
          <table:table-cell table:style-name="ce26" table:formula="of:=((((([.C95]-[.G95]+[.$A$3])/2)*[.$V$3])-[.$W$3])-127)*2" office:value-type="float" office:value="251.420837397185" calcext:value-type="float">
            <text:p>25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5]-[.G95]+[.$A$3])/2" office:value-type="float" office:value="161.942205627464" calcext:value-type="float">
            <text:p>162</text:p>
          </table:table-cell>
          <table:table-cell table:style-name="ce12" table:formula="of:=([.E95]-[.G95]+[.$A$3])/2" office:value-type="float" office:value="18.887083377842" calcext:value-type="float">
            <text:p>19</text:p>
          </table:table-cell>
          <table:table-cell table:style-name="ce10"/>
          <table:table-cell table:formula="of:=(((([.$A$3]+[.C95])/2))-127)*2" office:value-type="float" office:value="195.264362826007" calcext:value-type="float">
            <text:p>19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5]+1.40625" office:value-type="float" office:value="131.78125" calcext:value-type="float">
            <text:p>131,78125</text:p>
          </table:table-cell>
          <table:table-cell table:formula="of:=[.$A$3]*SIN(RADIANS([.B96]))" office:value-type="float" office:value="190.151990910641" calcext:value-type="float">
            <text:p>190,2</text:p>
          </table:table-cell>
          <table:table-cell table:formula="of:=[.$A$3]*SIN(RADIANS([.B96]-120))" office:value-type="float" office:value="52.0648053598841" calcext:value-type="float">
            <text:p>52,1</text:p>
          </table:table-cell>
          <table:table-cell table:formula="of:=[.$A$3]*SIN(RADIANS([.B96]+120))" office:value-type="float" office:value="-242.216796270525" calcext:value-type="float">
            <text:p>-242,2</text:p>
          </table:table-cell>
          <table:table-cell table:style-name="ce10"/>
          <table:table-cell table:style-name="ce6" table:formula="of:=(MIN([.C96];[.D96];[.E96])+MAX([.C96];[.D96];[.E96]))/2" office:value-type="float" office:value="-26.032402679942" calcext:value-type="float">
            <text:p>-26,0</text:p>
          </table:table-cell>
          <table:table-cell table:style-name="ce26" table:formula="of:=((((([.C96]-[.G96]+[.$A$3])/2)*[.$V$3])-[.$W$3])-127)*2" office:value-type="float" office:value="250.217974597123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6]-[.G96]+[.$A$3])/2" office:value-type="float" office:value="166.548604019913" calcext:value-type="float">
            <text:p>167</text:p>
          </table:table-cell>
          <table:table-cell table:style-name="ce12" table:formula="of:=([.E96]-[.G96]+[.$A$3])/2" office:value-type="float" office:value="19.4078032047085" calcext:value-type="float">
            <text:p>19</text:p>
          </table:table-cell>
          <table:table-cell table:style-name="ce10"/>
          <table:table-cell table:formula="of:=(((([.$A$3]+[.C96])/2))-127)*2" office:value-type="float" office:value="191.151990910641" calcext:value-type="float">
            <text:p>19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6]+1.40625" office:value-type="float" office:value="133.1875" calcext:value-type="float">
            <text:p>133,1875</text:p>
          </table:table-cell>
          <table:table-cell table:formula="of:=[.$A$3]*SIN(RADIANS([.B97]))" office:value-type="float" office:value="185.925078546191" calcext:value-type="float">
            <text:p>185,9</text:p>
          </table:table-cell>
          <table:table-cell table:formula="of:=[.$A$3]*SIN(RADIANS([.B97]-120))" office:value-type="float" office:value="58.1753079912296" calcext:value-type="float">
            <text:p>58,2</text:p>
          </table:table-cell>
          <table:table-cell table:formula="of:=[.$A$3]*SIN(RADIANS([.B97]+120))" office:value-type="float" office:value="-244.100386537421" calcext:value-type="float">
            <text:p>-244,1</text:p>
          </table:table-cell>
          <table:table-cell table:style-name="ce10"/>
          <table:table-cell table:style-name="ce6" table:formula="of:=(MIN([.C97];[.D97];[.E97])+MAX([.C97];[.D97];[.E97]))/2" office:value-type="float" office:value="-29.0876539956148" calcext:value-type="float">
            <text:p>-29,1</text:p>
          </table:table-cell>
          <table:table-cell table:style-name="ce26" table:formula="of:=((((([.C97]-[.G97]+[.$A$3])/2)*[.$V$3])-[.$W$3])-127)*2" office:value-type="float" office:value="248.864706085786" calcext:value-type="float">
            <text:p>24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7]-[.G97]+[.$A$3])/2" office:value-type="float" office:value="171.131480993422" calcext:value-type="float">
            <text:p>171</text:p>
          </table:table-cell>
          <table:table-cell table:style-name="ce12" table:formula="of:=([.E97]-[.G97]+[.$A$3])/2" office:value-type="float" office:value="19.9936337290969" calcext:value-type="float">
            <text:p>20</text:p>
          </table:table-cell>
          <table:table-cell table:style-name="ce10"/>
          <table:table-cell table:formula="of:=(((([.$A$3]+[.C97])/2))-127)*2" office:value-type="float" office:value="186.925078546191" calcext:value-type="float">
            <text:p>18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7]+1.40625" office:value-type="float" office:value="134.59375" calcext:value-type="float">
            <text:p>134,59375</text:p>
          </table:table-cell>
          <table:table-cell table:formula="of:=[.$A$3]*SIN(RADIANS([.B98]))" office:value-type="float" office:value="181.586171866612" calcext:value-type="float">
            <text:p>181,6</text:p>
          </table:table-cell>
          <table:table-cell table:formula="of:=[.$A$3]*SIN(RADIANS([.B98]-120))" office:value-type="float" office:value="64.250767992356" calcext:value-type="float">
            <text:p>64,3</text:p>
          </table:table-cell>
          <table:table-cell table:formula="of:=[.$A$3]*SIN(RADIANS([.B98]+120))" office:value-type="float" office:value="-245.836939858968" calcext:value-type="float">
            <text:p>-245,8</text:p>
          </table:table-cell>
          <table:table-cell table:style-name="ce10"/>
          <table:table-cell table:style-name="ce6" table:formula="of:=(MIN([.C98];[.D98];[.E98])+MAX([.C98];[.D98];[.E98]))/2" office:value-type="float" office:value="-32.125383996178" calcext:value-type="float">
            <text:p>-32,1</text:p>
          </table:table-cell>
          <table:table-cell table:style-name="ce26" table:formula="of:=((((([.C98]-[.G98]+[.$A$3])/2)*[.$V$3])-[.$W$3])-127)*2" office:value-type="float" office:value="247.361847021522" calcext:value-type="float">
            <text:p>2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8]-[.G98]+[.$A$3])/2" office:value-type="float" office:value="175.688075994267" calcext:value-type="float">
            <text:p>176</text:p>
          </table:table-cell>
          <table:table-cell table:style-name="ce12" table:formula="of:=([.E98]-[.G98]+[.$A$3])/2" office:value-type="float" office:value="20.644222068605" calcext:value-type="float">
            <text:p>21</text:p>
          </table:table-cell>
          <table:table-cell table:style-name="ce10"/>
          <table:table-cell table:formula="of:=(((([.$A$3]+[.C98])/2))-127)*2" office:value-type="float" office:value="182.586171866612" calcext:value-type="float">
            <text:p>1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8]+1.40625" office:value-type="float" office:value="136" calcext:value-type="float">
            <text:p>136</text:p>
          </table:table-cell>
          <table:table-cell table:formula="of:=[.$A$3]*SIN(RADIANS([.B99]))" office:value-type="float" office:value="177.137884467044" calcext:value-type="float">
            <text:p>177,1</text:p>
          </table:table-cell>
          <table:table-cell table:formula="of:=[.$A$3]*SIN(RADIANS([.B99]-120))" office:value-type="float" office:value="70.2875257333348" calcext:value-type="float">
            <text:p>70,3</text:p>
          </table:table-cell>
          <table:table-cell table:formula="of:=[.$A$3]*SIN(RADIANS([.B99]+120))" office:value-type="float" office:value="-247.425410200379" calcext:value-type="float">
            <text:p>-247,4</text:p>
          </table:table-cell>
          <table:table-cell table:style-name="ce10"/>
          <table:table-cell table:style-name="ce6" table:formula="of:=(MIN([.C99];[.D99];[.E99])+MAX([.C99];[.D99];[.E99]))/2" office:value-type="float" office:value="-35.1437628666674" calcext:value-type="float">
            <text:p>-35,1</text:p>
          </table:table-cell>
          <table:table-cell table:style-name="ce26" table:formula="of:=((((([.C99]-[.G99]+[.$A$3])/2)*[.$V$3])-[.$W$3])-127)*2" office:value-type="float" office:value="245.710302670437" calcext:value-type="float">
            <text:p>24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99]-[.G99]+[.$A$3])/2" office:value-type="float" office:value="180.215644300001" calcext:value-type="float">
            <text:p>180</text:p>
          </table:table-cell>
          <table:table-cell table:style-name="ce12" table:formula="of:=([.E99]-[.G99]+[.$A$3])/2" office:value-type="float" office:value="21.3591763331442" calcext:value-type="float">
            <text:p>21</text:p>
          </table:table-cell>
          <table:table-cell table:style-name="ce10"/>
          <table:table-cell table:formula="of:=(((([.$A$3]+[.C99])/2))-127)*2" office:value-type="float" office:value="178.137884467044" calcext:value-type="float">
            <text:p>17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99]+1.40625" office:value-type="float" office:value="137.40625" calcext:value-type="float">
            <text:p>137,40625</text:p>
          </table:table-cell>
          <table:table-cell table:formula="of:=[.$A$3]*SIN(RADIANS([.B100]))" office:value-type="float" office:value="172.582895829486" calcext:value-type="float">
            <text:p>172,6</text:p>
          </table:table-cell>
          <table:table-cell table:formula="of:=[.$A$3]*SIN(RADIANS([.B100]-120))" office:value-type="float" office:value="76.2819448970317" calcext:value-type="float">
            <text:p>76,3</text:p>
          </table:table-cell>
          <table:table-cell table:formula="of:=[.$A$3]*SIN(RADIANS([.B100]+120))" office:value-type="float" office:value="-248.864840726518" calcext:value-type="float">
            <text:p>-248,9</text:p>
          </table:table-cell>
          <table:table-cell table:style-name="ce10"/>
          <table:table-cell table:style-name="ce6" table:formula="of:=(MIN([.C100];[.D100];[.E100])+MAX([.C100];[.D100];[.E100]))/2" office:value-type="float" office:value="-38.1409724485159" calcext:value-type="float">
            <text:p>-38,1</text:p>
          </table:table-cell>
          <table:table-cell table:style-name="ce26" table:formula="of:=((((([.C100]-[.G100]+[.$A$3])/2)*[.$V$3])-[.$W$3])-127)*2" office:value-type="float" office:value="243.911067861092" calcext:value-type="float">
            <text:p>24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0]-[.G100]+[.$A$3])/2" office:value-type="float" office:value="184.711458672774" calcext:value-type="float">
            <text:p>185</text:p>
          </table:table-cell>
          <table:table-cell table:style-name="ce12" table:formula="of:=([.E100]-[.G100]+[.$A$3])/2" office:value-type="float" office:value="22.1380658609989" calcext:value-type="float">
            <text:p>22</text:p>
          </table:table-cell>
          <table:table-cell table:style-name="ce10"/>
          <table:table-cell table:formula="of:=(((([.$A$3]+[.C100])/2))-127)*2" office:value-type="float" office:value="173.582895829486" calcext:value-type="float">
            <text:p>17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99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0]+1.40625" office:value-type="float" office:value="138.8125" calcext:value-type="float">
            <text:p>138,8125</text:p>
          </table:table-cell>
          <table:table-cell table:formula="of:=[.$A$3]*SIN(RADIANS([.B101]))" office:value-type="float" office:value="167.92394970877" calcext:value-type="float">
            <text:p>167,9</text:p>
          </table:table-cell>
          <table:table-cell table:formula="of:=[.$A$3]*SIN(RADIANS([.B101]-120))" office:value-type="float" office:value="82.2304146694883" calcext:value-type="float">
            <text:p>82,2</text:p>
          </table:table-cell>
          <table:table-cell table:formula="of:=[.$A$3]*SIN(RADIANS([.B101]+120))" office:value-type="float" office:value="-250.154364378258" calcext:value-type="float">
            <text:p>-250,2</text:p>
          </table:table-cell>
          <table:table-cell table:style-name="ce10"/>
          <table:table-cell table:style-name="ce6" table:formula="of:=(MIN([.C101];[.D101];[.E101])+MAX([.C101];[.D101];[.E101]))/2" office:value-type="float" office:value="-41.1152073347441" calcext:value-type="float">
            <text:p>-41,1</text:p>
          </table:table-cell>
          <table:table-cell table:style-name="ce26" table:formula="of:=((((([.C101]-[.G101]+[.$A$3])/2)*[.$V$3])-[.$W$3])-127)*2" office:value-type="float" office:value="241.965226385259" calcext:value-type="float">
            <text:p>2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1]-[.G101]+[.$A$3])/2" office:value-type="float" office:value="189.172811002116" calcext:value-type="float">
            <text:p>189</text:p>
          </table:table-cell>
          <table:table-cell table:style-name="ce12" table:formula="of:=([.E101]-[.G101]+[.$A$3])/2" office:value-type="float" office:value="22.980421478243" calcext:value-type="float">
            <text:p>23</text:p>
          </table:table-cell>
          <table:table-cell table:style-name="ce10"/>
          <table:table-cell table:formula="of:=(((([.$A$3]+[.C101])/2))-127)*2" office:value-type="float" office:value="168.92394970877" calcext:value-type="float">
            <text:p>16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0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1]+1.40625" office:value-type="float" office:value="140.21875" calcext:value-type="float">
            <text:p>140,21875</text:p>
          </table:table-cell>
          <table:table-cell table:formula="of:=[.$A$3]*SIN(RADIANS([.B102]))" office:value-type="float" office:value="163.163852479831" calcext:value-type="float">
            <text:p>163,2</text:p>
          </table:table-cell>
          <table:table-cell table:formula="of:=[.$A$3]*SIN(RADIANS([.B102]-120))" office:value-type="float" office:value="88.1293519149412" calcext:value-type="float">
            <text:p>88,1</text:p>
          </table:table-cell>
          <table:table-cell table:formula="of:=[.$A$3]*SIN(RADIANS([.B102]+120))" office:value-type="float" office:value="-251.293204394772" calcext:value-type="float">
            <text:p>-251,3</text:p>
          </table:table-cell>
          <table:table-cell table:style-name="ce10"/>
          <table:table-cell table:style-name="ce6" table:formula="of:=(MIN([.C102];[.D102];[.E102])+MAX([.C102];[.D102];[.E102]))/2" office:value-type="float" office:value="-44.0646759574706" calcext:value-type="float">
            <text:p>-44,1</text:p>
          </table:table-cell>
          <table:table-cell table:style-name="ce26" table:formula="of:=((((([.C102]-[.G102]+[.$A$3])/2)*[.$V$3])-[.$W$3])-127)*2" office:value-type="float" office:value="239.873950345083" calcext:value-type="float">
            <text:p>24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2]-[.G102]+[.$A$3])/2" office:value-type="float" office:value="193.597013936206" calcext:value-type="float">
            <text:p>194</text:p>
          </table:table-cell>
          <table:table-cell table:style-name="ce12" table:formula="of:=([.E102]-[.G102]+[.$A$3])/2" office:value-type="float" office:value="23.8857357813493" calcext:value-type="float">
            <text:p>24</text:p>
          </table:table-cell>
          <table:table-cell table:style-name="ce10"/>
          <table:table-cell table:formula="of:=(((([.$A$3]+[.C102])/2))-127)*2" office:value-type="float" office:value="164.163852479831" calcext:value-type="float">
            <text:p>16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1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2]+1.40625" office:value-type="float" office:value="141.625" calcext:value-type="float">
            <text:p>141,625</text:p>
          </table:table-cell>
          <table:table-cell table:formula="of:=[.$A$3]*SIN(RADIANS([.B103]))" office:value-type="float" office:value="158.305471447247" calcext:value-type="float">
            <text:p>158,3</text:p>
          </table:table-cell>
          <table:table-cell table:formula="of:=[.$A$3]*SIN(RADIANS([.B103]-120))" office:value-type="float" office:value="93.9752033341693" calcext:value-type="float">
            <text:p>94,0</text:p>
          </table:table-cell>
          <table:table-cell table:formula="of:=[.$A$3]*SIN(RADIANS([.B103]+120))" office:value-type="float" office:value="-252.280674781416" calcext:value-type="float">
            <text:p>-252,3</text:p>
          </table:table-cell>
          <table:table-cell table:style-name="ce10"/>
          <table:table-cell table:style-name="ce6" table:formula="of:=(MIN([.C103];[.D103];[.E103])+MAX([.C103];[.D103];[.E103]))/2" office:value-type="float" office:value="-46.9876016670846" calcext:value-type="float">
            <text:p>-47,0</text:p>
          </table:table-cell>
          <table:table-cell table:style-name="ce26" table:formula="of:=((((([.C103]-[.G103]+[.$A$3])/2)*[.$V$3])-[.$W$3])-127)*2" office:value-type="float" office:value="237.638499447053" calcext:value-type="float">
            <text:p>23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3]-[.G103]+[.$A$3])/2" office:value-type="float" office:value="197.981402500627" calcext:value-type="float">
            <text:p>198</text:p>
          </table:table-cell>
          <table:table-cell table:style-name="ce12" table:formula="of:=([.E103]-[.G103]+[.$A$3])/2" office:value-type="float" office:value="24.8534634428343" calcext:value-type="float">
            <text:p>25</text:p>
          </table:table-cell>
          <table:table-cell table:style-name="ce10"/>
          <table:table-cell table:formula="of:=(((([.$A$3]+[.C103])/2))-127)*2" office:value-type="float" office:value="159.305471447247" calcext:value-type="float">
            <text:p>1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2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3]+1.40625" office:value-type="float" office:value="143.03125" calcext:value-type="float">
            <text:p>143,03125</text:p>
          </table:table-cell>
          <table:table-cell table:formula="of:=[.$A$3]*SIN(RADIANS([.B104]))" office:value-type="float" office:value="153.351733118086" calcext:value-type="float">
            <text:p>153,4</text:p>
          </table:table-cell>
          <table:table-cell table:formula="of:=[.$A$3]*SIN(RADIANS([.B104]-120))" office:value-type="float" office:value="99.7644476048681" calcext:value-type="float">
            <text:p>99,8</text:p>
          </table:table-cell>
          <table:table-cell table:formula="of:=[.$A$3]*SIN(RADIANS([.B104]+120))" office:value-type="float" office:value="-253.116180722954" calcext:value-type="float">
            <text:p>-253,1</text:p>
          </table:table-cell>
          <table:table-cell table:style-name="ce10"/>
          <table:table-cell table:style-name="ce6" table:formula="of:=(MIN([.C104];[.D104];[.E104])+MAX([.C104];[.D104];[.E104]))/2" office:value-type="float" office:value="-49.882223802434" calcext:value-type="float">
            <text:p>-49,9</text:p>
          </table:table-cell>
          <table:table-cell table:style-name="ce26" table:formula="of:=((((([.C104]-[.G104]+[.$A$3])/2)*[.$V$3])-[.$W$3])-127)*2" office:value-type="float" office:value="235.260220243201" calcext:value-type="float">
            <text:p>23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4]-[.G104]+[.$A$3])/2" office:value-type="float" office:value="202.323335703651" calcext:value-type="float">
            <text:p>202</text:p>
          </table:table-cell>
          <table:table-cell table:style-name="ce12" table:formula="of:=([.E104]-[.G104]+[.$A$3])/2" office:value-type="float" office:value="25.88302153974" calcext:value-type="float">
            <text:p>26</text:p>
          </table:table-cell>
          <table:table-cell table:style-name="ce10"/>
          <table:table-cell table:formula="of:=(((([.$A$3]+[.C104])/2))-127)*2" office:value-type="float" office:value="154.351733118086" calcext:value-type="float">
            <text:p>15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3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4]+1.40625" office:value-type="float" office:value="144.4375" calcext:value-type="float">
            <text:p>144,4375</text:p>
          </table:table-cell>
          <table:table-cell table:formula="of:=[.$A$3]*SIN(RADIANS([.B105]))" office:value-type="float" office:value="148.305621439085" calcext:value-type="float">
            <text:p>148,3</text:p>
          </table:table-cell>
          <table:table-cell table:formula="of:=[.$A$3]*SIN(RADIANS([.B105]-120))" office:value-type="float" office:value="105.493597502763" calcext:value-type="float">
            <text:p>105,5</text:p>
          </table:table-cell>
          <table:table-cell table:formula="of:=[.$A$3]*SIN(RADIANS([.B105]+120))" office:value-type="float" office:value="-253.799218941848" calcext:value-type="float">
            <text:p>-253,8</text:p>
          </table:table-cell>
          <table:table-cell table:style-name="ce10"/>
          <table:table-cell table:style-name="ce6" table:formula="of:=(MIN([.C105];[.D105];[.E105])+MAX([.C105];[.D105];[.E105]))/2" office:value-type="float" office:value="-52.7467987513813" calcext:value-type="float">
            <text:p>-52,7</text:p>
          </table:table-cell>
          <table:table-cell table:style-name="ce26" table:formula="of:=((((([.C105]-[.G105]+[.$A$3])/2)*[.$V$3])-[.$W$3])-127)*2" office:value-type="float" office:value="232.740545319989" calcext:value-type="float">
            <text:p>233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5]-[.G105]+[.$A$3])/2" office:value-type="float" office:value="206.620198127072" calcext:value-type="float">
            <text:p>207</text:p>
          </table:table-cell>
          <table:table-cell table:style-name="ce12" table:formula="of:=([.E105]-[.G105]+[.$A$3])/2" office:value-type="float" office:value="26.9737899047666" calcext:value-type="float">
            <text:p>27</text:p>
          </table:table-cell>
          <table:table-cell table:style-name="ce10"/>
          <table:table-cell table:formula="of:=(((([.$A$3]+[.C105])/2))-127)*2" office:value-type="float" office:value="149.305621439085" calcext:value-type="float">
            <text:p>14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4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5]+1.40625" office:value-type="float" office:value="145.84375" calcext:value-type="float">
            <text:p>145,84375</text:p>
          </table:table-cell>
          <table:table-cell table:formula="of:=[.$A$3]*SIN(RADIANS([.B106]))" office:value-type="float" office:value="143.170175999234" calcext:value-type="float">
            <text:p>143,2</text:p>
          </table:table-cell>
          <table:table-cell table:formula="of:=[.$A$3]*SIN(RADIANS([.B106]-120))" office:value-type="float" office:value="111.159202002181" calcext:value-type="float">
            <text:p>111,2</text:p>
          </table:table-cell>
          <table:table-cell table:formula="of:=[.$A$3]*SIN(RADIANS([.B106]+120))" office:value-type="float" office:value="-254.329378001415" calcext:value-type="float">
            <text:p>-254,3</text:p>
          </table:table-cell>
          <table:table-cell table:style-name="ce10"/>
          <table:table-cell table:style-name="ce6" table:formula="of:=(MIN([.C106];[.D106];[.E106])+MAX([.C106];[.D106];[.E106]))/2" office:value-type="float" office:value="-55.5796010010906" calcext:value-type="float">
            <text:p>-55,6</text:p>
          </table:table-cell>
          <table:table-cell table:style-name="ce26" table:formula="of:=((((([.C106]-[.G106]+[.$A$3])/2)*[.$V$3])-[.$W$3])-127)*2" office:value-type="float" office:value="230.080992435375" calcext:value-type="float">
            <text:p>23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6]-[.G106]+[.$A$3])/2" office:value-type="float" office:value="210.869401501636" calcext:value-type="float">
            <text:p>211</text:p>
          </table:table-cell>
          <table:table-cell table:style-name="ce12" table:formula="of:=([.E106]-[.G106]+[.$A$3])/2" office:value-type="float" office:value="28.1251114998378" calcext:value-type="float">
            <text:p>28</text:p>
          </table:table-cell>
          <table:table-cell table:style-name="ce10"/>
          <table:table-cell table:formula="of:=(((([.$A$3]+[.C106])/2))-127)*2" office:value-type="float" office:value="144.170175999234" calcext:value-type="float">
            <text:p>14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5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6]+1.40625" office:value-type="float" office:value="147.25" calcext:value-type="float">
            <text:p>147,25</text:p>
          </table:table-cell>
          <table:table-cell table:formula="of:=[.$A$3]*SIN(RADIANS([.B107]))" office:value-type="float" office:value="137.948490198838" calcext:value-type="float">
            <text:p>137,9</text:p>
          </table:table-cell>
          <table:table-cell table:formula="of:=[.$A$3]*SIN(RADIANS([.B107]-120))" office:value-type="float" office:value="116.757848354824" calcext:value-type="float">
            <text:p>116,8</text:p>
          </table:table-cell>
          <table:table-cell table:formula="of:=[.$A$3]*SIN(RADIANS([.B107]+120))" office:value-type="float" office:value="-254.706338553662" calcext:value-type="float">
            <text:p>-254,7</text:p>
          </table:table-cell>
          <table:table-cell table:style-name="ce10"/>
          <table:table-cell table:style-name="ce6" table:formula="of:=(MIN([.C107];[.D107];[.E107])+MAX([.C107];[.D107];[.E107]))/2" office:value-type="float" office:value="-58.378924177412" calcext:value-type="float">
            <text:p>-58,4</text:p>
          </table:table-cell>
          <table:table-cell table:style-name="ce26" table:formula="of:=((((([.C107]-[.G107]+[.$A$3])/2)*[.$V$3])-[.$W$3])-127)*2" office:value-type="float" office:value="227.283163604569" calcext:value-type="float">
            <text:p>22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7]-[.G107]+[.$A$3])/2" office:value-type="float" office:value="215.068386266118" calcext:value-type="float">
            <text:p>215</text:p>
          </table:table-cell>
          <table:table-cell table:style-name="ce12" table:formula="of:=([.E107]-[.G107]+[.$A$3])/2" office:value-type="float" office:value="29.336292811875" calcext:value-type="float">
            <text:p>29</text:p>
          </table:table-cell>
          <table:table-cell table:style-name="ce10"/>
          <table:table-cell table:formula="of:=(((([.$A$3]+[.C107])/2))-127)*2" office:value-type="float" office:value="138.948490198838" calcext:value-type="float">
            <text:p>13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6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7]+1.40625" office:value-type="float" office:value="148.65625" calcext:value-type="float">
            <text:p>148,65625</text:p>
          </table:table-cell>
          <table:table-cell table:formula="of:=[.$A$3]*SIN(RADIANS([.B108]))" office:value-type="float" office:value="132.643709386174" calcext:value-type="float">
            <text:p>132,6</text:p>
          </table:table-cell>
          <table:table-cell table:formula="of:=[.$A$3]*SIN(RADIANS([.B108]-120))" office:value-type="float" office:value="122.286164145475" calcext:value-type="float">
            <text:p>122,3</text:p>
          </table:table-cell>
          <table:table-cell table:formula="of:=[.$A$3]*SIN(RADIANS([.B108]+120))" office:value-type="float" office:value="-254.929873531648" calcext:value-type="float">
            <text:p>-254,9</text:p>
          </table:table-cell>
          <table:table-cell table:style-name="ce10"/>
          <table:table-cell table:style-name="ce6" table:formula="of:=(MIN([.C108];[.D108];[.E108])+MAX([.C108];[.D108];[.E108]))/2" office:value-type="float" office:value="-61.1430820727375" calcext:value-type="float">
            <text:p>-61,1</text:p>
          </table:table-cell>
          <table:table-cell table:style-name="ce26" table:formula="of:=((((([.C108]-[.G108]+[.$A$3])/2)*[.$V$3])-[.$W$3])-127)*2" office:value-type="float" office:value="224.348744135043" calcext:value-type="float">
            <text:p>22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8]-[.G108]+[.$A$3])/2" office:value-type="float" office:value="219.214623109106" calcext:value-type="float">
            <text:p>219</text:p>
          </table:table-cell>
          <table:table-cell table:style-name="ce12" table:formula="of:=([.E108]-[.G108]+[.$A$3])/2" office:value-type="float" office:value="30.6066042705447" calcext:value-type="float">
            <text:p>31</text:p>
          </table:table-cell>
          <table:table-cell table:style-name="ce10"/>
          <table:table-cell table:formula="of:=(((([.$A$3]+[.C108])/2))-127)*2" office:value-type="float" office:value="133.643709386174" calcext:value-type="float">
            <text:p>1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7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8]+1.40625" office:value-type="float" office:value="150.0625" calcext:value-type="float">
            <text:p>150,0625</text:p>
          </table:table-cell>
          <table:table-cell table:formula="of:=[.$A$3]*SIN(RADIANS([.B109]))" office:value-type="float" office:value="127.259028962842" calcext:value-type="float">
            <text:p>127,3</text:p>
          </table:table-cell>
          <table:table-cell table:formula="of:=[.$A$3]*SIN(RADIANS([.B109]-120))" office:value-type="float" office:value="127.740819323419" calcext:value-type="float">
            <text:p>127,7</text:p>
          </table:table-cell>
          <table:table-cell table:formula="of:=[.$A$3]*SIN(RADIANS([.B109]+120))" office:value-type="float" office:value="-254.999848286261" calcext:value-type="float">
            <text:p>-255,0</text:p>
          </table:table-cell>
          <table:table-cell table:style-name="ce10"/>
          <table:table-cell table:style-name="ce6" table:formula="of:=(MIN([.C109];[.D109];[.E109])+MAX([.C109];[.D109];[.E109]))/2" office:value-type="float" office:value="-63.6295144814211" calcext:value-type="float">
            <text:p>-63,6</text:p>
          </table:table-cell>
          <table:table-cell table:style-name="ce26" table:formula="of:=((((([.C109]-[.G109]+[.$A$3])/2)*[.$V$3])-[.$W$3])-127)*2" office:value-type="float" office:value="221.001267678124" calcext:value-type="float">
            <text:p>2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09]-[.G109]+[.$A$3])/2" office:value-type="float" office:value="223.18516690242" calcext:value-type="float">
            <text:p>223</text:p>
          </table:table-cell>
          <table:table-cell table:style-name="ce12" table:formula="of:=([.E109]-[.G109]+[.$A$3])/2" office:value-type="float" office:value="31.81483309758" calcext:value-type="float">
            <text:p>32</text:p>
          </table:table-cell>
          <table:table-cell table:style-name="ce10"/>
          <table:table-cell table:formula="of:=(((([.$A$3]+[.C109])/2))-127)*2" office:value-type="float" office:value="128.259028962842" calcext:value-type="float">
            <text:p>1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08]" office:value-type="float" office:value="250" calcext:value-type="float">
            <text:p>250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09]+1.40625" office:value-type="float" office:value="151.46875" calcext:value-type="float">
            <text:p>151,46875</text:p>
          </table:table-cell>
          <table:table-cell table:formula="of:=[.$A$3]*SIN(RADIANS([.B110]))" office:value-type="float" office:value="121.797692458985" calcext:value-type="float">
            <text:p>121,8</text:p>
          </table:table-cell>
          <table:table-cell table:formula="of:=[.$A$3]*SIN(RADIANS([.B110]-120))" office:value-type="float" office:value="133.118528208339" calcext:value-type="float">
            <text:p>133,1</text:p>
          </table:table-cell>
          <table:table-cell table:formula="of:=[.$A$3]*SIN(RADIANS([.B110]+120))" office:value-type="float" office:value="-254.916220667324" calcext:value-type="float">
            <text:p>-254,9</text:p>
          </table:table-cell>
          <table:table-cell table:style-name="ce10"/>
          <table:table-cell table:style-name="ce6" table:formula="of:=(MIN([.C110];[.D110];[.E110])+MAX([.C110];[.D110];[.E110]))/2" office:value-type="float" office:value="-60.8988462294926" calcext:value-type="float">
            <text:p>-60,9</text:p>
          </table:table-cell>
          <table:table-cell table:style-name="ce26" table:formula="of:=((((([.C110]-[.G110]+[.$A$3])/2)*[.$V$3])-[.$W$3])-127)*2" office:value-type="float" office:value="211.539502185192" calcext:value-type="float">
            <text:p>21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0]-[.G110]+[.$A$3])/2" office:value-type="float" office:value="224.508687218916" calcext:value-type="float">
            <text:p>225</text:p>
          </table:table-cell>
          <table:table-cell table:style-name="ce12" table:formula="of:=([.E110]-[.G110]+[.$A$3])/2" office:value-type="float" office:value="30.4913127810843" calcext:value-type="float">
            <text:p>30</text:p>
          </table:table-cell>
          <table:table-cell table:style-name="ce10"/>
          <table:table-cell table:formula="of:=(((([.$A$3]+[.C110])/2))-127)*2" office:value-type="float" office:value="122.797692458985" calcext:value-type="float">
            <text:p>123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0]+1.40625" office:value-type="float" office:value="152.875" calcext:value-type="float">
            <text:p>152,875</text:p>
          </table:table-cell>
          <table:table-cell table:formula="of:=[.$A$3]*SIN(RADIANS([.B111]))" office:value-type="float" office:value="116.2629895795" calcext:value-type="float">
            <text:p>116,3</text:p>
          </table:table-cell>
          <table:table-cell table:formula="of:=[.$A$3]*SIN(RADIANS([.B111]-120))" office:value-type="float" office:value="138.416051469489" calcext:value-type="float">
            <text:p>138,4</text:p>
          </table:table-cell>
          <table:table-cell table:formula="of:=[.$A$3]*SIN(RADIANS([.B111]+120))" office:value-type="float" office:value="-254.679041048989" calcext:value-type="float">
            <text:p>-254,7</text:p>
          </table:table-cell>
          <table:table-cell table:style-name="ce10"/>
          <table:table-cell table:style-name="ce6" table:formula="of:=(MIN([.C111];[.D111];[.E111])+MAX([.C111];[.D111];[.E111]))/2" office:value-type="float" office:value="-58.13149478975" calcext:value-type="float">
            <text:p>-58,1</text:p>
          </table:table-cell>
          <table:table-cell table:style-name="ce26" table:formula="of:=((((([.C111]-[.G111]+[.$A$3])/2)*[.$V$3])-[.$W$3])-127)*2" office:value-type="float" office:value="201.950629446484" calcext:value-type="float">
            <text:p>20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1]-[.G111]+[.$A$3])/2" office:value-type="float" office:value="225.773773129619" calcext:value-type="float">
            <text:p>226</text:p>
          </table:table-cell>
          <table:table-cell table:style-name="ce12" table:formula="of:=([.E111]-[.G111]+[.$A$3])/2" office:value-type="float" office:value="29.2262268703805" calcext:value-type="float">
            <text:p>29</text:p>
          </table:table-cell>
          <table:table-cell table:style-name="ce10"/>
          <table:table-cell table:formula="of:=(((([.$A$3]+[.C111])/2))-127)*2" office:value-type="float" office:value="117.2629895795" calcext:value-type="float">
            <text:p>11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1]+1.40625" office:value-type="float" office:value="154.28125" calcext:value-type="float">
            <text:p>154,28125</text:p>
          </table:table-cell>
          <table:table-cell table:formula="of:=[.$A$3]*SIN(RADIANS([.B112]))" office:value-type="float" office:value="110.658254222445" calcext:value-type="float">
            <text:p>110,7</text:p>
          </table:table-cell>
          <table:table-cell table:formula="of:=[.$A$3]*SIN(RADIANS([.B112]-120))" office:value-type="float" office:value="143.630198076944" calcext:value-type="float">
            <text:p>143,6</text:p>
          </table:table-cell>
          <table:table-cell table:formula="of:=[.$A$3]*SIN(RADIANS([.B112]+120))" office:value-type="float" office:value="-254.288452299389" calcext:value-type="float">
            <text:p>-254,3</text:p>
          </table:table-cell>
          <table:table-cell table:style-name="ce10"/>
          <table:table-cell table:style-name="ce6" table:formula="of:=(MIN([.C112];[.D112];[.E112])+MAX([.C112];[.D112];[.E112]))/2" office:value-type="float" office:value="-55.3291271112226" calcext:value-type="float">
            <text:p>-55,3</text:p>
          </table:table-cell>
          <table:table-cell table:style-name="ce26" table:formula="of:=((((([.C112]-[.G112]+[.$A$3])/2)*[.$V$3])-[.$W$3])-127)*2" office:value-type="float" office:value="192.240425440386" calcext:value-type="float">
            <text:p>19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2]-[.G112]+[.$A$3])/2" office:value-type="float" office:value="226.979662594083" calcext:value-type="float">
            <text:p>227</text:p>
          </table:table-cell>
          <table:table-cell table:style-name="ce12" table:formula="of:=([.E112]-[.G112]+[.$A$3])/2" office:value-type="float" office:value="28.0203374059168" calcext:value-type="float">
            <text:p>28</text:p>
          </table:table-cell>
          <table:table-cell table:style-name="ce10"/>
          <table:table-cell table:formula="of:=(((([.$A$3]+[.C112])/2))-127)*2" office:value-type="float" office:value="111.658254222445" calcext:value-type="float">
            <text:p>11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2]+1.40625" office:value-type="float" office:value="155.6875" calcext:value-type="float">
            <text:p>155,6875</text:p>
          </table:table-cell>
          <table:table-cell table:formula="of:=[.$A$3]*SIN(RADIANS([.B113]))" office:value-type="float" office:value="104.986862470826" calcext:value-type="float">
            <text:p>105,0</text:p>
          </table:table-cell>
          <table:table-cell table:formula="of:=[.$A$3]*SIN(RADIANS([.B113]-120))" office:value-type="float" office:value="148.757827223756" calcext:value-type="float">
            <text:p>148,8</text:p>
          </table:table-cell>
          <table:table-cell table:formula="of:=[.$A$3]*SIN(RADIANS([.B113]+120))" office:value-type="float" office:value="-253.744689694581" calcext:value-type="float">
            <text:p>-253,7</text:p>
          </table:table-cell>
          <table:table-cell table:style-name="ce10"/>
          <table:table-cell table:style-name="ce6" table:formula="of:=(MIN([.C113];[.D113];[.E113])+MAX([.C113];[.D113];[.E113]))/2" office:value-type="float" office:value="-52.4934312354128" calcext:value-type="float">
            <text:p>-52,5</text:p>
          </table:table-cell>
          <table:table-cell table:style-name="ce26" table:formula="of:=((((([.C113]-[.G113]+[.$A$3])/2)*[.$V$3])-[.$W$3])-127)*2" office:value-type="float" office:value="182.414739230706" calcext:value-type="float">
            <text:p>18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3]-[.G113]+[.$A$3])/2" office:value-type="float" office:value="228.125629229584" calcext:value-type="float">
            <text:p>228</text:p>
          </table:table-cell>
          <table:table-cell table:style-name="ce12" table:formula="of:=([.E113]-[.G113]+[.$A$3])/2" office:value-type="float" office:value="26.8743707704159" calcext:value-type="float">
            <text:p>27</text:p>
          </table:table-cell>
          <table:table-cell table:style-name="ce10"/>
          <table:table-cell table:formula="of:=(((([.$A$3]+[.C113])/2))-127)*2" office:value-type="float" office:value="105.986862470826" calcext:value-type="float">
            <text:p>10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3]+1.40625" office:value-type="float" office:value="157.09375" calcext:value-type="float">
            <text:p>157,09375</text:p>
          </table:table-cell>
          <table:table-cell table:formula="of:=[.$A$3]*SIN(RADIANS([.B114]))" office:value-type="float" office:value="99.2522305589651" calcext:value-type="float">
            <text:p>99,3</text:p>
          </table:table-cell>
          <table:table-cell table:formula="of:=[.$A$3]*SIN(RADIANS([.B114]-120))" office:value-type="float" office:value="153.795850217861" calcext:value-type="float">
            <text:p>153,8</text:p>
          </table:table-cell>
          <table:table-cell table:formula="of:=[.$A$3]*SIN(RADIANS([.B114]+120))" office:value-type="float" office:value="-253.048080776826" calcext:value-type="float">
            <text:p>-253,0</text:p>
          </table:table-cell>
          <table:table-cell table:style-name="ce10"/>
          <table:table-cell table:style-name="ce6" table:formula="of:=(MIN([.C114];[.D114];[.E114])+MAX([.C114];[.D114];[.E114]))/2" office:value-type="float" office:value="-49.6261152794825" calcext:value-type="float">
            <text:p>-49,6</text:p>
          </table:table-cell>
          <table:table-cell table:style-name="ce26" table:formula="of:=((((([.C114]-[.G114]+[.$A$3])/2)*[.$V$3])-[.$W$3])-127)*2" office:value-type="float" office:value="172.479489443407" calcext:value-type="float">
            <text:p>17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4]-[.G114]+[.$A$3])/2" office:value-type="float" office:value="229.210982748672" calcext:value-type="float">
            <text:p>229</text:p>
          </table:table-cell>
          <table:table-cell table:style-name="ce12" table:formula="of:=([.E114]-[.G114]+[.$A$3])/2" office:value-type="float" office:value="25.7890172513282" calcext:value-type="float">
            <text:p>26</text:p>
          </table:table-cell>
          <table:table-cell table:style-name="ce10"/>
          <table:table-cell table:formula="of:=(((([.$A$3]+[.C114])/2))-127)*2" office:value-type="float" office:value="100.252230558965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4]+1.40625" office:value-type="float" office:value="158.5" calcext:value-type="float">
            <text:p>158,5</text:p>
          </table:table-cell>
          <table:table-cell table:formula="of:=[.$A$3]*SIN(RADIANS([.B115]))" office:value-type="float" office:value="93.4578128146958" calcext:value-type="float">
            <text:p>93,5</text:p>
          </table:table-cell>
          <table:table-cell table:formula="of:=[.$A$3]*SIN(RADIANS([.B115]-120))" office:value-type="float" office:value="158.741232342593" calcext:value-type="float">
            <text:p>158,7</text:p>
          </table:table-cell>
          <table:table-cell table:formula="of:=[.$A$3]*SIN(RADIANS([.B115]+120))" office:value-type="float" office:value="-252.199045157289" calcext:value-type="float">
            <text:p>-252,2</text:p>
          </table:table-cell>
          <table:table-cell table:style-name="ce10"/>
          <table:table-cell table:style-name="ce6" table:formula="of:=(MIN([.C115];[.D115];[.E115])+MAX([.C115];[.D115];[.E115]))/2" office:value-type="float" office:value="-46.7289064073479" calcext:value-type="float">
            <text:p>-46,7</text:p>
          </table:table-cell>
          <table:table-cell table:style-name="ce26" table:formula="of:=((((([.C115]-[.G115]+[.$A$3])/2)*[.$V$3])-[.$W$3])-127)*2" office:value-type="float" office:value="162.440660701461" calcext:value-type="float">
            <text:p>16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5]-[.G115]+[.$A$3])/2" office:value-type="float" office:value="230.23506937497" calcext:value-type="float">
            <text:p>230</text:p>
          </table:table-cell>
          <table:table-cell table:style-name="ce12" table:formula="of:=([.E115]-[.G115]+[.$A$3])/2" office:value-type="float" office:value="24.7649306250294" calcext:value-type="float">
            <text:p>25</text:p>
          </table:table-cell>
          <table:table-cell table:style-name="ce10"/>
          <table:table-cell table:formula="of:=(((([.$A$3]+[.C115])/2))-127)*2" office:value-type="float" office:value="94.4578128146958" calcext:value-type="float">
            <text:p>9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5]+1.40625" office:value-type="float" office:value="159.90625" calcext:value-type="float">
            <text:p>159,90625</text:p>
          </table:table-cell>
          <table:table-cell table:formula="of:=[.$A$3]*SIN(RADIANS([.B116]))" office:value-type="float" office:value="87.6070995785997" calcext:value-type="float">
            <text:p>87,6</text:p>
          </table:table-cell>
          <table:table-cell table:formula="of:=[.$A$3]*SIN(RADIANS([.B116]-120))" office:value-type="float" office:value="163.590994684678" calcext:value-type="float">
            <text:p>163,6</text:p>
          </table:table-cell>
          <table:table-cell table:formula="of:=[.$A$3]*SIN(RADIANS([.B116]+120))" office:value-type="float" office:value="-251.198094263278" calcext:value-type="float">
            <text:p>-251,2</text:p>
          </table:table-cell>
          <table:table-cell table:style-name="ce10"/>
          <table:table-cell table:style-name="ce6" table:formula="of:=(MIN([.C116];[.D116];[.E116])+MAX([.C116];[.D116];[.E116]))/2" office:value-type="float" office:value="-43.8035497892999" calcext:value-type="float">
            <text:p>-43,8</text:p>
          </table:table-cell>
          <table:table-cell table:style-name="ce26" table:formula="of:=((((([.C116]-[.G116]+[.$A$3])/2)*[.$V$3])-[.$W$3])-127)*2" office:value-type="float" office:value="152.304300019924" calcext:value-type="float">
            <text:p>15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6]-[.G116]+[.$A$3])/2" office:value-type="float" office:value="231.197272236989" calcext:value-type="float">
            <text:p>231</text:p>
          </table:table-cell>
          <table:table-cell table:style-name="ce12" table:formula="of:=([.E116]-[.G116]+[.$A$3])/2" office:value-type="float" office:value="23.802727763011" calcext:value-type="float">
            <text:p>24</text:p>
          </table:table-cell>
          <table:table-cell table:style-name="ce10"/>
          <table:table-cell table:formula="of:=(((([.$A$3]+[.C116])/2))-127)*2" office:value-type="float" office:value="88.6070995785997" calcext:value-type="float">
            <text:p>8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6]+1.40625" office:value-type="float" office:value="161.3125" calcext:value-type="float">
            <text:p>161,3125</text:p>
          </table:table-cell>
          <table:table-cell table:formula="of:=[.$A$3]*SIN(RADIANS([.B117]))" office:value-type="float" office:value="81.7036151015579" calcext:value-type="float">
            <text:p>81,7</text:p>
          </table:table-cell>
          <table:table-cell table:formula="of:=[.$A$3]*SIN(RADIANS([.B117]-120))" office:value-type="float" office:value="168.342215928627" calcext:value-type="float">
            <text:p>168,3</text:p>
          </table:table-cell>
          <table:table-cell table:formula="of:=[.$A$3]*SIN(RADIANS([.B117]+120))" office:value-type="float" office:value="-250.045831030185" calcext:value-type="float">
            <text:p>-250,0</text:p>
          </table:table-cell>
          <table:table-cell table:style-name="ce10"/>
          <table:table-cell table:style-name="ce6" table:formula="of:=(MIN([.C117];[.D117];[.E117])+MAX([.C117];[.D117];[.E117]))/2" office:value-type="float" office:value="-40.851807550779" calcext:value-type="float">
            <text:p>-40,9</text:p>
          </table:table-cell>
          <table:table-cell table:style-name="ce26" table:formula="of:=((((([.C117]-[.G117]+[.$A$3])/2)*[.$V$3])-[.$W$3])-127)*2" office:value-type="float" office:value="142.076513163449" calcext:value-type="float">
            <text:p>14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7]-[.G117]+[.$A$3])/2" office:value-type="float" office:value="232.097011739703" calcext:value-type="float">
            <text:p>232</text:p>
          </table:table-cell>
          <table:table-cell table:style-name="ce12" table:formula="of:=([.E117]-[.G117]+[.$A$3])/2" office:value-type="float" office:value="22.902988260297" calcext:value-type="float">
            <text:p>23</text:p>
          </table:table-cell>
          <table:table-cell table:style-name="ce10"/>
          <table:table-cell table:formula="of:=(((([.$A$3]+[.C117])/2))-127)*2" office:value-type="float" office:value="82.7036151015579" calcext:value-type="float">
            <text:p>8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7]+1.40625" office:value-type="float" office:value="162.71875" calcext:value-type="float">
            <text:p>162,71875</text:p>
          </table:table-cell>
          <table:table-cell table:formula="of:=[.$A$3]*SIN(RADIANS([.B118]))" office:value-type="float" office:value="75.7509154218739" calcext:value-type="float">
            <text:p>75,8</text:p>
          </table:table-cell>
          <table:table-cell table:formula="of:=[.$A$3]*SIN(RADIANS([.B118]-120))" office:value-type="float" office:value="172.992034116422" calcext:value-type="float">
            <text:p>173,0</text:p>
          </table:table-cell>
          <table:table-cell table:formula="of:=[.$A$3]*SIN(RADIANS([.B118]+120))" office:value-type="float" office:value="-248.742949538295" calcext:value-type="float">
            <text:p>-248,7</text:p>
          </table:table-cell>
          <table:table-cell table:style-name="ce10"/>
          <table:table-cell table:style-name="ce6" table:formula="of:=(MIN([.C118];[.D118];[.E118])+MAX([.C118];[.D118];[.E118]))/2" office:value-type="float" office:value="-37.8754577109369" calcext:value-type="float">
            <text:p>-37,9</text:p>
          </table:table-cell>
          <table:table-cell table:style-name="ce26" table:formula="of:=((((([.C118]-[.G118]+[.$A$3])/2)*[.$V$3])-[.$W$3])-127)*2" office:value-type="float" office:value="131.763460968396" calcext:value-type="float">
            <text:p>132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8]-[.G118]+[.$A$3])/2" office:value-type="float" office:value="232.933745913679" calcext:value-type="float">
            <text:p>233</text:p>
          </table:table-cell>
          <table:table-cell table:style-name="ce12" table:formula="of:=([.E118]-[.G118]+[.$A$3])/2" office:value-type="float" office:value="22.0662540863209" calcext:value-type="float">
            <text:p>22</text:p>
          </table:table-cell>
          <table:table-cell table:style-name="ce10"/>
          <table:table-cell table:formula="of:=(((([.$A$3]+[.C118])/2))-127)*2" office:value-type="float" office:value="76.7509154218739" calcext:value-type="float">
            <text:p>77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8]+1.40625" office:value-type="float" office:value="164.125" calcext:value-type="float">
            <text:p>164,125</text:p>
          </table:table-cell>
          <table:table-cell table:formula="of:=[.$A$3]*SIN(RADIANS([.B119]))" office:value-type="float" office:value="69.7525862232489" calcext:value-type="float">
            <text:p>69,8</text:p>
          </table:table-cell>
          <table:table-cell table:formula="of:=[.$A$3]*SIN(RADIANS([.B119]-120))" office:value-type="float" office:value="177.537648371453" calcext:value-type="float">
            <text:p>177,5</text:p>
          </table:table-cell>
          <table:table-cell table:formula="of:=[.$A$3]*SIN(RADIANS([.B119]+120))" office:value-type="float" office:value="-247.290234594702" calcext:value-type="float">
            <text:p>-247,3</text:p>
          </table:table-cell>
          <table:table-cell table:style-name="ce10"/>
          <table:table-cell table:style-name="ce6" table:formula="of:=(MIN([.C119];[.D119];[.E119])+MAX([.C119];[.D119];[.E119]))/2" office:value-type="float" office:value="-34.8762931116244" calcext:value-type="float">
            <text:p>-34,9</text:p>
          </table:table-cell>
          <table:table-cell table:style-name="ce26" table:formula="of:=((((([.C119]-[.G119]+[.$A$3])/2)*[.$V$3])-[.$W$3])-127)*2" office:value-type="float" office:value="121.371355631779" calcext:value-type="float">
            <text:p>12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19]-[.G119]+[.$A$3])/2" office:value-type="float" office:value="233.706970741539" calcext:value-type="float">
            <text:p>234</text:p>
          </table:table-cell>
          <table:table-cell table:style-name="ce12" table:formula="of:=([.E119]-[.G119]+[.$A$3])/2" office:value-type="float" office:value="21.2930292584612" calcext:value-type="float">
            <text:p>21</text:p>
          </table:table-cell>
          <table:table-cell table:style-name="ce10"/>
          <table:table-cell table:formula="of:=(((([.$A$3]+[.C119])/2))-127)*2" office:value-type="float" office:value="70.7525862232489" calcext:value-type="float">
            <text:p>71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19]+1.40625" office:value-type="float" office:value="165.53125" calcext:value-type="float">
            <text:p>165,53125</text:p>
          </table:table-cell>
          <table:table-cell table:formula="of:=[.$A$3]*SIN(RADIANS([.B120]))" office:value-type="float" office:value="63.7122406749001" calcext:value-type="float">
            <text:p>63,7</text:p>
          </table:table-cell>
          <table:table-cell table:formula="of:=[.$A$3]*SIN(RADIANS([.B120]-120))" office:value-type="float" office:value="181.976320585665" calcext:value-type="float">
            <text:p>182,0</text:p>
          </table:table-cell>
          <table:table-cell table:formula="of:=[.$A$3]*SIN(RADIANS([.B120]+120))" office:value-type="float" office:value="-245.688561260566" calcext:value-type="float">
            <text:p>-245,7</text:p>
          </table:table-cell>
          <table:table-cell table:style-name="ce10"/>
          <table:table-cell table:style-name="ce6" table:formula="of:=(MIN([.C120];[.D120];[.E120])+MAX([.C120];[.D120];[.E120]))/2" office:value-type="float" office:value="-31.85612033745" calcext:value-type="float">
            <text:p>-31,9</text:p>
          </table:table-cell>
          <table:table-cell table:style-name="ce26" table:formula="of:=((((([.C120]-[.G120]+[.$A$3])/2)*[.$V$3])-[.$W$3])-127)*2" office:value-type="float" office:value="110.906456969264" calcext:value-type="float">
            <text:p>111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0]-[.G120]+[.$A$3])/2" office:value-type="float" office:value="234.416220461557" calcext:value-type="float">
            <text:p>234</text:p>
          </table:table-cell>
          <table:table-cell table:style-name="ce12" table:formula="of:=([.E120]-[.G120]+[.$A$3])/2" office:value-type="float" office:value="20.583779538442" calcext:value-type="float">
            <text:p>21</text:p>
          </table:table-cell>
          <table:table-cell table:style-name="ce10"/>
          <table:table-cell table:formula="of:=(((([.$A$3]+[.C120])/2))-127)*2" office:value-type="float" office:value="64.7122406749001" calcext:value-type="float">
            <text:p>6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1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0]+1.40625" office:value-type="float" office:value="166.9375" calcext:value-type="float">
            <text:p>166,9375</text:p>
          </table:table-cell>
          <table:table-cell table:formula="of:=[.$A$3]*SIN(RADIANS([.B121]))" office:value-type="float" office:value="57.633517255123" calcext:value-type="float">
            <text:p>57,6</text:p>
          </table:table-cell>
          <table:table-cell table:formula="of:=[.$A$3]*SIN(RADIANS([.B121]-120))" office:value-type="float" office:value="186.30537706889" calcext:value-type="float">
            <text:p>186,3</text:p>
          </table:table-cell>
          <table:table-cell table:formula="of:=[.$A$3]*SIN(RADIANS([.B121]+120))" office:value-type="float" office:value="-243.938894324013" calcext:value-type="float">
            <text:p>-243,9</text:p>
          </table:table-cell>
          <table:table-cell table:style-name="ce10"/>
          <table:table-cell table:style-name="ce6" table:formula="of:=(MIN([.C121];[.D121];[.E121])+MAX([.C121];[.D121];[.E121]))/2" office:value-type="float" office:value="-28.8167586275615" calcext:value-type="float">
            <text:p>-28,8</text:p>
          </table:table-cell>
          <table:table-cell table:style-name="ce26" table:formula="of:=((((([.C121]-[.G121]+[.$A$3])/2)*[.$V$3])-[.$W$3])-127)*2" office:value-type="float" office:value="100.375068644501" calcext:value-type="float">
            <text:p>10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1]-[.G121]+[.$A$3])/2" office:value-type="float" office:value="235.061067848226" calcext:value-type="float">
            <text:p>235</text:p>
          </table:table-cell>
          <table:table-cell table:style-name="ce12" table:formula="of:=([.E121]-[.G121]+[.$A$3])/2" office:value-type="float" office:value="19.9389321517743" calcext:value-type="float">
            <text:p>20</text:p>
          </table:table-cell>
          <table:table-cell table:style-name="ce10"/>
          <table:table-cell table:formula="of:=(((([.$A$3]+[.C121])/2))-127)*2" office:value-type="float" office:value="58.633517255123" calcext:value-type="float">
            <text:p>5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1]+1.40625" office:value-type="float" office:value="168.34375" calcext:value-type="float">
            <text:p>168,34375</text:p>
          </table:table-cell>
          <table:table-cell table:formula="of:=[.$A$3]*SIN(RADIANS([.B122]))" office:value-type="float" office:value="51.5200775596074" calcext:value-type="float">
            <text:p>51,5</text:p>
          </table:table-cell>
          <table:table-cell table:formula="of:=[.$A$3]*SIN(RADIANS([.B122]-120))" office:value-type="float" office:value="190.522210159375" calcext:value-type="float">
            <text:p>190,5</text:p>
          </table:table-cell>
          <table:table-cell table:formula="of:=[.$A$3]*SIN(RADIANS([.B122]+120))" office:value-type="float" office:value="-242.042287718983" calcext:value-type="float">
            <text:p>-242,0</text:p>
          </table:table-cell>
          <table:table-cell table:style-name="ce10"/>
          <table:table-cell table:style-name="ce6" table:formula="of:=(MIN([.C122];[.D122];[.E122])+MAX([.C122];[.D122];[.E122]))/2" office:value-type="float" office:value="-25.7600387798037" calcext:value-type="float">
            <text:p>-25,8</text:p>
          </table:table-cell>
          <table:table-cell table:style-name="ce26" table:formula="of:=((((([.C122]-[.G122]+[.$A$3])/2)*[.$V$3])-[.$W$3])-127)*2" office:value-type="float" office:value="89.7835343720199" calcext:value-type="float">
            <text:p>9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2]-[.G122]+[.$A$3])/2" office:value-type="float" office:value="235.641124469589" calcext:value-type="float">
            <text:p>236</text:p>
          </table:table-cell>
          <table:table-cell table:style-name="ce12" table:formula="of:=([.E122]-[.G122]+[.$A$3])/2" office:value-type="float" office:value="19.3588755304103" calcext:value-type="float">
            <text:p>19</text:p>
          </table:table-cell>
          <table:table-cell table:style-name="ce10"/>
          <table:table-cell table:formula="of:=(((([.$A$3]+[.C122])/2))-127)*2" office:value-type="float" office:value="52.5200775596074" calcext:value-type="float">
            <text:p>5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2]+1.40625" office:value-type="float" office:value="169.75" calcext:value-type="float">
            <text:p>169,75</text:p>
          </table:table-cell>
          <table:table-cell table:formula="of:=[.$A$3]*SIN(RADIANS([.B123]))" office:value-type="float" office:value="45.3756040958297" calcext:value-type="float">
            <text:p>45,4</text:p>
          </table:table-cell>
          <table:table-cell table:formula="of:=[.$A$3]*SIN(RADIANS([.B123]-120))" office:value-type="float" office:value="194.624279794545" calcext:value-type="float">
            <text:p>194,6</text:p>
          </table:table-cell>
          <table:table-cell table:formula="of:=[.$A$3]*SIN(RADIANS([.B123]+120))" office:value-type="float" office:value="-239.999883890375" calcext:value-type="float">
            <text:p>-240,0</text:p>
          </table:table-cell>
          <table:table-cell table:style-name="ce10"/>
          <table:table-cell table:style-name="ce6" table:formula="of:=(MIN([.C123];[.D123];[.E123])+MAX([.C123];[.D123];[.E123]))/2" office:value-type="float" office:value="-22.6878020479148" calcext:value-type="float">
            <text:p>-22,7</text:p>
          </table:table-cell>
          <table:table-cell table:style-name="ce26" table:formula="of:=((((([.C123]-[.G123]+[.$A$3])/2)*[.$V$3])-[.$W$3])-127)*2" office:value-type="float" office:value="79.1382340960249" calcext:value-type="float">
            <text:p>79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3]-[.G123]+[.$A$3])/2" office:value-type="float" office:value="236.15604092123" calcext:value-type="float">
            <text:p>236</text:p>
          </table:table-cell>
          <table:table-cell table:style-name="ce12" table:formula="of:=([.E123]-[.G123]+[.$A$3])/2" office:value-type="float" office:value="18.8439590787699" calcext:value-type="float">
            <text:p>19</text:p>
          </table:table-cell>
          <table:table-cell table:style-name="ce10"/>
          <table:table-cell table:formula="of:=(((([.$A$3]+[.C123])/2))-127)*2" office:value-type="float" office:value="46.3756040958297" calcext:value-type="float">
            <text:p>46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3]+1.40625" office:value-type="float" office:value="171.15625" calcext:value-type="float">
            <text:p>171,15625</text:p>
          </table:table-cell>
          <table:table-cell table:formula="of:=[.$A$3]*SIN(RADIANS([.B124]))" office:value-type="float" office:value="39.2037980648478" calcext:value-type="float">
            <text:p>39,2</text:p>
          </table:table-cell>
          <table:table-cell table:formula="of:=[.$A$3]*SIN(RADIANS([.B124]-120))" office:value-type="float" office:value="198.609115041037" calcext:value-type="float">
            <text:p>198,6</text:p>
          </table:table-cell>
          <table:table-cell table:formula="of:=[.$A$3]*SIN(RADIANS([.B124]+120))" office:value-type="float" office:value="-237.812913105884" calcext:value-type="float">
            <text:p>-237,8</text:p>
          </table:table-cell>
          <table:table-cell table:style-name="ce10"/>
          <table:table-cell table:style-name="ce6" table:formula="of:=(MIN([.C124];[.D124];[.E124])+MAX([.C124];[.D124];[.E124]))/2" office:value-type="float" office:value="-19.6018990324239" calcext:value-type="float">
            <text:p>-19,6</text:p>
          </table:table-cell>
          <table:table-cell table:style-name="ce26" table:formula="of:=((((([.C124]-[.G124]+[.$A$3])/2)*[.$V$3])-[.$W$3])-127)*2" office:value-type="float" office:value="68.4455801473488" calcext:value-type="float">
            <text:p>6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4]-[.G124]+[.$A$3])/2" office:value-type="float" office:value="236.60550703673" calcext:value-type="float">
            <text:p>237</text:p>
          </table:table-cell>
          <table:table-cell table:style-name="ce12" table:formula="of:=([.E124]-[.G124]+[.$A$3])/2" office:value-type="float" office:value="18.39449296327" calcext:value-type="float">
            <text:p>18</text:p>
          </table:table-cell>
          <table:table-cell table:style-name="ce10"/>
          <table:table-cell table:formula="of:=(((([.$A$3]+[.C124])/2))-127)*2" office:value-type="float" office:value="40.2037980648478" calcext:value-type="float">
            <text:p>4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4]+1.40625" office:value-type="float" office:value="172.5625" calcext:value-type="float">
            <text:p>172,5625</text:p>
          </table:table-cell>
          <table:table-cell table:formula="of:=[.$A$3]*SIN(RADIANS([.B125]))" office:value-type="float" office:value="33.008377131836" calcext:value-type="float">
            <text:p>33,0</text:p>
          </table:table-cell>
          <table:table-cell table:formula="of:=[.$A$3]*SIN(RADIANS([.B125]-120))" office:value-type="float" office:value="202.474315583101" calcext:value-type="float">
            <text:p>202,5</text:p>
          </table:table-cell>
          <table:table-cell table:formula="of:=[.$A$3]*SIN(RADIANS([.B125]+120))" office:value-type="float" office:value="-235.482692714937" calcext:value-type="float">
            <text:p>-235,5</text:p>
          </table:table-cell>
          <table:table-cell table:style-name="ce10"/>
          <table:table-cell table:style-name="ce6" table:formula="of:=(MIN([.C125];[.D125];[.E125])+MAX([.C125];[.D125];[.E125]))/2" office:value-type="float" office:value="-16.504188565918" calcext:value-type="float">
            <text:p>-16,5</text:p>
          </table:table-cell>
          <table:table-cell table:style-name="ce26" table:formula="of:=((((([.C125]-[.G125]+[.$A$3])/2)*[.$V$3])-[.$W$3])-127)*2" office:value-type="float" office:value="57.7120133809059" calcext:value-type="float">
            <text:p>58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5]-[.G125]+[.$A$3])/2" office:value-type="float" office:value="236.98925207451" calcext:value-type="float">
            <text:p>237</text:p>
          </table:table-cell>
          <table:table-cell table:style-name="ce12" table:formula="of:=([.E125]-[.G125]+[.$A$3])/2" office:value-type="float" office:value="18.0107479254905" calcext:value-type="float">
            <text:p>18</text:p>
          </table:table-cell>
          <table:table-cell table:style-name="ce10"/>
          <table:table-cell table:formula="of:=(((([.$A$3]+[.C125])/2))-127)*2" office:value-type="float" office:value="34.008377131836" calcext:value-type="float">
            <text:p>34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5]+1.40625" office:value-type="float" office:value="173.96875" calcext:value-type="float">
            <text:p>173,96875</text:p>
          </table:table-cell>
          <table:table-cell table:formula="of:=[.$A$3]*SIN(RADIANS([.B126]))" office:value-type="float" office:value="26.7930731867026" calcext:value-type="float">
            <text:p>26,8</text:p>
          </table:table-cell>
          <table:table-cell table:formula="of:=[.$A$3]*SIN(RADIANS([.B126]-120))" office:value-type="float" office:value="206.21755316846" calcext:value-type="float">
            <text:p>206,2</text:p>
          </table:table-cell>
          <table:table-cell table:formula="of:=[.$A$3]*SIN(RADIANS([.B126]+120))" office:value-type="float" office:value="-233.010626355163" calcext:value-type="float">
            <text:p>-233,0</text:p>
          </table:table-cell>
          <table:table-cell table:style-name="ce10"/>
          <table:table-cell table:style-name="ce6" table:formula="of:=(MIN([.C126];[.D126];[.E126])+MAX([.C126];[.D126];[.E126]))/2" office:value-type="float" office:value="-13.3965365933513" calcext:value-type="float">
            <text:p>-13,4</text:p>
          </table:table-cell>
          <table:table-cell table:style-name="ce26" table:formula="of:=((((([.C126]-[.G126]+[.$A$3])/2)*[.$V$3])-[.$W$3])-127)*2" office:value-type="float" office:value="46.9439992959623" calcext:value-type="float">
            <text:p>47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6]-[.G126]+[.$A$3])/2" office:value-type="float" office:value="237.307044880906" calcext:value-type="float">
            <text:p>237</text:p>
          </table:table-cell>
          <table:table-cell table:style-name="ce12" table:formula="of:=([.E126]-[.G126]+[.$A$3])/2" office:value-type="float" office:value="17.6929551190942" calcext:value-type="float">
            <text:p>18</text:p>
          </table:table-cell>
          <table:table-cell table:style-name="ce10"/>
          <table:table-cell table:formula="of:=(((([.$A$3]+[.C126])/2))-127)*2" office:value-type="float" office:value="27.7930731867026" calcext:value-type="float">
            <text:p>28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6]+1.40625" office:value-type="float" office:value="175.375" calcext:value-type="float">
            <text:p>175,375</text:p>
          </table:table-cell>
          <table:table-cell table:formula="of:=[.$A$3]*SIN(RADIANS([.B127]))" office:value-type="float" office:value="20.5616300961393" calcext:value-type="float">
            <text:p>20,6</text:p>
          </table:table-cell>
          <table:table-cell table:formula="of:=[.$A$3]*SIN(RADIANS([.B127]-120))" office:value-type="float" office:value="209.836573010762" calcext:value-type="float">
            <text:p>209,8</text:p>
          </table:table-cell>
          <table:table-cell table:formula="of:=[.$A$3]*SIN(RADIANS([.B127]+120))" office:value-type="float" office:value="-230.398203106901" calcext:value-type="float">
            <text:p>-230,4</text:p>
          </table:table-cell>
          <table:table-cell table:style-name="ce10"/>
          <table:table-cell table:style-name="ce6" table:formula="of:=(MIN([.C127];[.D127];[.E127])+MAX([.C127];[.D127];[.E127]))/2" office:value-type="float" office:value="-10.2808150480696" calcext:value-type="float">
            <text:p>-10,3</text:p>
          </table:table-cell>
          <table:table-cell table:style-name="ce26" table:formula="of:=((((([.C127]-[.G127]+[.$A$3])/2)*[.$V$3])-[.$W$3])-127)*2" office:value-type="float" office:value="36.1480241415613" calcext:value-type="float">
            <text:p>36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7]-[.G127]+[.$A$3])/2" office:value-type="float" office:value="237.558694029416" calcext:value-type="float">
            <text:p>238</text:p>
          </table:table-cell>
          <table:table-cell table:style-name="ce12" table:formula="of:=([.E127]-[.G127]+[.$A$3])/2" office:value-type="float" office:value="17.4413059705843" calcext:value-type="float">
            <text:p>17</text:p>
          </table:table-cell>
          <table:table-cell table:style-name="ce10"/>
          <table:table-cell table:formula="of:=(((([.$A$3]+[.C127])/2))-127)*2" office:value-type="float" office:value="21.5616300961393" calcext:value-type="float">
            <text:p>22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7]+1.40625" office:value-type="float" office:value="176.78125" calcext:value-type="float">
            <text:p>176,78125</text:p>
          </table:table-cell>
          <table:table-cell table:formula="of:=[.$A$3]*SIN(RADIANS([.B128]))" office:value-type="float" office:value="14.3178014484548" calcext:value-type="float">
            <text:p>14,3</text:p>
          </table:table-cell>
          <table:table-cell table:formula="of:=[.$A$3]*SIN(RADIANS([.B128]-120))" office:value-type="float" office:value="213.329195147776" calcext:value-type="float">
            <text:p>213,3</text:p>
          </table:table-cell>
          <table:table-cell table:formula="of:=[.$A$3]*SIN(RADIANS([.B128]+120))" office:value-type="float" office:value="-227.646996596231" calcext:value-type="float">
            <text:p>-227,6</text:p>
          </table:table-cell>
          <table:table-cell table:style-name="ce10"/>
          <table:table-cell table:style-name="ce6" table:formula="of:=(MIN([.C128];[.D128];[.E128])+MAX([.C128];[.D128];[.E128]))/2" office:value-type="float" office:value="-7.15890072422741" calcext:value-type="float">
            <text:p>-7,2</text:p>
          </table:table-cell>
          <table:table-cell table:style-name="ce26" table:formula="of:=((((([.C128]-[.G128]+[.$A$3])/2)*[.$V$3])-[.$W$3])-127)*2" office:value-type="float" office:value="25.330591009448" calcext:value-type="float">
            <text:p>25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8]-[.G128]+[.$A$3])/2" office:value-type="float" office:value="237.744047936002" calcext:value-type="float">
            <text:p>238</text:p>
          </table:table-cell>
          <table:table-cell table:style-name="ce12" table:formula="of:=([.E128]-[.G128]+[.$A$3])/2" office:value-type="float" office:value="17.2559520639982" calcext:value-type="float">
            <text:p>17</text:p>
          </table:table-cell>
          <table:table-cell table:style-name="ce10"/>
          <table:table-cell table:formula="of:=(((([.$A$3]+[.C128])/2))-127)*2" office:value-type="float" office:value="15.3178014484548" calcext:value-type="float">
            <text:p>15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8]+1.40625" office:value-type="float" office:value="178.1875" calcext:value-type="float">
            <text:p>178,1875</text:p>
          </table:table-cell>
          <table:table-cell table:formula="of:=[.$A$3]*SIN(RADIANS([.B129]))" office:value-type="float" office:value="8.06534829255495" calcext:value-type="float">
            <text:p>8,1</text:p>
          </table:table-cell>
          <table:table-cell table:formula="of:=[.$A$3]*SIN(RADIANS([.B129]-120))" office:value-type="float" office:value="216.693315754527" calcext:value-type="float">
            <text:p>216,7</text:p>
          </table:table-cell>
          <table:table-cell table:formula="of:=[.$A$3]*SIN(RADIANS([.B129]+120))" office:value-type="float" office:value="-224.758664047081" calcext:value-type="float">
            <text:p>-224,8</text:p>
          </table:table-cell>
          <table:table-cell table:style-name="ce10"/>
          <table:table-cell table:style-name="ce6" table:formula="of:=(MIN([.C129];[.D129];[.E129])+MAX([.C129];[.D129];[.E129]))/2" office:value-type="float" office:value="-4.03267414627744" calcext:value-type="float">
            <text:p>-4,0</text:p>
          </table:table-cell>
          <table:table-cell table:style-name="ce26" table:formula="of:=((((([.C129]-[.G129]+[.$A$3])/2)*[.$V$3])-[.$W$3])-127)*2" office:value-type="float" office:value="14.4982159168514" calcext:value-type="float">
            <text:p>1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29]-[.G129]+[.$A$3])/2" office:value-type="float" office:value="237.862994950402" calcext:value-type="float">
            <text:p>238</text:p>
          </table:table-cell>
          <table:table-cell table:style-name="ce12" table:formula="of:=([.E129]-[.G129]+[.$A$3])/2" office:value-type="float" office:value="17.1370050495982" calcext:value-type="float">
            <text:p>17</text:p>
          </table:table-cell>
          <table:table-cell table:style-name="ce10"/>
          <table:table-cell table:formula="of:=(((([.$A$3]+[.C129])/2))-127)*2" office:value-type="float" office:value="9.06534829255497" calcext:value-type="float">
            <text:p>9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29]+1.40625" office:value-type="float" office:value="179.59375" calcext:value-type="float">
            <text:p>179,59375</text:p>
          </table:table-cell>
          <table:table-cell table:formula="of:=[.$A$3]*SIN(RADIANS([.B130]))" office:value-type="float" office:value="1.80803687242641" calcext:value-type="float">
            <text:p>1,8</text:p>
          </table:table-cell>
          <table:table-cell table:formula="of:=[.$A$3]*SIN(RADIANS([.B130]-120))" office:value-type="float" office:value="219.926908410551" calcext:value-type="float">
            <text:p>219,9</text:p>
          </table:table-cell>
          <table:table-cell table:formula="of:=[.$A$3]*SIN(RADIANS([.B130]+120))" office:value-type="float" office:value="-221.734945282977" calcext:value-type="float">
            <text:p>-221,7</text:p>
          </table:table-cell>
          <table:table-cell table:style-name="ce10"/>
          <table:table-cell table:style-name="ce6" table:formula="of:=(MIN([.C130];[.D130];[.E130])+MAX([.C130];[.D130];[.E130]))/2" office:value-type="float" office:value="-0.904018436213178" calcext:value-type="float">
            <text:p>-0,9</text:p>
          </table:table-cell>
          <table:table-cell table:style-name="ce26" table:formula="of:=((((([.C130]-[.G130]+[.$A$3])/2)*[.$V$3])-[.$W$3])-127)*2" office:value-type="float" office:value="3.65742388147873" calcext:value-type="float">
            <text:p>4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0]-[.G130]+[.$A$3])/2" office:value-type="float" office:value="237.915463423382" calcext:value-type="float">
            <text:p>238</text:p>
          </table:table-cell>
          <table:table-cell table:style-name="ce12" table:formula="of:=([.E130]-[.G130]+[.$A$3])/2" office:value-type="float" office:value="17.0845365766181" calcext:value-type="float">
            <text:p>17</text:p>
          </table:table-cell>
          <table:table-cell table:style-name="ce10"/>
          <table:table-cell table:formula="of:=(((([.$A$3]+[.C130])/2))-127)*2" office:value-type="float" office:value="2.80803687242638" calcext:value-type="float">
            <text:p>3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2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0]+1.40625" office:value-type="float" office:value="181" calcext:value-type="float">
            <text:p>181</text:p>
          </table:table-cell>
          <table:table-cell table:formula="of:=[.$A$3]*SIN(RADIANS([.B131]))" office:value-type="float" office:value="-4.45036364150733" calcext:value-type="float">
            <text:p>-4,5</text:p>
          </table:table-cell>
          <table:table-cell table:formula="of:=[.$A$3]*SIN(RADIANS([.B131]-120))" office:value-type="float" office:value="223.028025320546" calcext:value-type="float">
            <text:p>223,0</text:p>
          </table:table-cell>
          <table:table-cell table:formula="of:=[.$A$3]*SIN(RADIANS([.B131]+120))" office:value-type="float" office:value="-218.577661679039" calcext:value-type="float">
            <text:p>-218,6</text:p>
          </table:table-cell>
          <table:table-cell table:style-name="ce10"/>
          <table:table-cell table:style-name="ce6" table:formula="of:=(MIN([.C131];[.D131];[.E131])+MAX([.C131];[.D131];[.E131]))/2" office:value-type="float" office:value="2.22518182075363" calcext:value-type="float">
            <text:p>2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1]-[.G131]+[.$A$3])/2" office:value-type="float" office:value="237.901421749896" calcext:value-type="float">
            <text:p>238</text:p>
          </table:table-cell>
          <table:table-cell table:style-name="ce12" table:formula="of:=([.E131]-[.G131]+[.$A$3])/2" office:value-type="float" office:value="17.0985782501037" calcext:value-type="float">
            <text:p>17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1]+1.40625" office:value-type="float" office:value="182.40625" calcext:value-type="float">
            <text:p>182,40625</text:p>
          </table:table-cell>
          <table:table-cell table:formula="of:=[.$A$3]*SIN(RADIANS([.B132]))" office:value-type="float" office:value="-10.7060834227931" calcext:value-type="float">
            <text:p>-10,7</text:p>
          </table:table-cell>
          <table:table-cell table:formula="of:=[.$A$3]*SIN(RADIANS([.B132]-120))" office:value-type="float" office:value="225.994798487643" calcext:value-type="float">
            <text:p>226,0</text:p>
          </table:table-cell>
          <table:table-cell table:formula="of:=[.$A$3]*SIN(RADIANS([.B132]+120))" office:value-type="float" office:value="-215.28871506485" calcext:value-type="float">
            <text:p>-215,3</text:p>
          </table:table-cell>
          <table:table-cell table:style-name="ce10"/>
          <table:table-cell table:style-name="ce6" table:formula="of:=(MIN([.C132];[.D132];[.E132])+MAX([.C132];[.D132];[.E132]))/2" office:value-type="float" office:value="5.35304171139654" calcext:value-type="float">
            <text:p>5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2]-[.G132]+[.$A$3])/2" office:value-type="float" office:value="237.820878388123" calcext:value-type="float">
            <text:p>238</text:p>
          </table:table-cell>
          <table:table-cell table:style-name="ce12" table:formula="of:=([.E132]-[.G132]+[.$A$3])/2" office:value-type="float" office:value="17.179121611876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2]+1.40625" office:value-type="float" office:value="183.8125" calcext:value-type="float">
            <text:p>183,8125</text:p>
          </table:table-cell>
          <table:table-cell table:formula="of:=[.$A$3]*SIN(RADIANS([.B133]))" office:value-type="float" office:value="-16.9553542597513" calcext:value-type="float">
            <text:p>-17,0</text:p>
          </table:table-cell>
          <table:table-cell table:formula="of:=[.$A$3]*SIN(RADIANS([.B133]-120))" office:value-type="float" office:value="228.82544083862" calcext:value-type="float">
            <text:p>228,8</text:p>
          </table:table-cell>
          <table:table-cell table:formula="of:=[.$A$3]*SIN(RADIANS([.B133]+120))" office:value-type="float" office:value="-211.870086578869" calcext:value-type="float">
            <text:p>-211,9</text:p>
          </table:table-cell>
          <table:table-cell table:style-name="ce10"/>
          <table:table-cell table:style-name="ce6" table:formula="of:=(MIN([.C133];[.D133];[.E133])+MAX([.C133];[.D133];[.E133]))/2" office:value-type="float" office:value="8.47767712987563" calcext:value-type="float">
            <text:p>8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3]-[.G133]+[.$A$3])/2" office:value-type="float" office:value="237.673881854372" calcext:value-type="float">
            <text:p>238</text:p>
          </table:table-cell>
          <table:table-cell table:style-name="ce12" table:formula="of:=([.E133]-[.G133]+[.$A$3])/2" office:value-type="float" office:value="17.3261181456277" calcext:value-type="float">
            <text:p>1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3]+1.40625" office:value-type="float" office:value="185.21875" calcext:value-type="float">
            <text:p>185,21875</text:p>
          </table:table-cell>
          <table:table-cell table:formula="of:=[.$A$3]*SIN(RADIANS([.B134]))" office:value-type="float" office:value="-23.1944118253049" calcext:value-type="float">
            <text:p>-23,2</text:p>
          </table:table-cell>
          <table:table-cell table:formula="of:=[.$A$3]*SIN(RADIANS([.B134]-120))" office:value-type="float" office:value="231.518247300371" calcext:value-type="float">
            <text:p>231,5</text:p>
          </table:table-cell>
          <table:table-cell table:formula="of:=[.$A$3]*SIN(RADIANS([.B134]+120))" office:value-type="float" office:value="-208.323835475066" calcext:value-type="float">
            <text:p>-208,3</text:p>
          </table:table-cell>
          <table:table-cell table:style-name="ce10"/>
          <table:table-cell table:style-name="ce6" table:formula="of:=(MIN([.C134];[.D134];[.E134])+MAX([.C134];[.D134];[.E134]))/2" office:value-type="float" office:value="11.5972059126524" calcext:value-type="float">
            <text:p>11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4]-[.G134]+[.$A$3])/2" office:value-type="float" office:value="237.460520693859" calcext:value-type="float">
            <text:p>237</text:p>
          </table:table-cell>
          <table:table-cell table:style-name="ce12" table:formula="of:=([.E134]-[.G134]+[.$A$3])/2" office:value-type="float" office:value="17.5394793061408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4]+1.40625" office:value-type="float" office:value="186.625" calcext:value-type="float">
            <text:p>186,625</text:p>
          </table:table-cell>
          <table:table-cell table:formula="of:=[.$A$3]*SIN(RADIANS([.B135]))" office:value-type="float" office:value="-29.4194979444699" calcext:value-type="float">
            <text:p>-29,4</text:p>
          </table:table-cell>
          <table:table-cell table:formula="of:=[.$A$3]*SIN(RADIANS([.B135]-120))" office:value-type="float" office:value="234.071595826973" calcext:value-type="float">
            <text:p>234,1</text:p>
          </table:table-cell>
          <table:table-cell table:formula="of:=[.$A$3]*SIN(RADIANS([.B135]+120))" office:value-type="float" office:value="-204.652097882503" calcext:value-type="float">
            <text:p>-204,7</text:p>
          </table:table-cell>
          <table:table-cell table:style-name="ce10"/>
          <table:table-cell table:style-name="ce6" table:formula="of:=(MIN([.C135];[.D135];[.E135])+MAX([.C135];[.D135];[.E135]))/2" office:value-type="float" office:value="14.7097489722349" calcext:value-type="float">
            <text:p>1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5]-[.G135]+[.$A$3])/2" office:value-type="float" office:value="237.180923427369" calcext:value-type="float">
            <text:p>237</text:p>
          </table:table-cell>
          <table:table-cell table:style-name="ce12" table:formula="of:=([.E135]-[.G135]+[.$A$3])/2" office:value-type="float" office:value="17.819076572631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5]+1.40625" office:value-type="float" office:value="188.03125" calcext:value-type="float">
            <text:p>188,03125</text:p>
          </table:table-cell>
          <table:table-cell table:formula="of:=[.$A$3]*SIN(RADIANS([.B136]))" office:value-type="float" office:value="-35.6268628581391" calcext:value-type="float">
            <text:p>-35,6</text:p>
          </table:table-cell>
          <table:table-cell table:formula="of:=[.$A$3]*SIN(RADIANS([.B136]-120))" office:value-type="float" office:value="236.483948376749" calcext:value-type="float">
            <text:p>236,5</text:p>
          </table:table-cell>
          <table:table-cell table:formula="of:=[.$A$3]*SIN(RADIANS([.B136]+120))" office:value-type="float" office:value="-200.85708551861" calcext:value-type="float">
            <text:p>-200,9</text:p>
          </table:table-cell>
          <table:table-cell table:style-name="ce10"/>
          <table:table-cell table:style-name="ce6" table:formula="of:=(MIN([.C136];[.D136];[.E136])+MAX([.C136];[.D136];[.E136]))/2" office:value-type="float" office:value="17.8134314290695" calcext:value-type="float">
            <text:p>1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6]-[.G136]+[.$A$3])/2" office:value-type="float" office:value="236.83525847384" calcext:value-type="float">
            <text:p>237</text:p>
          </table:table-cell>
          <table:table-cell table:style-name="ce12" table:formula="of:=([.E136]-[.G136]+[.$A$3])/2" office:value-type="float" office:value="18.1647415261602" calcext:value-type="float">
            <text:p>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6]+1.40625" office:value-type="float" office:value="189.4375" calcext:value-type="float">
            <text:p>189,4375</text:p>
          </table:table-cell>
          <table:table-cell table:formula="of:=[.$A$3]*SIN(RADIANS([.B137]))" office:value-type="float" office:value="-41.8127674817966" calcext:value-type="float">
            <text:p>-41,8</text:p>
          </table:table-cell>
          <table:table-cell table:formula="of:=[.$A$3]*SIN(RADIANS([.B137]-120))" office:value-type="float" office:value="238.753851838728" calcext:value-type="float">
            <text:p>238,8</text:p>
          </table:table-cell>
          <table:table-cell table:formula="of:=[.$A$3]*SIN(RADIANS([.B137]+120))" office:value-type="float" office:value="-196.941084356931" calcext:value-type="float">
            <text:p>-196,9</text:p>
          </table:table-cell>
          <table:table-cell table:style-name="ce10"/>
          <table:table-cell table:style-name="ce6" table:formula="of:=(MIN([.C137];[.D137];[.E137])+MAX([.C137];[.D137];[.E137]))/2" office:value-type="float" office:value="20.9063837408983" calcext:value-type="float">
            <text:p>2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7]-[.G137]+[.$A$3])/2" office:value-type="float" office:value="236.423734048915" calcext:value-type="float">
            <text:p>236</text:p>
          </table:table-cell>
          <table:table-cell table:style-name="ce12" table:formula="of:=([.E137]-[.G137]+[.$A$3])/2" office:value-type="float" office:value="18.5762659510854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7]+1.40625" office:value-type="float" office:value="190.84375" calcext:value-type="float">
            <text:p>190,84375</text:p>
          </table:table-cell>
          <table:table-cell table:formula="of:=[.$A$3]*SIN(RADIANS([.B138]))" office:value-type="float" office:value="-47.9734856578033" calcext:value-type="float">
            <text:p>-48,0</text:p>
          </table:table-cell>
          <table:table-cell table:formula="of:=[.$A$3]*SIN(RADIANS([.B138]-120))" office:value-type="float" office:value="240.879938907941" calcext:value-type="float">
            <text:p>240,9</text:p>
          </table:table-cell>
          <table:table-cell table:formula="of:=[.$A$3]*SIN(RADIANS([.B138]+120))" office:value-type="float" office:value="-192.906453250137" calcext:value-type="float">
            <text:p>-192,9</text:p>
          </table:table-cell>
          <table:table-cell table:style-name="ce10"/>
          <table:table-cell table:style-name="ce6" table:formula="of:=(MIN([.C138];[.D138];[.E138])+MAX([.C138];[.D138];[.E138]))/2" office:value-type="float" office:value="23.9867428289016" calcext:value-type="float">
            <text:p>2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8]-[.G138]+[.$A$3])/2" office:value-type="float" office:value="235.94659803952" calcext:value-type="float">
            <text:p>236</text:p>
          </table:table-cell>
          <table:table-cell table:style-name="ce12" table:formula="of:=([.E138]-[.G138]+[.$A$3])/2" office:value-type="float" office:value="19.0534019604807" calcext:value-type="float">
            <text:p>1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8]+1.40625" office:value-type="float" office:value="192.25" calcext:value-type="float">
            <text:p>192,25</text:p>
          </table:table-cell>
          <table:table-cell table:formula="of:=[.$A$3]*SIN(RADIANS([.B139]))" office:value-type="float" office:value="-54.1053063998938" calcext:value-type="float">
            <text:p>-54,1</text:p>
          </table:table-cell>
          <table:table-cell table:formula="of:=[.$A$3]*SIN(RADIANS([.B139]-120))" office:value-type="float" office:value="242.860928909036" calcext:value-type="float">
            <text:p>242,9</text:p>
          </table:table-cell>
          <table:table-cell table:formula="of:=[.$A$3]*SIN(RADIANS([.B139]+120))" office:value-type="float" office:value="-188.755622509142" calcext:value-type="float">
            <text:p>-188,8</text:p>
          </table:table-cell>
          <table:table-cell table:style-name="ce10"/>
          <table:table-cell table:style-name="ce6" table:formula="of:=(MIN([.C139];[.D139];[.E139])+MAX([.C139];[.D139];[.E139]))/2" office:value-type="float" office:value="27.0526531999469" calcext:value-type="float">
            <text:p>2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39]-[.G139]+[.$A$3])/2" office:value-type="float" office:value="235.404137854545" calcext:value-type="float">
            <text:p>235</text:p>
          </table:table-cell>
          <table:table-cell table:style-name="ce12" table:formula="of:=([.E139]-[.G139]+[.$A$3])/2" office:value-type="float" office:value="19.5958621454556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39]+1.40625" office:value-type="float" office:value="193.65625" calcext:value-type="float">
            <text:p>193,65625</text:p>
          </table:table-cell>
          <table:table-cell table:formula="of:=[.$A$3]*SIN(RADIANS([.B140]))" office:value-type="float" office:value="-60.2045361285367" calcext:value-type="float">
            <text:p>-60,2</text:p>
          </table:table-cell>
          <table:table-cell table:formula="of:=[.$A$3]*SIN(RADIANS([.B140]-120))" office:value-type="float" office:value="244.695628567712" calcext:value-type="float">
            <text:p>244,7</text:p>
          </table:table-cell>
          <table:table-cell table:formula="of:=[.$A$3]*SIN(RADIANS([.B140]+120))" office:value-type="float" office:value="-184.491092439175" calcext:value-type="float">
            <text:p>-184,5</text:p>
          </table:table-cell>
          <table:table-cell table:style-name="ce10"/>
          <table:table-cell table:style-name="ce6" table:formula="of:=(MIN([.C140];[.D140];[.E140])+MAX([.C140];[.D140];[.E140]))/2" office:value-type="float" office:value="30.1022680642684" calcext:value-type="float">
            <text:p>3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0]-[.G140]+[.$A$3])/2" office:value-type="float" office:value="234.796680251722" calcext:value-type="float">
            <text:p>235</text:p>
          </table:table-cell>
          <table:table-cell table:style-name="ce12" table:formula="of:=([.E140]-[.G140]+[.$A$3])/2" office:value-type="float" office:value="20.2033197482783" calcext:value-type="float">
            <text:p>2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0]+1.40625" office:value-type="float" office:value="195.0625" calcext:value-type="float">
            <text:p>195,0625</text:p>
          </table:table-cell>
          <table:table-cell table:formula="of:=[.$A$3]*SIN(RADIANS([.B141]))" office:value-type="float" office:value="-66.2675008958084" calcext:value-type="float">
            <text:p>-66,3</text:p>
          </table:table-cell>
          <table:table-cell table:formula="of:=[.$A$3]*SIN(RADIANS([.B141]-120))" office:value-type="float" office:value="246.382932729497" calcext:value-type="float">
            <text:p>246,4</text:p>
          </table:table-cell>
          <table:table-cell table:formula="of:=[.$A$3]*SIN(RADIANS([.B141]+120))" office:value-type="float" office:value="-180.115431833689" calcext:value-type="float">
            <text:p>-180,1</text:p>
          </table:table-cell>
          <table:table-cell table:style-name="ce10"/>
          <table:table-cell table:style-name="ce6" table:formula="of:=(MIN([.C141];[.D141];[.E141])+MAX([.C141];[.D141];[.E141]))/2" office:value-type="float" office:value="33.1337504479042" calcext:value-type="float">
            <text:p>3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1]-[.G141]+[.$A$3])/2" office:value-type="float" office:value="234.124591140796" calcext:value-type="float">
            <text:p>234</text:p>
          </table:table-cell>
          <table:table-cell table:style-name="ce12" table:formula="of:=([.E141]-[.G141]+[.$A$3])/2" office:value-type="float" office:value="20.8754088592034" calcext:value-type="float">
            <text:p>2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1]+1.40625" office:value-type="float" office:value="196.46875" calcext:value-type="float">
            <text:p>196,46875</text:p>
          </table:table-cell>
          <table:table-cell table:formula="of:=[.$A$3]*SIN(RADIANS([.B142]))" office:value-type="float" office:value="-72.2905485984421" calcext:value-type="float">
            <text:p>-72,3</text:p>
          </table:table-cell>
          <table:table-cell table:formula="of:=[.$A$3]*SIN(RADIANS([.B142]-120))" office:value-type="float" office:value="247.921825025458" calcext:value-type="float">
            <text:p>247,9</text:p>
          </table:table-cell>
          <table:table-cell table:formula="of:=[.$A$3]*SIN(RADIANS([.B142]+120))" office:value-type="float" office:value="-175.631276427015" calcext:value-type="float">
            <text:p>-175,6</text:p>
          </table:table-cell>
          <table:table-cell table:style-name="ce10"/>
          <table:table-cell table:style-name="ce6" table:formula="of:=(MIN([.C142];[.D142];[.E142])+MAX([.C142];[.D142];[.E142]))/2" office:value-type="float" office:value="36.145274299221" calcext:value-type="float">
            <text:p>3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2]-[.G142]+[.$A$3])/2" office:value-type="float" office:value="233.388275363118" calcext:value-type="float">
            <text:p>233</text:p>
          </table:table-cell>
          <table:table-cell table:style-name="ce12" table:formula="of:=([.E142]-[.G142]+[.$A$3])/2" office:value-type="float" office:value="21.611724636882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2]+1.40625" office:value-type="float" office:value="197.875" calcext:value-type="float">
            <text:p>197,875</text:p>
          </table:table-cell>
          <table:table-cell table:formula="of:=[.$A$3]*SIN(RADIANS([.B143]))" office:value-type="float" office:value="-78.2700511777176" calcext:value-type="float">
            <text:p>-78,3</text:p>
          </table:table-cell>
          <table:table-cell table:formula="of:=[.$A$3]*SIN(RADIANS([.B143]-120))" office:value-type="float" office:value="249.311378484417" calcext:value-type="float">
            <text:p>249,3</text:p>
          </table:table-cell>
          <table:table-cell table:formula="of:=[.$A$3]*SIN(RADIANS([.B143]+120))" office:value-type="float" office:value="-171.041327306699" calcext:value-type="float">
            <text:p>-171,0</text:p>
          </table:table-cell>
          <table:table-cell table:style-name="ce10"/>
          <table:table-cell table:style-name="ce6" table:formula="of:=(MIN([.C143];[.D143];[.E143])+MAX([.C143];[.D143];[.E143]))/2" office:value-type="float" office:value="39.1350255888588" calcext:value-type="float">
            <text:p>3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3]-[.G143]+[.$A$3])/2" office:value-type="float" office:value="232.588176447779" calcext:value-type="float">
            <text:p>233</text:p>
          </table:table-cell>
          <table:table-cell table:style-name="ce12" table:formula="of:=([.E143]-[.G143]+[.$A$3])/2" office:value-type="float" office:value="22.4118235522211" calcext:value-type="float">
            <text:p>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3]+1.40625" office:value-type="float" office:value="199.28125" calcext:value-type="float">
            <text:p>199,28125</text:p>
          </table:table-cell>
          <table:table-cell table:formula="of:=[.$A$3]*SIN(RADIANS([.B144]))" office:value-type="float" office:value="-84.2024068048695" calcext:value-type="float">
            <text:p>-84,2</text:p>
          </table:table-cell>
          <table:table-cell table:formula="of:=[.$A$3]*SIN(RADIANS([.B144]-120))" office:value-type="float" office:value="250.55075609133" calcext:value-type="float">
            <text:p>250,6</text:p>
          </table:table-cell>
          <table:table-cell table:formula="of:=[.$A$3]*SIN(RADIANS([.B144]+120))" office:value-type="float" office:value="-166.34834928646" calcext:value-type="float">
            <text:p>-166,3</text:p>
          </table:table-cell>
          <table:table-cell table:style-name="ce10"/>
          <table:table-cell table:style-name="ce6" table:formula="of:=(MIN([.C144];[.D144];[.E144])+MAX([.C144];[.D144];[.E144]))/2" office:value-type="float" office:value="42.1012034024347" calcext:value-type="float">
            <text:p>4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4]-[.G144]+[.$A$3])/2" office:value-type="float" office:value="231.724776344448" calcext:value-type="float">
            <text:p>232</text:p>
          </table:table-cell>
          <table:table-cell table:style-name="ce12" table:formula="of:=([.E144]-[.G144]+[.$A$3])/2" office:value-type="float" office:value="23.2752236555527" calcext:value-type="float">
            <text:p>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4]+1.40625" office:value-type="float" office:value="200.6875" calcext:value-type="float">
            <text:p>200,6875</text:p>
          </table:table-cell>
          <table:table-cell table:formula="of:=[.$A$3]*SIN(RADIANS([.B145]))" office:value-type="float" office:value="-90.0840420506928" calcext:value-type="float">
            <text:p>-90,1</text:p>
          </table:table-cell>
          <table:table-cell table:formula="of:=[.$A$3]*SIN(RADIANS([.B145]-120))" office:value-type="float" office:value="251.63921129147" calcext:value-type="float">
            <text:p>251,6</text:p>
          </table:table-cell>
          <table:table-cell table:formula="of:=[.$A$3]*SIN(RADIANS([.B145]+120))" office:value-type="float" office:value="-161.555169240777" calcext:value-type="float">
            <text:p>-161,6</text:p>
          </table:table-cell>
          <table:table-cell table:style-name="ce10"/>
          <table:table-cell table:style-name="ce6" table:formula="of:=(MIN([.C145];[.D145];[.E145])+MAX([.C145];[.D145];[.E145]))/2" office:value-type="float" office:value="45.0420210253464" calcext:value-type="float">
            <text:p>4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5]-[.G145]+[.$A$3])/2" office:value-type="float" office:value="230.798595133062" calcext:value-type="float">
            <text:p>231</text:p>
          </table:table-cell>
          <table:table-cell table:style-name="ce12" table:formula="of:=([.E145]-[.G145]+[.$A$3])/2" office:value-type="float" office:value="24.2014048669383" calcext:value-type="float">
            <text:p>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5]+1.40625" office:value-type="float" office:value="202.09375" calcext:value-type="float">
            <text:p>202,09375</text:p>
          </table:table-cell>
          <table:table-cell table:formula="of:=[.$A$3]*SIN(RADIANS([.B146]))" office:value-type="float" office:value="-95.9114140380441" calcext:value-type="float">
            <text:p>-95,9</text:p>
          </table:table-cell>
          <table:table-cell table:formula="of:=[.$A$3]*SIN(RADIANS([.B146]-120))" office:value-type="float" office:value="252.576088440124" calcext:value-type="float">
            <text:p>252,6</text:p>
          </table:table-cell>
          <table:table-cell table:formula="of:=[.$A$3]*SIN(RADIANS([.B146]+120))" office:value-type="float" office:value="-156.66467440208" calcext:value-type="float">
            <text:p>-156,7</text:p>
          </table:table-cell>
          <table:table-cell table:style-name="ce10"/>
          <table:table-cell table:style-name="ce6" table:formula="of:=(MIN([.C146];[.D146];[.E146])+MAX([.C146];[.D146];[.E146]))/2" office:value-type="float" office:value="47.955707019022" calcext:value-type="float">
            <text:p>48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6]-[.G146]+[.$A$3])/2" office:value-type="float" office:value="229.810190710551" calcext:value-type="float">
            <text:p>230</text:p>
          </table:table-cell>
          <table:table-cell table:style-name="ce12" table:formula="of:=([.E146]-[.G146]+[.$A$3])/2" office:value-type="float" office:value="25.189809289449" calcext:value-type="float">
            <text:p>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6]+1.40625" office:value-type="float" office:value="203.5" calcext:value-type="float">
            <text:p>203,5</text:p>
          </table:table-cell>
          <table:table-cell table:formula="of:=[.$A$3]*SIN(RADIANS([.B147]))" office:value-type="float" office:value="-101.681012575938" calcext:value-type="float">
            <text:p>-101,7</text:p>
          </table:table-cell>
          <table:table-cell table:formula="of:=[.$A$3]*SIN(RADIANS([.B147]-120))" office:value-type="float" office:value="253.36082319753" calcext:value-type="float">
            <text:p>253,4</text:p>
          </table:table-cell>
          <table:table-cell table:formula="of:=[.$A$3]*SIN(RADIANS([.B147]+120))" office:value-type="float" office:value="-151.679810621592" calcext:value-type="float">
            <text:p>-151,7</text:p>
          </table:table-cell>
          <table:table-cell table:style-name="ce10"/>
          <table:table-cell table:style-name="ce6" table:formula="of:=(MIN([.C147];[.D147];[.E147])+MAX([.C147];[.D147];[.E147]))/2" office:value-type="float" office:value="50.8405062879689" calcext:value-type="float">
            <text:p>5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7]-[.G147]+[.$A$3])/2" office:value-type="float" office:value="228.760158454781" calcext:value-type="float">
            <text:p>229</text:p>
          </table:table-cell>
          <table:table-cell table:style-name="ce12" table:formula="of:=([.E147]-[.G147]+[.$A$3])/2" office:value-type="float" office:value="26.2398415452195" calcext:value-type="float">
            <text:p>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7]+1.40625" office:value-type="float" office:value="204.90625" calcext:value-type="float">
            <text:p>204,90625</text:p>
          </table:table-cell>
          <table:table-cell table:formula="of:=[.$A$3]*SIN(RADIANS([.B148]))" office:value-type="float" office:value="-107.389362273954" calcext:value-type="float">
            <text:p>-107,4</text:p>
          </table:table-cell>
          <table:table-cell table:formula="of:=[.$A$3]*SIN(RADIANS([.B148]-120))" office:value-type="float" office:value="253.992942868813" calcext:value-type="float">
            <text:p>254,0</text:p>
          </table:table-cell>
          <table:table-cell table:formula="of:=[.$A$3]*SIN(RADIANS([.B148]+120))" office:value-type="float" office:value="-146.603580594859" calcext:value-type="float">
            <text:p>-146,6</text:p>
          </table:table-cell>
          <table:table-cell table:style-name="ce10"/>
          <table:table-cell table:style-name="ce6" table:formula="of:=(MIN([.C148];[.D148];[.E148])+MAX([.C148];[.D148];[.E148]))/2" office:value-type="float" office:value="53.6946811369768" calcext:value-type="float">
            <text:p>5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8]-[.G148]+[.$A$3])/2" office:value-type="float" office:value="227.649130865918" calcext:value-type="float">
            <text:p>228</text:p>
          </table:table-cell>
          <table:table-cell table:style-name="ce12" table:formula="of:=([.E148]-[.G148]+[.$A$3])/2" office:value-type="float" office:value="27.3508691340821" calcext:value-type="float">
            <text:p>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8]+1.40625" office:value-type="float" office:value="206.3125" calcext:value-type="float">
            <text:p>206,3125</text:p>
          </table:table-cell>
          <table:table-cell table:formula="of:=[.$A$3]*SIN(RADIANS([.B149]))" office:value-type="float" office:value="-113.033024635682" calcext:value-type="float">
            <text:p>-113,0</text:p>
          </table:table-cell>
          <table:table-cell table:formula="of:=[.$A$3]*SIN(RADIANS([.B149]-120))" office:value-type="float" office:value="254.47206668872" calcext:value-type="float">
            <text:p>254,5</text:p>
          </table:table-cell>
          <table:table-cell table:formula="of:=[.$A$3]*SIN(RADIANS([.B149]+120))" office:value-type="float" office:value="-141.439042053037" calcext:value-type="float">
            <text:p>-141,4</text:p>
          </table:table-cell>
          <table:table-cell table:style-name="ce10"/>
          <table:table-cell table:style-name="ce6" table:formula="of:=(MIN([.C149];[.D149];[.E149])+MAX([.C149];[.D149];[.E149]))/2" office:value-type="float" office:value="56.5165123178412" calcext:value-type="float">
            <text:p>5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49]-[.G149]+[.$A$3])/2" office:value-type="float" office:value="226.477777185439" calcext:value-type="float">
            <text:p>226</text:p>
          </table:table-cell>
          <table:table-cell table:style-name="ce12" table:formula="of:=([.E149]-[.G149]+[.$A$3])/2" office:value-type="float" office:value="28.5222228145609" calcext:value-type="float">
            <text:p>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49]+1.40625" office:value-type="float" office:value="207.71875" calcext:value-type="float">
            <text:p>207,71875</text:p>
          </table:table-cell>
          <table:table-cell table:formula="of:=[.$A$3]*SIN(RADIANS([.B150]))" office:value-type="float" office:value="-118.608600129948" calcext:value-type="float">
            <text:p>-118,6</text:p>
          </table:table-cell>
          <table:table-cell table:formula="of:=[.$A$3]*SIN(RADIANS([.B150]-120))" office:value-type="float" office:value="254.797906050977" calcext:value-type="float">
            <text:p>254,8</text:p>
          </table:table-cell>
          <table:table-cell table:formula="of:=[.$A$3]*SIN(RADIANS([.B150]+120))" office:value-type="float" office:value="-136.189305921029" calcext:value-type="float">
            <text:p>-136,2</text:p>
          </table:table-cell>
          <table:table-cell table:style-name="ce10"/>
          <table:table-cell table:style-name="ce6" table:formula="of:=(MIN([.C150];[.D150];[.E150])+MAX([.C150];[.D150];[.E150]))/2" office:value-type="float" office:value="59.3043000649739" calcext:value-type="float">
            <text:p>59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0]-[.G150]+[.$A$3])/2" office:value-type="float" office:value="225.246802993002" calcext:value-type="float">
            <text:p>225</text:p>
          </table:table-cell>
          <table:table-cell table:style-name="ce12" table:formula="of:=([.E150]-[.G150]+[.$A$3])/2" office:value-type="float" office:value="29.7531970069986" calcext:value-type="float">
            <text:p>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0]+1.40625" office:value-type="float" office:value="209.125" calcext:value-type="float">
            <text:p>209,125</text:p>
          </table:table-cell>
          <table:table-cell table:formula="of:=[.$A$3]*SIN(RADIANS([.B151]))" office:value-type="float" office:value="-124.112730238556" calcext:value-type="float">
            <text:p>-124,1</text:p>
          </table:table-cell>
          <table:table-cell table:formula="of:=[.$A$3]*SIN(RADIANS([.B151]-120))" office:value-type="float" office:value="254.970264682136" calcext:value-type="float">
            <text:p>255,0</text:p>
          </table:table-cell>
          <table:table-cell table:formula="of:=[.$A$3]*SIN(RADIANS([.B151]+120))" office:value-type="float" office:value="-130.85753444358" calcext:value-type="float">
            <text:p>-130,9</text:p>
          </table:table-cell>
          <table:table-cell table:style-name="ce10"/>
          <table:table-cell table:style-name="ce6" table:formula="of:=(MIN([.C151];[.D151];[.E151])+MAX([.C151];[.D151];[.E151]))/2" office:value-type="float" office:value="62.056365119278" calcext:value-type="float">
            <text:p>6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1]-[.G151]+[.$A$3])/2" office:value-type="float" office:value="223.956949781429" calcext:value-type="float">
            <text:p>224</text:p>
          </table:table-cell>
          <table:table-cell table:style-name="ce12" table:formula="of:=([.E151]-[.G151]+[.$A$3])/2" office:value-type="float" office:value="31.043050218571" calcext:value-type="float">
            <text:p>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1]+1.40625" office:value-type="float" office:value="210.53125" calcext:value-type="float">
            <text:p>210,53125</text:p>
          </table:table-cell>
          <table:table-cell table:formula="of:=[.$A$3]*SIN(RADIANS([.B152]))" office:value-type="float" office:value="-129.542099479343" calcext:value-type="float">
            <text:p>-129,5</text:p>
          </table:table-cell>
          <table:table-cell table:formula="of:=[.$A$3]*SIN(RADIANS([.B152]-120))" office:value-type="float" office:value="254.989038759803" calcext:value-type="float">
            <text:p>255,0</text:p>
          </table:table-cell>
          <table:table-cell table:formula="of:=[.$A$3]*SIN(RADIANS([.B152]+120))" office:value-type="float" office:value="-125.446939280461" calcext:value-type="float">
            <text:p>-125,4</text:p>
          </table:table-cell>
          <table:table-cell table:style-name="ce10"/>
          <table:table-cell table:style-name="ce6" table:formula="of:=(MIN([.C152];[.D152];[.E152])+MAX([.C152];[.D152];[.E152]))/2" office:value-type="float" office:value="62.7234696402304" calcext:value-type="float">
            <text:p>6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2]-[.G152]+[.$A$3])/2" office:value-type="float" office:value="223.632784559786" calcext:value-type="float">
            <text:p>224</text:p>
          </table:table-cell>
          <table:table-cell table:style-name="ce12" table:formula="of:=([.E152]-[.G152]+[.$A$3])/2" office:value-type="float" office:value="33.4147955396543" calcext:value-type="float">
            <text:p>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2]+1.40625" office:value-type="float" office:value="211.9375" calcext:value-type="float">
            <text:p>211,9375</text:p>
          </table:table-cell>
          <table:table-cell table:formula="of:=[.$A$3]*SIN(RADIANS([.B153]))" office:value-type="float" office:value="-134.893437403294" calcext:value-type="float">
            <text:p>-134,9</text:p>
          </table:table-cell>
          <table:table-cell table:formula="of:=[.$A$3]*SIN(RADIANS([.B153]-120))" office:value-type="float" office:value="254.854216975176" calcext:value-type="float">
            <text:p>254,9</text:p>
          </table:table-cell>
          <table:table-cell table:formula="of:=[.$A$3]*SIN(RADIANS([.B153]+120))" office:value-type="float" office:value="-119.960779571882" calcext:value-type="float">
            <text:p>-120,0</text:p>
          </table:table-cell>
          <table:table-cell table:style-name="ce10"/>
          <table:table-cell table:style-name="ce6" table:formula="of:=(MIN([.C153];[.D153];[.E153])+MAX([.C153];[.D153];[.E153]))/2" office:value-type="float" office:value="59.980389785941" calcext:value-type="float">
            <text:p>60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3]-[.G153]+[.$A$3])/2" office:value-type="float" office:value="224.936913594617" calcext:value-type="float">
            <text:p>225</text:p>
          </table:table-cell>
          <table:table-cell table:style-name="ce12" table:formula="of:=([.E153]-[.G153]+[.$A$3])/2" office:value-type="float" office:value="37.5294153210885" calcext:value-type="float">
            <text:p>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3]+1.40625" office:value-type="float" office:value="213.34375" calcext:value-type="float">
            <text:p>213,34375</text:p>
          </table:table-cell>
          <table:table-cell table:formula="of:=[.$A$3]*SIN(RADIANS([.B154]))" office:value-type="float" office:value="-140.163520564544" calcext:value-type="float">
            <text:p>-140,2</text:p>
          </table:table-cell>
          <table:table-cell table:formula="of:=[.$A$3]*SIN(RADIANS([.B154]-120))" office:value-type="float" office:value="254.565880539855" calcext:value-type="float">
            <text:p>254,6</text:p>
          </table:table-cell>
          <table:table-cell table:formula="of:=[.$A$3]*SIN(RADIANS([.B154]+120))" office:value-type="float" office:value="-114.402359975312" calcext:value-type="float">
            <text:p>-114,4</text:p>
          </table:table-cell>
          <table:table-cell table:style-name="ce10"/>
          <table:table-cell table:style-name="ce6" table:formula="of:=(MIN([.C154];[.D154];[.E154])+MAX([.C154];[.D154];[.E154]))/2" office:value-type="float" office:value="57.2011799876558" calcext:value-type="float">
            <text:p>5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4]-[.G154]+[.$A$3])/2" office:value-type="float" office:value="226.1823502761" calcext:value-type="float">
            <text:p>226</text:p>
          </table:table-cell>
          <table:table-cell table:style-name="ce12" table:formula="of:=([.E154]-[.G154]+[.$A$3])/2" office:value-type="float" office:value="41.6982300185161" calcext:value-type="float">
            <text:p>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4]+1.40625" office:value-type="float" office:value="214.75" calcext:value-type="float">
            <text:p>214,75</text:p>
          </table:table-cell>
          <table:table-cell table:formula="of:=[.$A$3]*SIN(RADIANS([.B155]))" office:value-type="float" office:value="-145.349174462057" calcext:value-type="float">
            <text:p>-145,3</text:p>
          </table:table-cell>
          <table:table-cell table:formula="of:=[.$A$3]*SIN(RADIANS([.B155]-120))" office:value-type="float" office:value="254.124203136929" calcext:value-type="float">
            <text:p>254,1</text:p>
          </table:table-cell>
          <table:table-cell table:formula="of:=[.$A$3]*SIN(RADIANS([.B155]+120))" office:value-type="float" office:value="-108.775028674872" calcext:value-type="float">
            <text:p>-108,8</text:p>
          </table:table-cell>
          <table:table-cell table:style-name="ce10"/>
          <table:table-cell table:style-name="ce6" table:formula="of:=(MIN([.C155];[.D155];[.E155])+MAX([.C155];[.D155];[.E155]))/2" office:value-type="float" office:value="54.387514337436" calcext:value-type="float">
            <text:p>5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5]-[.G155]+[.$A$3])/2" office:value-type="float" office:value="227.368344399746" calcext:value-type="float">
            <text:p>227</text:p>
          </table:table-cell>
          <table:table-cell table:style-name="ce12" table:formula="of:=([.E155]-[.G155]+[.$A$3])/2" office:value-type="float" office:value="45.918728493846" calcext:value-type="float">
            <text:p>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5]+1.40625" office:value-type="float" office:value="216.15625" calcext:value-type="float">
            <text:p>216,15625</text:p>
          </table:table-cell>
          <table:table-cell table:formula="of:=[.$A$3]*SIN(RADIANS([.B156]))" office:value-type="float" office:value="-150.447275451831" calcext:value-type="float">
            <text:p>-150,4</text:p>
          </table:table-cell>
          <table:table-cell table:formula="of:=[.$A$3]*SIN(RADIANS([.B156]-120))" office:value-type="float" office:value="253.529450816349" calcext:value-type="float">
            <text:p>253,5</text:p>
          </table:table-cell>
          <table:table-cell table:formula="of:=[.$A$3]*SIN(RADIANS([.B156]+120))" office:value-type="float" office:value="-103.082175364519" calcext:value-type="float">
            <text:p>-103,1</text:p>
          </table:table-cell>
          <table:table-cell table:style-name="ce10"/>
          <table:table-cell table:style-name="ce6" table:formula="of:=(MIN([.C156];[.D156];[.E156])+MAX([.C156];[.D156];[.E156]))/2" office:value-type="float" office:value="51.5410876822594" calcext:value-type="float">
            <text:p>51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6]-[.G156]+[.$A$3])/2" office:value-type="float" office:value="228.494181567045" calcext:value-type="float">
            <text:p>228</text:p>
          </table:table-cell>
          <table:table-cell table:style-name="ce12" table:formula="of:=([.E156]-[.G156]+[.$A$3])/2" office:value-type="float" office:value="50.1883684766108" calcext:value-type="float">
            <text:p>5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6]+1.40625" office:value-type="float" office:value="217.5625" calcext:value-type="float">
            <text:p>217,5625</text:p>
          </table:table-cell>
          <table:table-cell table:formula="of:=[.$A$3]*SIN(RADIANS([.B157]))" office:value-type="float" office:value="-155.454752628458" calcext:value-type="float">
            <text:p>-155,5</text:p>
          </table:table-cell>
          <table:table-cell table:formula="of:=[.$A$3]*SIN(RADIANS([.B157]-120))" office:value-type="float" office:value="252.781981834674" calcext:value-type="float">
            <text:p>252,8</text:p>
          </table:table-cell>
          <table:table-cell table:formula="of:=[.$A$3]*SIN(RADIANS([.B157]+120))" office:value-type="float" office:value="-97.3272292062168" calcext:value-type="float">
            <text:p>-97,3</text:p>
          </table:table-cell>
          <table:table-cell table:style-name="ce10"/>
          <table:table-cell table:style-name="ce6" table:formula="of:=(MIN([.C157];[.D157];[.E157])+MAX([.C157];[.D157];[.E157]))/2" office:value-type="float" office:value="48.6636146031083" calcext:value-type="float">
            <text:p>48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7]-[.G157]+[.$A$3])/2" office:value-type="float" office:value="229.559183615783" calcext:value-type="float">
            <text:p>230</text:p>
          </table:table-cell>
          <table:table-cell table:style-name="ce12" table:formula="of:=([.E157]-[.G157]+[.$A$3])/2" office:value-type="float" office:value="54.5045780953375" calcext:value-type="float">
            <text:p>5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7]+1.40625" office:value-type="float" office:value="218.96875" calcext:value-type="float">
            <text:p>218,96875</text:p>
          </table:table-cell>
          <table:table-cell table:formula="of:=[.$A$3]*SIN(RADIANS([.B158]))" office:value-type="float" office:value="-160.368589674929" calcext:value-type="float">
            <text:p>-160,4</text:p>
          </table:table-cell>
          <table:table-cell table:formula="of:=[.$A$3]*SIN(RADIANS([.B158]-120))" office:value-type="float" office:value="251.882246439269" calcext:value-type="float">
            <text:p>251,9</text:p>
          </table:table-cell>
          <table:table-cell table:formula="of:=[.$A$3]*SIN(RADIANS([.B158]+120))" office:value-type="float" office:value="-91.5136567643403" calcext:value-type="float">
            <text:p>-91,5</text:p>
          </table:table-cell>
          <table:table-cell table:style-name="ce10"/>
          <table:table-cell table:style-name="ce6" table:formula="of:=(MIN([.C158];[.D158];[.E158])+MAX([.C158];[.D158];[.E158]))/2" office:value-type="float" office:value="45.7568283821702" calcext:value-type="float">
            <text:p>4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8]-[.G158]+[.$A$3])/2" office:value-type="float" office:value="230.562709028549" calcext:value-type="float">
            <text:p>231</text:p>
          </table:table-cell>
          <table:table-cell table:style-name="ce12" table:formula="of:=([.E158]-[.G158]+[.$A$3])/2" office:value-type="float" office:value="58.8647574267448" calcext:value-type="float">
            <text:p>5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8]+1.40625" office:value-type="float" office:value="220.375" calcext:value-type="float">
            <text:p>220,375</text:p>
          </table:table-cell>
          <table:table-cell table:formula="of:=[.$A$3]*SIN(RADIANS([.B159]))" office:value-type="float" office:value="-165.185826679548" calcext:value-type="float">
            <text:p>-165,2</text:p>
          </table:table-cell>
          <table:table-cell table:formula="of:=[.$A$3]*SIN(RADIANS([.B159]-120))" office:value-type="float" office:value="250.830786597093" calcext:value-type="float">
            <text:p>250,8</text:p>
          </table:table-cell>
          <table:table-cell table:formula="of:=[.$A$3]*SIN(RADIANS([.B159]+120))" office:value-type="float" office:value="-85.6449599175453" calcext:value-type="float">
            <text:p>-85,6</text:p>
          </table:table-cell>
          <table:table-cell table:style-name="ce10"/>
          <table:table-cell table:style-name="ce6" table:formula="of:=(MIN([.C159];[.D159];[.E159])+MAX([.C159];[.D159];[.E159]))/2" office:value-type="float" office:value="42.8224799587727" calcext:value-type="float">
            <text:p>42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59]-[.G159]+[.$A$3])/2" office:value-type="float" office:value="231.50415331916" calcext:value-type="float">
            <text:p>232</text:p>
          </table:table-cell>
          <table:table-cell table:style-name="ce12" table:formula="of:=([.E159]-[.G159]+[.$A$3])/2" office:value-type="float" office:value="63.266280061841" calcext:value-type="float">
            <text:p>6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59]+1.40625" office:value-type="float" office:value="221.78125" calcext:value-type="float">
            <text:p>221,78125</text:p>
          </table:table-cell>
          <table:table-cell table:formula="of:=[.$A$3]*SIN(RADIANS([.B160]))" office:value-type="float" office:value="-169.903561918871" calcext:value-type="float">
            <text:p>-169,9</text:p>
          </table:table-cell>
          <table:table-cell table:formula="of:=[.$A$3]*SIN(RADIANS([.B160]-120))" office:value-type="float" office:value="249.628235668238" calcext:value-type="float">
            <text:p>249,6</text:p>
          </table:table-cell>
          <table:table-cell table:formula="of:=[.$A$3]*SIN(RADIANS([.B160]+120))" office:value-type="float" office:value="-79.7246737493672" calcext:value-type="float">
            <text:p>-79,7</text:p>
          </table:table-cell>
          <table:table-cell table:style-name="ce10"/>
          <table:table-cell table:style-name="ce6" table:formula="of:=(MIN([.C160];[.D160];[.E160])+MAX([.C160];[.D160];[.E160]))/2" office:value-type="float" office:value="39.8623368746836" calcext:value-type="float">
            <text:p>3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0]-[.G160]+[.$A$3])/2" office:value-type="float" office:value="232.382949396777" calcext:value-type="float">
            <text:p>232</text:p>
          </table:table-cell>
          <table:table-cell table:style-name="ce12" table:formula="of:=([.E160]-[.G160]+[.$A$3])/2" office:value-type="float" office:value="67.7064946879746" calcext:value-type="float">
            <text:p>6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5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0]+1.40625" office:value-type="float" office:value="223.1875" calcext:value-type="float">
            <text:p>223,1875</text:p>
          </table:table-cell>
          <table:table-cell table:formula="of:=[.$A$3]*SIN(RADIANS([.B161]))" office:value-type="float" office:value="-174.518953605597" calcext:value-type="float">
            <text:p>-174,5</text:p>
          </table:table-cell>
          <table:table-cell table:formula="of:=[.$A$3]*SIN(RADIANS([.B161]-120))" office:value-type="float" office:value="248.275318024417" calcext:value-type="float">
            <text:p>248,3</text:p>
          </table:table-cell>
          <table:table-cell table:formula="of:=[.$A$3]*SIN(RADIANS([.B161]+120))" office:value-type="float" office:value="-73.75636441882" calcext:value-type="float">
            <text:p>-73,8</text:p>
          </table:table-cell>
          <table:table-cell table:style-name="ce10"/>
          <table:table-cell table:style-name="ce6" table:formula="of:=(MIN([.C161];[.D161];[.E161])+MAX([.C161];[.D161];[.E161]))/2" office:value-type="float" office:value="36.87818220941" calcext:value-type="float">
            <text:p>36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1]-[.G161]+[.$A$3])/2" office:value-type="float" office:value="233.198567907503" calcext:value-type="float">
            <text:p>233</text:p>
          </table:table-cell>
          <table:table-cell table:style-name="ce12" table:formula="of:=([.E161]-[.G161]+[.$A$3])/2" office:value-type="float" office:value="72.182726685885" calcext:value-type="float">
            <text:p>7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1]+1.40625" office:value-type="float" office:value="224.59375" calcext:value-type="float">
            <text:p>224,59375</text:p>
          </table:table-cell>
          <table:table-cell table:formula="of:=[.$A$3]*SIN(RADIANS([.B162]))" office:value-type="float" office:value="-179.029221600356" calcext:value-type="float">
            <text:p>-179,0</text:p>
          </table:table-cell>
          <table:table-cell table:formula="of:=[.$A$3]*SIN(RADIANS([.B162]-120))" office:value-type="float" office:value="246.772848612631" calcext:value-type="float">
            <text:p>246,8</text:p>
          </table:table-cell>
          <table:table-cell table:formula="of:=[.$A$3]*SIN(RADIANS([.B162]+120))" office:value-type="float" office:value="-67.7436270122751" calcext:value-type="float">
            <text:p>-67,7</text:p>
          </table:table-cell>
          <table:table-cell table:style-name="ce10"/>
          <table:table-cell table:style-name="ce6" table:formula="of:=(MIN([.C162];[.D162];[.E162])+MAX([.C162];[.D162];[.E162]))/2" office:value-type="float" office:value="33.8718135061375" calcext:value-type="float">
            <text:p>33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2]-[.G162]+[.$A$3])/2" office:value-type="float" office:value="233.950517553247" calcext:value-type="float">
            <text:p>234</text:p>
          </table:table-cell>
          <table:table-cell table:style-name="ce12" table:formula="of:=([.E162]-[.G162]+[.$A$3])/2" office:value-type="float" office:value="76.6922797407937" calcext:value-type="float">
            <text:p>7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2]+1.40625" office:value-type="float" office:value="226" calcext:value-type="float">
            <text:p>226</text:p>
          </table:table-cell>
          <table:table-cell table:formula="of:=[.$A$3]*SIN(RADIANS([.B163]))" office:value-type="float" office:value="-183.431649086356" calcext:value-type="float">
            <text:p>-183,4</text:p>
          </table:table-cell>
          <table:table-cell table:formula="of:=[.$A$3]*SIN(RADIANS([.B163]-120))" office:value-type="float" office:value="245.121732464271" calcext:value-type="float">
            <text:p>245,1</text:p>
          </table:table-cell>
          <table:table-cell table:formula="of:=[.$A$3]*SIN(RADIANS([.B163]+120))" office:value-type="float" office:value="-61.6900833779153" calcext:value-type="float">
            <text:p>-61,7</text:p>
          </table:table-cell>
          <table:table-cell table:style-name="ce10"/>
          <table:table-cell table:style-name="ce6" table:formula="of:=(MIN([.C163];[.D163];[.E163])+MAX([.C163];[.D163];[.E163]))/2" office:value-type="float" office:value="30.8450416889576" calcext:value-type="float">
            <text:p>30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3]-[.G163]+[.$A$3])/2" office:value-type="float" office:value="234.638345387657" calcext:value-type="float">
            <text:p>235</text:p>
          </table:table-cell>
          <table:table-cell table:style-name="ce12" table:formula="of:=([.E163]-[.G163]+[.$A$3])/2" office:value-type="float" office:value="81.2324374665636" calcext:value-type="float">
            <text:p>8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3]+1.40625" office:value-type="float" office:value="227.40625" calcext:value-type="float">
            <text:p>227,40625</text:p>
          </table:table-cell>
          <table:table-cell table:formula="of:=[.$A$3]*SIN(RADIANS([.B164]))" office:value-type="float" office:value="-187.723584205898" calcext:value-type="float">
            <text:p>-187,7</text:p>
          </table:table-cell>
          <table:table-cell table:formula="of:=[.$A$3]*SIN(RADIANS([.B164]-120))" office:value-type="float" office:value="243.322964149967" calcext:value-type="float">
            <text:p>243,3</text:p>
          </table:table-cell>
          <table:table-cell table:formula="of:=[.$A$3]*SIN(RADIANS([.B164]+120))" office:value-type="float" office:value="-55.5993799440695" calcext:value-type="float">
            <text:p>-55,6</text:p>
          </table:table-cell>
          <table:table-cell table:style-name="ce10"/>
          <table:table-cell table:style-name="ce6" table:formula="of:=(MIN([.C164];[.D164];[.E164])+MAX([.C164];[.D164];[.E164]))/2" office:value-type="float" office:value="27.7996899720347" calcext:value-type="float">
            <text:p>27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4]-[.G164]+[.$A$3])/2" office:value-type="float" office:value="235.261637088966" calcext:value-type="float">
            <text:p>235</text:p>
          </table:table-cell>
          <table:table-cell table:style-name="ce12" table:formula="of:=([.E164]-[.G164]+[.$A$3])/2" office:value-type="float" office:value="85.8004650419479" calcext:value-type="float">
            <text:p>8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4]+1.40625" office:value-type="float" office:value="228.8125" calcext:value-type="float">
            <text:p>228,8125</text:p>
          </table:table-cell>
          <table:table-cell table:formula="of:=[.$A$3]*SIN(RADIANS([.B165]))" office:value-type="float" office:value="-191.902441657751" calcext:value-type="float">
            <text:p>-191,9</text:p>
          </table:table-cell>
          <table:table-cell table:formula="of:=[.$A$3]*SIN(RADIANS([.B165]-120))" office:value-type="float" office:value="241.377627180491" calcext:value-type="float">
            <text:p>241,4</text:p>
          </table:table-cell>
          <table:table-cell table:formula="of:=[.$A$3]*SIN(RADIANS([.B165]+120))" office:value-type="float" office:value="-49.4751855227401" calcext:value-type="float">
            <text:p>-49,5</text:p>
          </table:table-cell>
          <table:table-cell table:style-name="ce10"/>
          <table:table-cell table:style-name="ce6" table:formula="of:=(MIN([.C165];[.D165];[.E165])+MAX([.C165];[.D165];[.E165]))/2" office:value-type="float" office:value="24.73759276137" calcext:value-type="float">
            <text:p>24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5]-[.G165]+[.$A$3])/2" office:value-type="float" office:value="235.82001720956" calcext:value-type="float">
            <text:p>236</text:p>
          </table:table-cell>
          <table:table-cell table:style-name="ce12" table:formula="of:=([.E165]-[.G165]+[.$A$3])/2" office:value-type="float" office:value="90.3936108579449" calcext:value-type="float">
            <text:p>9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5]+1.40625" office:value-type="float" office:value="230.21875" calcext:value-type="float">
            <text:p>230,21875</text:p>
          </table:table-cell>
          <table:table-cell table:formula="of:=[.$A$3]*SIN(RADIANS([.B166]))" office:value-type="float" office:value="-195.965704254444" calcext:value-type="float">
            <text:p>-196,0</text:p>
          </table:table-cell>
          <table:table-cell table:formula="of:=[.$A$3]*SIN(RADIANS([.B166]-120))" office:value-type="float" office:value="239.286893354092" calcext:value-type="float">
            <text:p>239,3</text:p>
          </table:table-cell>
          <table:table-cell table:formula="of:=[.$A$3]*SIN(RADIANS([.B166]+120))" office:value-type="float" office:value="-43.3211890996481" calcext:value-type="float">
            <text:p>-43,3</text:p>
          </table:table-cell>
          <table:table-cell table:style-name="ce10"/>
          <table:table-cell table:style-name="ce6" table:formula="of:=(MIN([.C166];[.D166];[.E166])+MAX([.C166];[.D166];[.E166]))/2" office:value-type="float" office:value="21.660594549824" calcext:value-type="float">
            <text:p>21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6]-[.G166]+[.$A$3])/2" office:value-type="float" office:value="236.313149402134" calcext:value-type="float">
            <text:p>236</text:p>
          </table:table-cell>
          <table:table-cell table:style-name="ce12" table:formula="of:=([.E166]-[.G166]+[.$A$3])/2" office:value-type="float" office:value="95.0091081752639" calcext:value-type="float">
            <text:p>9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6]+1.40625" office:value-type="float" office:value="231.625" calcext:value-type="float">
            <text:p>231,625</text:p>
          </table:table-cell>
          <table:table-cell table:formula="of:=[.$A$3]*SIN(RADIANS([.B167]))" office:value-type="float" office:value="-199.910924438523" calcext:value-type="float">
            <text:p>-199,9</text:p>
          </table:table-cell>
          <table:table-cell table:formula="of:=[.$A$3]*SIN(RADIANS([.B167]-120))" office:value-type="float" office:value="237.052022050649" calcext:value-type="float">
            <text:p>237,1</text:p>
          </table:table-cell>
          <table:table-cell table:formula="of:=[.$A$3]*SIN(RADIANS([.B167]+120))" office:value-type="float" office:value="-37.1410976121261" calcext:value-type="float">
            <text:p>-37,1</text:p>
          </table:table-cell>
          <table:table-cell table:style-name="ce10"/>
          <table:table-cell table:style-name="ce6" table:formula="of:=(MIN([.C167];[.D167];[.E167])+MAX([.C167];[.D167];[.E167]))/2" office:value-type="float" office:value="18.570548806063" calcext:value-type="float">
            <text:p>18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7]-[.G167]+[.$A$3])/2" office:value-type="float" office:value="236.740736622293" calcext:value-type="float">
            <text:p>237</text:p>
          </table:table-cell>
          <table:table-cell table:style-name="ce12" table:formula="of:=([.E167]-[.G167]+[.$A$3])/2" office:value-type="float" office:value="99.6441767909055" calcext:value-type="float">
            <text:p>10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7]+1.40625" office:value-type="float" office:value="233.03125" calcext:value-type="float">
            <text:p>233,03125</text:p>
          </table:table-cell>
          <table:table-cell table:formula="of:=[.$A$3]*SIN(RADIANS([.B168]))" office:value-type="float" office:value="-203.735725756872" calcext:value-type="float">
            <text:p>-203,7</text:p>
          </table:table-cell>
          <table:table-cell table:formula="of:=[.$A$3]*SIN(RADIANS([.B168]-120))" office:value-type="float" office:value="234.67435947307" calcext:value-type="float">
            <text:p>234,7</text:p>
          </table:table-cell>
          <table:table-cell table:formula="of:=[.$A$3]*SIN(RADIANS([.B168]+120))" office:value-type="float" office:value="-30.9386337161974" calcext:value-type="float">
            <text:p>-30,9</text:p>
          </table:table-cell>
          <table:table-cell table:style-name="ce10"/>
          <table:table-cell table:style-name="ce6" table:formula="of:=(MIN([.C168];[.D168];[.E168])+MAX([.C168];[.D168];[.E168]))/2" office:value-type="float" office:value="15.4693168580988" calcext:value-type="float">
            <text:p>15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8]-[.G168]+[.$A$3])/2" office:value-type="float" office:value="237.102521307486" calcext:value-type="float">
            <text:p>237</text:p>
          </table:table-cell>
          <table:table-cell table:style-name="ce12" table:formula="of:=([.E168]-[.G168]+[.$A$3])/2" office:value-type="float" office:value="104.296024712852" calcext:value-type="float">
            <text:p>10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8]+1.40625" office:value-type="float" office:value="234.4375" calcext:value-type="float">
            <text:p>234,4375</text:p>
          </table:table-cell>
          <table:table-cell table:formula="of:=[.$A$3]*SIN(RADIANS([.B169]))" office:value-type="float" office:value="-207.437804292195" calcext:value-type="float">
            <text:p>-207,4</text:p>
          </table:table-cell>
          <table:table-cell table:formula="of:=[.$A$3]*SIN(RADIANS([.B169]-120))" office:value-type="float" office:value="232.155337836383" calcext:value-type="float">
            <text:p>232,2</text:p>
          </table:table-cell>
          <table:table-cell table:formula="of:=[.$A$3]*SIN(RADIANS([.B169]+120))" office:value-type="float" office:value="-24.7175335441884" calcext:value-type="float">
            <text:p>-24,7</text:p>
          </table:table-cell>
          <table:table-cell table:style-name="ce10"/>
          <table:table-cell table:style-name="ce6" table:formula="of:=(MIN([.C169];[.D169];[.E169])+MAX([.C169];[.D169];[.E169]))/2" office:value-type="float" office:value="12.3587667720942" calcext:value-type="float">
            <text:p>12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69]-[.G169]+[.$A$3])/2" office:value-type="float" office:value="237.398285532144" calcext:value-type="float">
            <text:p>237</text:p>
          </table:table-cell>
          <table:table-cell table:style-name="ce12" table:formula="of:=([.E169]-[.G169]+[.$A$3])/2" office:value-type="float" office:value="108.961849841859" calcext:value-type="float">
            <text:p>1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69]+1.40625" office:value-type="float" office:value="235.84375" calcext:value-type="float">
            <text:p>235,84375</text:p>
          </table:table-cell>
          <table:table-cell table:formula="of:=[.$A$3]*SIN(RADIANS([.B170]))" office:value-type="float" office:value="-211.01493005081" calcext:value-type="float">
            <text:p>-211,0</text:p>
          </table:table-cell>
          <table:table-cell table:formula="of:=[.$A$3]*SIN(RADIANS([.B170]-120))" office:value-type="float" office:value="229.496474505031" calcext:value-type="float">
            <text:p>229,5</text:p>
          </table:table-cell>
          <table:table-cell table:formula="of:=[.$A$3]*SIN(RADIANS([.B170]+120))" office:value-type="float" office:value="-18.4815444542204" calcext:value-type="float">
            <text:p>-18,5</text:p>
          </table:table-cell>
          <table:table-cell table:style-name="ce10"/>
          <table:table-cell table:style-name="ce6" table:formula="of:=(MIN([.C170];[.D170];[.E170])+MAX([.C170];[.D170];[.E170]))/2" office:value-type="float" office:value="9.24077222711023" calcext:value-type="float">
            <text:p>9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0]-[.G170]+[.$A$3])/2" office:value-type="float" office:value="237.62785113896" calcext:value-type="float">
            <text:p>238</text:p>
          </table:table-cell>
          <table:table-cell table:style-name="ce12" table:formula="of:=([.E170]-[.G170]+[.$A$3])/2" office:value-type="float" office:value="113.638841659335" calcext:value-type="float">
            <text:p>1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6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0]+1.40625" office:value-type="float" office:value="237.25" calcext:value-type="float">
            <text:p>237,25</text:p>
          </table:table-cell>
          <table:table-cell table:formula="of:=[.$A$3]*SIN(RADIANS([.B171]))" office:value-type="float" office:value="-214.46494830592" calcext:value-type="float">
            <text:p>-214,5</text:p>
          </table:table-cell>
          <table:table-cell table:formula="of:=[.$A$3]*SIN(RADIANS([.B171]-120))" office:value-type="float" office:value="226.699371078863" calcext:value-type="float">
            <text:p>226,7</text:p>
          </table:table-cell>
          <table:table-cell table:formula="of:=[.$A$3]*SIN(RADIANS([.B171]+120))" office:value-type="float" office:value="-12.2344227729427" calcext:value-type="float">
            <text:p>-12,2</text:p>
          </table:table-cell>
          <table:table-cell table:style-name="ce10"/>
          <table:table-cell table:style-name="ce6" table:formula="of:=(MIN([.C171];[.D171];[.E171])+MAX([.C171];[.D171];[.E171]))/2" office:value-type="float" office:value="6.11721138647135" calcext:value-type="float">
            <text:p>6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1]-[.G171]+[.$A$3])/2" office:value-type="float" office:value="237.791079846196" calcext:value-type="float">
            <text:p>238</text:p>
          </table:table-cell>
          <table:table-cell table:style-name="ce12" table:formula="of:=([.E171]-[.G171]+[.$A$3])/2" office:value-type="float" office:value="118.324182920293" calcext:value-type="float">
            <text:p>1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1]+1.40625" office:value-type="float" office:value="238.65625" calcext:value-type="float">
            <text:p>238,65625</text:p>
          </table:table-cell>
          <table:table-cell table:formula="of:=[.$A$3]*SIN(RADIANS([.B172]))" office:value-type="float" office:value="-217.785780895531" calcext:value-type="float">
            <text:p>-217,8</text:p>
          </table:table-cell>
          <table:table-cell table:formula="of:=[.$A$3]*SIN(RADIANS([.B172]-120))" office:value-type="float" office:value="223.765712428392" calcext:value-type="float">
            <text:p>223,8</text:p>
          </table:table-cell>
          <table:table-cell table:formula="of:=[.$A$3]*SIN(RADIANS([.B172]+120))" office:value-type="float" office:value="-5.97993153286107" calcext:value-type="float">
            <text:p>-6,0</text:p>
          </table:table-cell>
          <table:table-cell table:style-name="ce10"/>
          <table:table-cell table:style-name="ce6" table:formula="of:=(MIN([.C172];[.D172];[.E172])+MAX([.C172];[.D172];[.E172]))/2" office:value-type="float" office:value="2.98996576643056" calcext:value-type="float">
            <text:p>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2]-[.G172]+[.$A$3])/2" office:value-type="float" office:value="237.887873330981" calcext:value-type="float">
            <text:p>238</text:p>
          </table:table-cell>
          <table:table-cell table:style-name="ce12" table:formula="of:=([.E172]-[.G172]+[.$A$3])/2" office:value-type="float" office:value="123.015051350354" calcext:value-type="float">
            <text:p>1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2]+1.40625" office:value-type="float" office:value="240.0625" calcext:value-type="float">
            <text:p>240,0625</text:p>
          </table:table-cell>
          <table:table-cell table:formula="of:=[.$A$3]*SIN(RADIANS([.B173]))" office:value-type="float" office:value="-220.975427474266" calcext:value-type="float">
            <text:p>-221,0</text:p>
          </table:table-cell>
          <table:table-cell table:formula="of:=[.$A$3]*SIN(RADIANS([.B173]-120))" office:value-type="float" office:value="220.697265679894" calcext:value-type="float">
            <text:p>220,7</text:p>
          </table:table-cell>
          <table:table-cell table:formula="of:=[.$A$3]*SIN(RADIANS([.B173]+120))" office:value-type="float" office:value="0.278161794371899" calcext:value-type="float">
            <text:p>0,3</text:p>
          </table:table-cell>
          <table:table-cell table:style-name="ce10"/>
          <table:table-cell table:style-name="ce6" table:formula="of:=(MIN([.C173];[.D173];[.E173])+MAX([.C173];[.D173];[.E173]))/2" office:value-type="float" office:value="-0.139080897185934" calcext:value-type="float">
            <text:p>-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3]-[.G173]+[.$A$3])/2" office:value-type="float" office:value="237.91817328854" calcext:value-type="float">
            <text:p>238</text:p>
          </table:table-cell>
          <table:table-cell table:style-name="ce12" table:formula="of:=([.E173]-[.G173]+[.$A$3])/2" office:value-type="float" office:value="127.708621345779" calcext:value-type="float">
            <text:p>1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3]+1.40625" office:value-type="float" office:value="241.46875" calcext:value-type="float">
            <text:p>241,46875</text:p>
          </table:table-cell>
          <table:table-cell table:formula="of:=[.$A$3]*SIN(RADIANS([.B174]))" office:value-type="float" office:value="-224.031966718293" calcext:value-type="float">
            <text:p>-224,0</text:p>
          </table:table-cell>
          <table:table-cell table:formula="of:=[.$A$3]*SIN(RADIANS([.B174]-120))" office:value-type="float" office:value="217.495879150952" calcext:value-type="float">
            <text:p>217,5</text:p>
          </table:table-cell>
          <table:table-cell table:formula="of:=[.$A$3]*SIN(RADIANS([.B174]+120))" office:value-type="float" office:value="6.53608756734108" calcext:value-type="float">
            <text:p>6,5</text:p>
          </table:table-cell>
          <table:table-cell table:style-name="ce10"/>
          <table:table-cell table:style-name="ce6" table:formula="of:=(MIN([.C174];[.D174];[.E174])+MAX([.C174];[.D174];[.E174]))/2" office:value-type="float" office:value="-3.26804378367054" calcext:value-type="float">
            <text:p>-3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4]-[.G174]+[.$A$3])/2" office:value-type="float" office:value="237.881961467311" calcext:value-type="float">
            <text:p>238</text:p>
          </table:table-cell>
          <table:table-cell table:style-name="ce12" table:formula="of:=([.E174]-[.G174]+[.$A$3])/2" office:value-type="float" office:value="132.402065675506" calcext:value-type="float">
            <text:p>1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4]+1.40625" office:value-type="float" office:value="242.875" calcext:value-type="float">
            <text:p>242,875</text:p>
          </table:table-cell>
          <table:table-cell table:formula="of:=[.$A$3]*SIN(RADIANS([.B175]))" office:value-type="float" office:value="-226.953557482664" calcext:value-type="float">
            <text:p>-227,0</text:p>
          </table:table-cell>
          <table:table-cell table:formula="of:=[.$A$3]*SIN(RADIANS([.B175]-120))" office:value-type="float" office:value="214.163481237105" calcext:value-type="float">
            <text:p>214,2</text:p>
          </table:table-cell>
          <table:table-cell table:formula="of:=[.$A$3]*SIN(RADIANS([.B175]+120))" office:value-type="float" office:value="12.7900762455597" calcext:value-type="float">
            <text:p>12,8</text:p>
          </table:table-cell>
          <table:table-cell table:style-name="ce10"/>
          <table:table-cell table:style-name="ce6" table:formula="of:=(MIN([.C175];[.D175];[.E175])+MAX([.C175];[.D175];[.E175]))/2" office:value-type="float" office:value="-6.39503812277987" calcext:value-type="float">
            <text:p>-6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5]-[.G175]+[.$A$3])/2" office:value-type="float" office:value="237.779259679942" calcext:value-type="float">
            <text:p>238</text:p>
          </table:table-cell>
          <table:table-cell table:style-name="ce12" table:formula="of:=([.E175]-[.G175]+[.$A$3])/2" office:value-type="float" office:value="137.09255718417" calcext:value-type="float">
            <text:p>1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5]+1.40625" office:value-type="float" office:value="244.28125" calcext:value-type="float">
            <text:p>244,28125</text:p>
          </table:table-cell>
          <table:table-cell table:formula="of:=[.$A$3]*SIN(RADIANS([.B176]))" office:value-type="float" office:value="-229.738439910348" calcext:value-type="float">
            <text:p>-229,7</text:p>
          </table:table-cell>
          <table:table-cell table:formula="of:=[.$A$3]*SIN(RADIANS([.B176]-120))" office:value-type="float" office:value="210.702079250248" calcext:value-type="float">
            <text:p>210,7</text:p>
          </table:table-cell>
          <table:table-cell table:formula="of:=[.$A$3]*SIN(RADIANS([.B176]+120))" office:value-type="float" office:value="19.0363606600998" calcext:value-type="float">
            <text:p>19,0</text:p>
          </table:table-cell>
          <table:table-cell table:style-name="ce10"/>
          <table:table-cell table:style-name="ce6" table:formula="of:=(MIN([.C176];[.D176];[.E176])+MAX([.C176];[.D176];[.E176]))/2" office:value-type="float" office:value="-9.51818033004999" calcext:value-type="float">
            <text:p>-9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6]-[.G176]+[.$A$3])/2" office:value-type="float" office:value="237.610129790149" calcext:value-type="float">
            <text:p>238</text:p>
          </table:table-cell>
          <table:table-cell table:style-name="ce12" table:formula="of:=([.E176]-[.G176]+[.$A$3])/2" office:value-type="float" office:value="141.777270495075" calcext:value-type="float">
            <text:p>14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6]+1.40625" office:value-type="float" office:value="245.6875" calcext:value-type="float">
            <text:p>245,6875</text:p>
          </table:table-cell>
          <table:table-cell table:formula="of:=[.$A$3]*SIN(RADIANS([.B177]))" office:value-type="float" office:value="-232.384936492304" calcext:value-type="float">
            <text:p>-232,4</text:p>
          </table:table-cell>
          <table:table-cell table:formula="of:=[.$A$3]*SIN(RADIANS([.B177]-120))" office:value-type="float" office:value="207.11375820951" calcext:value-type="float">
            <text:p>207,1</text:p>
          </table:table-cell>
          <table:table-cell table:formula="of:=[.$A$3]*SIN(RADIANS([.B177]+120))" office:value-type="float" office:value="25.2711782827937" calcext:value-type="float">
            <text:p>25,3</text:p>
          </table:table-cell>
          <table:table-cell table:style-name="ce10"/>
          <table:table-cell table:style-name="ce6" table:formula="of:=(MIN([.C177];[.D177];[.E177])+MAX([.C177];[.D177];[.E177]))/2" office:value-type="float" office:value="-12.6355891413969" calcext:value-type="float">
            <text:p>-12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7]-[.G177]+[.$A$3])/2" office:value-type="float" office:value="237.374673675453" calcext:value-type="float">
            <text:p>237</text:p>
          </table:table-cell>
          <table:table-cell table:style-name="ce12" table:formula="of:=([.E177]-[.G177]+[.$A$3])/2" office:value-type="float" office:value="146.453383712095" calcext:value-type="float">
            <text:p>14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7]+1.40625" office:value-type="float" office:value="247.09375" calcext:value-type="float">
            <text:p>247,09375</text:p>
          </table:table-cell>
          <table:table-cell table:formula="of:=[.$A$3]*SIN(RADIANS([.B178]))" office:value-type="float" office:value="-234.891453077948" calcext:value-type="float">
            <text:p>-234,9</text:p>
          </table:table-cell>
          <table:table-cell table:formula="of:=[.$A$3]*SIN(RADIANS([.B178]-120))" office:value-type="float" office:value="203.400679585308" calcext:value-type="float">
            <text:p>203,4</text:p>
          </table:table-cell>
          <table:table-cell table:formula="of:=[.$A$3]*SIN(RADIANS([.B178]+120))" office:value-type="float" office:value="31.4907734926402" calcext:value-type="float">
            <text:p>31,5</text:p>
          </table:table-cell>
          <table:table-cell table:style-name="ce10"/>
          <table:table-cell table:style-name="ce6" table:formula="of:=(MIN([.C178];[.D178];[.E178])+MAX([.C178];[.D178];[.E178]))/2" office:value-type="float" office:value="-15.7453867463201" calcext:value-type="float">
            <text:p>-15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8]-[.G178]+[.$A$3])/2" office:value-type="float" office:value="237.073033165814" calcext:value-type="float">
            <text:p>237</text:p>
          </table:table-cell>
          <table:table-cell table:style-name="ce12" table:formula="of:=([.E178]-[.G178]+[.$A$3])/2" office:value-type="float" office:value="151.11808011948" calcext:value-type="float">
            <text:p>15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8]+1.40625" office:value-type="float" office:value="248.5" calcext:value-type="float">
            <text:p>248,5</text:p>
          </table:table-cell>
          <table:table-cell table:formula="of:=[.$A$3]*SIN(RADIANS([.B179]))" office:value-type="float" office:value="-237.256479835416" calcext:value-type="float">
            <text:p>-237,3</text:p>
          </table:table-cell>
          <table:table-cell table:formula="of:=[.$A$3]*SIN(RADIANS([.B179]-120))" office:value-type="float" office:value="199.565079997366" calcext:value-type="float">
            <text:p>199,6</text:p>
          </table:table-cell>
          <table:table-cell table:formula="of:=[.$A$3]*SIN(RADIANS([.B179]+120))" office:value-type="float" office:value="37.6913998380508" calcext:value-type="float">
            <text:p>37,7</text:p>
          </table:table-cell>
          <table:table-cell table:style-name="ce10"/>
          <table:table-cell table:style-name="ce6" table:formula="of:=(MIN([.C179];[.D179];[.E179])+MAX([.C179];[.D179];[.E179]))/2" office:value-type="float" office:value="-18.8456999190253" calcext:value-type="float">
            <text:p>-1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79]-[.G179]+[.$A$3])/2" office:value-type="float" office:value="236.705389958196" calcext:value-type="float">
            <text:p>237</text:p>
          </table:table-cell>
          <table:table-cell table:style-name="ce12" table:formula="of:=([.E179]-[.G179]+[.$A$3])/2" office:value-type="float" office:value="155.768549878538" calcext:value-type="float">
            <text:p>15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79]+1.40625" office:value-type="float" office:value="249.90625" calcext:value-type="float">
            <text:p>249,90625</text:p>
          </table:table-cell>
          <table:table-cell table:formula="of:=[.$A$3]*SIN(RADIANS([.B180]))" office:value-type="float" office:value="-239.478592161022" calcext:value-type="float">
            <text:p>-239,5</text:p>
          </table:table-cell>
          <table:table-cell table:formula="of:=[.$A$3]*SIN(RADIANS([.B180]-120))" office:value-type="float" office:value="195.609269867452" calcext:value-type="float">
            <text:p>195,6</text:p>
          </table:table-cell>
          <table:table-cell table:formula="of:=[.$A$3]*SIN(RADIANS([.B180]+120))" office:value-type="float" office:value="43.869322293571" calcext:value-type="float">
            <text:p>43,9</text:p>
          </table:table-cell>
          <table:table-cell table:style-name="ce10"/>
          <table:table-cell table:style-name="ce6" table:formula="of:=(MIN([.C180];[.D180];[.E180])+MAX([.C180];[.D180];[.E180]))/2" office:value-type="float" office:value="-21.9346611467854" calcext:value-type="float">
            <text:p>-2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0]-[.G180]+[.$A$3])/2" office:value-type="float" office:value="236.271965507119" calcext:value-type="float">
            <text:p>236</text:p>
          </table:table-cell>
          <table:table-cell table:style-name="ce12" table:formula="of:=([.E180]-[.G180]+[.$A$3])/2" office:value-type="float" office:value="160.401991720178" calcext:value-type="float">
            <text:p>16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7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0]+1.40625" office:value-type="float" office:value="251.3125" calcext:value-type="float">
            <text:p>251,3125</text:p>
          </table:table-cell>
          <table:table-cell table:formula="of:=[.$A$3]*SIN(RADIANS([.B181]))" office:value-type="float" office:value="-241.556451537392" calcext:value-type="float">
            <text:p>-241,6</text:p>
          </table:table-cell>
          <table:table-cell table:formula="of:=[.$A$3]*SIN(RADIANS([.B181]-120))" office:value-type="float" office:value="191.535632027671" calcext:value-type="float">
            <text:p>191,5</text:p>
          </table:table-cell>
          <table:table-cell table:formula="of:=[.$A$3]*SIN(RADIANS([.B181]+120))" office:value-type="float" office:value="50.0208195097211" calcext:value-type="float">
            <text:p>50,0</text:p>
          </table:table-cell>
          <table:table-cell table:style-name="ce10"/>
          <table:table-cell table:style-name="ce6" table:formula="of:=(MIN([.C181];[.D181];[.E181])+MAX([.C181];[.D181];[.E181]))/2" office:value-type="float" office:value="-25.0104097548605" calcext:value-type="float">
            <text:p>-25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1]-[.G181]+[.$A$3])/2" office:value-type="float" office:value="235.773020891266" calcext:value-type="float">
            <text:p>236</text:p>
          </table:table-cell>
          <table:table-cell table:style-name="ce12" table:formula="of:=([.E181]-[.G181]+[.$A$3])/2" office:value-type="float" office:value="165.015614632291" calcext:value-type="float">
            <text:p>16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1]+1.40625" office:value-type="float" office:value="252.71875" calcext:value-type="float">
            <text:p>252,71875</text:p>
          </table:table-cell>
          <table:table-cell table:formula="of:=[.$A$3]*SIN(RADIANS([.B182]))" office:value-type="float" office:value="-243.488806339733" calcext:value-type="float">
            <text:p>-243,5</text:p>
          </table:table-cell>
          <table:table-cell table:formula="of:=[.$A$3]*SIN(RADIANS([.B182]-120))" office:value-type="float" office:value="187.346620285136" calcext:value-type="float">
            <text:p>187,3</text:p>
          </table:table-cell>
          <table:table-cell table:formula="of:=[.$A$3]*SIN(RADIANS([.B182]+120))" office:value-type="float" office:value="56.1421860545975" calcext:value-type="float">
            <text:p>56,1</text:p>
          </table:table-cell>
          <table:table-cell table:style-name="ce10"/>
          <table:table-cell table:style-name="ce6" table:formula="of:=(MIN([.C182];[.D182];[.E182])+MAX([.C182];[.D182];[.E182]))/2" office:value-type="float" office:value="-28.0710930272987" calcext:value-type="float">
            <text:p>-2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2]-[.G182]+[.$A$3])/2" office:value-type="float" office:value="235.208856656217" calcext:value-type="float">
            <text:p>235</text:p>
          </table:table-cell>
          <table:table-cell table:style-name="ce12" table:formula="of:=([.E182]-[.G182]+[.$A$3])/2" office:value-type="float" office:value="169.606639540948" calcext:value-type="float">
            <text:p>17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2]+1.40625" office:value-type="float" office:value="254.125" calcext:value-type="float">
            <text:p>254,125</text:p>
          </table:table-cell>
          <table:table-cell table:formula="of:=[.$A$3]*SIN(RADIANS([.B183]))" office:value-type="float" office:value="-245.274492589768" calcext:value-type="float">
            <text:p>-245,3</text:p>
          </table:table-cell>
          <table:table-cell table:formula="of:=[.$A$3]*SIN(RADIANS([.B183]-120))" office:value-type="float" office:value="183.044757943882" calcext:value-type="float">
            <text:p>183,0</text:p>
          </table:table-cell>
          <table:table-cell table:formula="of:=[.$A$3]*SIN(RADIANS([.B183]+120))" office:value-type="float" office:value="62.2297346458861" calcext:value-type="float">
            <text:p>62,2</text:p>
          </table:table-cell>
          <table:table-cell table:style-name="ce10"/>
          <table:table-cell table:style-name="ce6" table:formula="of:=(MIN([.C183];[.D183];[.E183])+MAX([.C183];[.D183];[.E183]))/2" office:value-type="float" office:value="-31.1148673229431" calcext:value-type="float">
            <text:p>-3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3]-[.G183]+[.$A$3])/2" office:value-type="float" office:value="234.579812633413" calcext:value-type="float">
            <text:p>235</text:p>
          </table:table-cell>
          <table:table-cell table:style-name="ce12" table:formula="of:=([.E183]-[.G183]+[.$A$3])/2" office:value-type="float" office:value="174.172300984415" calcext:value-type="float">
            <text:p>17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3]+1.40625" office:value-type="float" office:value="255.53125" calcext:value-type="float">
            <text:p>255,53125</text:p>
          </table:table-cell>
          <table:table-cell table:formula="of:=[.$A$3]*SIN(RADIANS([.B184]))" office:value-type="float" office:value="-246.912434656871" calcext:value-type="float">
            <text:p>-246,9</text:p>
          </table:table-cell>
          <table:table-cell table:formula="of:=[.$A$3]*SIN(RADIANS([.B184]-120))" office:value-type="float" office:value="178.632636284927" calcext:value-type="float">
            <text:p>178,6</text:p>
          </table:table-cell>
          <table:table-cell table:formula="of:=[.$A$3]*SIN(RADIANS([.B184]+120))" office:value-type="float" office:value="68.2797983719438" calcext:value-type="float">
            <text:p>68,3</text:p>
          </table:table-cell>
          <table:table-cell table:style-name="ce10"/>
          <table:table-cell table:style-name="ce6" table:formula="of:=(MIN([.C184];[.D184];[.E184])+MAX([.C184];[.D184];[.E184]))/2" office:value-type="float" office:value="-34.1398991859719" calcext:value-type="float">
            <text:p>-3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4]-[.G184]+[.$A$3])/2" office:value-type="float" office:value="233.886267735449" calcext:value-type="float">
            <text:p>234</text:p>
          </table:table-cell>
          <table:table-cell table:style-name="ce12" table:formula="of:=([.E184]-[.G184]+[.$A$3])/2" office:value-type="float" office:value="178.709848778958" calcext:value-type="float">
            <text:p>17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4]+1.40625" office:value-type="float" office:value="256.9375" calcext:value-type="float">
            <text:p>256,9375</text:p>
          </table:table-cell>
          <table:table-cell table:formula="of:=[.$A$3]*SIN(RADIANS([.B185]))" office:value-type="float" office:value="-248.401645905987" calcext:value-type="float">
            <text:p>-248,4</text:p>
          </table:table-cell>
          <table:table-cell table:formula="of:=[.$A$3]*SIN(RADIANS([.B185]-120))" office:value-type="float" office:value="174.112913005379" calcext:value-type="float">
            <text:p>174,1</text:p>
          </table:table-cell>
          <table:table-cell table:formula="of:=[.$A$3]*SIN(RADIANS([.B185]+120))" office:value-type="float" office:value="74.2887329006082" calcext:value-type="float">
            <text:p>74,3</text:p>
          </table:table-cell>
          <table:table-cell table:style-name="ce10"/>
          <table:table-cell table:style-name="ce6" table:formula="of:=(MIN([.C185];[.D185];[.E185])+MAX([.C185];[.D185];[.E185]))/2" office:value-type="float" office:value="-37.1443664503041" calcext:value-type="float">
            <text:p>-37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5]-[.G185]+[.$A$3])/2" office:value-type="float" office:value="233.128639727842" calcext:value-type="float">
            <text:p>233</text:p>
          </table:table-cell>
          <table:table-cell table:style-name="ce12" table:formula="of:=([.E185]-[.G185]+[.$A$3])/2" office:value-type="float" office:value="183.216549675456" calcext:value-type="float">
            <text:p>18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5]+1.40625" office:value-type="float" office:value="258.34375" calcext:value-type="float">
            <text:p>258,34375</text:p>
          </table:table-cell>
          <table:table-cell table:formula="of:=[.$A$3]*SIN(RADIANS([.B186]))" office:value-type="float" office:value="-249.741229291945" calcext:value-type="float">
            <text:p>-249,7</text:p>
          </table:table-cell>
          <table:table-cell table:formula="of:=[.$A$3]*SIN(RADIANS([.B186]-120))" office:value-type="float" office:value="169.488310617537" calcext:value-type="float">
            <text:p>169,5</text:p>
          </table:table-cell>
          <table:table-cell table:formula="of:=[.$A$3]*SIN(RADIANS([.B186]+120))" office:value-type="float" office:value="80.2529186744081" calcext:value-type="float">
            <text:p>80,3</text:p>
          </table:table-cell>
          <table:table-cell table:style-name="ce10"/>
          <table:table-cell table:style-name="ce6" table:formula="of:=(MIN([.C186];[.D186];[.E186])+MAX([.C186];[.D186];[.E186]))/2" office:value-type="float" office:value="-40.1264593372041" calcext:value-type="float">
            <text:p>-40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6]-[.G186]+[.$A$3])/2" office:value-type="float" office:value="232.307384977371" calcext:value-type="float">
            <text:p>232</text:p>
          </table:table-cell>
          <table:table-cell table:style-name="ce12" table:formula="of:=([.E186]-[.G186]+[.$A$3])/2" office:value-type="float" office:value="187.689689005806" calcext:value-type="float">
            <text:p>18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6]+1.40625" office:value-type="float" office:value="259.75" calcext:value-type="float">
            <text:p>259,75</text:p>
          </table:table-cell>
          <table:table-cell table:formula="of:=[.$A$3]*SIN(RADIANS([.B187]))" office:value-type="float" office:value="-250.930377899804" calcext:value-type="float">
            <text:p>-250,9</text:p>
          </table:table-cell>
          <table:table-cell table:formula="of:=[.$A$3]*SIN(RADIANS([.B187]-120))" office:value-type="float" office:value="164.761614808956" calcext:value-type="float">
            <text:p>164,8</text:p>
          </table:table-cell>
          <table:table-cell table:formula="of:=[.$A$3]*SIN(RADIANS([.B187]+120))" office:value-type="float" office:value="86.1687630908483" calcext:value-type="float">
            <text:p>86,2</text:p>
          </table:table-cell>
          <table:table-cell table:style-name="ce10"/>
          <table:table-cell table:style-name="ce6" table:formula="of:=(MIN([.C187];[.D187];[.E187])+MAX([.C187];[.D187];[.E187]))/2" office:value-type="float" office:value="-43.0843815454242" calcext:value-type="float">
            <text:p>-43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7]-[.G187]+[.$A$3])/2" office:value-type="float" office:value="231.42299817719" calcext:value-type="float">
            <text:p>231</text:p>
          </table:table-cell>
          <table:table-cell table:style-name="ce12" table:formula="of:=([.E187]-[.G187]+[.$A$3])/2" office:value-type="float" office:value="192.126572318136" calcext:value-type="float">
            <text:p>19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7]+1.40625" office:value-type="float" office:value="261.15625" calcext:value-type="float">
            <text:p>261,15625</text:p>
          </table:table-cell>
          <table:table-cell table:formula="of:=[.$A$3]*SIN(RADIANS([.B188]))" office:value-type="float" office:value="-251.968375430907" calcext:value-type="float">
            <text:p>-252,0</text:p>
          </table:table-cell>
          <table:table-cell table:formula="of:=[.$A$3]*SIN(RADIANS([.B188]-120))" office:value-type="float" office:value="159.935672764447" calcext:value-type="float">
            <text:p>159,9</text:p>
          </table:table-cell>
          <table:table-cell table:formula="of:=[.$A$3]*SIN(RADIANS([.B188]+120))" office:value-type="float" office:value="92.0327026664602" calcext:value-type="float">
            <text:p>92,0</text:p>
          </table:table-cell>
          <table:table-cell table:style-name="ce10"/>
          <table:table-cell table:style-name="ce6" table:formula="of:=(MIN([.C188];[.D188];[.E188])+MAX([.C188];[.D188];[.E188]))/2" office:value-type="float" office:value="-46.0163513332302" calcext:value-type="float">
            <text:p>-4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8]-[.G188]+[.$A$3])/2" office:value-type="float" office:value="230.476012048839" calcext:value-type="float">
            <text:p>230</text:p>
          </table:table-cell>
          <table:table-cell table:style-name="ce12" table:formula="of:=([.E188]-[.G188]+[.$A$3])/2" office:value-type="float" office:value="196.524526999845" calcext:value-type="float">
            <text:p>19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8]+1.40625" office:value-type="float" office:value="262.5625" calcext:value-type="float">
            <text:p>262,5625</text:p>
          </table:table-cell>
          <table:table-cell table:formula="of:=[.$A$3]*SIN(RADIANS([.B189]))" office:value-type="float" office:value="-252.854596634355" calcext:value-type="float">
            <text:p>-252,9</text:p>
          </table:table-cell>
          <table:table-cell table:formula="of:=[.$A$3]*SIN(RADIANS([.B189]-120))" office:value-type="float" office:value="155.013391451045" calcext:value-type="float">
            <text:p>155,0</text:p>
          </table:table-cell>
          <table:table-cell table:formula="of:=[.$A$3]*SIN(RADIANS([.B189]+120))" office:value-type="float" office:value="97.8412051833102" calcext:value-type="float">
            <text:p>97,8</text:p>
          </table:table-cell>
          <table:table-cell table:style-name="ce10"/>
          <table:table-cell table:style-name="ce6" table:formula="of:=(MIN([.C189];[.D189];[.E189])+MAX([.C189];[.D189];[.E189]))/2" office:value-type="float" office:value="-48.9206025916552" calcext:value-type="float">
            <text:p>-4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89]-[.G189]+[.$A$3])/2" office:value-type="float" office:value="229.46699702135" calcext:value-type="float">
            <text:p>229</text:p>
          </table:table-cell>
          <table:table-cell table:style-name="ce12" table:formula="of:=([.E189]-[.G189]+[.$A$3])/2" office:value-type="float" office:value="200.880903887483" calcext:value-type="float">
            <text:p>20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89]+1.40625" office:value-type="float" office:value="263.96875" calcext:value-type="float">
            <text:p>263,96875</text:p>
          </table:table-cell>
          <table:table-cell table:formula="of:=[.$A$3]*SIN(RADIANS([.B190]))" office:value-type="float" office:value="-253.588507683633" calcext:value-type="float">
            <text:p>-253,6</text:p>
          </table:table-cell>
          <table:table-cell table:formula="of:=[.$A$3]*SIN(RADIANS([.B190]-120))" office:value-type="float" office:value="149.997735866957" calcext:value-type="float">
            <text:p>150,0</text:p>
          </table:table-cell>
          <table:table-cell table:formula="of:=[.$A$3]*SIN(RADIANS([.B190]+120))" office:value-type="float" office:value="103.590771816676" calcext:value-type="float">
            <text:p>103,6</text:p>
          </table:table-cell>
          <table:table-cell table:style-name="ce10"/>
          <table:table-cell table:style-name="ce6" table:formula="of:=(MIN([.C190];[.D190];[.E190])+MAX([.C190];[.D190];[.E190]))/2" office:value-type="float" office:value="-51.7953859083382" calcext:value-type="float">
            <text:p>-5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0]-[.G190]+[.$A$3])/2" office:value-type="float" office:value="228.396560887648" calcext:value-type="float">
            <text:p>228</text:p>
          </table:table-cell>
          <table:table-cell table:style-name="ce12" table:formula="of:=([.E190]-[.G190]+[.$A$3])/2" office:value-type="float" office:value="205.193078862507" calcext:value-type="float">
            <text:p>20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8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0]+1.40625" office:value-type="float" office:value="265.375" calcext:value-type="float">
            <text:p>265,375</text:p>
          </table:table-cell>
          <table:table-cell table:formula="of:=[.$A$3]*SIN(RADIANS([.B191]))" office:value-type="float" office:value="-254.169666498167" calcext:value-type="float">
            <text:p>-254,2</text:p>
          </table:table-cell>
          <table:table-cell table:formula="of:=[.$A$3]*SIN(RADIANS([.B191]-120))" office:value-type="float" office:value="144.891727255559" calcext:value-type="float">
            <text:p>144,9</text:p>
          </table:table-cell>
          <table:table-cell table:formula="of:=[.$A$3]*SIN(RADIANS([.B191]+120))" office:value-type="float" office:value="109.277939242608" calcext:value-type="float">
            <text:p>109,3</text:p>
          </table:table-cell>
          <table:table-cell table:style-name="ce10"/>
          <table:table-cell table:style-name="ce6" table:formula="of:=(MIN([.C191];[.D191];[.E191])+MAX([.C191];[.D191];[.E191]))/2" office:value-type="float" office:value="-54.6389696213041" calcext:value-type="float">
            <text:p>-54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1]-[.G191]+[.$A$3])/2" office:value-type="float" office:value="227.265348438432" calcext:value-type="float">
            <text:p>227</text:p>
          </table:table-cell>
          <table:table-cell table:style-name="ce12" table:formula="of:=([.E191]-[.G191]+[.$A$3])/2" office:value-type="float" office:value="209.458454431956" calcext:value-type="float">
            <text:p>20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1]+1.40625" office:value-type="float" office:value="266.78125" calcext:value-type="float">
            <text:p>266,78125</text:p>
          </table:table-cell>
          <table:table-cell table:formula="of:=[.$A$3]*SIN(RADIANS([.B192]))" office:value-type="float" office:value="-254.597723009619" calcext:value-type="float">
            <text:p>-254,6</text:p>
          </table:table-cell>
          <table:table-cell table:formula="of:=[.$A$3]*SIN(RADIANS([.B192]-120))" office:value-type="float" office:value="139.698441285513" calcext:value-type="float">
            <text:p>139,7</text:p>
          </table:table-cell>
          <table:table-cell table:formula="of:=[.$A$3]*SIN(RADIANS([.B192]+120))" office:value-type="float" office:value="114.899281724106" calcext:value-type="float">
            <text:p>114,9</text:p>
          </table:table-cell>
          <table:table-cell table:style-name="ce10"/>
          <table:table-cell table:style-name="ce6" table:formula="of:=(MIN([.C192];[.D192];[.E192])+MAX([.C192];[.D192];[.E192]))/2" office:value-type="float" office:value="-57.449640862053" calcext:value-type="float">
            <text:p>-5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2]-[.G192]+[.$A$3])/2" office:value-type="float" office:value="226.074041073783" calcext:value-type="float">
            <text:p>226</text:p>
          </table:table-cell>
          <table:table-cell table:style-name="ce12" table:formula="of:=([.E192]-[.G192]+[.$A$3])/2" office:value-type="float" office:value="213.67446129308" calcext:value-type="float">
            <text:p>21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2]+1.40625" office:value-type="float" office:value="268.1875" calcext:value-type="float">
            <text:p>268,1875</text:p>
          </table:table-cell>
          <table:table-cell table:formula="of:=[.$A$3]*SIN(RADIANS([.B193]))" office:value-type="float" office:value="-254.872419372752" calcext:value-type="float">
            <text:p>-254,9</text:p>
          </table:table-cell>
          <table:table-cell table:formula="of:=[.$A$3]*SIN(RADIANS([.B193]-120))" office:value-type="float" office:value="134.421006198098" calcext:value-type="float">
            <text:p>134,4</text:p>
          </table:table-cell>
          <table:table-cell table:formula="of:=[.$A$3]*SIN(RADIANS([.B193]+120))" office:value-type="float" office:value="120.451413174654" calcext:value-type="float">
            <text:p>120,5</text:p>
          </table:table-cell>
          <table:table-cell table:style-name="ce10"/>
          <table:table-cell table:style-name="ce6" table:formula="of:=(MIN([.C193];[.D193];[.E193])+MAX([.C193];[.D193];[.E193]))/2" office:value-type="float" office:value="-60.2257065873269" calcext:value-type="float">
            <text:p>-60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3]-[.G193]+[.$A$3])/2" office:value-type="float" office:value="224.823356392712" calcext:value-type="float">
            <text:p>225</text:p>
          </table:table-cell>
          <table:table-cell table:style-name="ce12" table:formula="of:=([.E193]-[.G193]+[.$A$3])/2" office:value-type="float" office:value="217.83855988099" calcext:value-type="float">
            <text:p>21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3]+1.40625" office:value-type="float" office:value="269.59375" calcext:value-type="float">
            <text:p>269,59375</text:p>
          </table:table-cell>
          <table:table-cell table:formula="of:=[.$A$3]*SIN(RADIANS([.B194]))" office:value-type="float" office:value="-254.993590120748" calcext:value-type="float">
            <text:p>-255,0</text:p>
          </table:table-cell>
          <table:table-cell table:formula="of:=[.$A$3]*SIN(RADIANS([.B194]-120))" office:value-type="float" office:value="129.062600922874" calcext:value-type="float">
            <text:p>129,1</text:p>
          </table:table-cell>
          <table:table-cell table:formula="of:=[.$A$3]*SIN(RADIANS([.B194]+120))" office:value-type="float" office:value="125.930989197874" calcext:value-type="float">
            <text:p>125,9</text:p>
          </table:table-cell>
          <table:table-cell table:style-name="ce10"/>
          <table:table-cell table:style-name="ce6" table:formula="of:=(MIN([.C194];[.D194];[.E194])+MAX([.C194];[.D194];[.E194]))/2" office:value-type="float" office:value="-62.9654945989368" calcext:value-type="float">
            <text:p>-6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4]-[.G194]+[.$A$3])/2" office:value-type="float" office:value="223.514047760905" calcext:value-type="float">
            <text:p>224</text:p>
          </table:table-cell>
          <table:table-cell table:style-name="ce12" table:formula="of:=([.E194]-[.G194]+[.$A$3])/2" office:value-type="float" office:value="221.948241898405" calcext:value-type="float">
            <text:p>22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4]+1.40625" office:value-type="float" office:value="271" calcext:value-type="float">
            <text:p>271</text:p>
          </table:table-cell>
          <table:table-cell table:formula="of:=[.$A$3]*SIN(RADIANS([.B195]))" office:value-type="float" office:value="-254.96116226488" calcext:value-type="float">
            <text:p>-255,0</text:p>
          </table:table-cell>
          <table:table-cell table:formula="of:=[.$A$3]*SIN(RADIANS([.B195]-120))" office:value-type="float" office:value="123.626453162816" calcext:value-type="float">
            <text:p>123,6</text:p>
          </table:table-cell>
          <table:table-cell table:formula="of:=[.$A$3]*SIN(RADIANS([.B195]+120))" office:value-type="float" office:value="131.334709102064" calcext:value-type="float">
            <text:p>131,3</text:p>
          </table:table-cell>
          <table:table-cell table:style-name="ce10"/>
          <table:table-cell table:style-name="ce6" table:formula="of:=(MIN([.C195];[.D195];[.E195])+MAX([.C195];[.D195];[.E195]))/2" office:value-type="float" office:value="-61.813226581408" calcext:value-type="float">
            <text:p>-6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5]-[.G195]+[.$A$3])/2" office:value-type="float" office:value="220.219839872112" calcext:value-type="float">
            <text:p>220</text:p>
          </table:table-cell>
          <table:table-cell table:style-name="ce12" table:formula="of:=([.E195]-[.G195]+[.$A$3])/2" office:value-type="float" office:value="224.073967841736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5]+1.40625" office:value-type="float" office:value="272.40625" calcext:value-type="float">
            <text:p>272,40625</text:p>
          </table:table-cell>
          <table:table-cell table:formula="of:=[.$A$3]*SIN(RADIANS([.B196]))" office:value-type="float" office:value="-254.775155338475" calcext:value-type="float">
            <text:p>-254,8</text:p>
          </table:table-cell>
          <table:table-cell table:formula="of:=[.$A$3]*SIN(RADIANS([.B196]-120))" office:value-type="float" office:value="118.115837450063" calcext:value-type="float">
            <text:p>118,1</text:p>
          </table:table-cell>
          <table:table-cell table:formula="of:=[.$A$3]*SIN(RADIANS([.B196]+120))" office:value-type="float" office:value="136.659317888412" calcext:value-type="float">
            <text:p>136,7</text:p>
          </table:table-cell>
          <table:table-cell table:style-name="ce10"/>
          <table:table-cell table:style-name="ce6" table:formula="of:=(MIN([.C196];[.D196];[.E196])+MAX([.C196];[.D196];[.E196]))/2" office:value-type="float" office:value="-59.0579187250317" calcext:value-type="float">
            <text:p>-5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6]-[.G196]+[.$A$3])/2" office:value-type="float" office:value="216.086878087547" calcext:value-type="float">
            <text:p>216</text:p>
          </table:table-cell>
          <table:table-cell table:style-name="ce12" table:formula="of:=([.E196]-[.G196]+[.$A$3])/2" office:value-type="float" office:value="225.358618306722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6]+1.40625" office:value-type="float" office:value="273.8125" calcext:value-type="float">
            <text:p>273,8125</text:p>
          </table:table-cell>
          <table:table-cell table:formula="of:=[.$A$3]*SIN(RADIANS([.B197]))" office:value-type="float" office:value="-254.435681385152" calcext:value-type="float">
            <text:p>-254,4</text:p>
          </table:table-cell>
          <table:table-cell table:formula="of:=[.$A$3]*SIN(RADIANS([.B197]-120))" office:value-type="float" office:value="112.534073173466" calcext:value-type="float">
            <text:p>112,5</text:p>
          </table:table-cell>
          <table:table-cell table:formula="of:=[.$A$3]*SIN(RADIANS([.B197]+120))" office:value-type="float" office:value="141.901608211685" calcext:value-type="float">
            <text:p>141,9</text:p>
          </table:table-cell>
          <table:table-cell table:style-name="ce10"/>
          <table:table-cell table:style-name="ce6" table:formula="of:=(MIN([.C197];[.D197];[.E197])+MAX([.C197];[.D197];[.E197]))/2" office:value-type="float" office:value="-56.2670365867333" calcext:value-type="float">
            <text:p>-56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7]-[.G197]+[.$A$3])/2" office:value-type="float" office:value="211.9005548801" calcext:value-type="float">
            <text:p>212</text:p>
          </table:table-cell>
          <table:table-cell table:style-name="ce12" table:formula="of:=([.E197]-[.G197]+[.$A$3])/2" office:value-type="float" office:value="226.584322399209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7]+1.40625" office:value-type="float" office:value="275.21875" calcext:value-type="float">
            <text:p>275,21875</text:p>
          </table:table-cell>
          <table:table-cell table:formula="of:=[.$A$3]*SIN(RADIANS([.B198]))" office:value-type="float" office:value="-253.942944891324" calcext:value-type="float">
            <text:p>-253,9</text:p>
          </table:table-cell>
          <table:table-cell table:formula="of:=[.$A$3]*SIN(RADIANS([.B198]-120))" office:value-type="float" office:value="106.88452257911" calcext:value-type="float">
            <text:p>106,9</text:p>
          </table:table-cell>
          <table:table-cell table:formula="of:=[.$A$3]*SIN(RADIANS([.B198]+120))" office:value-type="float" office:value="147.058422312214" calcext:value-type="float">
            <text:p>147,1</text:p>
          </table:table-cell>
          <table:table-cell table:style-name="ce10"/>
          <table:table-cell table:style-name="ce6" table:formula="of:=(MIN([.C198];[.D198];[.E198])+MAX([.C198];[.D198];[.E198]))/2" office:value-type="float" office:value="-53.442261289555" calcext:value-type="float">
            <text:p>-5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8]-[.G198]+[.$A$3])/2" office:value-type="float" office:value="207.663391934332" calcext:value-type="float">
            <text:p>208</text:p>
          </table:table-cell>
          <table:table-cell table:style-name="ce12" table:formula="of:=([.E198]-[.G198]+[.$A$3])/2" office:value-type="float" office:value="227.7503418008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8]+1.40625" office:value-type="float" office:value="276.625" calcext:value-type="float">
            <text:p>276,625</text:p>
          </table:table-cell>
          <table:table-cell table:formula="of:=[.$A$3]*SIN(RADIANS([.B199]))" office:value-type="float" office:value="-253.297242663033" calcext:value-type="float">
            <text:p>-253,3</text:p>
          </table:table-cell>
          <table:table-cell table:formula="of:=[.$A$3]*SIN(RADIANS([.B199]-120))" office:value-type="float" office:value="101.170588745021" calcext:value-type="float">
            <text:p>101,2</text:p>
          </table:table-cell>
          <table:table-cell table:formula="of:=[.$A$3]*SIN(RADIANS([.B199]+120))" office:value-type="float" office:value="152.126653918011" calcext:value-type="float">
            <text:p>152,1</text:p>
          </table:table-cell>
          <table:table-cell table:style-name="ce10"/>
          <table:table-cell table:style-name="ce6" table:formula="of:=(MIN([.C199];[.D199];[.E199])+MAX([.C199];[.D199];[.E199]))/2" office:value-type="float" office:value="-50.5852943725107" calcext:value-type="float">
            <text:p>-5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199]-[.G199]+[.$A$3])/2" office:value-type="float" office:value="203.377941558766" calcext:value-type="float">
            <text:p>203</text:p>
          </table:table-cell>
          <table:table-cell table:style-name="ce12" table:formula="of:=([.E199]-[.G199]+[.$A$3])/2" office:value-type="float" office:value="228.855974145261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199]+1.40625" office:value-type="float" office:value="278.03125" calcext:value-type="float">
            <text:p>278,03125</text:p>
          </table:table-cell>
          <table:table-cell table:formula="of:=[.$A$3]*SIN(RADIANS([.B200]))" office:value-type="float" office:value="-252.498963647155" calcext:value-type="float">
            <text:p>-252,5</text:p>
          </table:table-cell>
          <table:table-cell table:formula="of:=[.$A$3]*SIN(RADIANS([.B200]-120))" office:value-type="float" office:value="95.3957135312849" calcext:value-type="float">
            <text:p>95,4</text:p>
          </table:table-cell>
          <table:table-cell table:formula="of:=[.$A$3]*SIN(RADIANS([.B200]+120))" office:value-type="float" office:value="157.10325011587" calcext:value-type="float">
            <text:p>157,1</text:p>
          </table:table-cell>
          <table:table-cell table:style-name="ce10"/>
          <table:table-cell table:style-name="ce6" table:formula="of:=(MIN([.C200];[.D200];[.E200])+MAX([.C200];[.D200];[.E200]))/2" office:value-type="float" office:value="-47.6978567656424" calcext:value-type="float">
            <text:p>-47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0]-[.G200]+[.$A$3])/2" office:value-type="float" office:value="199.046785148464" calcext:value-type="float">
            <text:p>199</text:p>
          </table:table-cell>
          <table:table-cell table:style-name="ce12" table:formula="of:=([.E200]-[.G200]+[.$A$3])/2" office:value-type="float" office:value="229.90055344075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19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0]+1.40625" office:value-type="float" office:value="279.4375" calcext:value-type="float">
            <text:p>279,4375</text:p>
          </table:table-cell>
          <table:table-cell table:formula="of:=[.$A$3]*SIN(RADIANS([.B201]))" office:value-type="float" office:value="-251.548588697121" calcext:value-type="float">
            <text:p>-251,5</text:p>
          </table:table-cell>
          <table:table-cell table:formula="of:=[.$A$3]*SIN(RADIANS([.B201]-120))" office:value-type="float" office:value="89.5633755067926" calcext:value-type="float">
            <text:p>89,6</text:p>
          </table:table-cell>
          <table:table-cell table:formula="of:=[.$A$3]*SIN(RADIANS([.B201]+120))" office:value-type="float" office:value="161.985213190328" calcext:value-type="float">
            <text:p>162,0</text:p>
          </table:table-cell>
          <table:table-cell table:style-name="ce10"/>
          <table:table-cell table:style-name="ce6" table:formula="of:=(MIN([.C201];[.D201];[.E201])+MAX([.C201];[.D201];[.E201]))/2" office:value-type="float" office:value="-44.7816877533963" calcext:value-type="float">
            <text:p>-44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1]-[.G201]+[.$A$3])/2" office:value-type="float" office:value="194.672531630094" calcext:value-type="float">
            <text:p>195</text:p>
          </table:table-cell>
          <table:table-cell table:style-name="ce12" table:formula="of:=([.E201]-[.G201]+[.$A$3])/2" office:value-type="float" office:value="230.883450471862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1]+1.40625" office:value-type="float" office:value="280.84375" calcext:value-type="float">
            <text:p>280,84375</text:p>
          </table:table-cell>
          <table:table-cell table:formula="of:=[.$A$3]*SIN(RADIANS([.B202]))" office:value-type="float" office:value="-250.446690283263" calcext:value-type="float">
            <text:p>-250,4</text:p>
          </table:table-cell>
          <table:table-cell table:formula="of:=[.$A$3]*SIN(RADIANS([.B202]-120))" office:value-type="float" office:value="83.6770878538853" calcext:value-type="float">
            <text:p>83,7</text:p>
          </table:table-cell>
          <table:table-cell table:formula="of:=[.$A$3]*SIN(RADIANS([.B202]+120))" office:value-type="float" office:value="166.769602429377" calcext:value-type="float">
            <text:p>166,8</text:p>
          </table:table-cell>
          <table:table-cell table:style-name="ce10"/>
          <table:table-cell table:style-name="ce6" table:formula="of:=(MIN([.C202];[.D202];[.E202])+MAX([.C202];[.D202];[.E202]))/2" office:value-type="float" office:value="-41.8385439269427" calcext:value-type="float">
            <text:p>-41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2]-[.G202]+[.$A$3])/2" office:value-type="float" office:value="190.257815890414" calcext:value-type="float">
            <text:p>190</text:p>
          </table:table-cell>
          <table:table-cell table:style-name="ce12" table:formula="of:=([.E202]-[.G202]+[.$A$3])/2" office:value-type="float" office:value="231.80407317816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2]+1.40625" office:value-type="float" office:value="282.25" calcext:value-type="float">
            <text:p>282,25</text:p>
          </table:table-cell>
          <table:table-cell table:formula="of:=[.$A$3]*SIN(RADIANS([.B203]))" office:value-type="float" office:value="-249.193932147983" calcext:value-type="float">
            <text:p>-249,2</text:p>
          </table:table-cell>
          <table:table-cell table:formula="of:=[.$A$3]*SIN(RADIANS([.B203]-120))" office:value-type="float" office:value="77.7403962521427" calcext:value-type="float">
            <text:p>77,7</text:p>
          </table:table-cell>
          <table:table-cell table:formula="of:=[.$A$3]*SIN(RADIANS([.B203]+120))" office:value-type="float" office:value="171.45353589584" calcext:value-type="float">
            <text:p>171,5</text:p>
          </table:table-cell>
          <table:table-cell table:style-name="ce10"/>
          <table:table-cell table:style-name="ce6" table:formula="of:=(MIN([.C203];[.D203];[.E203])+MAX([.C203];[.D203];[.E203]))/2" office:value-type="float" office:value="-38.8701981260714" calcext:value-type="float">
            <text:p>-38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3]-[.G203]+[.$A$3])/2" office:value-type="float" office:value="185.805297189107" calcext:value-type="float">
            <text:p>186</text:p>
          </table:table-cell>
          <table:table-cell table:style-name="ce12" table:formula="of:=([.E203]-[.G203]+[.$A$3])/2" office:value-type="float" office:value="232.661867010956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3]+1.40625" office:value-type="float" office:value="283.65625" calcext:value-type="float">
            <text:p>283,65625</text:p>
          </table:table-cell>
          <table:table-cell table:formula="of:=[.$A$3]*SIN(RADIANS([.B204]))" office:value-type="float" office:value="-247.791068905939" calcext:value-type="float">
            <text:p>-247,8</text:p>
          </table:table-cell>
          <table:table-cell table:formula="of:=[.$A$3]*SIN(RADIANS([.B204]-120))" office:value-type="float" office:value="71.7568767425985" calcext:value-type="float">
            <text:p>71,8</text:p>
          </table:table-cell>
          <table:table-cell table:formula="of:=[.$A$3]*SIN(RADIANS([.B204]+120))" office:value-type="float" office:value="176.03419216334" calcext:value-type="float">
            <text:p>176,0</text:p>
          </table:table-cell>
          <table:table-cell table:style-name="ce10"/>
          <table:table-cell table:style-name="ce6" table:formula="of:=(MIN([.C204];[.D204];[.E204])+MAX([.C204];[.D204];[.E204]))/2" office:value-type="float" office:value="-35.8784383712993" calcext:value-type="float">
            <text:p>-35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4]-[.G204]+[.$A$3])/2" office:value-type="float" office:value="181.317657556949" calcext:value-type="float">
            <text:p>181</text:p>
          </table:table-cell>
          <table:table-cell table:style-name="ce12" table:formula="of:=([.E204]-[.G204]+[.$A$3])/2" office:value-type="float" office:value="233.45631526732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4]+1.40625" office:value-type="float" office:value="285.0625" calcext:value-type="float">
            <text:p>285,0625</text:p>
          </table:table-cell>
          <table:table-cell table:formula="of:=[.$A$3]*SIN(RADIANS([.B205]))" office:value-type="float" office:value="-246.23894558949" calcext:value-type="float">
            <text:p>-246,2</text:p>
          </table:table-cell>
          <table:table-cell table:formula="of:=[.$A$3]*SIN(RADIANS([.B205]-120))" office:value-type="float" office:value="65.730133573667" calcext:value-type="float">
            <text:p>65,7</text:p>
          </table:table-cell>
          <table:table-cell table:formula="of:=[.$A$3]*SIN(RADIANS([.B205]+120))" office:value-type="float" office:value="180.508812015823" calcext:value-type="float">
            <text:p>180,5</text:p>
          </table:table-cell>
          <table:table-cell table:style-name="ce10"/>
          <table:table-cell table:style-name="ce6" table:formula="of:=(MIN([.C205];[.D205];[.E205])+MAX([.C205];[.D205];[.E205]))/2" office:value-type="float" office:value="-32.8650667868335" calcext:value-type="float">
            <text:p>-32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5]-[.G205]+[.$A$3])/2" office:value-type="float" office:value="176.79760018025" calcext:value-type="float">
            <text:p>177</text:p>
          </table:table-cell>
          <table:table-cell table:style-name="ce12" table:formula="of:=([.E205]-[.G205]+[.$A$3])/2" office:value-type="float" office:value="234.18693940132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5]+1.40625" office:value-type="float" office:value="286.46875" calcext:value-type="float">
            <text:p>286,46875</text:p>
          </table:table-cell>
          <table:table-cell table:formula="of:=[.$A$3]*SIN(RADIANS([.B206]))" office:value-type="float" office:value="-244.538497139686" calcext:value-type="float">
            <text:p>-244,5</text:p>
          </table:table-cell>
          <table:table-cell table:formula="of:=[.$A$3]*SIN(RADIANS([.B206]-120))" office:value-type="float" office:value="59.6637970300788" calcext:value-type="float">
            <text:p>59,7</text:p>
          </table:table-cell>
          <table:table-cell table:formula="of:=[.$A$3]*SIN(RADIANS([.B206]+120))" office:value-type="float" office:value="184.874700109607" calcext:value-type="float">
            <text:p>184,9</text:p>
          </table:table-cell>
          <table:table-cell table:style-name="ce10"/>
          <table:table-cell table:style-name="ce6" table:formula="of:=(MIN([.C206];[.D206];[.E206])+MAX([.C206];[.D206];[.E206]))/2" office:value-type="float" office:value="-29.8318985150394" calcext:value-type="float">
            <text:p>-29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6]-[.G206]+[.$A$3])/2" office:value-type="float" office:value="172.247847772559" calcext:value-type="float">
            <text:p>172</text:p>
          </table:table-cell>
          <table:table-cell table:style-name="ce12" table:formula="of:=([.E206]-[.G206]+[.$A$3])/2" office:value-type="float" office:value="234.85329931232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6]+1.40625" office:value-type="float" office:value="287.875" calcext:value-type="float">
            <text:p>287,875</text:p>
          </table:table-cell>
          <table:table-cell table:formula="of:=[.$A$3]*SIN(RADIANS([.B207]))" office:value-type="float" office:value="-242.690747843088" calcext:value-type="float">
            <text:p>-242,7</text:p>
          </table:table-cell>
          <table:table-cell table:formula="of:=[.$A$3]*SIN(RADIANS([.B207]-120))" office:value-type="float" office:value="53.5615212461325" calcext:value-type="float">
            <text:p>53,6</text:p>
          </table:table-cell>
          <table:table-cell table:formula="of:=[.$A$3]*SIN(RADIANS([.B207]+120))" office:value-type="float" office:value="189.129226596956" calcext:value-type="float">
            <text:p>189,1</text:p>
          </table:table-cell>
          <table:table-cell table:style-name="ce10"/>
          <table:table-cell table:style-name="ce6" table:formula="of:=(MIN([.C207];[.D207];[.E207])+MAX([.C207];[.D207];[.E207]))/2" office:value-type="float" office:value="-26.7807606230663" calcext:value-type="float">
            <text:p>-2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7]-[.G207]+[.$A$3])/2" office:value-type="float" office:value="167.671140934599" calcext:value-type="float">
            <text:p>168</text:p>
          </table:table-cell>
          <table:table-cell table:style-name="ce12" table:formula="of:=([.E207]-[.G207]+[.$A$3])/2" office:value-type="float" office:value="235.454993610011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7]+1.40625" office:value-type="float" office:value="289.28125" calcext:value-type="float">
            <text:p>289,28125</text:p>
          </table:table-cell>
          <table:table-cell table:formula="of:=[.$A$3]*SIN(RADIANS([.B208]))" office:value-type="float" office:value="-240.696810714781" calcext:value-type="float">
            <text:p>-240,7</text:p>
          </table:table-cell>
          <table:table-cell table:formula="of:=[.$A$3]*SIN(RADIANS([.B208]-120))" office:value-type="float" office:value="47.426982004582" calcext:value-type="float">
            <text:p>47,4</text:p>
          </table:table-cell>
          <table:table-cell table:formula="of:=[.$A$3]*SIN(RADIANS([.B208]+120))" office:value-type="float" office:value="193.269828710199" calcext:value-type="float">
            <text:p>193,3</text:p>
          </table:table-cell>
          <table:table-cell table:style-name="ce10"/>
          <table:table-cell table:style-name="ce6" table:formula="of:=(MIN([.C208];[.D208];[.E208])+MAX([.C208];[.D208];[.E208]))/2" office:value-type="float" office:value="-23.713491002291" calcext:value-type="float">
            <text:p>-2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8]-[.G208]+[.$A$3])/2" office:value-type="float" office:value="163.070236503436" calcext:value-type="float">
            <text:p>163</text:p>
          </table:table-cell>
          <table:table-cell table:style-name="ce12" table:formula="of:=([.E208]-[.G208]+[.$A$3])/2" office:value-type="float" office:value="235.991659856245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8]+1.40625" office:value-type="float" office:value="290.6875" calcext:value-type="float">
            <text:p>290,6875</text:p>
          </table:table-cell>
          <table:table-cell table:formula="of:=[.$A$3]*SIN(RADIANS([.B209]))" office:value-type="float" office:value="-238.557886827933" calcext:value-type="float">
            <text:p>-238,6</text:p>
          </table:table-cell>
          <table:table-cell table:formula="of:=[.$A$3]*SIN(RADIANS([.B209]-120))" office:value-type="float" office:value="41.263874522481" calcext:value-type="float">
            <text:p>41,3</text:p>
          </table:table-cell>
          <table:table-cell table:formula="of:=[.$A$3]*SIN(RADIANS([.B209]+120))" office:value-type="float" office:value="197.294012305452" calcext:value-type="float">
            <text:p>197,3</text:p>
          </table:table-cell>
          <table:table-cell table:style-name="ce10"/>
          <table:table-cell table:style-name="ce6" table:formula="of:=(MIN([.C209];[.D209];[.E209])+MAX([.C209];[.D209];[.E209]))/2" office:value-type="float" office:value="-20.6319372612405" calcext:value-type="float">
            <text:p>-2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09]-[.G209]+[.$A$3])/2" office:value-type="float" office:value="158.447905891861" calcext:value-type="float">
            <text:p>158</text:p>
          </table:table-cell>
          <table:table-cell table:style-name="ce12" table:formula="of:=([.E209]-[.G209]+[.$A$3])/2" office:value-type="float" office:value="236.462974783346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09]+1.40625" office:value-type="float" office:value="292.09375" calcext:value-type="float">
            <text:p>292,09375</text:p>
          </table:table-cell>
          <table:table-cell table:formula="of:=[.$A$3]*SIN(RADIANS([.B210]))" office:value-type="float" office:value="-236.275264590314" calcext:value-type="float">
            <text:p>-236,3</text:p>
          </table:table-cell>
          <table:table-cell table:formula="of:=[.$A$3]*SIN(RADIANS([.B210]-120))" office:value-type="float" office:value="35.0759112253233" calcext:value-type="float">
            <text:p>35,1</text:p>
          </table:table-cell>
          <table:table-cell table:formula="of:=[.$A$3]*SIN(RADIANS([.B210]+120))" office:value-type="float" office:value="201.199353364991" calcext:value-type="float">
            <text:p>201,2</text:p>
          </table:table-cell>
          <table:table-cell table:style-name="ce10"/>
          <table:table-cell table:style-name="ce6" table:formula="of:=(MIN([.C210];[.D210];[.E210])+MAX([.C210];[.D210];[.E210]))/2" office:value-type="float" office:value="-17.5379556126617" calcext:value-type="float">
            <text:p>-17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0]-[.G210]+[.$A$3])/2" office:value-type="float" office:value="153.806933418993" calcext:value-type="float">
            <text:p>154</text:p>
          </table:table-cell>
          <table:table-cell table:style-name="ce12" table:formula="of:=([.E210]-[.G210]+[.$A$3])/2" office:value-type="float" office:value="236.86865448882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0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0]+1.40625" office:value-type="float" office:value="293.5" calcext:value-type="float">
            <text:p>293,5</text:p>
          </table:table-cell>
          <table:table-cell table:formula="of:=[.$A$3]*SIN(RADIANS([.B211]))" office:value-type="float" office:value="-233.850318968207" calcext:value-type="float">
            <text:p>-233,9</text:p>
          </table:table-cell>
          <table:table-cell table:formula="of:=[.$A$3]*SIN(RADIANS([.B211]-120))" office:value-type="float" office:value="28.8668195108163" calcext:value-type="float">
            <text:p>28,9</text:p>
          </table:table-cell>
          <table:table-cell table:formula="of:=[.$A$3]*SIN(RADIANS([.B211]+120))" office:value-type="float" office:value="204.98349945739" calcext:value-type="float">
            <text:p>205,0</text:p>
          </table:table-cell>
          <table:table-cell table:style-name="ce10"/>
          <table:table-cell table:style-name="ce6" table:formula="of:=(MIN([.C211];[.D211];[.E211])+MAX([.C211];[.D211];[.E211]))/2" office:value-type="float" office:value="-14.4334097554081" calcext:value-type="float">
            <text:p>-14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1]-[.G211]+[.$A$3])/2" office:value-type="float" office:value="149.150114633112" calcext:value-type="float">
            <text:p>149</text:p>
          </table:table-cell>
          <table:table-cell table:style-name="ce12" table:formula="of:=([.E211]-[.G211]+[.$A$3])/2" office:value-type="float" office:value="237.208454606399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1]+1.40625" office:value-type="float" office:value="294.90625" calcext:value-type="float">
            <text:p>294,90625</text:p>
          </table:table-cell>
          <table:table-cell table:formula="of:=[.$A$3]*SIN(RADIANS([.B212]))" office:value-type="float" office:value="-231.28451065818" calcext:value-type="float">
            <text:p>-231,3</text:p>
          </table:table-cell>
          <table:table-cell table:formula="of:=[.$A$3]*SIN(RADIANS([.B212]-120))" office:value-type="float" office:value="22.6403395036358" calcext:value-type="float">
            <text:p>22,6</text:p>
          </table:table-cell>
          <table:table-cell table:formula="of:=[.$A$3]*SIN(RADIANS([.B212]+120))" office:value-type="float" office:value="208.644171154544" calcext:value-type="float">
            <text:p>208,6</text:p>
          </table:table-cell>
          <table:table-cell table:style-name="ce10"/>
          <table:table-cell table:style-name="ce6" table:formula="of:=(MIN([.C212];[.D212];[.E212])+MAX([.C212];[.D212];[.E212]))/2" office:value-type="float" office:value="-11.3201697518179" calcext:value-type="float">
            <text:p>-11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2]-[.G212]+[.$A$3])/2" office:value-type="float" office:value="144.480254627727" calcext:value-type="float">
            <text:p>144</text:p>
          </table:table-cell>
          <table:table-cell table:style-name="ce12" table:formula="of:=([.E212]-[.G212]+[.$A$3])/2" office:value-type="float" office:value="237.48217045318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2]+1.40625" office:value-type="float" office:value="296.3125" calcext:value-type="float">
            <text:p>296,3125</text:p>
          </table:table-cell>
          <table:table-cell table:formula="of:=[.$A$3]*SIN(RADIANS([.B213]))" office:value-type="float" office:value="-228.579385207217" calcext:value-type="float">
            <text:p>-228,6</text:p>
          </table:table-cell>
          <table:table-cell table:formula="of:=[.$A$3]*SIN(RADIANS([.B213]-120))" office:value-type="float" office:value="16.4002218025151" calcext:value-type="float">
            <text:p>16,4</text:p>
          </table:table-cell>
          <table:table-cell table:formula="of:=[.$A$3]*SIN(RADIANS([.B213]+120))" office:value-type="float" office:value="212.179163404702" calcext:value-type="float">
            <text:p>212,2</text:p>
          </table:table-cell>
          <table:table-cell table:style-name="ce10"/>
          <table:table-cell table:style-name="ce6" table:formula="of:=(MIN([.C213];[.D213];[.E213])+MAX([.C213];[.D213];[.E213]))/2" office:value-type="float" office:value="-8.20011090125756" calcext:value-type="float">
            <text:p>-8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3]-[.G213]+[.$A$3])/2" office:value-type="float" office:value="139.800166351886" calcext:value-type="float">
            <text:p>140</text:p>
          </table:table-cell>
          <table:table-cell table:style-name="ce12" table:formula="of:=([.E213]-[.G213]+[.$A$3])/2" office:value-type="float" office:value="237.68963715298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3]+1.40625" office:value-type="float" office:value="297.71875" calcext:value-type="float">
            <text:p>297,71875</text:p>
          </table:table-cell>
          <table:table-cell table:formula="of:=[.$A$3]*SIN(RADIANS([.B214]))" office:value-type="float" office:value="-225.736572081739" calcext:value-type="float">
            <text:p>-225,7</text:p>
          </table:table-cell>
          <table:table-cell table:formula="of:=[.$A$3]*SIN(RADIANS([.B214]-120))" office:value-type="float" office:value="10.1502252210244" calcext:value-type="float">
            <text:p>10,2</text:p>
          </table:table-cell>
          <table:table-cell table:formula="of:=[.$A$3]*SIN(RADIANS([.B214]+120))" office:value-type="float" office:value="215.586346860715" calcext:value-type="float">
            <text:p>215,6</text:p>
          </table:table-cell>
          <table:table-cell table:style-name="ce10"/>
          <table:table-cell table:style-name="ce6" table:formula="of:=(MIN([.C214];[.D214];[.E214])+MAX([.C214];[.D214];[.E214]))/2" office:value-type="float" office:value="-5.07511261051224" calcext:value-type="float">
            <text:p>-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4]-[.G214]+[.$A$3])/2" office:value-type="float" office:value="135.112668915768" calcext:value-type="float">
            <text:p>135</text:p>
          </table:table-cell>
          <table:table-cell table:style-name="ce12" table:formula="of:=([.E214]-[.G214]+[.$A$3])/2" office:value-type="float" office:value="237.830729735614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4]+1.40625" office:value-type="float" office:value="299.125" calcext:value-type="float">
            <text:p>299,125</text:p>
          </table:table-cell>
          <table:table-cell table:formula="of:=[.$A$3]*SIN(RADIANS([.B215]))" office:value-type="float" office:value="-222.757783686073" calcext:value-type="float">
            <text:p>-222,8</text:p>
          </table:table-cell>
          <table:table-cell table:formula="of:=[.$A$3]*SIN(RADIANS([.B215]-120))" office:value-type="float" office:value="3.89411452340202" calcext:value-type="float">
            <text:p>3,9</text:p>
          </table:table-cell>
          <table:table-cell table:formula="of:=[.$A$3]*SIN(RADIANS([.B215]+120))" office:value-type="float" office:value="218.863669162671" calcext:value-type="float">
            <text:p>218,9</text:p>
          </table:table-cell>
          <table:table-cell table:style-name="ce10"/>
          <table:table-cell table:style-name="ce6" table:formula="of:=(MIN([.C215];[.D215];[.E215])+MAX([.C215];[.D215];[.E215]))/2" office:value-type="float" office:value="-1.94705726170102" calcext:value-type="float">
            <text:p>-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5]-[.G215]+[.$A$3])/2" office:value-type="float" office:value="130.420585892552" calcext:value-type="float">
            <text:p>130</text:p>
          </table:table-cell>
          <table:table-cell table:style-name="ce12" table:formula="of:=([.E215]-[.G215]+[.$A$3])/2" office:value-type="float" office:value="237.90536321218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5]+1.40625" office:value-type="float" office:value="300.53125" calcext:value-type="float">
            <text:p>300,53125</text:p>
          </table:table-cell>
          <table:table-cell table:formula="of:=[.$A$3]*SIN(RADIANS([.B216]))" office:value-type="float" office:value="-219.644814330965" calcext:value-type="float">
            <text:p>-219,6</text:p>
          </table:table-cell>
          <table:table-cell table:formula="of:=[.$A$3]*SIN(RADIANS([.B216]-120))" office:value-type="float" office:value="-2.36434184319899" calcext:value-type="float">
            <text:p>-2,4</text:p>
          </table:table-cell>
          <table:table-cell table:formula="of:=[.$A$3]*SIN(RADIANS([.B216]+120))" office:value-type="float" office:value="222.009156174164" calcext:value-type="float">
            <text:p>222,0</text:p>
          </table:table-cell>
          <table:table-cell table:style-name="ce10"/>
          <table:table-cell table:style-name="ce6" table:formula="of:=(MIN([.C216];[.D216];[.E216])+MAX([.C216];[.D216];[.E216]))/2" office:value-type="float" office:value="1.18217092159946" calcext:value-type="float">
            <text:p>1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6]-[.G216]+[.$A$3])/2" office:value-type="float" office:value="125.726743617601" calcext:value-type="float">
            <text:p>126</text:p>
          </table:table-cell>
          <table:table-cell table:style-name="ce12" table:formula="of:=([.E216]-[.G216]+[.$A$3])/2" office:value-type="float" office:value="237.9134926262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6]+1.40625" office:value-type="float" office:value="301.9375" calcext:value-type="float">
            <text:p>301,9375</text:p>
          </table:table-cell>
          <table:table-cell table:formula="of:=[.$A$3]*SIN(RADIANS([.B217]))" office:value-type="float" office:value="-216.399539152753" calcext:value-type="float">
            <text:p>-216,4</text:p>
          </table:table-cell>
          <table:table-cell table:formula="of:=[.$A$3]*SIN(RADIANS([.B217]-120))" office:value-type="float" office:value="-8.62137401868209" calcext:value-type="float">
            <text:p>-8,6</text:p>
          </table:table-cell>
          <table:table-cell table:formula="of:=[.$A$3]*SIN(RADIANS([.B217]+120))" office:value-type="float" office:value="225.020913171435" calcext:value-type="float">
            <text:p>225,0</text:p>
          </table:table-cell>
          <table:table-cell table:style-name="ce10"/>
          <table:table-cell table:style-name="ce6" table:formula="of:=(MIN([.C217];[.D217];[.E217])+MAX([.C217];[.D217];[.E217]))/2" office:value-type="float" office:value="4.31068700934102" calcext:value-type="float">
            <text:p>4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7]-[.G217]+[.$A$3])/2" office:value-type="float" office:value="121.033969485988" calcext:value-type="float">
            <text:p>121</text:p>
          </table:table-cell>
          <table:table-cell table:style-name="ce12" table:formula="of:=([.E217]-[.G217]+[.$A$3])/2" office:value-type="float" office:value="237.855113081047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7]+1.40625" office:value-type="float" office:value="303.34375" calcext:value-type="float">
            <text:p>303,34375</text:p>
          </table:table-cell>
          <table:table-cell table:formula="of:=[.$A$3]*SIN(RADIANS([.B218]))" office:value-type="float" office:value="-213.023912983854" calcext:value-type="float">
            <text:p>-213,0</text:p>
          </table:table-cell>
          <table:table-cell table:formula="of:=[.$A$3]*SIN(RADIANS([.B218]-120))" office:value-type="float" office:value="-14.8732130008304" calcext:value-type="float">
            <text:p>-14,9</text:p>
          </table:table-cell>
          <table:table-cell table:formula="of:=[.$A$3]*SIN(RADIANS([.B218]+120))" office:value-type="float" office:value="227.897125984685" calcext:value-type="float">
            <text:p>227,9</text:p>
          </table:table-cell>
          <table:table-cell table:style-name="ce10"/>
          <table:table-cell table:style-name="ce6" table:formula="of:=(MIN([.C218];[.D218];[.E218])+MAX([.C218];[.D218];[.E218]))/2" office:value-type="float" office:value="7.43660650041517" calcext:value-type="float">
            <text:p>7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8]-[.G218]+[.$A$3])/2" office:value-type="float" office:value="116.345090249377" calcext:value-type="float">
            <text:p>116</text:p>
          </table:table-cell>
          <table:table-cell table:style-name="ce12" table:formula="of:=([.E218]-[.G218]+[.$A$3])/2" office:value-type="float" office:value="237.730259742135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8]+1.40625" office:value-type="float" office:value="304.75" calcext:value-type="float">
            <text:p>304,75</text:p>
          </table:table-cell>
          <table:table-cell table:formula="of:=[.$A$3]*SIN(RADIANS([.B219]))" office:value-type="float" office:value="-209.519969175252" calcext:value-type="float">
            <text:p>-209,5</text:p>
          </table:table-cell>
          <table:table-cell table:formula="of:=[.$A$3]*SIN(RADIANS([.B219]-120))" office:value-type="float" office:value="-21.1160929156121" calcext:value-type="float">
            <text:p>-21,1</text:p>
          </table:table-cell>
          <table:table-cell table:formula="of:=[.$A$3]*SIN(RADIANS([.B219]+120))" office:value-type="float" office:value="230.636062090864" calcext:value-type="float">
            <text:p>230,6</text:p>
          </table:table-cell>
          <table:table-cell table:style-name="ce10"/>
          <table:table-cell table:style-name="ce6" table:formula="of:=(MIN([.C219];[.D219];[.E219])+MAX([.C219];[.D219];[.E219]))/2" office:value-type="float" office:value="10.5580464578061" calcext:value-type="float">
            <text:p>10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19]-[.G219]+[.$A$3])/2" office:value-type="float" office:value="111.662930313291" calcext:value-type="float">
            <text:p>112</text:p>
          </table:table-cell>
          <table:table-cell table:style-name="ce12" table:formula="of:=([.E219]-[.G219]+[.$A$3])/2" office:value-type="float" office:value="237.539007816529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19]+1.40625" office:value-type="float" office:value="306.15625" calcext:value-type="float">
            <text:p>306,15625</text:p>
          </table:table-cell>
          <table:table-cell table:formula="of:=[.$A$3]*SIN(RADIANS([.B220]))" office:value-type="float" office:value="-205.889818371674" calcext:value-type="float">
            <text:p>-205,9</text:p>
          </table:table-cell>
          <table:table-cell table:formula="of:=[.$A$3]*SIN(RADIANS([.B220]-120))" office:value-type="float" office:value="-27.3462532856031" calcext:value-type="float">
            <text:p>-27,3</text:p>
          </table:table-cell>
          <table:table-cell table:formula="of:=[.$A$3]*SIN(RADIANS([.B220]+120))" office:value-type="float" office:value="233.236071657277" calcext:value-type="float">
            <text:p>233,2</text:p>
          </table:table-cell>
          <table:table-cell table:style-name="ce10"/>
          <table:table-cell table:style-name="ce6" table:formula="of:=(MIN([.C220];[.D220];[.E220])+MAX([.C220];[.D220];[.E220]))/2" office:value-type="float" office:value="13.6731266428015" calcext:value-type="float">
            <text:p>13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0]-[.G220]+[.$A$3])/2" office:value-type="float" office:value="106.990310035798" calcext:value-type="float">
            <text:p>107</text:p>
          </table:table-cell>
          <table:table-cell table:style-name="ce12" table:formula="of:=([.E220]-[.G220]+[.$A$3])/2" office:value-type="float" office:value="237.281472507238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1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0]+1.40625" office:value-type="float" office:value="307.5625" calcext:value-type="float">
            <text:p>307,5625</text:p>
          </table:table-cell>
          <table:table-cell table:formula="of:=[.$A$3]*SIN(RADIANS([.B221]))" office:value-type="float" office:value="-202.135647240226" calcext:value-type="float">
            <text:p>-202,1</text:p>
          </table:table-cell>
          <table:table-cell table:formula="of:=[.$A$3]*SIN(RADIANS([.B221]-120))" office:value-type="float" office:value="-33.559941295157" calcext:value-type="float">
            <text:p>-33,6</text:p>
          </table:table-cell>
          <table:table-cell table:formula="of:=[.$A$3]*SIN(RADIANS([.B221]+120))" office:value-type="float" office:value="235.695588535383" calcext:value-type="float">
            <text:p>235,7</text:p>
          </table:table-cell>
          <table:table-cell table:style-name="ce10"/>
          <table:table-cell table:style-name="ce6" table:formula="of:=(MIN([.C221];[.D221];[.E221])+MAX([.C221];[.D221];[.E221]))/2" office:value-type="float" office:value="16.7799706475785" calcext:value-type="float">
            <text:p>16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1]-[.G221]+[.$A$3])/2" office:value-type="float" office:value="102.330044028632" calcext:value-type="float">
            <text:p>102</text:p>
          </table:table-cell>
          <table:table-cell table:style-name="ce12" table:formula="of:=([.E221]-[.G221]+[.$A$3])/2" office:value-type="float" office:value="236.957808943902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1]+1.40625" office:value-type="float" office:value="308.96875" calcext:value-type="float">
            <text:p>308,96875</text:p>
          </table:table-cell>
          <table:table-cell table:formula="of:=[.$A$3]*SIN(RADIANS([.B222]))" office:value-type="float" office:value="-198.259717153219" calcext:value-type="float">
            <text:p>-198,3</text:p>
          </table:table-cell>
          <table:table-cell table:formula="of:=[.$A$3]*SIN(RADIANS([.B222]-120))" office:value-type="float" office:value="-39.7534140509618" calcext:value-type="float">
            <text:p>-39,8</text:p>
          </table:table-cell>
          <table:table-cell table:formula="of:=[.$A$3]*SIN(RADIANS([.B222]+120))" office:value-type="float" office:value="238.013131204181" calcext:value-type="float">
            <text:p>238,0</text:p>
          </table:table-cell>
          <table:table-cell table:style-name="ce10"/>
          <table:table-cell table:style-name="ce6" table:formula="of:=(MIN([.C222];[.D222];[.E222])+MAX([.C222];[.D222];[.E222]))/2" office:value-type="float" office:value="19.876707025481" calcext:value-type="float">
            <text:p>1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2]-[.G222]+[.$A$3])/2" office:value-type="float" office:value="97.6849394617786" calcext:value-type="float">
            <text:p>98</text:p>
          </table:table-cell>
          <table:table-cell table:style-name="ce12" table:formula="of:=([.E222]-[.G222]+[.$A$3])/2" office:value-type="float" office:value="236.56821208935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2]+1.40625" office:value-type="float" office:value="310.375" calcext:value-type="float">
            <text:p>310,375</text:p>
          </table:table-cell>
          <table:table-cell table:formula="of:=[.$A$3]*SIN(RADIANS([.B223]))" office:value-type="float" office:value="-194.264362826007" calcext:value-type="float">
            <text:p>-194,3</text:p>
          </table:table-cell>
          <table:table-cell table:formula="of:=[.$A$3]*SIN(RADIANS([.B223]-120))" office:value-type="float" office:value="-45.9229408366183" calcext:value-type="float">
            <text:p>-45,9</text:p>
          </table:table-cell>
          <table:table-cell table:formula="of:=[.$A$3]*SIN(RADIANS([.B223]+120))" office:value-type="float" office:value="240.187303662625" calcext:value-type="float">
            <text:p>240,2</text:p>
          </table:table-cell>
          <table:table-cell table:style-name="ce10"/>
          <table:table-cell table:style-name="ce6" table:formula="of:=(MIN([.C223];[.D223];[.E223])+MAX([.C223];[.D223];[.E223]))/2" office:value-type="float" office:value="22.9614704183091" calcext:value-type="float">
            <text:p>23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3]-[.G223]+[.$A$3])/2" office:value-type="float" office:value="93.0577943725363" calcext:value-type="float">
            <text:p>93</text:p>
          </table:table-cell>
          <table:table-cell table:style-name="ce12" table:formula="of:=([.E223]-[.G223]+[.$A$3])/2" office:value-type="float" office:value="236.112916622158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3]+1.40625" office:value-type="float" office:value="311.78125" calcext:value-type="float">
            <text:p>311,78125</text:p>
          </table:table-cell>
          <table:table-cell table:formula="of:=[.$A$3]*SIN(RADIANS([.B224]))" office:value-type="float" office:value="-190.151990910641" calcext:value-type="float">
            <text:p>-190,2</text:p>
          </table:table-cell>
          <table:table-cell table:formula="of:=[.$A$3]*SIN(RADIANS([.B224]-120))" office:value-type="float" office:value="-52.0648053598841" calcext:value-type="float">
            <text:p>-52,1</text:p>
          </table:table-cell>
          <table:table-cell table:formula="of:=[.$A$3]*SIN(RADIANS([.B224]+120))" office:value-type="float" office:value="242.216796270525" calcext:value-type="float">
            <text:p>242,2</text:p>
          </table:table-cell>
          <table:table-cell table:style-name="ce10"/>
          <table:table-cell table:style-name="ce6" table:formula="of:=(MIN([.C224];[.D224];[.E224])+MAX([.C224];[.D224];[.E224]))/2" office:value-type="float" office:value="26.032402679942" calcext:value-type="float">
            <text:p>26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4]-[.G224]+[.$A$3])/2" office:value-type="float" office:value="88.4513959800869" calcext:value-type="float">
            <text:p>88</text:p>
          </table:table-cell>
          <table:table-cell table:style-name="ce12" table:formula="of:=([.E224]-[.G224]+[.$A$3])/2" office:value-type="float" office:value="235.592196795291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4]+1.40625" office:value-type="float" office:value="313.1875" calcext:value-type="float">
            <text:p>313,1875</text:p>
          </table:table-cell>
          <table:table-cell table:formula="of:=[.$A$3]*SIN(RADIANS([.B225]))" office:value-type="float" office:value="-185.925078546191" calcext:value-type="float">
            <text:p>-185,9</text:p>
          </table:table-cell>
          <table:table-cell table:formula="of:=[.$A$3]*SIN(RADIANS([.B225]-120))" office:value-type="float" office:value="-58.1753079912296" calcext:value-type="float">
            <text:p>-58,2</text:p>
          </table:table-cell>
          <table:table-cell table:formula="of:=[.$A$3]*SIN(RADIANS([.B225]+120))" office:value-type="float" office:value="244.100386537421" calcext:value-type="float">
            <text:p>244,1</text:p>
          </table:table-cell>
          <table:table-cell table:style-name="ce10"/>
          <table:table-cell table:style-name="ce6" table:formula="of:=(MIN([.C225];[.D225];[.E225])+MAX([.C225];[.D225];[.E225]))/2" office:value-type="float" office:value="29.0876539956148" calcext:value-type="float">
            <text:p>29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5]-[.G225]+[.$A$3])/2" office:value-type="float" office:value="83.8685190065778" calcext:value-type="float">
            <text:p>84</text:p>
          </table:table-cell>
          <table:table-cell table:style-name="ce12" table:formula="of:=([.E225]-[.G225]+[.$A$3])/2" office:value-type="float" office:value="235.006366270903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5]+1.40625" office:value-type="float" office:value="314.59375" calcext:value-type="float">
            <text:p>314,59375</text:p>
          </table:table-cell>
          <table:table-cell table:formula="of:=[.$A$3]*SIN(RADIANS([.B226]))" office:value-type="float" office:value="-181.586171866612" calcext:value-type="float">
            <text:p>-181,6</text:p>
          </table:table-cell>
          <table:table-cell table:formula="of:=[.$A$3]*SIN(RADIANS([.B226]-120))" office:value-type="float" office:value="-64.250767992356" calcext:value-type="float">
            <text:p>-64,3</text:p>
          </table:table-cell>
          <table:table-cell table:formula="of:=[.$A$3]*SIN(RADIANS([.B226]+120))" office:value-type="float" office:value="245.836939858968" calcext:value-type="float">
            <text:p>245,8</text:p>
          </table:table-cell>
          <table:table-cell table:style-name="ce10"/>
          <table:table-cell table:style-name="ce6" table:formula="of:=(MIN([.C226];[.D226];[.E226])+MAX([.C226];[.D226];[.E226]))/2" office:value-type="float" office:value="32.125383996178" calcext:value-type="float">
            <text:p>32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6]-[.G226]+[.$A$3])/2" office:value-type="float" office:value="79.311924005733" calcext:value-type="float">
            <text:p>79</text:p>
          </table:table-cell>
          <table:table-cell table:style-name="ce12" table:formula="of:=([.E226]-[.G226]+[.$A$3])/2" office:value-type="float" office:value="234.355777931395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6]+1.40625" office:value-type="float" office:value="316" calcext:value-type="float">
            <text:p>316</text:p>
          </table:table-cell>
          <table:table-cell table:formula="of:=[.$A$3]*SIN(RADIANS([.B227]))" office:value-type="float" office:value="-177.137884467044" calcext:value-type="float">
            <text:p>-177,1</text:p>
          </table:table-cell>
          <table:table-cell table:formula="of:=[.$A$3]*SIN(RADIANS([.B227]-120))" office:value-type="float" office:value="-70.2875257333348" calcext:value-type="float">
            <text:p>-70,3</text:p>
          </table:table-cell>
          <table:table-cell table:formula="of:=[.$A$3]*SIN(RADIANS([.B227]+120))" office:value-type="float" office:value="247.425410200379" calcext:value-type="float">
            <text:p>247,4</text:p>
          </table:table-cell>
          <table:table-cell table:style-name="ce10"/>
          <table:table-cell table:style-name="ce6" table:formula="of:=(MIN([.C227];[.D227];[.E227])+MAX([.C227];[.D227];[.E227]))/2" office:value-type="float" office:value="35.1437628666674" calcext:value-type="float">
            <text:p>35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7]-[.G227]+[.$A$3])/2" office:value-type="float" office:value="74.7843556999989" calcext:value-type="float">
            <text:p>75</text:p>
          </table:table-cell>
          <table:table-cell table:style-name="ce12" table:formula="of:=([.E227]-[.G227]+[.$A$3])/2" office:value-type="float" office:value="233.640823666856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6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7]+1.40625" office:value-type="float" office:value="317.40625" calcext:value-type="float">
            <text:p>317,40625</text:p>
          </table:table-cell>
          <table:table-cell table:formula="of:=[.$A$3]*SIN(RADIANS([.B228]))" office:value-type="float" office:value="-172.582895829486" calcext:value-type="float">
            <text:p>-172,6</text:p>
          </table:table-cell>
          <table:table-cell table:formula="of:=[.$A$3]*SIN(RADIANS([.B228]-120))" office:value-type="float" office:value="-76.2819448970316" calcext:value-type="float">
            <text:p>-76,3</text:p>
          </table:table-cell>
          <table:table-cell table:formula="of:=[.$A$3]*SIN(RADIANS([.B228]+120))" office:value-type="float" office:value="248.864840726518" calcext:value-type="float">
            <text:p>248,9</text:p>
          </table:table-cell>
          <table:table-cell table:style-name="ce10"/>
          <table:table-cell table:style-name="ce6" table:formula="of:=(MIN([.C228];[.D228];[.E228])+MAX([.C228];[.D228];[.E228]))/2" office:value-type="float" office:value="38.1409724485158" calcext:value-type="float">
            <text:p>3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8]-[.G228]+[.$A$3])/2" office:value-type="float" office:value="70.2885413272263" calcext:value-type="float">
            <text:p>70</text:p>
          </table:table-cell>
          <table:table-cell table:style-name="ce12" table:formula="of:=([.E228]-[.G228]+[.$A$3])/2" office:value-type="float" office:value="232.861934139001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7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8]+1.40625" office:value-type="float" office:value="318.8125" calcext:value-type="float">
            <text:p>318,8125</text:p>
          </table:table-cell>
          <table:table-cell table:formula="of:=[.$A$3]*SIN(RADIANS([.B229]))" office:value-type="float" office:value="-167.92394970877" calcext:value-type="float">
            <text:p>-167,9</text:p>
          </table:table-cell>
          <table:table-cell table:formula="of:=[.$A$3]*SIN(RADIANS([.B229]-120))" office:value-type="float" office:value="-82.2304146694883" calcext:value-type="float">
            <text:p>-82,2</text:p>
          </table:table-cell>
          <table:table-cell table:formula="of:=[.$A$3]*SIN(RADIANS([.B229]+120))" office:value-type="float" office:value="250.154364378258" calcext:value-type="float">
            <text:p>250,2</text:p>
          </table:table-cell>
          <table:table-cell table:style-name="ce10"/>
          <table:table-cell table:style-name="ce6" table:formula="of:=(MIN([.C229];[.D229];[.E229])+MAX([.C229];[.D229];[.E229]))/2" office:value-type="float" office:value="41.1152073347442" calcext:value-type="float">
            <text:p>4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29]-[.G229]+[.$A$3])/2" office:value-type="float" office:value="65.8271889978838" calcext:value-type="float">
            <text:p>66</text:p>
          </table:table-cell>
          <table:table-cell table:style-name="ce12" table:formula="of:=([.E229]-[.G229]+[.$A$3])/2" office:value-type="float" office:value="232.019578521757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8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29]+1.40625" office:value-type="float" office:value="320.21875" calcext:value-type="float">
            <text:p>320,21875</text:p>
          </table:table-cell>
          <table:table-cell table:formula="of:=[.$A$3]*SIN(RADIANS([.B230]))" office:value-type="float" office:value="-163.163852479831" calcext:value-type="float">
            <text:p>-163,2</text:p>
          </table:table-cell>
          <table:table-cell table:formula="of:=[.$A$3]*SIN(RADIANS([.B230]-120))" office:value-type="float" office:value="-88.1293519149412" calcext:value-type="float">
            <text:p>-88,1</text:p>
          </table:table-cell>
          <table:table-cell table:formula="of:=[.$A$3]*SIN(RADIANS([.B230]+120))" office:value-type="float" office:value="251.293204394772" calcext:value-type="float">
            <text:p>251,3</text:p>
          </table:table-cell>
          <table:table-cell table:style-name="ce10"/>
          <table:table-cell table:style-name="ce6" table:formula="of:=(MIN([.C230];[.D230];[.E230])+MAX([.C230];[.D230];[.E230]))/2" office:value-type="float" office:value="44.0646759574706" calcext:value-type="float">
            <text:p>44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0]-[.G230]+[.$A$3])/2" office:value-type="float" office:value="61.4029860637941" calcext:value-type="float">
            <text:p>61</text:p>
          </table:table-cell>
          <table:table-cell table:style-name="ce12" table:formula="of:=([.E230]-[.G230]+[.$A$3])/2" office:value-type="float" office:value="231.114264218651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29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0]+1.40625" office:value-type="float" office:value="321.625" calcext:value-type="float">
            <text:p>321,625</text:p>
          </table:table-cell>
          <table:table-cell table:formula="of:=[.$A$3]*SIN(RADIANS([.B231]))" office:value-type="float" office:value="-158.305471447247" calcext:value-type="float">
            <text:p>-158,3</text:p>
          </table:table-cell>
          <table:table-cell table:formula="of:=[.$A$3]*SIN(RADIANS([.B231]-120))" office:value-type="float" office:value="-93.9752033341693" calcext:value-type="float">
            <text:p>-94,0</text:p>
          </table:table-cell>
          <table:table-cell table:formula="of:=[.$A$3]*SIN(RADIANS([.B231]+120))" office:value-type="float" office:value="252.280674781416" calcext:value-type="float">
            <text:p>252,3</text:p>
          </table:table-cell>
          <table:table-cell table:style-name="ce10"/>
          <table:table-cell table:style-name="ce6" table:formula="of:=(MIN([.C231];[.D231];[.E231])+MAX([.C231];[.D231];[.E231]))/2" office:value-type="float" office:value="46.9876016670847" calcext:value-type="float">
            <text:p>47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1]-[.G231]+[.$A$3])/2" office:value-type="float" office:value="57.018597499373" calcext:value-type="float">
            <text:p>57</text:p>
          </table:table-cell>
          <table:table-cell table:style-name="ce12" table:formula="of:=([.E231]-[.G231]+[.$A$3])/2" office:value-type="float" office:value="230.146536557166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0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1]+1.40625" office:value-type="float" office:value="323.03125" calcext:value-type="float">
            <text:p>323,03125</text:p>
          </table:table-cell>
          <table:table-cell table:formula="of:=[.$A$3]*SIN(RADIANS([.B232]))" office:value-type="float" office:value="-153.351733118086" calcext:value-type="float">
            <text:p>-153,4</text:p>
          </table:table-cell>
          <table:table-cell table:formula="of:=[.$A$3]*SIN(RADIANS([.B232]-120))" office:value-type="float" office:value="-99.764447604868" calcext:value-type="float">
            <text:p>-99,8</text:p>
          </table:table-cell>
          <table:table-cell table:formula="of:=[.$A$3]*SIN(RADIANS([.B232]+120))" office:value-type="float" office:value="253.116180722954" calcext:value-type="float">
            <text:p>253,1</text:p>
          </table:table-cell>
          <table:table-cell table:style-name="ce10"/>
          <table:table-cell table:style-name="ce6" table:formula="of:=(MIN([.C232];[.D232];[.E232])+MAX([.C232];[.D232];[.E232]))/2" office:value-type="float" office:value="49.882223802434" calcext:value-type="float">
            <text:p>49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2]-[.G232]+[.$A$3])/2" office:value-type="float" office:value="52.676664296349" calcext:value-type="float">
            <text:p>53</text:p>
          </table:table-cell>
          <table:table-cell table:style-name="ce12" table:formula="of:=([.E232]-[.G232]+[.$A$3])/2" office:value-type="float" office:value="229.11697846026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1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2]+1.40625" office:value-type="float" office:value="324.4375" calcext:value-type="float">
            <text:p>324,4375</text:p>
          </table:table-cell>
          <table:table-cell table:formula="of:=[.$A$3]*SIN(RADIANS([.B233]))" office:value-type="float" office:value="-148.305621439085" calcext:value-type="float">
            <text:p>-148,3</text:p>
          </table:table-cell>
          <table:table-cell table:formula="of:=[.$A$3]*SIN(RADIANS([.B233]-120))" office:value-type="float" office:value="-105.493597502763" calcext:value-type="float">
            <text:p>-105,5</text:p>
          </table:table-cell>
          <table:table-cell table:formula="of:=[.$A$3]*SIN(RADIANS([.B233]+120))" office:value-type="float" office:value="253.799218941848" calcext:value-type="float">
            <text:p>253,8</text:p>
          </table:table-cell>
          <table:table-cell table:style-name="ce10"/>
          <table:table-cell table:style-name="ce6" table:formula="of:=(MIN([.C233];[.D233];[.E233])+MAX([.C233];[.D233];[.E233]))/2" office:value-type="float" office:value="52.7467987513813" calcext:value-type="float">
            <text:p>5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3]-[.G233]+[.$A$3])/2" office:value-type="float" office:value="48.3798018729279" calcext:value-type="float">
            <text:p>48</text:p>
          </table:table-cell>
          <table:table-cell table:style-name="ce12" table:formula="of:=([.E233]-[.G233]+[.$A$3])/2" office:value-type="float" office:value="228.026210095233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2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3]+1.40625" office:value-type="float" office:value="325.84375" calcext:value-type="float">
            <text:p>325,84375</text:p>
          </table:table-cell>
          <table:table-cell table:formula="of:=[.$A$3]*SIN(RADIANS([.B234]))" office:value-type="float" office:value="-143.170175999234" calcext:value-type="float">
            <text:p>-143,2</text:p>
          </table:table-cell>
          <table:table-cell table:formula="of:=[.$A$3]*SIN(RADIANS([.B234]-120))" office:value-type="float" office:value="-111.159202002181" calcext:value-type="float">
            <text:p>-111,2</text:p>
          </table:table-cell>
          <table:table-cell table:formula="of:=[.$A$3]*SIN(RADIANS([.B234]+120))" office:value-type="float" office:value="254.329378001415" calcext:value-type="float">
            <text:p>254,3</text:p>
          </table:table-cell>
          <table:table-cell table:style-name="ce10"/>
          <table:table-cell table:style-name="ce6" table:formula="of:=(MIN([.C234];[.D234];[.E234])+MAX([.C234];[.D234];[.E234]))/2" office:value-type="float" office:value="55.5796010010906" calcext:value-type="float">
            <text:p>55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4]-[.G234]+[.$A$3])/2" office:value-type="float" office:value="44.1305984983642" calcext:value-type="float">
            <text:p>44</text:p>
          </table:table-cell>
          <table:table-cell table:style-name="ce12" table:formula="of:=([.E234]-[.G234]+[.$A$3])/2" office:value-type="float" office:value="226.874888500162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3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4]+1.40625" office:value-type="float" office:value="327.25" calcext:value-type="float">
            <text:p>327,25</text:p>
          </table:table-cell>
          <table:table-cell table:formula="of:=[.$A$3]*SIN(RADIANS([.B235]))" office:value-type="float" office:value="-137.948490198838" calcext:value-type="float">
            <text:p>-137,9</text:p>
          </table:table-cell>
          <table:table-cell table:formula="of:=[.$A$3]*SIN(RADIANS([.B235]-120))" office:value-type="float" office:value="-116.757848354824" calcext:value-type="float">
            <text:p>-116,8</text:p>
          </table:table-cell>
          <table:table-cell table:formula="of:=[.$A$3]*SIN(RADIANS([.B235]+120))" office:value-type="float" office:value="254.706338553662" calcext:value-type="float">
            <text:p>254,7</text:p>
          </table:table-cell>
          <table:table-cell table:style-name="ce10"/>
          <table:table-cell table:style-name="ce6" table:formula="of:=(MIN([.C235];[.D235];[.E235])+MAX([.C235];[.D235];[.E235]))/2" office:value-type="float" office:value="58.378924177412" calcext:value-type="float">
            <text:p>58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5]-[.G235]+[.$A$3])/2" office:value-type="float" office:value="39.931613733882" calcext:value-type="float">
            <text:p>40</text:p>
          </table:table-cell>
          <table:table-cell table:style-name="ce12" table:formula="of:=([.E235]-[.G235]+[.$A$3])/2" office:value-type="float" office:value="225.663707188125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4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5]+1.40625" office:value-type="float" office:value="328.65625" calcext:value-type="float">
            <text:p>328,65625</text:p>
          </table:table-cell>
          <table:table-cell table:formula="of:=[.$A$3]*SIN(RADIANS([.B236]))" office:value-type="float" office:value="-132.643709386174" calcext:value-type="float">
            <text:p>-132,6</text:p>
          </table:table-cell>
          <table:table-cell table:formula="of:=[.$A$3]*SIN(RADIANS([.B236]-120))" office:value-type="float" office:value="-122.286164145475" calcext:value-type="float">
            <text:p>-122,3</text:p>
          </table:table-cell>
          <table:table-cell table:formula="of:=[.$A$3]*SIN(RADIANS([.B236]+120))" office:value-type="float" office:value="254.929873531648" calcext:value-type="float">
            <text:p>254,9</text:p>
          </table:table-cell>
          <table:table-cell table:style-name="ce10"/>
          <table:table-cell table:style-name="ce6" table:formula="of:=(MIN([.C236];[.D236];[.E236])+MAX([.C236];[.D236];[.E236]))/2" office:value-type="float" office:value="61.1430820727374" calcext:value-type="float">
            <text:p>61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6]-[.G236]+[.$A$3])/2" office:value-type="float" office:value="35.7853768908938" calcext:value-type="float">
            <text:p>36</text:p>
          </table:table-cell>
          <table:table-cell table:style-name="ce12" table:formula="of:=([.E236]-[.G236]+[.$A$3])/2" office:value-type="float" office:value="224.393395729455" calcext:value-type="float">
            <text:p>22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5]" office:value-type="float" office:value="55" calcext:value-type="float">
            <text:p>55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6]+1.40625" office:value-type="float" office:value="330.0625" calcext:value-type="float">
            <text:p>330,0625</text:p>
          </table:table-cell>
          <table:table-cell table:formula="of:=[.$A$3]*SIN(RADIANS([.B237]))" office:value-type="float" office:value="-127.259028962842" calcext:value-type="float">
            <text:p>-127,3</text:p>
          </table:table-cell>
          <table:table-cell table:formula="of:=[.$A$3]*SIN(RADIANS([.B237]-120))" office:value-type="float" office:value="-127.740819323419" calcext:value-type="float">
            <text:p>-127,7</text:p>
          </table:table-cell>
          <table:table-cell table:formula="of:=[.$A$3]*SIN(RADIANS([.B237]+120))" office:value-type="float" office:value="254.999848286261" calcext:value-type="float">
            <text:p>255,0</text:p>
          </table:table-cell>
          <table:table-cell table:style-name="ce10"/>
          <table:table-cell table:style-name="ce6" table:formula="of:=(MIN([.C237];[.D237];[.E237])+MAX([.C237];[.D237];[.E237]))/2" office:value-type="float" office:value="63.6295144814211" calcext:value-type="float">
            <text:p>63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7]-[.G237]+[.$A$3])/2" office:value-type="float" office:value="31.8148330975799" calcext:value-type="float">
            <text:p>32</text:p>
          </table:table-cell>
          <table:table-cell table:style-name="ce12" table:formula="of:=([.E237]-[.G237]+[.$A$3])/2" office:value-type="float" office:value="223.18516690242" calcext:value-type="float">
            <text:p>22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7]+1.40625" office:value-type="float" office:value="331.46875" calcext:value-type="float">
            <text:p>331,46875</text:p>
          </table:table-cell>
          <table:table-cell table:formula="of:=[.$A$3]*SIN(RADIANS([.B238]))" office:value-type="float" office:value="-121.797692458985" calcext:value-type="float">
            <text:p>-121,8</text:p>
          </table:table-cell>
          <table:table-cell table:formula="of:=[.$A$3]*SIN(RADIANS([.B238]-120))" office:value-type="float" office:value="-133.118528208339" calcext:value-type="float">
            <text:p>-133,1</text:p>
          </table:table-cell>
          <table:table-cell table:formula="of:=[.$A$3]*SIN(RADIANS([.B238]+120))" office:value-type="float" office:value="254.916220667324" calcext:value-type="float">
            <text:p>254,9</text:p>
          </table:table-cell>
          <table:table-cell table:style-name="ce10"/>
          <table:table-cell table:style-name="ce6" table:formula="of:=(MIN([.C238];[.D238];[.E238])+MAX([.C238];[.D238];[.E238]))/2" office:value-type="float" office:value="60.8988462294926" calcext:value-type="float">
            <text:p>6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8]-[.G238]+[.$A$3])/2" office:value-type="float" office:value="30.4913127810842" calcext:value-type="float">
            <text:p>30</text:p>
          </table:table-cell>
          <table:table-cell table:style-name="ce12" table:formula="of:=([.E238]-[.G238]+[.$A$3])/2" office:value-type="float" office:value="224.508687218916" calcext:value-type="float">
            <text:p>22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8]+1.40625" office:value-type="float" office:value="332.875" calcext:value-type="float">
            <text:p>332,875</text:p>
          </table:table-cell>
          <table:table-cell table:formula="of:=[.$A$3]*SIN(RADIANS([.B239]))" office:value-type="float" office:value="-116.2629895795" calcext:value-type="float">
            <text:p>-116,3</text:p>
          </table:table-cell>
          <table:table-cell table:formula="of:=[.$A$3]*SIN(RADIANS([.B239]-120))" office:value-type="float" office:value="-138.416051469489" calcext:value-type="float">
            <text:p>-138,4</text:p>
          </table:table-cell>
          <table:table-cell table:formula="of:=[.$A$3]*SIN(RADIANS([.B239]+120))" office:value-type="float" office:value="254.679041048989" calcext:value-type="float">
            <text:p>254,7</text:p>
          </table:table-cell>
          <table:table-cell table:style-name="ce10"/>
          <table:table-cell table:style-name="ce6" table:formula="of:=(MIN([.C239];[.D239];[.E239])+MAX([.C239];[.D239];[.E239]))/2" office:value-type="float" office:value="58.13149478975" calcext:value-type="float">
            <text:p>58,1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39]-[.G239]+[.$A$3])/2" office:value-type="float" office:value="29.2262268703805" calcext:value-type="float">
            <text:p>29</text:p>
          </table:table-cell>
          <table:table-cell table:style-name="ce12" table:formula="of:=([.E239]-[.G239]+[.$A$3])/2" office:value-type="float" office:value="225.773773129619" calcext:value-type="float">
            <text:p>22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39]+1.40625" office:value-type="float" office:value="334.28125" calcext:value-type="float">
            <text:p>334,28125</text:p>
          </table:table-cell>
          <table:table-cell table:formula="of:=[.$A$3]*SIN(RADIANS([.B240]))" office:value-type="float" office:value="-110.658254222445" calcext:value-type="float">
            <text:p>-110,7</text:p>
          </table:table-cell>
          <table:table-cell table:formula="of:=[.$A$3]*SIN(RADIANS([.B240]-120))" office:value-type="float" office:value="-143.630198076944" calcext:value-type="float">
            <text:p>-143,6</text:p>
          </table:table-cell>
          <table:table-cell table:formula="of:=[.$A$3]*SIN(RADIANS([.B240]+120))" office:value-type="float" office:value="254.288452299389" calcext:value-type="float">
            <text:p>254,3</text:p>
          </table:table-cell>
          <table:table-cell table:style-name="ce10"/>
          <table:table-cell table:style-name="ce6" table:formula="of:=(MIN([.C240];[.D240];[.E240])+MAX([.C240];[.D240];[.E240]))/2" office:value-type="float" office:value="55.3291271112226" calcext:value-type="float">
            <text:p>55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0]-[.G240]+[.$A$3])/2" office:value-type="float" office:value="28.0203374059167" calcext:value-type="float">
            <text:p>28</text:p>
          </table:table-cell>
          <table:table-cell table:style-name="ce12" table:formula="of:=([.E240]-[.G240]+[.$A$3])/2" office:value-type="float" office:value="226.979662594083" calcext:value-type="float">
            <text:p>22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3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0]+1.40625" office:value-type="float" office:value="335.6875" calcext:value-type="float">
            <text:p>335,6875</text:p>
          </table:table-cell>
          <table:table-cell table:formula="of:=[.$A$3]*SIN(RADIANS([.B241]))" office:value-type="float" office:value="-104.986862470826" calcext:value-type="float">
            <text:p>-105,0</text:p>
          </table:table-cell>
          <table:table-cell table:formula="of:=[.$A$3]*SIN(RADIANS([.B241]-120))" office:value-type="float" office:value="-148.757827223756" calcext:value-type="float">
            <text:p>-148,8</text:p>
          </table:table-cell>
          <table:table-cell table:formula="of:=[.$A$3]*SIN(RADIANS([.B241]+120))" office:value-type="float" office:value="253.744689694581" calcext:value-type="float">
            <text:p>253,7</text:p>
          </table:table-cell>
          <table:table-cell table:style-name="ce10"/>
          <table:table-cell table:style-name="ce6" table:formula="of:=(MIN([.C241];[.D241];[.E241])+MAX([.C241];[.D241];[.E241]))/2" office:value-type="float" office:value="52.4934312354128" calcext:value-type="float">
            <text:p>52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1]-[.G241]+[.$A$3])/2" office:value-type="float" office:value="26.8743707704156" calcext:value-type="float">
            <text:p>27</text:p>
          </table:table-cell>
          <table:table-cell table:style-name="ce12" table:formula="of:=([.E241]-[.G241]+[.$A$3])/2" office:value-type="float" office:value="228.125629229584" calcext:value-type="float">
            <text:p>22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1]+1.40625" office:value-type="float" office:value="337.09375" calcext:value-type="float">
            <text:p>337,09375</text:p>
          </table:table-cell>
          <table:table-cell table:formula="of:=[.$A$3]*SIN(RADIANS([.B242]))" office:value-type="float" office:value="-99.252230558965" calcext:value-type="float">
            <text:p>-99,3</text:p>
          </table:table-cell>
          <table:table-cell table:formula="of:=[.$A$3]*SIN(RADIANS([.B242]-120))" office:value-type="float" office:value="-153.795850217861" calcext:value-type="float">
            <text:p>-153,8</text:p>
          </table:table-cell>
          <table:table-cell table:formula="of:=[.$A$3]*SIN(RADIANS([.B242]+120))" office:value-type="float" office:value="253.048080776826" calcext:value-type="float">
            <text:p>253,0</text:p>
          </table:table-cell>
          <table:table-cell table:style-name="ce10"/>
          <table:table-cell table:style-name="ce6" table:formula="of:=(MIN([.C242];[.D242];[.E242])+MAX([.C242];[.D242];[.E242]))/2" office:value-type="float" office:value="49.6261152794826" calcext:value-type="float">
            <text:p>4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2]-[.G242]+[.$A$3])/2" office:value-type="float" office:value="25.7890172513282" calcext:value-type="float">
            <text:p>26</text:p>
          </table:table-cell>
          <table:table-cell table:style-name="ce12" table:formula="of:=([.E242]-[.G242]+[.$A$3])/2" office:value-type="float" office:value="229.210982748672" calcext:value-type="float">
            <text:p>229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2]+1.40625" office:value-type="float" office:value="338.5" calcext:value-type="float">
            <text:p>338,5</text:p>
          </table:table-cell>
          <table:table-cell table:formula="of:=[.$A$3]*SIN(RADIANS([.B243]))" office:value-type="float" office:value="-93.4578128146958" calcext:value-type="float">
            <text:p>-93,5</text:p>
          </table:table-cell>
          <table:table-cell table:formula="of:=[.$A$3]*SIN(RADIANS([.B243]-120))" office:value-type="float" office:value="-158.741232342593" calcext:value-type="float">
            <text:p>-158,7</text:p>
          </table:table-cell>
          <table:table-cell table:formula="of:=[.$A$3]*SIN(RADIANS([.B243]+120))" office:value-type="float" office:value="252.199045157289" calcext:value-type="float">
            <text:p>252,2</text:p>
          </table:table-cell>
          <table:table-cell table:style-name="ce10"/>
          <table:table-cell table:style-name="ce6" table:formula="of:=(MIN([.C243];[.D243];[.E243])+MAX([.C243];[.D243];[.E243]))/2" office:value-type="float" office:value="46.7289064073479" calcext:value-type="float">
            <text:p>46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3]-[.G243]+[.$A$3])/2" office:value-type="float" office:value="24.7649306250295" calcext:value-type="float">
            <text:p>25</text:p>
          </table:table-cell>
          <table:table-cell table:style-name="ce12" table:formula="of:=([.E243]-[.G243]+[.$A$3])/2" office:value-type="float" office:value="230.235069374971" calcext:value-type="float">
            <text:p>230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3]+1.40625" office:value-type="float" office:value="339.90625" calcext:value-type="float">
            <text:p>339,90625</text:p>
          </table:table-cell>
          <table:table-cell table:formula="of:=[.$A$3]*SIN(RADIANS([.B244]))" office:value-type="float" office:value="-87.6070995785997" calcext:value-type="float">
            <text:p>-87,6</text:p>
          </table:table-cell>
          <table:table-cell table:formula="of:=[.$A$3]*SIN(RADIANS([.B244]-120))" office:value-type="float" office:value="-163.590994684678" calcext:value-type="float">
            <text:p>-163,6</text:p>
          </table:table-cell>
          <table:table-cell table:formula="of:=[.$A$3]*SIN(RADIANS([.B244]+120))" office:value-type="float" office:value="251.198094263278" calcext:value-type="float">
            <text:p>251,2</text:p>
          </table:table-cell>
          <table:table-cell table:style-name="ce10"/>
          <table:table-cell table:style-name="ce6" table:formula="of:=(MIN([.C244];[.D244];[.E244])+MAX([.C244];[.D244];[.E244]))/2" office:value-type="float" office:value="43.8035497892999" calcext:value-type="float">
            <text:p>43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4]-[.G244]+[.$A$3])/2" office:value-type="float" office:value="23.802727763011" calcext:value-type="float">
            <text:p>24</text:p>
          </table:table-cell>
          <table:table-cell table:style-name="ce12" table:formula="of:=([.E244]-[.G244]+[.$A$3])/2" office:value-type="float" office:value="231.197272236989" calcext:value-type="float">
            <text:p>231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4]+1.40625" office:value-type="float" office:value="341.3125" calcext:value-type="float">
            <text:p>341,3125</text:p>
          </table:table-cell>
          <table:table-cell table:formula="of:=[.$A$3]*SIN(RADIANS([.B245]))" office:value-type="float" office:value="-81.7036151015579" calcext:value-type="float">
            <text:p>-81,7</text:p>
          </table:table-cell>
          <table:table-cell table:formula="of:=[.$A$3]*SIN(RADIANS([.B245]-120))" office:value-type="float" office:value="-168.342215928627" calcext:value-type="float">
            <text:p>-168,3</text:p>
          </table:table-cell>
          <table:table-cell table:formula="of:=[.$A$3]*SIN(RADIANS([.B245]+120))" office:value-type="float" office:value="250.045831030185" calcext:value-type="float">
            <text:p>250,0</text:p>
          </table:table-cell>
          <table:table-cell table:style-name="ce10"/>
          <table:table-cell table:style-name="ce6" table:formula="of:=(MIN([.C245];[.D245];[.E245])+MAX([.C245];[.D245];[.E245]))/2" office:value-type="float" office:value="40.851807550779" calcext:value-type="float">
            <text:p>4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5]-[.G245]+[.$A$3])/2" office:value-type="float" office:value="22.902988260297" calcext:value-type="float">
            <text:p>23</text:p>
          </table:table-cell>
          <table:table-cell table:style-name="ce12" table:formula="of:=([.E245]-[.G245]+[.$A$3])/2" office:value-type="float" office:value="232.097011739703" calcext:value-type="float">
            <text:p>232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5]+1.40625" office:value-type="float" office:value="342.71875" calcext:value-type="float">
            <text:p>342,71875</text:p>
          </table:table-cell>
          <table:table-cell table:formula="of:=[.$A$3]*SIN(RADIANS([.B246]))" office:value-type="float" office:value="-75.7509154218739" calcext:value-type="float">
            <text:p>-75,8</text:p>
          </table:table-cell>
          <table:table-cell table:formula="of:=[.$A$3]*SIN(RADIANS([.B246]-120))" office:value-type="float" office:value="-172.992034116422" calcext:value-type="float">
            <text:p>-173,0</text:p>
          </table:table-cell>
          <table:table-cell table:formula="of:=[.$A$3]*SIN(RADIANS([.B246]+120))" office:value-type="float" office:value="248.742949538295" calcext:value-type="float">
            <text:p>248,7</text:p>
          </table:table-cell>
          <table:table-cell table:style-name="ce10"/>
          <table:table-cell table:style-name="ce6" table:formula="of:=(MIN([.C246];[.D246];[.E246])+MAX([.C246];[.D246];[.E246]))/2" office:value-type="float" office:value="37.8754577109369" calcext:value-type="float">
            <text:p>37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6]-[.G246]+[.$A$3])/2" office:value-type="float" office:value="22.0662540863206" calcext:value-type="float">
            <text:p>22</text:p>
          </table:table-cell>
          <table:table-cell table:style-name="ce12" table:formula="of:=([.E246]-[.G246]+[.$A$3])/2" office:value-type="float" office:value="232.933745913679" calcext:value-type="float">
            <text:p>233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6]+1.40625" office:value-type="float" office:value="344.125" calcext:value-type="float">
            <text:p>344,125</text:p>
          </table:table-cell>
          <table:table-cell table:formula="of:=[.$A$3]*SIN(RADIANS([.B247]))" office:value-type="float" office:value="-69.7525862232489" calcext:value-type="float">
            <text:p>-69,8</text:p>
          </table:table-cell>
          <table:table-cell table:formula="of:=[.$A$3]*SIN(RADIANS([.B247]-120))" office:value-type="float" office:value="-177.537648371453" calcext:value-type="float">
            <text:p>-177,5</text:p>
          </table:table-cell>
          <table:table-cell table:formula="of:=[.$A$3]*SIN(RADIANS([.B247]+120))" office:value-type="float" office:value="247.290234594702" calcext:value-type="float">
            <text:p>247,3</text:p>
          </table:table-cell>
          <table:table-cell table:style-name="ce10"/>
          <table:table-cell table:style-name="ce6" table:formula="of:=(MIN([.C247];[.D247];[.E247])+MAX([.C247];[.D247];[.E247]))/2" office:value-type="float" office:value="34.8762931116244" calcext:value-type="float">
            <text:p>34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7]-[.G247]+[.$A$3])/2" office:value-type="float" office:value="21.2930292584613" calcext:value-type="float">
            <text:p>21</text:p>
          </table:table-cell>
          <table:table-cell table:style-name="ce12" table:formula="of:=([.E247]-[.G247]+[.$A$3])/2" office:value-type="float" office:value="233.706970741539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7]+1.40625" office:value-type="float" office:value="345.53125" calcext:value-type="float">
            <text:p>345,53125</text:p>
          </table:table-cell>
          <table:table-cell table:formula="of:=[.$A$3]*SIN(RADIANS([.B248]))" office:value-type="float" office:value="-63.7122406749002" calcext:value-type="float">
            <text:p>-63,7</text:p>
          </table:table-cell>
          <table:table-cell table:formula="of:=[.$A$3]*SIN(RADIANS([.B248]-120))" office:value-type="float" office:value="-181.976320585665" calcext:value-type="float">
            <text:p>-182,0</text:p>
          </table:table-cell>
          <table:table-cell table:formula="of:=[.$A$3]*SIN(RADIANS([.B248]+120))" office:value-type="float" office:value="245.688561260566" calcext:value-type="float">
            <text:p>245,7</text:p>
          </table:table-cell>
          <table:table-cell table:style-name="ce10"/>
          <table:table-cell table:style-name="ce6" table:formula="of:=(MIN([.C248];[.D248];[.E248])+MAX([.C248];[.D248];[.E248]))/2" office:value-type="float" office:value="31.8561203374501" calcext:value-type="float">
            <text:p>31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8]-[.G248]+[.$A$3])/2" office:value-type="float" office:value="20.5837795384424" calcext:value-type="float">
            <text:p>21</text:p>
          </table:table-cell>
          <table:table-cell table:style-name="ce12" table:formula="of:=([.E248]-[.G248]+[.$A$3])/2" office:value-type="float" office:value="234.416220461558" calcext:value-type="float">
            <text:p>234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7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8]+1.40625" office:value-type="float" office:value="346.9375" calcext:value-type="float">
            <text:p>346,9375</text:p>
          </table:table-cell>
          <table:table-cell table:formula="of:=[.$A$3]*SIN(RADIANS([.B249]))" office:value-type="float" office:value="-57.6335172551231" calcext:value-type="float">
            <text:p>-57,6</text:p>
          </table:table-cell>
          <table:table-cell table:formula="of:=[.$A$3]*SIN(RADIANS([.B249]-120))" office:value-type="float" office:value="-186.30537706889" calcext:value-type="float">
            <text:p>-186,3</text:p>
          </table:table-cell>
          <table:table-cell table:formula="of:=[.$A$3]*SIN(RADIANS([.B249]+120))" office:value-type="float" office:value="243.938894324013" calcext:value-type="float">
            <text:p>243,9</text:p>
          </table:table-cell>
          <table:table-cell table:style-name="ce10"/>
          <table:table-cell table:style-name="ce6" table:formula="of:=(MIN([.C249];[.D249];[.E249])+MAX([.C249];[.D249];[.E249]))/2" office:value-type="float" office:value="28.8167586275615" calcext:value-type="float">
            <text:p>28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49]-[.G249]+[.$A$3])/2" office:value-type="float" office:value="19.9389321517742" calcext:value-type="float">
            <text:p>20</text:p>
          </table:table-cell>
          <table:table-cell table:style-name="ce12" table:formula="of:=([.E249]-[.G249]+[.$A$3])/2" office:value-type="float" office:value="235.061067848226" calcext:value-type="float">
            <text:p>235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8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49]+1.40625" office:value-type="float" office:value="348.34375" calcext:value-type="float">
            <text:p>348,34375</text:p>
          </table:table-cell>
          <table:table-cell table:formula="of:=[.$A$3]*SIN(RADIANS([.B250]))" office:value-type="float" office:value="-51.5200775596073" calcext:value-type="float">
            <text:p>-51,5</text:p>
          </table:table-cell>
          <table:table-cell table:formula="of:=[.$A$3]*SIN(RADIANS([.B250]-120))" office:value-type="float" office:value="-190.522210159375" calcext:value-type="float">
            <text:p>-190,5</text:p>
          </table:table-cell>
          <table:table-cell table:formula="of:=[.$A$3]*SIN(RADIANS([.B250]+120))" office:value-type="float" office:value="242.042287718983" calcext:value-type="float">
            <text:p>242,0</text:p>
          </table:table-cell>
          <table:table-cell table:style-name="ce10"/>
          <table:table-cell table:style-name="ce6" table:formula="of:=(MIN([.C250];[.D250];[.E250])+MAX([.C250];[.D250];[.E250]))/2" office:value-type="float" office:value="25.7600387798037" calcext:value-type="float">
            <text:p>25,8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0]-[.G250]+[.$A$3])/2" office:value-type="float" office:value="19.3588755304107" calcext:value-type="float">
            <text:p>19</text:p>
          </table:table-cell>
          <table:table-cell table:style-name="ce12" table:formula="of:=([.E250]-[.G250]+[.$A$3])/2" office:value-type="float" office:value="235.64112446959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49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0]+1.40625" office:value-type="float" office:value="349.75" calcext:value-type="float">
            <text:p>349,75</text:p>
          </table:table-cell>
          <table:table-cell table:formula="of:=[.$A$3]*SIN(RADIANS([.B251]))" office:value-type="float" office:value="-45.3756040958296" calcext:value-type="float">
            <text:p>-45,4</text:p>
          </table:table-cell>
          <table:table-cell table:formula="of:=[.$A$3]*SIN(RADIANS([.B251]-120))" office:value-type="float" office:value="-194.624279794545" calcext:value-type="float">
            <text:p>-194,6</text:p>
          </table:table-cell>
          <table:table-cell table:formula="of:=[.$A$3]*SIN(RADIANS([.B251]+120))" office:value-type="float" office:value="239.999883890374" calcext:value-type="float">
            <text:p>240,0</text:p>
          </table:table-cell>
          <table:table-cell table:style-name="ce10"/>
          <table:table-cell table:style-name="ce6" table:formula="of:=(MIN([.C251];[.D251];[.E251])+MAX([.C251];[.D251];[.E251]))/2" office:value-type="float" office:value="22.6878020479148" calcext:value-type="float">
            <text:p>22,7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1]-[.G251]+[.$A$3])/2" office:value-type="float" office:value="18.8439590787701" calcext:value-type="float">
            <text:p>19</text:p>
          </table:table-cell>
          <table:table-cell table:style-name="ce12" table:formula="of:=([.E251]-[.G251]+[.$A$3])/2" office:value-type="float" office:value="236.15604092123" calcext:value-type="float">
            <text:p>236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0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1]+1.40625" office:value-type="float" office:value="351.15625" calcext:value-type="float">
            <text:p>351,15625</text:p>
          </table:table-cell>
          <table:table-cell table:formula="of:=[.$A$3]*SIN(RADIANS([.B252]))" office:value-type="float" office:value="-39.2037980648477" calcext:value-type="float">
            <text:p>-39,2</text:p>
          </table:table-cell>
          <table:table-cell table:formula="of:=[.$A$3]*SIN(RADIANS([.B252]-120))" office:value-type="float" office:value="-198.609115041037" calcext:value-type="float">
            <text:p>-198,6</text:p>
          </table:table-cell>
          <table:table-cell table:formula="of:=[.$A$3]*SIN(RADIANS([.B252]+120))" office:value-type="float" office:value="237.812913105884" calcext:value-type="float">
            <text:p>237,8</text:p>
          </table:table-cell>
          <table:table-cell table:style-name="ce10"/>
          <table:table-cell table:style-name="ce6" table:formula="of:=(MIN([.C252];[.D252];[.E252])+MAX([.C252];[.D252];[.E252]))/2" office:value-type="float" office:value="19.6018990324239" calcext:value-type="float">
            <text:p>19,6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2]-[.G252]+[.$A$3])/2" office:value-type="float" office:value="18.3944929632696" calcext:value-type="float">
            <text:p>18</text:p>
          </table:table-cell>
          <table:table-cell table:style-name="ce12" table:formula="of:=([.E252]-[.G252]+[.$A$3])/2" office:value-type="float" office:value="236.60550703673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1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2]+1.40625" office:value-type="float" office:value="352.5625" calcext:value-type="float">
            <text:p>352,5625</text:p>
          </table:table-cell>
          <table:table-cell table:formula="of:=[.$A$3]*SIN(RADIANS([.B253]))" office:value-type="float" office:value="-33.0083771318359" calcext:value-type="float">
            <text:p>-33,0</text:p>
          </table:table-cell>
          <table:table-cell table:formula="of:=[.$A$3]*SIN(RADIANS([.B253]-120))" office:value-type="float" office:value="-202.474315583101" calcext:value-type="float">
            <text:p>-202,5</text:p>
          </table:table-cell>
          <table:table-cell table:formula="of:=[.$A$3]*SIN(RADIANS([.B253]+120))" office:value-type="float" office:value="235.482692714937" calcext:value-type="float">
            <text:p>235,5</text:p>
          </table:table-cell>
          <table:table-cell table:style-name="ce10"/>
          <table:table-cell table:style-name="ce6" table:formula="of:=(MIN([.C253];[.D253];[.E253])+MAX([.C253];[.D253];[.E253]))/2" office:value-type="float" office:value="16.504188565918" calcext:value-type="float">
            <text:p>16,5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3]-[.G253]+[.$A$3])/2" office:value-type="float" office:value="18.0107479254905" calcext:value-type="float">
            <text:p>18</text:p>
          </table:table-cell>
          <table:table-cell table:style-name="ce12" table:formula="of:=([.E253]-[.G253]+[.$A$3])/2" office:value-type="float" office:value="236.98925207451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2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3]+1.40625" office:value-type="float" office:value="353.96875" calcext:value-type="float">
            <text:p>353,96875</text:p>
          </table:table-cell>
          <table:table-cell table:formula="of:=[.$A$3]*SIN(RADIANS([.B254]))" office:value-type="float" office:value="-26.7930731867027" calcext:value-type="float">
            <text:p>-26,8</text:p>
          </table:table-cell>
          <table:table-cell table:formula="of:=[.$A$3]*SIN(RADIANS([.B254]-120))" office:value-type="float" office:value="-206.21755316846" calcext:value-type="float">
            <text:p>-206,2</text:p>
          </table:table-cell>
          <table:table-cell table:formula="of:=[.$A$3]*SIN(RADIANS([.B254]+120))" office:value-type="float" office:value="233.010626355163" calcext:value-type="float">
            <text:p>233,0</text:p>
          </table:table-cell>
          <table:table-cell table:style-name="ce10"/>
          <table:table-cell table:style-name="ce6" table:formula="of:=(MIN([.C254];[.D254];[.E254])+MAX([.C254];[.D254];[.E254]))/2" office:value-type="float" office:value="13.3965365933514" calcext:value-type="float">
            <text:p>13,4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4]-[.G254]+[.$A$3])/2" office:value-type="float" office:value="17.6929551190943" calcext:value-type="float">
            <text:p>18</text:p>
          </table:table-cell>
          <table:table-cell table:style-name="ce12" table:formula="of:=([.E254]-[.G254]+[.$A$3])/2" office:value-type="float" office:value="237.307044880906" calcext:value-type="float">
            <text:p>237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3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4]+1.40625" office:value-type="float" office:value="355.375" calcext:value-type="float">
            <text:p>355,375</text:p>
          </table:table-cell>
          <table:table-cell table:formula="of:=[.$A$3]*SIN(RADIANS([.B255]))" office:value-type="float" office:value="-20.5616300961393" calcext:value-type="float">
            <text:p>-20,6</text:p>
          </table:table-cell>
          <table:table-cell table:formula="of:=[.$A$3]*SIN(RADIANS([.B255]-120))" office:value-type="float" office:value="-209.836573010762" calcext:value-type="float">
            <text:p>-209,8</text:p>
          </table:table-cell>
          <table:table-cell table:formula="of:=[.$A$3]*SIN(RADIANS([.B255]+120))" office:value-type="float" office:value="230.398203106901" calcext:value-type="float">
            <text:p>230,4</text:p>
          </table:table-cell>
          <table:table-cell table:style-name="ce10"/>
          <table:table-cell table:style-name="ce6" table:formula="of:=(MIN([.C255];[.D255];[.E255])+MAX([.C255];[.D255];[.E255]))/2" office:value-type="float" office:value="10.2808150480696" calcext:value-type="float">
            <text:p>10,3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5]-[.G255]+[.$A$3])/2" office:value-type="float" office:value="17.4413059705842" calcext:value-type="float">
            <text:p>17</text:p>
          </table:table-cell>
          <table:table-cell table:style-name="ce12" table:formula="of:=([.E255]-[.G255]+[.$A$3])/2" office:value-type="float" office:value="237.558694029416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4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5]+1.40625" office:value-type="float" office:value="356.78125" calcext:value-type="float">
            <text:p>356,78125</text:p>
          </table:table-cell>
          <table:table-cell table:formula="of:=[.$A$3]*SIN(RADIANS([.B256]))" office:value-type="float" office:value="-14.3178014484549" calcext:value-type="float">
            <text:p>-14,3</text:p>
          </table:table-cell>
          <table:table-cell table:formula="of:=[.$A$3]*SIN(RADIANS([.B256]-120))" office:value-type="float" office:value="-213.329195147776" calcext:value-type="float">
            <text:p>-213,3</text:p>
          </table:table-cell>
          <table:table-cell table:formula="of:=[.$A$3]*SIN(RADIANS([.B256]+120))" office:value-type="float" office:value="227.646996596231" calcext:value-type="float">
            <text:p>227,6</text:p>
          </table:table-cell>
          <table:table-cell table:style-name="ce10"/>
          <table:table-cell table:style-name="ce6" table:formula="of:=(MIN([.C256];[.D256];[.E256])+MAX([.C256];[.D256];[.E256]))/2" office:value-type="float" office:value="7.15890072422749" calcext:value-type="float">
            <text:p>7,2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6]-[.G256]+[.$A$3])/2" office:value-type="float" office:value="17.2559520639983" calcext:value-type="float">
            <text:p>17</text:p>
          </table:table-cell>
          <table:table-cell table:style-name="ce12" table:formula="of:=([.E256]-[.G256]+[.$A$3])/2" office:value-type="float" office:value="237.7440479360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5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6]+1.40625" office:value-type="float" office:value="358.1875" calcext:value-type="float">
            <text:p>358,1875</text:p>
          </table:table-cell>
          <table:table-cell table:formula="of:=[.$A$3]*SIN(RADIANS([.B257]))" office:value-type="float" office:value="-8.06534829255498" calcext:value-type="float">
            <text:p>-8,1</text:p>
          </table:table-cell>
          <table:table-cell table:formula="of:=[.$A$3]*SIN(RADIANS([.B257]-120))" office:value-type="float" office:value="-216.693315754526" calcext:value-type="float">
            <text:p>-216,7</text:p>
          </table:table-cell>
          <table:table-cell table:formula="of:=[.$A$3]*SIN(RADIANS([.B257]+120))" office:value-type="float" office:value="224.758664047081" calcext:value-type="float">
            <text:p>224,8</text:p>
          </table:table-cell>
          <table:table-cell table:style-name="ce10"/>
          <table:table-cell table:style-name="ce6" table:formula="of:=(MIN([.C257];[.D257];[.E257])+MAX([.C257];[.D257];[.E257]))/2" office:value-type="float" office:value="4.0326741462775" calcext:value-type="float">
            <text:p>4,0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 table:style-name="ce12" table:formula="of:=([.D257]-[.G257]+[.$A$3])/2" office:value-type="float" office:value="17.1370050495983" calcext:value-type="float">
            <text:p>17</text:p>
          </table:table-cell>
          <table:table-cell table:style-name="ce12" table:formula="of:=([.E257]-[.G257]+[.$A$3])/2" office:value-type="float" office:value="237.86299495040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 office:value-type="string" calcext:value-type="string">
            <text:p>,</text:p>
          </table:table-cell>
          <table:table-cell/>
          <table:table-cell table:formula="of:=[.P256]" office:value-type="float" office:value="127" calcext:value-type="float">
            <text:p>127</text:p>
          </table:table-cell>
          <table:table-cell table:style-name="ce12"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[.B257]+1.40625" office:value-type="float" office:value="359.59375" calcext:value-type="float">
            <text:p>359,59375</text:p>
          </table:table-cell>
          <table:table-cell table:formula="of:=[.$A$3]*SIN(RADIANS([.B258]))" office:value-type="float" office:value="-1.80803687242645" calcext:value-type="float">
            <text:p>-1,8</text:p>
          </table:table-cell>
          <table:table-cell table:formula="of:=[.$A$3]*SIN(RADIANS([.B258]-120))" office:value-type="float" office:value="-219.926908410551" calcext:value-type="float">
            <text:p>-219,9</text:p>
          </table:table-cell>
          <table:table-cell table:formula="of:=[.$A$3]*SIN(RADIANS([.B258]+120))" office:value-type="float" office:value="221.734945282977" calcext:value-type="float">
            <text:p>221,7</text:p>
          </table:table-cell>
          <table:table-cell table:style-name="ce10"/>
          <table:table-cell table:style-name="ce6" table:formula="of:=(MIN([.C258];[.D258];[.E258])+MAX([.C258];[.D258];[.E258]))/2" office:value-type="float" office:value="0.904018436213121" calcext:value-type="float">
            <text:p>0,9</text:p>
          </table:table-cell>
          <table:table-cell table:style-name="ce26" table:formula="of:=0" office:value-type="float" office:value="0" calcext:value-type="float">
            <text:p>0</text:p>
          </table:table-cell>
          <table:table-cell table:style-name="ce12"/>
          <table:table-cell table:style-name="ce12" table:formula="of:=([.D258]-[.G258]+[.$A$3])/2" office:value-type="float" office:value="17.084536576618" calcext:value-type="float">
            <text:p>17</text:p>
          </table:table-cell>
          <table:table-cell table:style-name="ce12" table:formula="of:=([.E258]-[.G258]+[.$A$3])/2" office:value-type="float" office:value="237.915463423382" calcext:value-type="float">
            <text:p>238</text:p>
          </table:table-cell>
          <table:table-cell table:style-name="ce10"/>
          <table:table-cell table:formula="of:=0" office:value-type="float" office:value="0" calcext:value-type="float">
            <text:p>0</text:p>
          </table:table-cell>
          <table:table-cell table:style-name="ce12"/>
          <table:table-cell/>
          <table:table-cell table:formula="of:=[.P257]" office:value-type="float" office:value="127" calcext:value-type="float">
            <text:p>127</text:p>
          </table:table-cell>
          <table:table-cell table:style-name="ce12"/>
          <table:table-cell table:number-columns-repeated="6"/>
        </table:table-row>
        <table:table-row table:style-name="ro1" table:number-rows-repeated="4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26"/>
          <table:table-cell table:style-name="ce12" table:number-columns-repeated="3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 table:number-rows-repeated="63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style-name="ce12" table:number-columns-repeated="4"/>
          <table:table-cell table:style-name="ce10"/>
          <table:table-cell/>
          <table:table-cell table:style-name="ce12"/>
          <table:table-cell table:number-columns-repeated="2"/>
          <table:table-cell table:style-name="ce12"/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3"/>
          <table:table-cell table:style-name="ce10"/>
          <table:table-cell table:style-name="ce6"/>
          <table:table-cell table:number-columns-repeated="4"/>
          <table:table-cell table:style-name="ce10"/>
          <table:table-cell table:number-columns-repeated="11"/>
        </table:table-row>
        <table:table-row table:style-name="ro1" table:number-rows-repeated="104821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5" loext:min-decimal-places="5" number:min-integer-digits="1"/>
    </number:number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-00-0000</text:date>, <text:time style:data-style-name="N2" text:time-value="16:52:13.4232807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6T17:39:27.10</meta:creation-date>
    <dc:date>2017-09-13T17:30:59.373485892</dc:date>
    <meta:editing-duration>P3DT4H42M30S</meta:editing-duration>
    <meta:editing-cycles>36</meta:editing-cycles>
    <meta:generator>LibreOffice/5.3.1.2$Linux_X86_64 LibreOffice_project/30m0$Build-2</meta:generator>
    <meta:document-statistic meta:table-count="2" meta:cell-count="420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945cm" svg:height="10.399cm" xlink:href=".." xlink:type="simple" chart:class="chart:line" chart:style-name="ch1">
        <chart:legend chart:legend-position="end" svg:x="26.278cm" svg:y="4.481cm" style:legend-expansion="high" chart:style-name="ch2"/>
        <chart:plot-area chart:style-name="ch3" table:cell-range-address="Sheet1.B2:Sheet1.E258" chart:data-source-has-labels="both" svg:x="0.578cm" svg:y="0.207cm" svg:width="25.122cm" svg:height="9.985cm">
          <chartooo:coordinate-region svg:x="1.782cm" svg:y="0.38cm" svg:width="23.918cm" svg:height="9.64cm"/>
          <chart:axis chart:dimension="x" chart:name="primary-x" chart:style-name="ch4" chartooo:axis-type="auto">
            <chartooo:date-scale/>
            <chart:categories table:cell-range-address="Sheet1.B3:Sheet1.B2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258" chart:label-cell-address="Sheet1.C2:Sheet1.C2" chart:class="chart:line">
            <chart:data-point chart:repeated="256"/>
          </chart:series>
          <chart:series chart:style-name="ch8" chart:values-cell-range-address="Sheet1.D3:Sheet1.D258" chart:label-cell-address="Sheet1.D2:Sheet1.D2" chart:class="chart:line">
            <chart:data-point chart:repeated="256"/>
          </chart:series>
          <chart:series chart:style-name="ch9" chart:values-cell-range-address="Sheet1.E3:Sheet1.E258" chart:label-cell-address="Sheet1.E2:Sheet1.E2" chart:class="chart:line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hase A</text:p>
                <draw:g>
                  <svg:desc>Sheet1.C2:Sheet1.C2</svg:desc>
                </draw:g>
              </table:table-cell>
              <table:table-cell office:value-type="string">
                <text:p>Phase B</text:p>
                <draw:g>
                  <svg:desc>Sheet1.D2:Sheet1.D2</svg:desc>
                </draw:g>
              </table:table-cell>
              <table:table-cell office:value-type="string">
                <text:p>Phase C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:Sheet1.B258</svg:desc>
                </draw:g>
              </table:table-cell>
              <table:table-cell office:value-type="float" office:value="4.4503636415073">
                <text:p>4.4503636415073</text:p>
                <draw:g>
                  <svg:desc>Sheet1.C3:Sheet1.C258</svg:desc>
                </draw:g>
              </table:table-cell>
              <table:table-cell office:value-type="float" office:value="-223.028025320546">
                <text:p>-223.028025320546</text:p>
                <draw:g>
                  <svg:desc>Sheet1.D3:Sheet1.D258</svg:desc>
                </draw:g>
              </table:table-cell>
              <table:table-cell office:value-type="float" office:value="218.577661679039">
                <text:p>218.577661679039</text:p>
                <draw:g>
                  <svg:desc>Sheet1.E3:Sheet1.E258</svg:desc>
                </draw:g>
              </table:table-cell>
            </table:table-row>
            <table:table-row>
              <table:table-cell office:value-type="float" office:value="2.40625">
                <text:p>2.40625</text:p>
              </table:table-cell>
              <table:table-cell office:value-type="float" office:value="10.7060834227931">
                <text:p>10.7060834227931</text:p>
              </table:table-cell>
              <table:table-cell office:value-type="float" office:value="-225.994798487643">
                <text:p>-225.994798487643</text:p>
              </table:table-cell>
              <table:table-cell office:value-type="float" office:value="215.28871506485">
                <text:p>215.28871506485</text:p>
              </table:table-cell>
            </table:table-row>
            <table:table-row>
              <table:table-cell office:value-type="float" office:value="3.8125">
                <text:p>3.8125</text:p>
              </table:table-cell>
              <table:table-cell office:value-type="float" office:value="16.9553542597513">
                <text:p>16.9553542597513</text:p>
              </table:table-cell>
              <table:table-cell office:value-type="float" office:value="-228.82544083862">
                <text:p>-228.82544083862</text:p>
              </table:table-cell>
              <table:table-cell office:value-type="float" office:value="211.870086578869">
                <text:p>211.870086578869</text:p>
              </table:table-cell>
            </table:table-row>
            <table:table-row>
              <table:table-cell office:value-type="float" office:value="5.21875">
                <text:p>5.21875</text:p>
              </table:table-cell>
              <table:table-cell office:value-type="float" office:value="23.1944118253049">
                <text:p>23.1944118253049</text:p>
              </table:table-cell>
              <table:table-cell office:value-type="float" office:value="-231.518247300371">
                <text:p>-231.518247300371</text:p>
              </table:table-cell>
              <table:table-cell office:value-type="float" office:value="208.323835475066">
                <text:p>208.323835475066</text:p>
              </table:table-cell>
            </table:table-row>
            <table:table-row>
              <table:table-cell office:value-type="float" office:value="6.625">
                <text:p>6.625</text:p>
              </table:table-cell>
              <table:table-cell office:value-type="float" office:value="29.4194979444699">
                <text:p>29.4194979444699</text:p>
              </table:table-cell>
              <table:table-cell office:value-type="float" office:value="-234.071595826973">
                <text:p>-234.071595826973</text:p>
              </table:table-cell>
              <table:table-cell office:value-type="float" office:value="204.652097882503">
                <text:p>204.652097882503</text:p>
              </table:table-cell>
            </table:table-row>
            <table:table-row>
              <table:table-cell office:value-type="float" office:value="8.03125">
                <text:p>8.03125</text:p>
              </table:table-cell>
              <table:table-cell office:value-type="float" office:value="35.626862858139">
                <text:p>35.626862858139</text:p>
              </table:table-cell>
              <table:table-cell office:value-type="float" office:value="-236.483948376749">
                <text:p>-236.483948376749</text:p>
              </table:table-cell>
              <table:table-cell office:value-type="float" office:value="200.85708551861">
                <text:p>200.85708551861</text:p>
              </table:table-cell>
            </table:table-row>
            <table:table-row>
              <table:table-cell office:value-type="float" office:value="9.4375">
                <text:p>9.4375</text:p>
              </table:table-cell>
              <table:table-cell office:value-type="float" office:value="41.8127674817966">
                <text:p>41.8127674817966</text:p>
              </table:table-cell>
              <table:table-cell office:value-type="float" office:value="-238.753851838728">
                <text:p>-238.753851838728</text:p>
              </table:table-cell>
              <table:table-cell office:value-type="float" office:value="196.941084356931">
                <text:p>196.941084356931</text:p>
              </table:table-cell>
            </table:table-row>
            <table:table-row>
              <table:table-cell office:value-type="float" office:value="10.84375">
                <text:p>10.84375</text:p>
              </table:table-cell>
              <table:table-cell office:value-type="float" office:value="47.9734856578033">
                <text:p>47.9734856578033</text:p>
              </table:table-cell>
              <table:table-cell office:value-type="float" office:value="-240.879938907941">
                <text:p>-240.879938907941</text:p>
              </table:table-cell>
              <table:table-cell office:value-type="float" office:value="192.906453250137">
                <text:p>192.906453250137</text:p>
              </table:table-cell>
            </table:table-row>
            <table:table-row>
              <table:table-cell office:value-type="float" office:value="12.25">
                <text:p>12.25</text:p>
              </table:table-cell>
              <table:table-cell office:value-type="float" office:value="54.1053063998938">
                <text:p>54.1053063998938</text:p>
              </table:table-cell>
              <table:table-cell office:value-type="float" office:value="-242.860928909036">
                <text:p>-242.860928909036</text:p>
              </table:table-cell>
              <table:table-cell office:value-type="float" office:value="188.755622509142">
                <text:p>188.755622509142</text:p>
              </table:table-cell>
            </table:table-row>
            <table:table-row>
              <table:table-cell office:value-type="float" office:value="13.65625">
                <text:p>13.65625</text:p>
              </table:table-cell>
              <table:table-cell office:value-type="float" office:value="60.2045361285368">
                <text:p>60.2045361285368</text:p>
              </table:table-cell>
              <table:table-cell office:value-type="float" office:value="-244.695628567712">
                <text:p>-244.695628567712</text:p>
              </table:table-cell>
              <table:table-cell office:value-type="float" office:value="184.491092439175">
                <text:p>184.491092439175</text:p>
              </table:table-cell>
            </table:table-row>
            <table:table-row>
              <table:table-cell office:value-type="float" office:value="15.0625">
                <text:p>15.0625</text:p>
              </table:table-cell>
              <table:table-cell office:value-type="float" office:value="66.2675008958085">
                <text:p>66.2675008958085</text:p>
              </table:table-cell>
              <table:table-cell office:value-type="float" office:value="-246.382932729497">
                <text:p>-246.382932729497</text:p>
              </table:table-cell>
              <table:table-cell office:value-type="float" office:value="180.115431833689">
                <text:p>180.115431833689</text:p>
              </table:table-cell>
            </table:table-row>
            <table:table-row>
              <table:table-cell office:value-type="float" office:value="16.46875">
                <text:p>16.46875</text:p>
              </table:table-cell>
              <table:table-cell office:value-type="float" office:value="72.290548598442">
                <text:p>72.290548598442</text:p>
              </table:table-cell>
              <table:table-cell office:value-type="float" office:value="-247.921825025458">
                <text:p>-247.921825025458</text:p>
              </table:table-cell>
              <table:table-cell office:value-type="float" office:value="175.631276427015">
                <text:p>175.631276427015</text:p>
              </table:table-cell>
            </table:table-row>
            <table:table-row>
              <table:table-cell office:value-type="float" office:value="17.875">
                <text:p>17.875</text:p>
              </table:table-cell>
              <table:table-cell office:value-type="float" office:value="78.2700511777176">
                <text:p>78.2700511777176</text:p>
              </table:table-cell>
              <table:table-cell office:value-type="float" office:value="-249.311378484417">
                <text:p>-249.311378484417</text:p>
              </table:table-cell>
              <table:table-cell office:value-type="float" office:value="171.041327306699">
                <text:p>171.041327306699</text:p>
              </table:table-cell>
            </table:table-row>
            <table:table-row>
              <table:table-cell office:value-type="float" office:value="19.28125">
                <text:p>19.28125</text:p>
              </table:table-cell>
              <table:table-cell office:value-type="float" office:value="84.2024068048695">
                <text:p>84.2024068048695</text:p>
              </table:table-cell>
              <table:table-cell office:value-type="float" office:value="-250.55075609133">
                <text:p>-250.55075609133</text:p>
              </table:table-cell>
              <table:table-cell office:value-type="float" office:value="166.34834928646">
                <text:p>166.34834928646</text:p>
              </table:table-cell>
            </table:table-row>
            <table:table-row>
              <table:table-cell office:value-type="float" office:value="20.6875">
                <text:p>20.6875</text:p>
              </table:table-cell>
              <table:table-cell office:value-type="float" office:value="90.0840420506929">
                <text:p>90.0840420506929</text:p>
              </table:table-cell>
              <table:table-cell office:value-type="float" office:value="-251.63921129147">
                <text:p>-251.63921129147</text:p>
              </table:table-cell>
              <table:table-cell office:value-type="float" office:value="161.555169240777">
                <text:p>161.555169240777</text:p>
              </table:table-cell>
            </table:table-row>
            <table:table-row>
              <table:table-cell office:value-type="float" office:value="22.09375">
                <text:p>22.09375</text:p>
              </table:table-cell>
              <table:table-cell office:value-type="float" office:value="95.9114140380442">
                <text:p>95.9114140380442</text:p>
              </table:table-cell>
              <table:table-cell office:value-type="float" office:value="-252.576088440124">
                <text:p>-252.576088440124</text:p>
              </table:table-cell>
              <table:table-cell office:value-type="float" office:value="156.66467440208">
                <text:p>156.6646744020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101.681012575938">
                <text:p>101.681012575938</text:p>
              </table:table-cell>
              <table:table-cell office:value-type="float" office:value="-253.36082319753">
                <text:p>-253.36082319753</text:p>
              </table:table-cell>
              <table:table-cell office:value-type="float" office:value="151.679810621592">
                <text:p>151.679810621592</text:p>
              </table:table-cell>
            </table:table-row>
            <table:table-row>
              <table:table-cell office:value-type="float" office:value="24.90625">
                <text:p>24.90625</text:p>
              </table:table-cell>
              <table:table-cell office:value-type="float" office:value="107.389362273954">
                <text:p>107.389362273954</text:p>
              </table:table-cell>
              <table:table-cell office:value-type="float" office:value="-253.992942868813">
                <text:p>-253.992942868813</text:p>
              </table:table-cell>
              <table:table-cell office:value-type="float" office:value="146.603580594859">
                <text:p>146.603580594859</text:p>
              </table:table-cell>
            </table:table-row>
            <table:table-row>
              <table:table-cell office:value-type="float" office:value="26.3125">
                <text:p>26.3125</text:p>
              </table:table-cell>
              <table:table-cell office:value-type="float" office:value="113.033024635682">
                <text:p>113.033024635682</text:p>
              </table:table-cell>
              <table:table-cell office:value-type="float" office:value="-254.47206668872">
                <text:p>-254.47206668872</text:p>
              </table:table-cell>
              <table:table-cell office:value-type="float" office:value="141.439042053038">
                <text:p>141.439042053038</text:p>
              </table:table-cell>
            </table:table-row>
            <table:table-row>
              <table:table-cell office:value-type="float" office:value="27.71875">
                <text:p>27.71875</text:p>
              </table:table-cell>
              <table:table-cell office:value-type="float" office:value="118.608600129948">
                <text:p>118.608600129948</text:p>
              </table:table-cell>
              <table:table-cell office:value-type="float" office:value="-254.797906050977">
                <text:p>-254.797906050977</text:p>
              </table:table-cell>
              <table:table-cell office:value-type="float" office:value="136.189305921029">
                <text:p>136.189305921029</text:p>
              </table:table-cell>
            </table:table-row>
            <table:table-row>
              <table:table-cell office:value-type="float" office:value="29.125">
                <text:p>29.125</text:p>
              </table:table-cell>
              <table:table-cell office:value-type="float" office:value="124.112730238556">
                <text:p>124.112730238556</text:p>
              </table:table-cell>
              <table:table-cell office:value-type="float" office:value="-254.970264682136">
                <text:p>-254.970264682136</text:p>
              </table:table-cell>
              <table:table-cell office:value-type="float" office:value="130.85753444358">
                <text:p>130.85753444358</text:p>
              </table:table-cell>
            </table:table-row>
            <table:table-row>
              <table:table-cell office:value-type="float" office:value="30.53125">
                <text:p>30.53125</text:p>
              </table:table-cell>
              <table:table-cell office:value-type="float" office:value="129.542099479343">
                <text:p>129.542099479343</text:p>
              </table:table-cell>
              <table:table-cell office:value-type="float" office:value="-254.989038759803">
                <text:p>-254.989038759803</text:p>
              </table:table-cell>
              <table:table-cell office:value-type="float" office:value="125.446939280461">
                <text:p>125.446939280461</text:p>
              </table:table-cell>
            </table:table-row>
            <table:table-row>
              <table:table-cell office:value-type="float" office:value="31.9375">
                <text:p>31.9375</text:p>
              </table:table-cell>
              <table:table-cell office:value-type="float" office:value="134.893437403294">
                <text:p>134.893437403294</text:p>
              </table:table-cell>
              <table:table-cell office:value-type="float" office:value="-254.854216975176">
                <text:p>-254.854216975176</text:p>
              </table:table-cell>
              <table:table-cell office:value-type="float" office:value="119.960779571882">
                <text:p>119.960779571882</text:p>
              </table:table-cell>
            </table:table-row>
            <table:table-row>
              <table:table-cell office:value-type="float" office:value="33.34375">
                <text:p>33.34375</text:p>
              </table:table-cell>
              <table:table-cell office:value-type="float" office:value="140.163520564544">
                <text:p>140.163520564544</text:p>
              </table:table-cell>
              <table:table-cell office:value-type="float" office:value="-254.565880539855">
                <text:p>-254.565880539855</text:p>
              </table:table-cell>
              <table:table-cell office:value-type="float" office:value="114.402359975312">
                <text:p>114.402359975312</text:p>
              </table:table-cell>
            </table:table-row>
            <table:table-row>
              <table:table-cell office:value-type="float" office:value="34.75">
                <text:p>34.75</text:p>
              </table:table-cell>
              <table:table-cell office:value-type="float" office:value="145.349174462057">
                <text:p>145.349174462057</text:p>
              </table:table-cell>
              <table:table-cell office:value-type="float" office:value="-254.124203136929">
                <text:p>-254.124203136929</text:p>
              </table:table-cell>
              <table:table-cell office:value-type="float" office:value="108.775028674872">
                <text:p>108.775028674872</text:p>
              </table:table-cell>
            </table:table-row>
            <table:table-row>
              <table:table-cell office:value-type="float" office:value="36.15625">
                <text:p>36.15625</text:p>
              </table:table-cell>
              <table:table-cell office:value-type="float" office:value="150.447275451831">
                <text:p>150.447275451831</text:p>
              </table:table-cell>
              <table:table-cell office:value-type="float" office:value="-253.529450816349">
                <text:p>-253.529450816349</text:p>
              </table:table-cell>
              <table:table-cell office:value-type="float" office:value="103.082175364519">
                <text:p>103.082175364519</text:p>
              </table:table-cell>
            </table:table-row>
            <table:table-row>
              <table:table-cell office:value-type="float" office:value="37.5625">
                <text:p>37.5625</text:p>
              </table:table-cell>
              <table:table-cell office:value-type="float" office:value="155.454752628458">
                <text:p>155.454752628458</text:p>
              </table:table-cell>
              <table:table-cell office:value-type="float" office:value="-252.781981834674">
                <text:p>-252.781981834674</text:p>
              </table:table-cell>
              <table:table-cell office:value-type="float" office:value="97.3272292062167">
                <text:p>97.3272292062167</text:p>
              </table:table-cell>
            </table:table-row>
            <table:table-row>
              <table:table-cell office:value-type="float" office:value="38.96875">
                <text:p>38.96875</text:p>
              </table:table-cell>
              <table:table-cell office:value-type="float" office:value="160.368589674929">
                <text:p>160.368589674929</text:p>
              </table:table-cell>
              <table:table-cell office:value-type="float" office:value="-251.882246439269">
                <text:p>-251.882246439269</text:p>
              </table:table-cell>
              <table:table-cell office:value-type="float" office:value="91.5136567643404">
                <text:p>91.5136567643404</text:p>
              </table:table-cell>
            </table:table-row>
            <table:table-row>
              <table:table-cell office:value-type="float" office:value="40.375">
                <text:p>40.375</text:p>
              </table:table-cell>
              <table:table-cell office:value-type="float" office:value="165.185826679548">
                <text:p>165.185826679548</text:p>
              </table:table-cell>
              <table:table-cell office:value-type="float" office:value="-250.830786597093">
                <text:p>-250.830786597093</text:p>
              </table:table-cell>
              <table:table-cell office:value-type="float" office:value="85.6449599175453">
                <text:p>85.6449599175453</text:p>
              </table:table-cell>
            </table:table-row>
            <table:table-row>
              <table:table-cell office:value-type="float" office:value="41.78125">
                <text:p>41.78125</text:p>
              </table:table-cell>
              <table:table-cell office:value-type="float" office:value="169.903561918871">
                <text:p>169.903561918871</text:p>
              </table:table-cell>
              <table:table-cell office:value-type="float" office:value="-249.628235668238">
                <text:p>-249.628235668238</text:p>
              </table:table-cell>
              <table:table-cell office:value-type="float" office:value="79.7246737493672">
                <text:p>79.7246737493672</text:p>
              </table:table-cell>
            </table:table-row>
            <table:table-row>
              <table:table-cell office:value-type="float" office:value="43.1875">
                <text:p>43.1875</text:p>
              </table:table-cell>
              <table:table-cell office:value-type="float" office:value="174.518953605597">
                <text:p>174.518953605597</text:p>
              </table:table-cell>
              <table:table-cell office:value-type="float" office:value="-248.275318024417">
                <text:p>-248.275318024417</text:p>
              </table:table-cell>
              <table:table-cell office:value-type="float" office:value="73.75636441882">
                <text:p>73.75636441882</text:p>
              </table:table-cell>
            </table:table-row>
            <table:table-row>
              <table:table-cell office:value-type="float" office:value="44.59375">
                <text:p>44.59375</text:p>
              </table:table-cell>
              <table:table-cell office:value-type="float" office:value="179.029221600356">
                <text:p>179.029221600356</text:p>
              </table:table-cell>
              <table:table-cell office:value-type="float" office:value="-246.772848612631">
                <text:p>-246.772848612631</text:p>
              </table:table-cell>
              <table:table-cell office:value-type="float" office:value="67.743627012275">
                <text:p>67.74362701227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83.431649086356">
                <text:p>183.431649086356</text:p>
              </table:table-cell>
              <table:table-cell office:value-type="float" office:value="-245.121732464271">
                <text:p>-245.121732464271</text:p>
              </table:table-cell>
              <table:table-cell office:value-type="float" office:value="61.6900833779153">
                <text:p>61.6900833779153</text:p>
              </table:table-cell>
            </table:table-row>
            <table:table-row>
              <table:table-cell office:value-type="float" office:value="47.40625">
                <text:p>47.40625</text:p>
              </table:table-cell>
              <table:table-cell office:value-type="float" office:value="187.723584205898">
                <text:p>187.723584205898</text:p>
              </table:table-cell>
              <table:table-cell office:value-type="float" office:value="-243.322964149967">
                <text:p>-243.322964149967</text:p>
              </table:table-cell>
              <table:table-cell office:value-type="float" office:value="55.5993799440695">
                <text:p>55.5993799440695</text:p>
              </table:table-cell>
            </table:table-row>
            <table:table-row>
              <table:table-cell office:value-type="float" office:value="48.8125">
                <text:p>48.8125</text:p>
              </table:table-cell>
              <table:table-cell office:value-type="float" office:value="191.902441657751">
                <text:p>191.902441657751</text:p>
              </table:table-cell>
              <table:table-cell office:value-type="float" office:value="-241.377627180491">
                <text:p>-241.377627180491</text:p>
              </table:table-cell>
              <table:table-cell office:value-type="float" office:value="49.47518552274">
                <text:p>49.47518552274</text:p>
              </table:table-cell>
            </table:table-row>
            <table:table-row>
              <table:table-cell office:value-type="float" office:value="50.21875">
                <text:p>50.21875</text:p>
              </table:table-cell>
              <table:table-cell office:value-type="float" office:value="195.965704254444">
                <text:p>195.965704254444</text:p>
              </table:table-cell>
              <table:table-cell office:value-type="float" office:value="-239.286893354092">
                <text:p>-239.286893354092</text:p>
              </table:table-cell>
              <table:table-cell office:value-type="float" office:value="43.3211890996481">
                <text:p>43.3211890996481</text:p>
              </table:table-cell>
            </table:table-row>
            <table:table-row>
              <table:table-cell office:value-type="float" office:value="51.625">
                <text:p>51.625</text:p>
              </table:table-cell>
              <table:table-cell office:value-type="float" office:value="199.910924438523">
                <text:p>199.910924438523</text:p>
              </table:table-cell>
              <table:table-cell office:value-type="float" office:value="-237.052022050649">
                <text:p>-237.052022050649</text:p>
              </table:table-cell>
              <table:table-cell office:value-type="float" office:value="37.141097612126">
                <text:p>37.141097612126</text:p>
              </table:table-cell>
            </table:table-row>
            <table:table-row>
              <table:table-cell office:value-type="float" office:value="53.03125">
                <text:p>53.03125</text:p>
              </table:table-cell>
              <table:table-cell office:value-type="float" office:value="203.735725756872">
                <text:p>203.735725756872</text:p>
              </table:table-cell>
              <table:table-cell office:value-type="float" office:value="-234.67435947307">
                <text:p>-234.67435947307</text:p>
              </table:table-cell>
              <table:table-cell office:value-type="float" office:value="30.9386337161975">
                <text:p>30.9386337161975</text:p>
              </table:table-cell>
            </table:table-row>
            <table:table-row>
              <table:table-cell office:value-type="float" office:value="54.4375">
                <text:p>54.4375</text:p>
              </table:table-cell>
              <table:table-cell office:value-type="float" office:value="207.437804292195">
                <text:p>207.437804292195</text:p>
              </table:table-cell>
              <table:table-cell office:value-type="float" office:value="-232.155337836383">
                <text:p>-232.155337836383</text:p>
              </table:table-cell>
              <table:table-cell office:value-type="float" office:value="24.7175335441885">
                <text:p>24.7175335441885</text:p>
              </table:table-cell>
            </table:table-row>
            <table:table-row>
              <table:table-cell office:value-type="float" office:value="55.84375">
                <text:p>55.84375</text:p>
              </table:table-cell>
              <table:table-cell office:value-type="float" office:value="211.01493005081">
                <text:p>211.01493005081</text:p>
              </table:table-cell>
              <table:table-cell office:value-type="float" office:value="-229.496474505031">
                <text:p>-229.496474505031</text:p>
              </table:table-cell>
              <table:table-cell office:value-type="float" office:value="18.4815444542205">
                <text:p>18.4815444542205</text:p>
              </table:table-cell>
            </table:table-row>
            <table:table-row>
              <table:table-cell office:value-type="float" office:value="57.25">
                <text:p>57.25</text:p>
              </table:table-cell>
              <table:table-cell office:value-type="float" office:value="214.46494830592">
                <text:p>214.46494830592</text:p>
              </table:table-cell>
              <table:table-cell office:value-type="float" office:value="-226.699371078863">
                <text:p>-226.699371078863</text:p>
              </table:table-cell>
              <table:table-cell office:value-type="float" office:value="12.2344227729428">
                <text:p>12.2344227729428</text:p>
              </table:table-cell>
            </table:table-row>
            <table:table-row>
              <table:table-cell office:value-type="float" office:value="58.65625">
                <text:p>58.65625</text:p>
              </table:table-cell>
              <table:table-cell office:value-type="float" office:value="217.785780895531">
                <text:p>217.785780895531</text:p>
              </table:table-cell>
              <table:table-cell office:value-type="float" office:value="-223.765712428392">
                <text:p>-223.765712428392</text:p>
              </table:table-cell>
              <table:table-cell office:value-type="float" office:value="5.97993153286104">
                <text:p>5.97993153286104</text:p>
              </table:table-cell>
            </table:table-row>
            <table:table-row>
              <table:table-cell office:value-type="float" office:value="60.0625">
                <text:p>60.0625</text:p>
              </table:table-cell>
              <table:table-cell office:value-type="float" office:value="220.975427474266">
                <text:p>220.975427474266</text:p>
              </table:table-cell>
              <table:table-cell office:value-type="float" office:value="-220.697265679894">
                <text:p>-220.697265679894</text:p>
              </table:table-cell>
              <table:table-cell office:value-type="float" office:value="-0.27816179437193">
                <text:p>-0.27816179437193</text:p>
              </table:table-cell>
            </table:table-row>
            <table:table-row>
              <table:table-cell office:value-type="float" office:value="61.46875">
                <text:p>61.46875</text:p>
              </table:table-cell>
              <table:table-cell office:value-type="float" office:value="224.031966718293">
                <text:p>224.031966718293</text:p>
              </table:table-cell>
              <table:table-cell office:value-type="float" office:value="-217.495879150952">
                <text:p>-217.495879150952</text:p>
              </table:table-cell>
              <table:table-cell office:value-type="float" office:value="-6.53608756734111">
                <text:p>-6.53608756734111</text:p>
              </table:table-cell>
            </table:table-row>
            <table:table-row>
              <table:table-cell office:value-type="float" office:value="62.875">
                <text:p>62.875</text:p>
              </table:table-cell>
              <table:table-cell office:value-type="float" office:value="226.953557482664">
                <text:p>226.953557482664</text:p>
              </table:table-cell>
              <table:table-cell office:value-type="float" office:value="-214.163481237105">
                <text:p>-214.163481237105</text:p>
              </table:table-cell>
              <table:table-cell office:value-type="float" office:value="-12.7900762455598">
                <text:p>-12.7900762455598</text:p>
              </table:table-cell>
            </table:table-row>
            <table:table-row>
              <table:table-cell office:value-type="float" office:value="64.28125">
                <text:p>64.28125</text:p>
              </table:table-cell>
              <table:table-cell office:value-type="float" office:value="229.738439910348">
                <text:p>229.738439910348</text:p>
              </table:table-cell>
              <table:table-cell office:value-type="float" office:value="-210.702079250248">
                <text:p>-210.702079250248</text:p>
              </table:table-cell>
              <table:table-cell office:value-type="float" office:value="-19.0363606600999">
                <text:p>-19.0363606600999</text:p>
              </table:table-cell>
            </table:table-row>
            <table:table-row>
              <table:table-cell office:value-type="float" office:value="65.6875">
                <text:p>65.6875</text:p>
              </table:table-cell>
              <table:table-cell office:value-type="float" office:value="232.384936492304">
                <text:p>232.384936492304</text:p>
              </table:table-cell>
              <table:table-cell office:value-type="float" office:value="-207.11375820951">
                <text:p>-207.11375820951</text:p>
              </table:table-cell>
              <table:table-cell office:value-type="float" office:value="-25.2711782827938">
                <text:p>-25.2711782827938</text:p>
              </table:table-cell>
            </table:table-row>
            <table:table-row>
              <table:table-cell office:value-type="float" office:value="67.09375">
                <text:p>67.09375</text:p>
              </table:table-cell>
              <table:table-cell office:value-type="float" office:value="234.891453077948">
                <text:p>234.891453077948</text:p>
              </table:table-cell>
              <table:table-cell office:value-type="float" office:value="-203.400679585308">
                <text:p>-203.400679585308</text:p>
              </table:table-cell>
              <table:table-cell office:value-type="float" office:value="-31.4907734926403">
                <text:p>-31.4907734926403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237.256479835416">
                <text:p>237.256479835416</text:p>
              </table:table-cell>
              <table:table-cell office:value-type="float" office:value="-199.565079997366">
                <text:p>-199.565079997366</text:p>
              </table:table-cell>
              <table:table-cell office:value-type="float" office:value="-37.6913998380507">
                <text:p>-37.6913998380507</text:p>
              </table:table-cell>
            </table:table-row>
            <table:table-row>
              <table:table-cell office:value-type="float" office:value="69.90625">
                <text:p>69.90625</text:p>
              </table:table-cell>
              <table:table-cell office:value-type="float" office:value="239.478592161022">
                <text:p>239.478592161022</text:p>
              </table:table-cell>
              <table:table-cell office:value-type="float" office:value="-195.609269867452">
                <text:p>-195.609269867452</text:p>
              </table:table-cell>
              <table:table-cell office:value-type="float" office:value="-43.8693222935709">
                <text:p>-43.8693222935709</text:p>
              </table:table-cell>
            </table:table-row>
            <table:table-row>
              <table:table-cell office:value-type="float" office:value="71.3125">
                <text:p>71.3125</text:p>
              </table:table-cell>
              <table:table-cell office:value-type="float" office:value="241.556451537392">
                <text:p>241.556451537392</text:p>
              </table:table-cell>
              <table:table-cell office:value-type="float" office:value="-191.535632027671">
                <text:p>-191.535632027671</text:p>
              </table:table-cell>
              <table:table-cell office:value-type="float" office:value="-50.020819509721">
                <text:p>-50.020819509721</text:p>
              </table:table-cell>
            </table:table-row>
            <table:table-row>
              <table:table-cell office:value-type="float" office:value="72.71875">
                <text:p>72.71875</text:p>
              </table:table-cell>
              <table:table-cell office:value-type="float" office:value="243.488806339733">
                <text:p>243.488806339733</text:p>
              </table:table-cell>
              <table:table-cell office:value-type="float" office:value="-187.346620285136">
                <text:p>-187.346620285136</text:p>
              </table:table-cell>
              <table:table-cell office:value-type="float" office:value="-56.1421860545975">
                <text:p>-56.1421860545975</text:p>
              </table:table-cell>
            </table:table-row>
            <table:table-row>
              <table:table-cell office:value-type="float" office:value="74.125">
                <text:p>74.125</text:p>
              </table:table-cell>
              <table:table-cell office:value-type="float" office:value="245.274492589768">
                <text:p>245.274492589768</text:p>
              </table:table-cell>
              <table:table-cell office:value-type="float" office:value="-183.044757943882">
                <text:p>-183.044757943882</text:p>
              </table:table-cell>
              <table:table-cell office:value-type="float" office:value="-62.2297346458862">
                <text:p>-62.2297346458862</text:p>
              </table:table-cell>
            </table:table-row>
            <table:table-row>
              <table:table-cell office:value-type="float" office:value="75.53125">
                <text:p>75.53125</text:p>
              </table:table-cell>
              <table:table-cell office:value-type="float" office:value="246.912434656871">
                <text:p>246.912434656871</text:p>
              </table:table-cell>
              <table:table-cell office:value-type="float" office:value="-178.632636284927">
                <text:p>-178.632636284927</text:p>
              </table:table-cell>
              <table:table-cell office:value-type="float" office:value="-68.2797983719438">
                <text:p>-68.2797983719438</text:p>
              </table:table-cell>
            </table:table-row>
            <table:table-row>
              <table:table-cell office:value-type="float" office:value="76.9375">
                <text:p>76.9375</text:p>
              </table:table-cell>
              <table:table-cell office:value-type="float" office:value="248.401645905987">
                <text:p>248.401645905987</text:p>
              </table:table-cell>
              <table:table-cell office:value-type="float" office:value="-174.112913005379">
                <text:p>-174.112913005379</text:p>
              </table:table-cell>
              <table:table-cell office:value-type="float" office:value="-74.2887329006083">
                <text:p>-74.2887329006083</text:p>
              </table:table-cell>
            </table:table-row>
            <table:table-row>
              <table:table-cell office:value-type="float" office:value="78.34375">
                <text:p>78.34375</text:p>
              </table:table-cell>
              <table:table-cell office:value-type="float" office:value="249.741229291945">
                <text:p>249.741229291945</text:p>
              </table:table-cell>
              <table:table-cell office:value-type="float" office:value="-169.488310617537">
                <text:p>-169.488310617537</text:p>
              </table:table-cell>
              <table:table-cell office:value-type="float" office:value="-80.2529186744081">
                <text:p>-80.2529186744081</text:p>
              </table:table-cell>
            </table:table-row>
            <table:table-row>
              <table:table-cell office:value-type="float" office:value="79.75">
                <text:p>79.75</text:p>
              </table:table-cell>
              <table:table-cell office:value-type="float" office:value="250.930377899804">
                <text:p>250.930377899804</text:p>
              </table:table-cell>
              <table:table-cell office:value-type="float" office:value="-164.761614808956">
                <text:p>-164.761614808956</text:p>
              </table:table-cell>
              <table:table-cell office:value-type="float" office:value="-86.1687630908483">
                <text:p>-86.1687630908483</text:p>
              </table:table-cell>
            </table:table-row>
            <table:table-row>
              <table:table-cell office:value-type="float" office:value="81.15625">
                <text:p>81.15625</text:p>
              </table:table-cell>
              <table:table-cell office:value-type="float" office:value="251.968375430907">
                <text:p>251.968375430907</text:p>
              </table:table-cell>
              <table:table-cell office:value-type="float" office:value="-159.935672764447">
                <text:p>-159.935672764447</text:p>
              </table:table-cell>
              <table:table-cell office:value-type="float" office:value="-92.0327026664603">
                <text:p>-92.0327026664603</text:p>
              </table:table-cell>
            </table:table-row>
            <table:table-row>
              <table:table-cell office:value-type="float" office:value="82.5625">
                <text:p>82.5625</text:p>
              </table:table-cell>
              <table:table-cell office:value-type="float" office:value="252.854596634355">
                <text:p>252.854596634355</text:p>
              </table:table-cell>
              <table:table-cell office:value-type="float" office:value="-155.013391451045">
                <text:p>-155.013391451045</text:p>
              </table:table-cell>
              <table:table-cell office:value-type="float" office:value="-97.8412051833104">
                <text:p>-97.8412051833104</text:p>
              </table:table-cell>
            </table:table-row>
            <table:table-row>
              <table:table-cell office:value-type="float" office:value="83.96875">
                <text:p>83.96875</text:p>
              </table:table-cell>
              <table:table-cell office:value-type="float" office:value="253.588507683633">
                <text:p>253.588507683633</text:p>
              </table:table-cell>
              <table:table-cell office:value-type="float" office:value="-149.997735866957">
                <text:p>-149.997735866957</text:p>
              </table:table-cell>
              <table:table-cell office:value-type="float" office:value="-103.590771816676">
                <text:p>-103.590771816676</text:p>
              </table:table-cell>
            </table:table-row>
            <table:table-row>
              <table:table-cell office:value-type="float" office:value="85.375">
                <text:p>85.375</text:p>
              </table:table-cell>
              <table:table-cell office:value-type="float" office:value="254.169666498167">
                <text:p>254.169666498167</text:p>
              </table:table-cell>
              <table:table-cell office:value-type="float" office:value="-144.891727255559">
                <text:p>-144.891727255559</text:p>
              </table:table-cell>
              <table:table-cell office:value-type="float" office:value="-109.277939242608">
                <text:p>-109.277939242608</text:p>
              </table:table-cell>
            </table:table-row>
            <table:table-row>
              <table:table-cell office:value-type="float" office:value="86.78125">
                <text:p>86.78125</text:p>
              </table:table-cell>
              <table:table-cell office:value-type="float" office:value="254.597723009619">
                <text:p>254.597723009619</text:p>
              </table:table-cell>
              <table:table-cell office:value-type="float" office:value="-139.698441285513">
                <text:p>-139.698441285513</text:p>
              </table:table-cell>
              <table:table-cell office:value-type="float" office:value="-114.899281724106">
                <text:p>-114.899281724106</text:p>
              </table:table-cell>
            </table:table-row>
            <table:table-row>
              <table:table-cell office:value-type="float" office:value="88.1875">
                <text:p>88.1875</text:p>
              </table:table-cell>
              <table:table-cell office:value-type="float" office:value="254.872419372752">
                <text:p>254.872419372752</text:p>
              </table:table-cell>
              <table:table-cell office:value-type="float" office:value="-134.421006198098">
                <text:p>-134.421006198098</text:p>
              </table:table-cell>
              <table:table-cell office:value-type="float" office:value="-120.451413174654">
                <text:p>-120.451413174654</text:p>
              </table:table-cell>
            </table:table-row>
            <table:table-row>
              <table:table-cell office:value-type="float" office:value="89.59375">
                <text:p>89.59375</text:p>
              </table:table-cell>
              <table:table-cell office:value-type="float" office:value="254.993590120748">
                <text:p>254.993590120748</text:p>
              </table:table-cell>
              <table:table-cell office:value-type="float" office:value="-129.062600922874">
                <text:p>-129.062600922874</text:p>
              </table:table-cell>
              <table:table-cell office:value-type="float" office:value="-125.930989197874">
                <text:p>-125.93098919787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4.96116226488">
                <text:p>254.96116226488</text:p>
              </table:table-cell>
              <table:table-cell office:value-type="float" office:value="-123.626453162816">
                <text:p>-123.626453162816</text:p>
              </table:table-cell>
              <table:table-cell office:value-type="float" office:value="-131.334709102064">
                <text:p>-131.334709102064</text:p>
              </table:table-cell>
            </table:table-row>
            <table:table-row>
              <table:table-cell office:value-type="float" office:value="92.40625">
                <text:p>92.40625</text:p>
              </table:table-cell>
              <table:table-cell office:value-type="float" office:value="254.775155338475">
                <text:p>254.775155338475</text:p>
              </table:table-cell>
              <table:table-cell office:value-type="float" office:value="-118.115837450063">
                <text:p>-118.115837450063</text:p>
              </table:table-cell>
              <table:table-cell office:value-type="float" office:value="-136.659317888412">
                <text:p>-136.659317888412</text:p>
              </table:table-cell>
            </table:table-row>
            <table:table-row>
              <table:table-cell office:value-type="float" office:value="93.8125">
                <text:p>93.8125</text:p>
              </table:table-cell>
              <table:table-cell office:value-type="float" office:value="254.435681385152">
                <text:p>254.435681385152</text:p>
              </table:table-cell>
              <table:table-cell office:value-type="float" office:value="-112.534073173466">
                <text:p>-112.534073173466</text:p>
              </table:table-cell>
              <table:table-cell office:value-type="float" office:value="-141.901608211685">
                <text:p>-141.901608211685</text:p>
              </table:table-cell>
            </table:table-row>
            <table:table-row>
              <table:table-cell office:value-type="float" office:value="95.21875">
                <text:p>95.21875</text:p>
              </table:table-cell>
              <table:table-cell office:value-type="float" office:value="253.942944891324">
                <text:p>253.942944891324</text:p>
              </table:table-cell>
              <table:table-cell office:value-type="float" office:value="-106.88452257911">
                <text:p>-106.88452257911</text:p>
              </table:table-cell>
              <table:table-cell office:value-type="float" office:value="-147.058422312214">
                <text:p>-147.058422312214</text:p>
              </table:table-cell>
            </table:table-row>
            <table:table-row>
              <table:table-cell office:value-type="float" office:value="96.625">
                <text:p>96.625</text:p>
              </table:table-cell>
              <table:table-cell office:value-type="float" office:value="253.297242663033">
                <text:p>253.297242663033</text:p>
              </table:table-cell>
              <table:table-cell office:value-type="float" office:value="-101.170588745021">
                <text:p>-101.170588745021</text:p>
              </table:table-cell>
              <table:table-cell office:value-type="float" office:value="-152.126653918011">
                <text:p>-152.126653918011</text:p>
              </table:table-cell>
            </table:table-row>
            <table:table-row>
              <table:table-cell office:value-type="float" office:value="98.03125">
                <text:p>98.03125</text:p>
              </table:table-cell>
              <table:table-cell office:value-type="float" office:value="252.498963647155">
                <text:p>252.498963647155</text:p>
              </table:table-cell>
              <table:table-cell office:value-type="float" office:value="-95.3957135312849">
                <text:p>-95.3957135312849</text:p>
              </table:table-cell>
              <table:table-cell office:value-type="float" office:value="-157.10325011587">
                <text:p>-157.10325011587</text:p>
              </table:table-cell>
            </table:table-row>
            <table:table-row>
              <table:table-cell office:value-type="float" office:value="99.4375">
                <text:p>99.4375</text:p>
              </table:table-cell>
              <table:table-cell office:value-type="float" office:value="251.548588697121">
                <text:p>251.548588697121</text:p>
              </table:table-cell>
              <table:table-cell office:value-type="float" office:value="-89.5633755067926">
                <text:p>-89.5633755067926</text:p>
              </table:table-cell>
              <table:table-cell office:value-type="float" office:value="-161.985213190328">
                <text:p>-161.985213190328</text:p>
              </table:table-cell>
            </table:table-row>
            <table:table-row>
              <table:table-cell office:value-type="float" office:value="100.84375">
                <text:p>100.84375</text:p>
              </table:table-cell>
              <table:table-cell office:value-type="float" office:value="250.446690283263">
                <text:p>250.446690283263</text:p>
              </table:table-cell>
              <table:table-cell office:value-type="float" office:value="-83.6770878538854">
                <text:p>-83.6770878538854</text:p>
              </table:table-cell>
              <table:table-cell office:value-type="float" office:value="-166.769602429377">
                <text:p>-166.769602429377</text:p>
              </table:table-cell>
            </table:table-row>
            <table:table-row>
              <table:table-cell office:value-type="float" office:value="102.25">
                <text:p>102.25</text:p>
              </table:table-cell>
              <table:table-cell office:value-type="float" office:value="249.193932147983">
                <text:p>249.193932147983</text:p>
              </table:table-cell>
              <table:table-cell office:value-type="float" office:value="-77.7403962521427">
                <text:p>-77.7403962521427</text:p>
              </table:table-cell>
              <table:table-cell office:value-type="float" office:value="-171.45353589584">
                <text:p>-171.45353589584</text:p>
              </table:table-cell>
            </table:table-row>
            <table:table-row>
              <table:table-cell office:value-type="float" office:value="103.65625">
                <text:p>103.65625</text:p>
              </table:table-cell>
              <table:table-cell office:value-type="float" office:value="247.791068905939">
                <text:p>247.791068905939</text:p>
              </table:table-cell>
              <table:table-cell office:value-type="float" office:value="-71.7568767425985">
                <text:p>-71.7568767425985</text:p>
              </table:table-cell>
              <table:table-cell office:value-type="float" office:value="-176.03419216334">
                <text:p>-176.03419216334</text:p>
              </table:table-cell>
            </table:table-row>
            <table:table-row>
              <table:table-cell office:value-type="float" office:value="105.0625">
                <text:p>105.0625</text:p>
              </table:table-cell>
              <table:table-cell office:value-type="float" office:value="246.23894558949">
                <text:p>246.23894558949</text:p>
              </table:table-cell>
              <table:table-cell office:value-type="float" office:value="-65.730133573667">
                <text:p>-65.730133573667</text:p>
              </table:table-cell>
              <table:table-cell office:value-type="float" office:value="-180.508812015823">
                <text:p>-180.508812015823</text:p>
              </table:table-cell>
            </table:table-row>
            <table:table-row>
              <table:table-cell office:value-type="float" office:value="106.46875">
                <text:p>106.46875</text:p>
              </table:table-cell>
              <table:table-cell office:value-type="float" office:value="244.538497139686">
                <text:p>244.538497139686</text:p>
              </table:table-cell>
              <table:table-cell office:value-type="float" office:value="-59.6637970300787">
                <text:p>-59.6637970300787</text:p>
              </table:table-cell>
              <table:table-cell office:value-type="float" office:value="-184.874700109607">
                <text:p>-184.874700109607</text:p>
              </table:table-cell>
            </table:table-row>
            <table:table-row>
              <table:table-cell office:value-type="float" office:value="107.875">
                <text:p>107.875</text:p>
              </table:table-cell>
              <table:table-cell office:value-type="float" office:value="242.690747843088">
                <text:p>242.690747843088</text:p>
              </table:table-cell>
              <table:table-cell office:value-type="float" office:value="-53.5615212461325">
                <text:p>-53.5615212461325</text:p>
              </table:table-cell>
              <table:table-cell office:value-type="float" office:value="-189.129226596956">
                <text:p>-189.129226596956</text:p>
              </table:table-cell>
            </table:table-row>
            <table:table-row>
              <table:table-cell office:value-type="float" office:value="109.28125">
                <text:p>109.28125</text:p>
              </table:table-cell>
              <table:table-cell office:value-type="float" office:value="240.696810714781">
                <text:p>240.696810714781</text:p>
              </table:table-cell>
              <table:table-cell office:value-type="float" office:value="-47.426982004582">
                <text:p>-47.426982004582</text:p>
              </table:table-cell>
              <table:table-cell office:value-type="float" office:value="-193.269828710199">
                <text:p>-193.269828710199</text:p>
              </table:table-cell>
            </table:table-row>
            <table:table-row>
              <table:table-cell office:value-type="float" office:value="110.6875">
                <text:p>110.6875</text:p>
              </table:table-cell>
              <table:table-cell office:value-type="float" office:value="238.557886827933">
                <text:p>238.557886827933</text:p>
              </table:table-cell>
              <table:table-cell office:value-type="float" office:value="-41.263874522481">
                <text:p>-41.263874522481</text:p>
              </table:table-cell>
              <table:table-cell office:value-type="float" office:value="-197.294012305452">
                <text:p>-197.294012305452</text:p>
              </table:table-cell>
            </table:table-row>
            <table:table-row>
              <table:table-cell office:value-type="float" office:value="112.09375">
                <text:p>112.09375</text:p>
              </table:table-cell>
              <table:table-cell office:value-type="float" office:value="236.275264590314">
                <text:p>236.275264590314</text:p>
              </table:table-cell>
              <table:table-cell office:value-type="float" office:value="-35.0759112253233">
                <text:p>-35.0759112253233</text:p>
              </table:table-cell>
              <table:table-cell office:value-type="float" office:value="-201.199353364991">
                <text:p>-201.199353364991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233.850318968207">
                <text:p>233.850318968207</text:p>
              </table:table-cell>
              <table:table-cell office:value-type="float" office:value="-28.8668195108162">
                <text:p>-28.8668195108162</text:p>
              </table:table-cell>
              <table:table-cell office:value-type="float" office:value="-204.98349945739">
                <text:p>-204.98349945739</text:p>
              </table:table-cell>
            </table:table-row>
            <table:table-row>
              <table:table-cell office:value-type="float" office:value="114.90625">
                <text:p>114.90625</text:p>
              </table:table-cell>
              <table:table-cell office:value-type="float" office:value="231.28451065818">
                <text:p>231.28451065818</text:p>
              </table:table-cell>
              <table:table-cell office:value-type="float" office:value="-22.6403395036358">
                <text:p>-22.6403395036358</text:p>
              </table:table-cell>
              <table:table-cell office:value-type="float" office:value="-208.644171154544">
                <text:p>-208.644171154544</text:p>
              </table:table-cell>
            </table:table-row>
            <table:table-row>
              <table:table-cell office:value-type="float" office:value="116.3125">
                <text:p>116.3125</text:p>
              </table:table-cell>
              <table:table-cell office:value-type="float" office:value="228.579385207217">
                <text:p>228.579385207217</text:p>
              </table:table-cell>
              <table:table-cell office:value-type="float" office:value="-16.4002218025151">
                <text:p>-16.4002218025151</text:p>
              </table:table-cell>
              <table:table-cell office:value-type="float" office:value="-212.179163404702">
                <text:p>-212.179163404702</text:p>
              </table:table-cell>
            </table:table-row>
            <table:table-row>
              <table:table-cell office:value-type="float" office:value="117.71875">
                <text:p>117.71875</text:p>
              </table:table-cell>
              <table:table-cell office:value-type="float" office:value="225.736572081739">
                <text:p>225.736572081739</text:p>
              </table:table-cell>
              <table:table-cell office:value-type="float" office:value="-10.1502252210245">
                <text:p>-10.1502252210245</text:p>
              </table:table-cell>
              <table:table-cell office:value-type="float" office:value="-215.586346860715">
                <text:p>-215.586346860715</text:p>
              </table:table-cell>
            </table:table-row>
            <table:table-row>
              <table:table-cell office:value-type="float" office:value="119.125">
                <text:p>119.125</text:p>
              </table:table-cell>
              <table:table-cell office:value-type="float" office:value="222.757783686073">
                <text:p>222.757783686073</text:p>
              </table:table-cell>
              <table:table-cell office:value-type="float" office:value="-3.894114523402">
                <text:p>-3.894114523402</text:p>
              </table:table-cell>
              <table:table-cell office:value-type="float" office:value="-218.863669162671">
                <text:p>-218.863669162671</text:p>
              </table:table-cell>
            </table:table-row>
            <table:table-row>
              <table:table-cell office:value-type="float" office:value="120.53125">
                <text:p>120.53125</text:p>
              </table:table-cell>
              <table:table-cell office:value-type="float" office:value="219.644814330965">
                <text:p>219.644814330965</text:p>
              </table:table-cell>
              <table:table-cell office:value-type="float" office:value="2.36434184319903">
                <text:p>2.36434184319903</text:p>
              </table:table-cell>
              <table:table-cell office:value-type="float" office:value="-222.009156174164">
                <text:p>-222.009156174164</text:p>
              </table:table-cell>
            </table:table-row>
            <table:table-row>
              <table:table-cell office:value-type="float" office:value="121.9375">
                <text:p>121.9375</text:p>
              </table:table-cell>
              <table:table-cell office:value-type="float" office:value="216.399539152752">
                <text:p>216.399539152752</text:p>
              </table:table-cell>
              <table:table-cell office:value-type="float" office:value="8.62137401868215">
                <text:p>8.62137401868215</text:p>
              </table:table-cell>
              <table:table-cell office:value-type="float" office:value="-225.020913171435">
                <text:p>-225.020913171435</text:p>
              </table:table-cell>
            </table:table-row>
            <table:table-row>
              <table:table-cell office:value-type="float" office:value="123.34375">
                <text:p>123.34375</text:p>
              </table:table-cell>
              <table:table-cell office:value-type="float" office:value="213.023912983854">
                <text:p>213.023912983854</text:p>
              </table:table-cell>
              <table:table-cell office:value-type="float" office:value="14.8732130008304">
                <text:p>14.8732130008304</text:p>
              </table:table-cell>
              <table:table-cell office:value-type="float" office:value="-227.897125984685">
                <text:p>-227.897125984685</text:p>
              </table:table-cell>
            </table:table-row>
            <table:table-row>
              <table:table-cell office:value-type="float" office:value="124.75">
                <text:p>124.75</text:p>
              </table:table-cell>
              <table:table-cell office:value-type="float" office:value="209.519969175252">
                <text:p>209.519969175252</text:p>
              </table:table-cell>
              <table:table-cell office:value-type="float" office:value="21.1160929156121">
                <text:p>21.1160929156121</text:p>
              </table:table-cell>
              <table:table-cell office:value-type="float" office:value="-230.636062090864">
                <text:p>-230.636062090864</text:p>
              </table:table-cell>
            </table:table-row>
            <table:table-row>
              <table:table-cell office:value-type="float" office:value="126.15625">
                <text:p>126.15625</text:p>
              </table:table-cell>
              <table:table-cell office:value-type="float" office:value="205.889818371674">
                <text:p>205.889818371674</text:p>
              </table:table-cell>
              <table:table-cell office:value-type="float" office:value="27.3462532856031">
                <text:p>27.3462532856031</text:p>
              </table:table-cell>
              <table:table-cell office:value-type="float" office:value="-233.236071657277">
                <text:p>-233.236071657277</text:p>
              </table:table-cell>
            </table:table-row>
            <table:table-row>
              <table:table-cell office:value-type="float" office:value="127.5625">
                <text:p>127.5625</text:p>
              </table:table-cell>
              <table:table-cell office:value-type="float" office:value="202.135647240226">
                <text:p>202.135647240226</text:p>
              </table:table-cell>
              <table:table-cell office:value-type="float" office:value="33.5599412951571">
                <text:p>33.5599412951571</text:p>
              </table:table-cell>
              <table:table-cell office:value-type="float" office:value="-235.695588535383">
                <text:p>-235.695588535383</text:p>
              </table:table-cell>
            </table:table-row>
            <table:table-row>
              <table:table-cell office:value-type="float" office:value="128.96875">
                <text:p>128.96875</text:p>
              </table:table-cell>
              <table:table-cell office:value-type="float" office:value="198.259717153219">
                <text:p>198.259717153219</text:p>
              </table:table-cell>
              <table:table-cell office:value-type="float" office:value="39.7534140509619">
                <text:p>39.7534140509619</text:p>
              </table:table-cell>
              <table:table-cell office:value-type="float" office:value="-238.013131204181">
                <text:p>-238.013131204181</text:p>
              </table:table-cell>
            </table:table-row>
            <table:table-row>
              <table:table-cell office:value-type="float" office:value="130.375">
                <text:p>130.375</text:p>
              </table:table-cell>
              <table:table-cell office:value-type="float" office:value="194.264362826007">
                <text:p>194.264362826007</text:p>
              </table:table-cell>
              <table:table-cell office:value-type="float" office:value="45.9229408366183">
                <text:p>45.9229408366183</text:p>
              </table:table-cell>
              <table:table-cell office:value-type="float" office:value="-240.187303662625">
                <text:p>-240.187303662625</text:p>
              </table:table-cell>
            </table:table-row>
            <table:table-row>
              <table:table-cell office:value-type="float" office:value="131.78125">
                <text:p>131.78125</text:p>
              </table:table-cell>
              <table:table-cell office:value-type="float" office:value="190.151990910641">
                <text:p>190.151990910641</text:p>
              </table:table-cell>
              <table:table-cell office:value-type="float" office:value="52.0648053598841">
                <text:p>52.0648053598841</text:p>
              </table:table-cell>
              <table:table-cell office:value-type="float" office:value="-242.216796270525">
                <text:p>-242.216796270525</text:p>
              </table:table-cell>
            </table:table-row>
            <table:table-row>
              <table:table-cell office:value-type="float" office:value="133.1875">
                <text:p>133.1875</text:p>
              </table:table-cell>
              <table:table-cell office:value-type="float" office:value="185.925078546191">
                <text:p>185.925078546191</text:p>
              </table:table-cell>
              <table:table-cell office:value-type="float" office:value="58.1753079912296">
                <text:p>58.1753079912296</text:p>
              </table:table-cell>
              <table:table-cell office:value-type="float" office:value="-244.100386537421">
                <text:p>-244.100386537421</text:p>
              </table:table-cell>
            </table:table-row>
            <table:table-row>
              <table:table-cell office:value-type="float" office:value="134.59375">
                <text:p>134.59375</text:p>
              </table:table-cell>
              <table:table-cell office:value-type="float" office:value="181.586171866612">
                <text:p>181.586171866612</text:p>
              </table:table-cell>
              <table:table-cell office:value-type="float" office:value="64.250767992356">
                <text:p>64.250767992356</text:p>
              </table:table-cell>
              <table:table-cell office:value-type="float" office:value="-245.836939858968">
                <text:p>-245.8369398589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77.137884467044">
                <text:p>177.137884467044</text:p>
              </table:table-cell>
              <table:table-cell office:value-type="float" office:value="70.2875257333348">
                <text:p>70.2875257333348</text:p>
              </table:table-cell>
              <table:table-cell office:value-type="float" office:value="-247.425410200379">
                <text:p>-247.425410200379</text:p>
              </table:table-cell>
            </table:table-row>
            <table:table-row>
              <table:table-cell office:value-type="float" office:value="137.40625">
                <text:p>137.40625</text:p>
              </table:table-cell>
              <table:table-cell office:value-type="float" office:value="172.582895829486">
                <text:p>172.582895829486</text:p>
              </table:table-cell>
              <table:table-cell office:value-type="float" office:value="76.2819448970317">
                <text:p>76.2819448970317</text:p>
              </table:table-cell>
              <table:table-cell office:value-type="float" office:value="-248.864840726518">
                <text:p>-248.864840726518</text:p>
              </table:table-cell>
            </table:table-row>
            <table:table-row>
              <table:table-cell office:value-type="float" office:value="138.8125">
                <text:p>138.8125</text:p>
              </table:table-cell>
              <table:table-cell office:value-type="float" office:value="167.92394970877">
                <text:p>167.92394970877</text:p>
              </table:table-cell>
              <table:table-cell office:value-type="float" office:value="82.2304146694883">
                <text:p>82.2304146694883</text:p>
              </table:table-cell>
              <table:table-cell office:value-type="float" office:value="-250.154364378258">
                <text:p>-250.154364378258</text:p>
              </table:table-cell>
            </table:table-row>
            <table:table-row>
              <table:table-cell office:value-type="float" office:value="140.21875">
                <text:p>140.21875</text:p>
              </table:table-cell>
              <table:table-cell office:value-type="float" office:value="163.163852479831">
                <text:p>163.163852479831</text:p>
              </table:table-cell>
              <table:table-cell office:value-type="float" office:value="88.1293519149412">
                <text:p>88.1293519149412</text:p>
              </table:table-cell>
              <table:table-cell office:value-type="float" office:value="-251.293204394772">
                <text:p>-251.293204394772</text:p>
              </table:table-cell>
            </table:table-row>
            <table:table-row>
              <table:table-cell office:value-type="float" office:value="141.625">
                <text:p>141.625</text:p>
              </table:table-cell>
              <table:table-cell office:value-type="float" office:value="158.305471447247">
                <text:p>158.305471447247</text:p>
              </table:table-cell>
              <table:table-cell office:value-type="float" office:value="93.9752033341693">
                <text:p>93.9752033341693</text:p>
              </table:table-cell>
              <table:table-cell office:value-type="float" office:value="-252.280674781416">
                <text:p>-252.280674781416</text:p>
              </table:table-cell>
            </table:table-row>
            <table:table-row>
              <table:table-cell office:value-type="float" office:value="143.03125">
                <text:p>143.03125</text:p>
              </table:table-cell>
              <table:table-cell office:value-type="float" office:value="153.351733118086">
                <text:p>153.351733118086</text:p>
              </table:table-cell>
              <table:table-cell office:value-type="float" office:value="99.7644476048681">
                <text:p>99.7644476048681</text:p>
              </table:table-cell>
              <table:table-cell office:value-type="float" office:value="-253.116180722954">
                <text:p>-253.116180722954</text:p>
              </table:table-cell>
            </table:table-row>
            <table:table-row>
              <table:table-cell office:value-type="float" office:value="144.4375">
                <text:p>144.4375</text:p>
              </table:table-cell>
              <table:table-cell office:value-type="float" office:value="148.305621439085">
                <text:p>148.305621439085</text:p>
              </table:table-cell>
              <table:table-cell office:value-type="float" office:value="105.493597502763">
                <text:p>105.493597502763</text:p>
              </table:table-cell>
              <table:table-cell office:value-type="float" office:value="-253.799218941848">
                <text:p>-253.799218941848</text:p>
              </table:table-cell>
            </table:table-row>
            <table:table-row>
              <table:table-cell office:value-type="float" office:value="145.84375">
                <text:p>145.84375</text:p>
              </table:table-cell>
              <table:table-cell office:value-type="float" office:value="143.170175999234">
                <text:p>143.170175999234</text:p>
              </table:table-cell>
              <table:table-cell office:value-type="float" office:value="111.159202002181">
                <text:p>111.159202002181</text:p>
              </table:table-cell>
              <table:table-cell office:value-type="float" office:value="-254.329378001415">
                <text:p>-254.329378001415</text:p>
              </table:table-cell>
            </table:table-row>
            <table:table-row>
              <table:table-cell office:value-type="float" office:value="147.25">
                <text:p>147.25</text:p>
              </table:table-cell>
              <table:table-cell office:value-type="float" office:value="137.948490198838">
                <text:p>137.948490198838</text:p>
              </table:table-cell>
              <table:table-cell office:value-type="float" office:value="116.757848354824">
                <text:p>116.757848354824</text:p>
              </table:table-cell>
              <table:table-cell office:value-type="float" office:value="-254.706338553662">
                <text:p>-254.706338553662</text:p>
              </table:table-cell>
            </table:table-row>
            <table:table-row>
              <table:table-cell office:value-type="float" office:value="148.65625">
                <text:p>148.65625</text:p>
              </table:table-cell>
              <table:table-cell office:value-type="float" office:value="132.643709386174">
                <text:p>132.643709386174</text:p>
              </table:table-cell>
              <table:table-cell office:value-type="float" office:value="122.286164145475">
                <text:p>122.286164145475</text:p>
              </table:table-cell>
              <table:table-cell office:value-type="float" office:value="-254.929873531648">
                <text:p>-254.929873531648</text:p>
              </table:table-cell>
            </table:table-row>
            <table:table-row>
              <table:table-cell office:value-type="float" office:value="150.0625">
                <text:p>150.0625</text:p>
              </table:table-cell>
              <table:table-cell office:value-type="float" office:value="127.259028962842">
                <text:p>127.259028962842</text:p>
              </table:table-cell>
              <table:table-cell office:value-type="float" office:value="127.740819323419">
                <text:p>127.740819323419</text:p>
              </table:table-cell>
              <table:table-cell office:value-type="float" office:value="-254.999848286261">
                <text:p>-254.999848286261</text:p>
              </table:table-cell>
            </table:table-row>
            <table:table-row>
              <table:table-cell office:value-type="float" office:value="151.46875">
                <text:p>151.46875</text:p>
              </table:table-cell>
              <table:table-cell office:value-type="float" office:value="121.797692458985">
                <text:p>121.797692458985</text:p>
              </table:table-cell>
              <table:table-cell office:value-type="float" office:value="133.118528208339">
                <text:p>133.118528208339</text:p>
              </table:table-cell>
              <table:table-cell office:value-type="float" office:value="-254.916220667324">
                <text:p>-254.916220667324</text:p>
              </table:table-cell>
            </table:table-row>
            <table:table-row>
              <table:table-cell office:value-type="float" office:value="152.875">
                <text:p>152.875</text:p>
              </table:table-cell>
              <table:table-cell office:value-type="float" office:value="116.2629895795">
                <text:p>116.2629895795</text:p>
              </table:table-cell>
              <table:table-cell office:value-type="float" office:value="138.416051469489">
                <text:p>138.416051469489</text:p>
              </table:table-cell>
              <table:table-cell office:value-type="float" office:value="-254.679041048989">
                <text:p>-254.679041048989</text:p>
              </table:table-cell>
            </table:table-row>
            <table:table-row>
              <table:table-cell office:value-type="float" office:value="154.28125">
                <text:p>154.28125</text:p>
              </table:table-cell>
              <table:table-cell office:value-type="float" office:value="110.658254222445">
                <text:p>110.658254222445</text:p>
              </table:table-cell>
              <table:table-cell office:value-type="float" office:value="143.630198076944">
                <text:p>143.630198076944</text:p>
              </table:table-cell>
              <table:table-cell office:value-type="float" office:value="-254.288452299389">
                <text:p>-254.288452299389</text:p>
              </table:table-cell>
            </table:table-row>
            <table:table-row>
              <table:table-cell office:value-type="float" office:value="155.6875">
                <text:p>155.6875</text:p>
              </table:table-cell>
              <table:table-cell office:value-type="float" office:value="104.986862470826">
                <text:p>104.986862470826</text:p>
              </table:table-cell>
              <table:table-cell office:value-type="float" office:value="148.757827223756">
                <text:p>148.757827223756</text:p>
              </table:table-cell>
              <table:table-cell office:value-type="float" office:value="-253.744689694581">
                <text:p>-253.744689694581</text:p>
              </table:table-cell>
            </table:table-row>
            <table:table-row>
              <table:table-cell office:value-type="float" office:value="157.09375">
                <text:p>157.09375</text:p>
              </table:table-cell>
              <table:table-cell office:value-type="float" office:value="99.2522305589651">
                <text:p>99.2522305589651</text:p>
              </table:table-cell>
              <table:table-cell office:value-type="float" office:value="153.795850217861">
                <text:p>153.795850217861</text:p>
              </table:table-cell>
              <table:table-cell office:value-type="float" office:value="-253.048080776826">
                <text:p>-253.048080776826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93.4578128146958">
                <text:p>93.4578128146958</text:p>
              </table:table-cell>
              <table:table-cell office:value-type="float" office:value="158.741232342593">
                <text:p>158.741232342593</text:p>
              </table:table-cell>
              <table:table-cell office:value-type="float" office:value="-252.199045157289">
                <text:p>-252.199045157289</text:p>
              </table:table-cell>
            </table:table-row>
            <table:table-row>
              <table:table-cell office:value-type="float" office:value="159.90625">
                <text:p>159.90625</text:p>
              </table:table-cell>
              <table:table-cell office:value-type="float" office:value="87.6070995785997">
                <text:p>87.6070995785997</text:p>
              </table:table-cell>
              <table:table-cell office:value-type="float" office:value="163.590994684678">
                <text:p>163.590994684678</text:p>
              </table:table-cell>
              <table:table-cell office:value-type="float" office:value="-251.198094263278">
                <text:p>-251.198094263278</text:p>
              </table:table-cell>
            </table:table-row>
            <table:table-row>
              <table:table-cell office:value-type="float" office:value="161.3125">
                <text:p>161.3125</text:p>
              </table:table-cell>
              <table:table-cell office:value-type="float" office:value="81.7036151015579">
                <text:p>81.7036151015579</text:p>
              </table:table-cell>
              <table:table-cell office:value-type="float" office:value="168.342215928627">
                <text:p>168.342215928627</text:p>
              </table:table-cell>
              <table:table-cell office:value-type="float" office:value="-250.045831030185">
                <text:p>-250.045831030185</text:p>
              </table:table-cell>
            </table:table-row>
            <table:table-row>
              <table:table-cell office:value-type="float" office:value="162.71875">
                <text:p>162.71875</text:p>
              </table:table-cell>
              <table:table-cell office:value-type="float" office:value="75.7509154218739">
                <text:p>75.7509154218739</text:p>
              </table:table-cell>
              <table:table-cell office:value-type="float" office:value="172.992034116422">
                <text:p>172.992034116422</text:p>
              </table:table-cell>
              <table:table-cell office:value-type="float" office:value="-248.742949538295">
                <text:p>-248.742949538295</text:p>
              </table:table-cell>
            </table:table-row>
            <table:table-row>
              <table:table-cell office:value-type="float" office:value="164.125">
                <text:p>164.125</text:p>
              </table:table-cell>
              <table:table-cell office:value-type="float" office:value="69.7525862232489">
                <text:p>69.7525862232489</text:p>
              </table:table-cell>
              <table:table-cell office:value-type="float" office:value="177.537648371453">
                <text:p>177.537648371453</text:p>
              </table:table-cell>
              <table:table-cell office:value-type="float" office:value="-247.290234594702">
                <text:p>-247.290234594702</text:p>
              </table:table-cell>
            </table:table-row>
            <table:table-row>
              <table:table-cell office:value-type="float" office:value="165.53125">
                <text:p>165.53125</text:p>
              </table:table-cell>
              <table:table-cell office:value-type="float" office:value="63.7122406749001">
                <text:p>63.7122406749001</text:p>
              </table:table-cell>
              <table:table-cell office:value-type="float" office:value="181.976320585665">
                <text:p>181.976320585665</text:p>
              </table:table-cell>
              <table:table-cell office:value-type="float" office:value="-245.688561260566">
                <text:p>-245.688561260566</text:p>
              </table:table-cell>
            </table:table-row>
            <table:table-row>
              <table:table-cell office:value-type="float" office:value="166.9375">
                <text:p>166.9375</text:p>
              </table:table-cell>
              <table:table-cell office:value-type="float" office:value="57.633517255123">
                <text:p>57.633517255123</text:p>
              </table:table-cell>
              <table:table-cell office:value-type="float" office:value="186.30537706889">
                <text:p>186.30537706889</text:p>
              </table:table-cell>
              <table:table-cell office:value-type="float" office:value="-243.938894324013">
                <text:p>-243.938894324013</text:p>
              </table:table-cell>
            </table:table-row>
            <table:table-row>
              <table:table-cell office:value-type="float" office:value="168.34375">
                <text:p>168.34375</text:p>
              </table:table-cell>
              <table:table-cell office:value-type="float" office:value="51.5200775596074">
                <text:p>51.5200775596074</text:p>
              </table:table-cell>
              <table:table-cell office:value-type="float" office:value="190.522210159375">
                <text:p>190.522210159375</text:p>
              </table:table-cell>
              <table:table-cell office:value-type="float" office:value="-242.042287718983">
                <text:p>-242.042287718983</text:p>
              </table:table-cell>
            </table:table-row>
            <table:table-row>
              <table:table-cell office:value-type="float" office:value="169.75">
                <text:p>169.75</text:p>
              </table:table-cell>
              <table:table-cell office:value-type="float" office:value="45.3756040958297">
                <text:p>45.3756040958297</text:p>
              </table:table-cell>
              <table:table-cell office:value-type="float" office:value="194.624279794545">
                <text:p>194.624279794545</text:p>
              </table:table-cell>
              <table:table-cell office:value-type="float" office:value="-239.999883890375">
                <text:p>-239.999883890375</text:p>
              </table:table-cell>
            </table:table-row>
            <table:table-row>
              <table:table-cell office:value-type="float" office:value="171.15625">
                <text:p>171.15625</text:p>
              </table:table-cell>
              <table:table-cell office:value-type="float" office:value="39.2037980648478">
                <text:p>39.2037980648478</text:p>
              </table:table-cell>
              <table:table-cell office:value-type="float" office:value="198.609115041037">
                <text:p>198.609115041037</text:p>
              </table:table-cell>
              <table:table-cell office:value-type="float" office:value="-237.812913105884">
                <text:p>-237.812913105884</text:p>
              </table:table-cell>
            </table:table-row>
            <table:table-row>
              <table:table-cell office:value-type="float" office:value="172.5625">
                <text:p>172.5625</text:p>
              </table:table-cell>
              <table:table-cell office:value-type="float" office:value="33.008377131836">
                <text:p>33.008377131836</text:p>
              </table:table-cell>
              <table:table-cell office:value-type="float" office:value="202.474315583101">
                <text:p>202.474315583101</text:p>
              </table:table-cell>
              <table:table-cell office:value-type="float" office:value="-235.482692714937">
                <text:p>-235.482692714937</text:p>
              </table:table-cell>
            </table:table-row>
            <table:table-row>
              <table:table-cell office:value-type="float" office:value="173.96875">
                <text:p>173.96875</text:p>
              </table:table-cell>
              <table:table-cell office:value-type="float" office:value="26.7930731867026">
                <text:p>26.7930731867026</text:p>
              </table:table-cell>
              <table:table-cell office:value-type="float" office:value="206.21755316846">
                <text:p>206.21755316846</text:p>
              </table:table-cell>
              <table:table-cell office:value-type="float" office:value="-233.010626355163">
                <text:p>-233.010626355163</text:p>
              </table:table-cell>
            </table:table-row>
            <table:table-row>
              <table:table-cell office:value-type="float" office:value="175.375">
                <text:p>175.375</text:p>
              </table:table-cell>
              <table:table-cell office:value-type="float" office:value="20.5616300961393">
                <text:p>20.5616300961393</text:p>
              </table:table-cell>
              <table:table-cell office:value-type="float" office:value="209.836573010762">
                <text:p>209.836573010762</text:p>
              </table:table-cell>
              <table:table-cell office:value-type="float" office:value="-230.398203106901">
                <text:p>-230.398203106901</text:p>
              </table:table-cell>
            </table:table-row>
            <table:table-row>
              <table:table-cell office:value-type="float" office:value="176.78125">
                <text:p>176.78125</text:p>
              </table:table-cell>
              <table:table-cell office:value-type="float" office:value="14.3178014484548">
                <text:p>14.3178014484548</text:p>
              </table:table-cell>
              <table:table-cell office:value-type="float" office:value="213.329195147776">
                <text:p>213.329195147776</text:p>
              </table:table-cell>
              <table:table-cell office:value-type="float" office:value="-227.646996596231">
                <text:p>-227.646996596231</text:p>
              </table:table-cell>
            </table:table-row>
            <table:table-row>
              <table:table-cell office:value-type="float" office:value="178.1875">
                <text:p>178.1875</text:p>
              </table:table-cell>
              <table:table-cell office:value-type="float" office:value="8.06534829255495">
                <text:p>8.06534829255495</text:p>
              </table:table-cell>
              <table:table-cell office:value-type="float" office:value="216.693315754527">
                <text:p>216.693315754527</text:p>
              </table:table-cell>
              <table:table-cell office:value-type="float" office:value="-224.758664047081">
                <text:p>-224.758664047081</text:p>
              </table:table-cell>
            </table:table-row>
            <table:table-row>
              <table:table-cell office:value-type="float" office:value="179.59375">
                <text:p>179.59375</text:p>
              </table:table-cell>
              <table:table-cell office:value-type="float" office:value="1.80803687242641">
                <text:p>1.80803687242641</text:p>
              </table:table-cell>
              <table:table-cell office:value-type="float" office:value="219.926908410551">
                <text:p>219.926908410551</text:p>
              </table:table-cell>
              <table:table-cell office:value-type="float" office:value="-221.734945282977">
                <text:p>-221.73494528297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4.45036364150733">
                <text:p>-4.45036364150733</text:p>
              </table:table-cell>
              <table:table-cell office:value-type="float" office:value="223.028025320546">
                <text:p>223.028025320546</text:p>
              </table:table-cell>
              <table:table-cell office:value-type="float" office:value="-218.577661679039">
                <text:p>-218.577661679039</text:p>
              </table:table-cell>
            </table:table-row>
            <table:table-row>
              <table:table-cell office:value-type="float" office:value="182.40625">
                <text:p>182.40625</text:p>
              </table:table-cell>
              <table:table-cell office:value-type="float" office:value="-10.7060834227931">
                <text:p>-10.7060834227931</text:p>
              </table:table-cell>
              <table:table-cell office:value-type="float" office:value="225.994798487643">
                <text:p>225.994798487643</text:p>
              </table:table-cell>
              <table:table-cell office:value-type="float" office:value="-215.28871506485">
                <text:p>-215.28871506485</text:p>
              </table:table-cell>
            </table:table-row>
            <table:table-row>
              <table:table-cell office:value-type="float" office:value="183.8125">
                <text:p>183.8125</text:p>
              </table:table-cell>
              <table:table-cell office:value-type="float" office:value="-16.9553542597513">
                <text:p>-16.9553542597513</text:p>
              </table:table-cell>
              <table:table-cell office:value-type="float" office:value="228.82544083862">
                <text:p>228.82544083862</text:p>
              </table:table-cell>
              <table:table-cell office:value-type="float" office:value="-211.870086578869">
                <text:p>-211.870086578869</text:p>
              </table:table-cell>
            </table:table-row>
            <table:table-row>
              <table:table-cell office:value-type="float" office:value="185.21875">
                <text:p>185.21875</text:p>
              </table:table-cell>
              <table:table-cell office:value-type="float" office:value="-23.1944118253049">
                <text:p>-23.1944118253049</text:p>
              </table:table-cell>
              <table:table-cell office:value-type="float" office:value="231.518247300371">
                <text:p>231.518247300371</text:p>
              </table:table-cell>
              <table:table-cell office:value-type="float" office:value="-208.323835475066">
                <text:p>-208.323835475066</text:p>
              </table:table-cell>
            </table:table-row>
            <table:table-row>
              <table:table-cell office:value-type="float" office:value="186.625">
                <text:p>186.625</text:p>
              </table:table-cell>
              <table:table-cell office:value-type="float" office:value="-29.4194979444699">
                <text:p>-29.4194979444699</text:p>
              </table:table-cell>
              <table:table-cell office:value-type="float" office:value="234.071595826973">
                <text:p>234.071595826973</text:p>
              </table:table-cell>
              <table:table-cell office:value-type="float" office:value="-204.652097882503">
                <text:p>-204.652097882503</text:p>
              </table:table-cell>
            </table:table-row>
            <table:table-row>
              <table:table-cell office:value-type="float" office:value="188.03125">
                <text:p>188.03125</text:p>
              </table:table-cell>
              <table:table-cell office:value-type="float" office:value="-35.6268628581391">
                <text:p>-35.6268628581391</text:p>
              </table:table-cell>
              <table:table-cell office:value-type="float" office:value="236.483948376749">
                <text:p>236.483948376749</text:p>
              </table:table-cell>
              <table:table-cell office:value-type="float" office:value="-200.85708551861">
                <text:p>-200.85708551861</text:p>
              </table:table-cell>
            </table:table-row>
            <table:table-row>
              <table:table-cell office:value-type="float" office:value="189.4375">
                <text:p>189.4375</text:p>
              </table:table-cell>
              <table:table-cell office:value-type="float" office:value="-41.8127674817966">
                <text:p>-41.8127674817966</text:p>
              </table:table-cell>
              <table:table-cell office:value-type="float" office:value="238.753851838728">
                <text:p>238.753851838728</text:p>
              </table:table-cell>
              <table:table-cell office:value-type="float" office:value="-196.941084356931">
                <text:p>-196.941084356931</text:p>
              </table:table-cell>
            </table:table-row>
            <table:table-row>
              <table:table-cell office:value-type="float" office:value="190.84375">
                <text:p>190.84375</text:p>
              </table:table-cell>
              <table:table-cell office:value-type="float" office:value="-47.9734856578033">
                <text:p>-47.9734856578033</text:p>
              </table:table-cell>
              <table:table-cell office:value-type="float" office:value="240.879938907941">
                <text:p>240.879938907941</text:p>
              </table:table-cell>
              <table:table-cell office:value-type="float" office:value="-192.906453250137">
                <text:p>-192.906453250137</text:p>
              </table:table-cell>
            </table:table-row>
            <table:table-row>
              <table:table-cell office:value-type="float" office:value="192.25">
                <text:p>192.25</text:p>
              </table:table-cell>
              <table:table-cell office:value-type="float" office:value="-54.1053063998938">
                <text:p>-54.1053063998938</text:p>
              </table:table-cell>
              <table:table-cell office:value-type="float" office:value="242.860928909036">
                <text:p>242.860928909036</text:p>
              </table:table-cell>
              <table:table-cell office:value-type="float" office:value="-188.755622509142">
                <text:p>-188.755622509142</text:p>
              </table:table-cell>
            </table:table-row>
            <table:table-row>
              <table:table-cell office:value-type="float" office:value="193.65625">
                <text:p>193.65625</text:p>
              </table:table-cell>
              <table:table-cell office:value-type="float" office:value="-60.2045361285367">
                <text:p>-60.2045361285367</text:p>
              </table:table-cell>
              <table:table-cell office:value-type="float" office:value="244.695628567712">
                <text:p>244.695628567712</text:p>
              </table:table-cell>
              <table:table-cell office:value-type="float" office:value="-184.491092439175">
                <text:p>-184.491092439175</text:p>
              </table:table-cell>
            </table:table-row>
            <table:table-row>
              <table:table-cell office:value-type="float" office:value="195.0625">
                <text:p>195.0625</text:p>
              </table:table-cell>
              <table:table-cell office:value-type="float" office:value="-66.2675008958084">
                <text:p>-66.2675008958084</text:p>
              </table:table-cell>
              <table:table-cell office:value-type="float" office:value="246.382932729497">
                <text:p>246.382932729497</text:p>
              </table:table-cell>
              <table:table-cell office:value-type="float" office:value="-180.115431833689">
                <text:p>-180.115431833689</text:p>
              </table:table-cell>
            </table:table-row>
            <table:table-row>
              <table:table-cell office:value-type="float" office:value="196.46875">
                <text:p>196.46875</text:p>
              </table:table-cell>
              <table:table-cell office:value-type="float" office:value="-72.2905485984421">
                <text:p>-72.2905485984421</text:p>
              </table:table-cell>
              <table:table-cell office:value-type="float" office:value="247.921825025458">
                <text:p>247.921825025458</text:p>
              </table:table-cell>
              <table:table-cell office:value-type="float" office:value="-175.631276427015">
                <text:p>-175.631276427015</text:p>
              </table:table-cell>
            </table:table-row>
            <table:table-row>
              <table:table-cell office:value-type="float" office:value="197.875">
                <text:p>197.875</text:p>
              </table:table-cell>
              <table:table-cell office:value-type="float" office:value="-78.2700511777176">
                <text:p>-78.2700511777176</text:p>
              </table:table-cell>
              <table:table-cell office:value-type="float" office:value="249.311378484417">
                <text:p>249.311378484417</text:p>
              </table:table-cell>
              <table:table-cell office:value-type="float" office:value="-171.041327306699">
                <text:p>-171.041327306699</text:p>
              </table:table-cell>
            </table:table-row>
            <table:table-row>
              <table:table-cell office:value-type="float" office:value="199.28125">
                <text:p>199.28125</text:p>
              </table:table-cell>
              <table:table-cell office:value-type="float" office:value="-84.2024068048695">
                <text:p>-84.2024068048695</text:p>
              </table:table-cell>
              <table:table-cell office:value-type="float" office:value="250.55075609133">
                <text:p>250.55075609133</text:p>
              </table:table-cell>
              <table:table-cell office:value-type="float" office:value="-166.34834928646">
                <text:p>-166.34834928646</text:p>
              </table:table-cell>
            </table:table-row>
            <table:table-row>
              <table:table-cell office:value-type="float" office:value="200.6875">
                <text:p>200.6875</text:p>
              </table:table-cell>
              <table:table-cell office:value-type="float" office:value="-90.0840420506928">
                <text:p>-90.0840420506928</text:p>
              </table:table-cell>
              <table:table-cell office:value-type="float" office:value="251.63921129147">
                <text:p>251.63921129147</text:p>
              </table:table-cell>
              <table:table-cell office:value-type="float" office:value="-161.555169240777">
                <text:p>-161.555169240777</text:p>
              </table:table-cell>
            </table:table-row>
            <table:table-row>
              <table:table-cell office:value-type="float" office:value="202.09375">
                <text:p>202.09375</text:p>
              </table:table-cell>
              <table:table-cell office:value-type="float" office:value="-95.9114140380441">
                <text:p>-95.9114140380441</text:p>
              </table:table-cell>
              <table:table-cell office:value-type="float" office:value="252.576088440124">
                <text:p>252.576088440124</text:p>
              </table:table-cell>
              <table:table-cell office:value-type="float" office:value="-156.66467440208">
                <text:p>-156.66467440208</text:p>
              </table:table-cell>
            </table:table-row>
            <table:table-row>
              <table:table-cell office:value-type="float" office:value="203.5">
                <text:p>203.5</text:p>
              </table:table-cell>
              <table:table-cell office:value-type="float" office:value="-101.681012575938">
                <text:p>-101.681012575938</text:p>
              </table:table-cell>
              <table:table-cell office:value-type="float" office:value="253.36082319753">
                <text:p>253.36082319753</text:p>
              </table:table-cell>
              <table:table-cell office:value-type="float" office:value="-151.679810621592">
                <text:p>-151.679810621592</text:p>
              </table:table-cell>
            </table:table-row>
            <table:table-row>
              <table:table-cell office:value-type="float" office:value="204.90625">
                <text:p>204.90625</text:p>
              </table:table-cell>
              <table:table-cell office:value-type="float" office:value="-107.389362273954">
                <text:p>-107.389362273954</text:p>
              </table:table-cell>
              <table:table-cell office:value-type="float" office:value="253.992942868813">
                <text:p>253.992942868813</text:p>
              </table:table-cell>
              <table:table-cell office:value-type="float" office:value="-146.603580594859">
                <text:p>-146.603580594859</text:p>
              </table:table-cell>
            </table:table-row>
            <table:table-row>
              <table:table-cell office:value-type="float" office:value="206.3125">
                <text:p>206.3125</text:p>
              </table:table-cell>
              <table:table-cell office:value-type="float" office:value="-113.033024635682">
                <text:p>-113.033024635682</text:p>
              </table:table-cell>
              <table:table-cell office:value-type="float" office:value="254.47206668872">
                <text:p>254.47206668872</text:p>
              </table:table-cell>
              <table:table-cell office:value-type="float" office:value="-141.439042053037">
                <text:p>-141.439042053037</text:p>
              </table:table-cell>
            </table:table-row>
            <table:table-row>
              <table:table-cell office:value-type="float" office:value="207.71875">
                <text:p>207.71875</text:p>
              </table:table-cell>
              <table:table-cell office:value-type="float" office:value="-118.608600129948">
                <text:p>-118.608600129948</text:p>
              </table:table-cell>
              <table:table-cell office:value-type="float" office:value="254.797906050977">
                <text:p>254.797906050977</text:p>
              </table:table-cell>
              <table:table-cell office:value-type="float" office:value="-136.189305921029">
                <text:p>-136.189305921029</text:p>
              </table:table-cell>
            </table:table-row>
            <table:table-row>
              <table:table-cell office:value-type="float" office:value="209.125">
                <text:p>209.125</text:p>
              </table:table-cell>
              <table:table-cell office:value-type="float" office:value="-124.112730238556">
                <text:p>-124.112730238556</text:p>
              </table:table-cell>
              <table:table-cell office:value-type="float" office:value="254.970264682136">
                <text:p>254.970264682136</text:p>
              </table:table-cell>
              <table:table-cell office:value-type="float" office:value="-130.85753444358">
                <text:p>-130.85753444358</text:p>
              </table:table-cell>
            </table:table-row>
            <table:table-row>
              <table:table-cell office:value-type="float" office:value="210.53125">
                <text:p>210.53125</text:p>
              </table:table-cell>
              <table:table-cell office:value-type="float" office:value="-129.542099479343">
                <text:p>-129.542099479343</text:p>
              </table:table-cell>
              <table:table-cell office:value-type="float" office:value="254.989038759803">
                <text:p>254.989038759803</text:p>
              </table:table-cell>
              <table:table-cell office:value-type="float" office:value="-125.446939280461">
                <text:p>-125.446939280461</text:p>
              </table:table-cell>
            </table:table-row>
            <table:table-row>
              <table:table-cell office:value-type="float" office:value="211.9375">
                <text:p>211.9375</text:p>
              </table:table-cell>
              <table:table-cell office:value-type="float" office:value="-134.893437403294">
                <text:p>-134.893437403294</text:p>
              </table:table-cell>
              <table:table-cell office:value-type="float" office:value="254.854216975176">
                <text:p>254.854216975176</text:p>
              </table:table-cell>
              <table:table-cell office:value-type="float" office:value="-119.960779571882">
                <text:p>-119.960779571882</text:p>
              </table:table-cell>
            </table:table-row>
            <table:table-row>
              <table:table-cell office:value-type="float" office:value="213.34375">
                <text:p>213.34375</text:p>
              </table:table-cell>
              <table:table-cell office:value-type="float" office:value="-140.163520564544">
                <text:p>-140.163520564544</text:p>
              </table:table-cell>
              <table:table-cell office:value-type="float" office:value="254.565880539855">
                <text:p>254.565880539855</text:p>
              </table:table-cell>
              <table:table-cell office:value-type="float" office:value="-114.402359975312">
                <text:p>-114.402359975312</text:p>
              </table:table-cell>
            </table:table-row>
            <table:table-row>
              <table:table-cell office:value-type="float" office:value="214.75">
                <text:p>214.75</text:p>
              </table:table-cell>
              <table:table-cell office:value-type="float" office:value="-145.349174462057">
                <text:p>-145.349174462057</text:p>
              </table:table-cell>
              <table:table-cell office:value-type="float" office:value="254.124203136929">
                <text:p>254.124203136929</text:p>
              </table:table-cell>
              <table:table-cell office:value-type="float" office:value="-108.775028674872">
                <text:p>-108.775028674872</text:p>
              </table:table-cell>
            </table:table-row>
            <table:table-row>
              <table:table-cell office:value-type="float" office:value="216.15625">
                <text:p>216.15625</text:p>
              </table:table-cell>
              <table:table-cell office:value-type="float" office:value="-150.447275451831">
                <text:p>-150.447275451831</text:p>
              </table:table-cell>
              <table:table-cell office:value-type="float" office:value="253.529450816349">
                <text:p>253.529450816349</text:p>
              </table:table-cell>
              <table:table-cell office:value-type="float" office:value="-103.082175364519">
                <text:p>-103.082175364519</text:p>
              </table:table-cell>
            </table:table-row>
            <table:table-row>
              <table:table-cell office:value-type="float" office:value="217.5625">
                <text:p>217.5625</text:p>
              </table:table-cell>
              <table:table-cell office:value-type="float" office:value="-155.454752628458">
                <text:p>-155.454752628458</text:p>
              </table:table-cell>
              <table:table-cell office:value-type="float" office:value="252.781981834674">
                <text:p>252.781981834674</text:p>
              </table:table-cell>
              <table:table-cell office:value-type="float" office:value="-97.3272292062168">
                <text:p>-97.3272292062168</text:p>
              </table:table-cell>
            </table:table-row>
            <table:table-row>
              <table:table-cell office:value-type="float" office:value="218.96875">
                <text:p>218.96875</text:p>
              </table:table-cell>
              <table:table-cell office:value-type="float" office:value="-160.368589674929">
                <text:p>-160.368589674929</text:p>
              </table:table-cell>
              <table:table-cell office:value-type="float" office:value="251.882246439269">
                <text:p>251.882246439269</text:p>
              </table:table-cell>
              <table:table-cell office:value-type="float" office:value="-91.5136567643403">
                <text:p>-91.5136567643403</text:p>
              </table:table-cell>
            </table:table-row>
            <table:table-row>
              <table:table-cell office:value-type="float" office:value="220.375">
                <text:p>220.375</text:p>
              </table:table-cell>
              <table:table-cell office:value-type="float" office:value="-165.185826679548">
                <text:p>-165.185826679548</text:p>
              </table:table-cell>
              <table:table-cell office:value-type="float" office:value="250.830786597093">
                <text:p>250.830786597093</text:p>
              </table:table-cell>
              <table:table-cell office:value-type="float" office:value="-85.6449599175453">
                <text:p>-85.6449599175453</text:p>
              </table:table-cell>
            </table:table-row>
            <table:table-row>
              <table:table-cell office:value-type="float" office:value="221.78125">
                <text:p>221.78125</text:p>
              </table:table-cell>
              <table:table-cell office:value-type="float" office:value="-169.903561918871">
                <text:p>-169.903561918871</text:p>
              </table:table-cell>
              <table:table-cell office:value-type="float" office:value="249.628235668238">
                <text:p>249.628235668238</text:p>
              </table:table-cell>
              <table:table-cell office:value-type="float" office:value="-79.7246737493672">
                <text:p>-79.7246737493672</text:p>
              </table:table-cell>
            </table:table-row>
            <table:table-row>
              <table:table-cell office:value-type="float" office:value="223.1875">
                <text:p>223.1875</text:p>
              </table:table-cell>
              <table:table-cell office:value-type="float" office:value="-174.518953605597">
                <text:p>-174.518953605597</text:p>
              </table:table-cell>
              <table:table-cell office:value-type="float" office:value="248.275318024417">
                <text:p>248.275318024417</text:p>
              </table:table-cell>
              <table:table-cell office:value-type="float" office:value="-73.75636441882">
                <text:p>-73.75636441882</text:p>
              </table:table-cell>
            </table:table-row>
            <table:table-row>
              <table:table-cell office:value-type="float" office:value="224.59375">
                <text:p>224.59375</text:p>
              </table:table-cell>
              <table:table-cell office:value-type="float" office:value="-179.029221600356">
                <text:p>-179.029221600356</text:p>
              </table:table-cell>
              <table:table-cell office:value-type="float" office:value="246.772848612631">
                <text:p>246.772848612631</text:p>
              </table:table-cell>
              <table:table-cell office:value-type="float" office:value="-67.7436270122751">
                <text:p>-67.7436270122751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83.431649086356">
                <text:p>-183.431649086356</text:p>
              </table:table-cell>
              <table:table-cell office:value-type="float" office:value="245.121732464271">
                <text:p>245.121732464271</text:p>
              </table:table-cell>
              <table:table-cell office:value-type="float" office:value="-61.6900833779153">
                <text:p>-61.6900833779153</text:p>
              </table:table-cell>
            </table:table-row>
            <table:table-row>
              <table:table-cell office:value-type="float" office:value="227.40625">
                <text:p>227.40625</text:p>
              </table:table-cell>
              <table:table-cell office:value-type="float" office:value="-187.723584205898">
                <text:p>-187.723584205898</text:p>
              </table:table-cell>
              <table:table-cell office:value-type="float" office:value="243.322964149967">
                <text:p>243.322964149967</text:p>
              </table:table-cell>
              <table:table-cell office:value-type="float" office:value="-55.5993799440695">
                <text:p>-55.5993799440695</text:p>
              </table:table-cell>
            </table:table-row>
            <table:table-row>
              <table:table-cell office:value-type="float" office:value="228.8125">
                <text:p>228.8125</text:p>
              </table:table-cell>
              <table:table-cell office:value-type="float" office:value="-191.902441657751">
                <text:p>-191.902441657751</text:p>
              </table:table-cell>
              <table:table-cell office:value-type="float" office:value="241.377627180491">
                <text:p>241.377627180491</text:p>
              </table:table-cell>
              <table:table-cell office:value-type="float" office:value="-49.4751855227401">
                <text:p>-49.4751855227401</text:p>
              </table:table-cell>
            </table:table-row>
            <table:table-row>
              <table:table-cell office:value-type="float" office:value="230.21875">
                <text:p>230.21875</text:p>
              </table:table-cell>
              <table:table-cell office:value-type="float" office:value="-195.965704254444">
                <text:p>-195.965704254444</text:p>
              </table:table-cell>
              <table:table-cell office:value-type="float" office:value="239.286893354092">
                <text:p>239.286893354092</text:p>
              </table:table-cell>
              <table:table-cell office:value-type="float" office:value="-43.3211890996481">
                <text:p>-43.3211890996481</text:p>
              </table:table-cell>
            </table:table-row>
            <table:table-row>
              <table:table-cell office:value-type="float" office:value="231.625">
                <text:p>231.625</text:p>
              </table:table-cell>
              <table:table-cell office:value-type="float" office:value="-199.910924438523">
                <text:p>-199.910924438523</text:p>
              </table:table-cell>
              <table:table-cell office:value-type="float" office:value="237.052022050649">
                <text:p>237.052022050649</text:p>
              </table:table-cell>
              <table:table-cell office:value-type="float" office:value="-37.1410976121261">
                <text:p>-37.1410976121261</text:p>
              </table:table-cell>
            </table:table-row>
            <table:table-row>
              <table:table-cell office:value-type="float" office:value="233.03125">
                <text:p>233.03125</text:p>
              </table:table-cell>
              <table:table-cell office:value-type="float" office:value="-203.735725756872">
                <text:p>-203.735725756872</text:p>
              </table:table-cell>
              <table:table-cell office:value-type="float" office:value="234.67435947307">
                <text:p>234.67435947307</text:p>
              </table:table-cell>
              <table:table-cell office:value-type="float" office:value="-30.9386337161974">
                <text:p>-30.9386337161974</text:p>
              </table:table-cell>
            </table:table-row>
            <table:table-row>
              <table:table-cell office:value-type="float" office:value="234.4375">
                <text:p>234.4375</text:p>
              </table:table-cell>
              <table:table-cell office:value-type="float" office:value="-207.437804292195">
                <text:p>-207.437804292195</text:p>
              </table:table-cell>
              <table:table-cell office:value-type="float" office:value="232.155337836383">
                <text:p>232.155337836383</text:p>
              </table:table-cell>
              <table:table-cell office:value-type="float" office:value="-24.7175335441884">
                <text:p>-24.7175335441884</text:p>
              </table:table-cell>
            </table:table-row>
            <table:table-row>
              <table:table-cell office:value-type="float" office:value="235.84375">
                <text:p>235.84375</text:p>
              </table:table-cell>
              <table:table-cell office:value-type="float" office:value="-211.01493005081">
                <text:p>-211.01493005081</text:p>
              </table:table-cell>
              <table:table-cell office:value-type="float" office:value="229.496474505031">
                <text:p>229.496474505031</text:p>
              </table:table-cell>
              <table:table-cell office:value-type="float" office:value="-18.4815444542204">
                <text:p>-18.4815444542204</text:p>
              </table:table-cell>
            </table:table-row>
            <table:table-row>
              <table:table-cell office:value-type="float" office:value="237.25">
                <text:p>237.25</text:p>
              </table:table-cell>
              <table:table-cell office:value-type="float" office:value="-214.46494830592">
                <text:p>-214.46494830592</text:p>
              </table:table-cell>
              <table:table-cell office:value-type="float" office:value="226.699371078863">
                <text:p>226.699371078863</text:p>
              </table:table-cell>
              <table:table-cell office:value-type="float" office:value="-12.2344227729427">
                <text:p>-12.2344227729427</text:p>
              </table:table-cell>
            </table:table-row>
            <table:table-row>
              <table:table-cell office:value-type="float" office:value="238.65625">
                <text:p>238.65625</text:p>
              </table:table-cell>
              <table:table-cell office:value-type="float" office:value="-217.785780895531">
                <text:p>-217.785780895531</text:p>
              </table:table-cell>
              <table:table-cell office:value-type="float" office:value="223.765712428392">
                <text:p>223.765712428392</text:p>
              </table:table-cell>
              <table:table-cell office:value-type="float" office:value="-5.97993153286107">
                <text:p>-5.97993153286107</text:p>
              </table:table-cell>
            </table:table-row>
            <table:table-row>
              <table:table-cell office:value-type="float" office:value="240.0625">
                <text:p>240.0625</text:p>
              </table:table-cell>
              <table:table-cell office:value-type="float" office:value="-220.975427474266">
                <text:p>-220.975427474266</text:p>
              </table:table-cell>
              <table:table-cell office:value-type="float" office:value="220.697265679894">
                <text:p>220.697265679894</text:p>
              </table:table-cell>
              <table:table-cell office:value-type="float" office:value="0.278161794371899">
                <text:p>0.278161794371899</text:p>
              </table:table-cell>
            </table:table-row>
            <table:table-row>
              <table:table-cell office:value-type="float" office:value="241.46875">
                <text:p>241.46875</text:p>
              </table:table-cell>
              <table:table-cell office:value-type="float" office:value="-224.031966718293">
                <text:p>-224.031966718293</text:p>
              </table:table-cell>
              <table:table-cell office:value-type="float" office:value="217.495879150952">
                <text:p>217.495879150952</text:p>
              </table:table-cell>
              <table:table-cell office:value-type="float" office:value="6.53608756734108">
                <text:p>6.53608756734108</text:p>
              </table:table-cell>
            </table:table-row>
            <table:table-row>
              <table:table-cell office:value-type="float" office:value="242.875">
                <text:p>242.875</text:p>
              </table:table-cell>
              <table:table-cell office:value-type="float" office:value="-226.953557482664">
                <text:p>-226.953557482664</text:p>
              </table:table-cell>
              <table:table-cell office:value-type="float" office:value="214.163481237105">
                <text:p>214.163481237105</text:p>
              </table:table-cell>
              <table:table-cell office:value-type="float" office:value="12.7900762455597">
                <text:p>12.7900762455597</text:p>
              </table:table-cell>
            </table:table-row>
            <table:table-row>
              <table:table-cell office:value-type="float" office:value="244.28125">
                <text:p>244.28125</text:p>
              </table:table-cell>
              <table:table-cell office:value-type="float" office:value="-229.738439910348">
                <text:p>-229.738439910348</text:p>
              </table:table-cell>
              <table:table-cell office:value-type="float" office:value="210.702079250248">
                <text:p>210.702079250248</text:p>
              </table:table-cell>
              <table:table-cell office:value-type="float" office:value="19.0363606600998">
                <text:p>19.0363606600998</text:p>
              </table:table-cell>
            </table:table-row>
            <table:table-row>
              <table:table-cell office:value-type="float" office:value="245.6875">
                <text:p>245.6875</text:p>
              </table:table-cell>
              <table:table-cell office:value-type="float" office:value="-232.384936492304">
                <text:p>-232.384936492304</text:p>
              </table:table-cell>
              <table:table-cell office:value-type="float" office:value="207.11375820951">
                <text:p>207.11375820951</text:p>
              </table:table-cell>
              <table:table-cell office:value-type="float" office:value="25.2711782827937">
                <text:p>25.2711782827937</text:p>
              </table:table-cell>
            </table:table-row>
            <table:table-row>
              <table:table-cell office:value-type="float" office:value="247.09375">
                <text:p>247.09375</text:p>
              </table:table-cell>
              <table:table-cell office:value-type="float" office:value="-234.891453077948">
                <text:p>-234.891453077948</text:p>
              </table:table-cell>
              <table:table-cell office:value-type="float" office:value="203.400679585308">
                <text:p>203.400679585308</text:p>
              </table:table-cell>
              <table:table-cell office:value-type="float" office:value="31.4907734926402">
                <text:p>31.4907734926402</text:p>
              </table:table-cell>
            </table:table-row>
            <table:table-row>
              <table:table-cell office:value-type="float" office:value="248.5">
                <text:p>248.5</text:p>
              </table:table-cell>
              <table:table-cell office:value-type="float" office:value="-237.256479835416">
                <text:p>-237.256479835416</text:p>
              </table:table-cell>
              <table:table-cell office:value-type="float" office:value="199.565079997366">
                <text:p>199.565079997366</text:p>
              </table:table-cell>
              <table:table-cell office:value-type="float" office:value="37.6913998380508">
                <text:p>37.6913998380508</text:p>
              </table:table-cell>
            </table:table-row>
            <table:table-row>
              <table:table-cell office:value-type="float" office:value="249.90625">
                <text:p>249.90625</text:p>
              </table:table-cell>
              <table:table-cell office:value-type="float" office:value="-239.478592161022">
                <text:p>-239.478592161022</text:p>
              </table:table-cell>
              <table:table-cell office:value-type="float" office:value="195.609269867452">
                <text:p>195.609269867452</text:p>
              </table:table-cell>
              <table:table-cell office:value-type="float" office:value="43.869322293571">
                <text:p>43.869322293571</text:p>
              </table:table-cell>
            </table:table-row>
            <table:table-row>
              <table:table-cell office:value-type="float" office:value="251.3125">
                <text:p>251.3125</text:p>
              </table:table-cell>
              <table:table-cell office:value-type="float" office:value="-241.556451537392">
                <text:p>-241.556451537392</text:p>
              </table:table-cell>
              <table:table-cell office:value-type="float" office:value="191.535632027671">
                <text:p>191.535632027671</text:p>
              </table:table-cell>
              <table:table-cell office:value-type="float" office:value="50.0208195097211">
                <text:p>50.0208195097211</text:p>
              </table:table-cell>
            </table:table-row>
            <table:table-row>
              <table:table-cell office:value-type="float" office:value="252.71875">
                <text:p>252.71875</text:p>
              </table:table-cell>
              <table:table-cell office:value-type="float" office:value="-243.488806339733">
                <text:p>-243.488806339733</text:p>
              </table:table-cell>
              <table:table-cell office:value-type="float" office:value="187.346620285136">
                <text:p>187.346620285136</text:p>
              </table:table-cell>
              <table:table-cell office:value-type="float" office:value="56.1421860545975">
                <text:p>56.1421860545975</text:p>
              </table:table-cell>
            </table:table-row>
            <table:table-row>
              <table:table-cell office:value-type="float" office:value="254.125">
                <text:p>254.125</text:p>
              </table:table-cell>
              <table:table-cell office:value-type="float" office:value="-245.274492589768">
                <text:p>-245.274492589768</text:p>
              </table:table-cell>
              <table:table-cell office:value-type="float" office:value="183.044757943882">
                <text:p>183.044757943882</text:p>
              </table:table-cell>
              <table:table-cell office:value-type="float" office:value="62.2297346458861">
                <text:p>62.2297346458861</text:p>
              </table:table-cell>
            </table:table-row>
            <table:table-row>
              <table:table-cell office:value-type="float" office:value="255.53125">
                <text:p>255.53125</text:p>
              </table:table-cell>
              <table:table-cell office:value-type="float" office:value="-246.912434656871">
                <text:p>-246.912434656871</text:p>
              </table:table-cell>
              <table:table-cell office:value-type="float" office:value="178.632636284927">
                <text:p>178.632636284927</text:p>
              </table:table-cell>
              <table:table-cell office:value-type="float" office:value="68.2797983719438">
                <text:p>68.2797983719438</text:p>
              </table:table-cell>
            </table:table-row>
            <table:table-row>
              <table:table-cell office:value-type="float" office:value="256.9375">
                <text:p>256.9375</text:p>
              </table:table-cell>
              <table:table-cell office:value-type="float" office:value="-248.401645905987">
                <text:p>-248.401645905987</text:p>
              </table:table-cell>
              <table:table-cell office:value-type="float" office:value="174.112913005379">
                <text:p>174.112913005379</text:p>
              </table:table-cell>
              <table:table-cell office:value-type="float" office:value="74.2887329006082">
                <text:p>74.2887329006082</text:p>
              </table:table-cell>
            </table:table-row>
            <table:table-row>
              <table:table-cell office:value-type="float" office:value="258.34375">
                <text:p>258.34375</text:p>
              </table:table-cell>
              <table:table-cell office:value-type="float" office:value="-249.741229291945">
                <text:p>-249.741229291945</text:p>
              </table:table-cell>
              <table:table-cell office:value-type="float" office:value="169.488310617537">
                <text:p>169.488310617537</text:p>
              </table:table-cell>
              <table:table-cell office:value-type="float" office:value="80.2529186744081">
                <text:p>80.2529186744081</text:p>
              </table:table-cell>
            </table:table-row>
            <table:table-row>
              <table:table-cell office:value-type="float" office:value="259.75">
                <text:p>259.75</text:p>
              </table:table-cell>
              <table:table-cell office:value-type="float" office:value="-250.930377899804">
                <text:p>-250.930377899804</text:p>
              </table:table-cell>
              <table:table-cell office:value-type="float" office:value="164.761614808956">
                <text:p>164.761614808956</text:p>
              </table:table-cell>
              <table:table-cell office:value-type="float" office:value="86.1687630908483">
                <text:p>86.1687630908483</text:p>
              </table:table-cell>
            </table:table-row>
            <table:table-row>
              <table:table-cell office:value-type="float" office:value="261.15625">
                <text:p>261.15625</text:p>
              </table:table-cell>
              <table:table-cell office:value-type="float" office:value="-251.968375430907">
                <text:p>-251.968375430907</text:p>
              </table:table-cell>
              <table:table-cell office:value-type="float" office:value="159.935672764447">
                <text:p>159.935672764447</text:p>
              </table:table-cell>
              <table:table-cell office:value-type="float" office:value="92.0327026664602">
                <text:p>92.0327026664602</text:p>
              </table:table-cell>
            </table:table-row>
            <table:table-row>
              <table:table-cell office:value-type="float" office:value="262.5625">
                <text:p>262.5625</text:p>
              </table:table-cell>
              <table:table-cell office:value-type="float" office:value="-252.854596634355">
                <text:p>-252.854596634355</text:p>
              </table:table-cell>
              <table:table-cell office:value-type="float" office:value="155.013391451045">
                <text:p>155.013391451045</text:p>
              </table:table-cell>
              <table:table-cell office:value-type="float" office:value="97.8412051833102">
                <text:p>97.8412051833102</text:p>
              </table:table-cell>
            </table:table-row>
            <table:table-row>
              <table:table-cell office:value-type="float" office:value="263.96875">
                <text:p>263.96875</text:p>
              </table:table-cell>
              <table:table-cell office:value-type="float" office:value="-253.588507683633">
                <text:p>-253.588507683633</text:p>
              </table:table-cell>
              <table:table-cell office:value-type="float" office:value="149.997735866957">
                <text:p>149.997735866957</text:p>
              </table:table-cell>
              <table:table-cell office:value-type="float" office:value="103.590771816676">
                <text:p>103.590771816676</text:p>
              </table:table-cell>
            </table:table-row>
            <table:table-row>
              <table:table-cell office:value-type="float" office:value="265.375">
                <text:p>265.375</text:p>
              </table:table-cell>
              <table:table-cell office:value-type="float" office:value="-254.169666498167">
                <text:p>-254.169666498167</text:p>
              </table:table-cell>
              <table:table-cell office:value-type="float" office:value="144.891727255559">
                <text:p>144.891727255559</text:p>
              </table:table-cell>
              <table:table-cell office:value-type="float" office:value="109.277939242608">
                <text:p>109.277939242608</text:p>
              </table:table-cell>
            </table:table-row>
            <table:table-row>
              <table:table-cell office:value-type="float" office:value="266.78125">
                <text:p>266.78125</text:p>
              </table:table-cell>
              <table:table-cell office:value-type="float" office:value="-254.597723009619">
                <text:p>-254.597723009619</text:p>
              </table:table-cell>
              <table:table-cell office:value-type="float" office:value="139.698441285513">
                <text:p>139.698441285513</text:p>
              </table:table-cell>
              <table:table-cell office:value-type="float" office:value="114.899281724106">
                <text:p>114.899281724106</text:p>
              </table:table-cell>
            </table:table-row>
            <table:table-row>
              <table:table-cell office:value-type="float" office:value="268.1875">
                <text:p>268.1875</text:p>
              </table:table-cell>
              <table:table-cell office:value-type="float" office:value="-254.872419372752">
                <text:p>-254.872419372752</text:p>
              </table:table-cell>
              <table:table-cell office:value-type="float" office:value="134.421006198098">
                <text:p>134.421006198098</text:p>
              </table:table-cell>
              <table:table-cell office:value-type="float" office:value="120.451413174654">
                <text:p>120.451413174654</text:p>
              </table:table-cell>
            </table:table-row>
            <table:table-row>
              <table:table-cell office:value-type="float" office:value="269.59375">
                <text:p>269.59375</text:p>
              </table:table-cell>
              <table:table-cell office:value-type="float" office:value="-254.993590120748">
                <text:p>-254.993590120748</text:p>
              </table:table-cell>
              <table:table-cell office:value-type="float" office:value="129.062600922874">
                <text:p>129.062600922874</text:p>
              </table:table-cell>
              <table:table-cell office:value-type="float" office:value="125.930989197874">
                <text:p>125.930989197874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254.96116226488">
                <text:p>-254.96116226488</text:p>
              </table:table-cell>
              <table:table-cell office:value-type="float" office:value="123.626453162816">
                <text:p>123.626453162816</text:p>
              </table:table-cell>
              <table:table-cell office:value-type="float" office:value="131.334709102064">
                <text:p>131.334709102064</text:p>
              </table:table-cell>
            </table:table-row>
            <table:table-row>
              <table:table-cell office:value-type="float" office:value="272.40625">
                <text:p>272.40625</text:p>
              </table:table-cell>
              <table:table-cell office:value-type="float" office:value="-254.775155338475">
                <text:p>-254.775155338475</text:p>
              </table:table-cell>
              <table:table-cell office:value-type="float" office:value="118.115837450063">
                <text:p>118.115837450063</text:p>
              </table:table-cell>
              <table:table-cell office:value-type="float" office:value="136.659317888412">
                <text:p>136.659317888412</text:p>
              </table:table-cell>
            </table:table-row>
            <table:table-row>
              <table:table-cell office:value-type="float" office:value="273.8125">
                <text:p>273.8125</text:p>
              </table:table-cell>
              <table:table-cell office:value-type="float" office:value="-254.435681385152">
                <text:p>-254.435681385152</text:p>
              </table:table-cell>
              <table:table-cell office:value-type="float" office:value="112.534073173466">
                <text:p>112.534073173466</text:p>
              </table:table-cell>
              <table:table-cell office:value-type="float" office:value="141.901608211685">
                <text:p>141.901608211685</text:p>
              </table:table-cell>
            </table:table-row>
            <table:table-row>
              <table:table-cell office:value-type="float" office:value="275.21875">
                <text:p>275.21875</text:p>
              </table:table-cell>
              <table:table-cell office:value-type="float" office:value="-253.942944891324">
                <text:p>-253.942944891324</text:p>
              </table:table-cell>
              <table:table-cell office:value-type="float" office:value="106.88452257911">
                <text:p>106.88452257911</text:p>
              </table:table-cell>
              <table:table-cell office:value-type="float" office:value="147.058422312214">
                <text:p>147.058422312214</text:p>
              </table:table-cell>
            </table:table-row>
            <table:table-row>
              <table:table-cell office:value-type="float" office:value="276.625">
                <text:p>276.625</text:p>
              </table:table-cell>
              <table:table-cell office:value-type="float" office:value="-253.297242663033">
                <text:p>-253.297242663033</text:p>
              </table:table-cell>
              <table:table-cell office:value-type="float" office:value="101.170588745021">
                <text:p>101.170588745021</text:p>
              </table:table-cell>
              <table:table-cell office:value-type="float" office:value="152.126653918011">
                <text:p>152.126653918011</text:p>
              </table:table-cell>
            </table:table-row>
            <table:table-row>
              <table:table-cell office:value-type="float" office:value="278.03125">
                <text:p>278.03125</text:p>
              </table:table-cell>
              <table:table-cell office:value-type="float" office:value="-252.498963647155">
                <text:p>-252.498963647155</text:p>
              </table:table-cell>
              <table:table-cell office:value-type="float" office:value="95.3957135312849">
                <text:p>95.3957135312849</text:p>
              </table:table-cell>
              <table:table-cell office:value-type="float" office:value="157.10325011587">
                <text:p>157.10325011587</text:p>
              </table:table-cell>
            </table:table-row>
            <table:table-row>
              <table:table-cell office:value-type="float" office:value="279.4375">
                <text:p>279.4375</text:p>
              </table:table-cell>
              <table:table-cell office:value-type="float" office:value="-251.548588697121">
                <text:p>-251.548588697121</text:p>
              </table:table-cell>
              <table:table-cell office:value-type="float" office:value="89.5633755067926">
                <text:p>89.5633755067926</text:p>
              </table:table-cell>
              <table:table-cell office:value-type="float" office:value="161.985213190328">
                <text:p>161.985213190328</text:p>
              </table:table-cell>
            </table:table-row>
            <table:table-row>
              <table:table-cell office:value-type="float" office:value="280.84375">
                <text:p>280.84375</text:p>
              </table:table-cell>
              <table:table-cell office:value-type="float" office:value="-250.446690283263">
                <text:p>-250.446690283263</text:p>
              </table:table-cell>
              <table:table-cell office:value-type="float" office:value="83.6770878538853">
                <text:p>83.6770878538853</text:p>
              </table:table-cell>
              <table:table-cell office:value-type="float" office:value="166.769602429377">
                <text:p>166.769602429377</text:p>
              </table:table-cell>
            </table:table-row>
            <table:table-row>
              <table:table-cell office:value-type="float" office:value="282.25">
                <text:p>282.25</text:p>
              </table:table-cell>
              <table:table-cell office:value-type="float" office:value="-249.193932147983">
                <text:p>-249.193932147983</text:p>
              </table:table-cell>
              <table:table-cell office:value-type="float" office:value="77.7403962521427">
                <text:p>77.7403962521427</text:p>
              </table:table-cell>
              <table:table-cell office:value-type="float" office:value="171.45353589584">
                <text:p>171.45353589584</text:p>
              </table:table-cell>
            </table:table-row>
            <table:table-row>
              <table:table-cell office:value-type="float" office:value="283.65625">
                <text:p>283.65625</text:p>
              </table:table-cell>
              <table:table-cell office:value-type="float" office:value="-247.791068905939">
                <text:p>-247.791068905939</text:p>
              </table:table-cell>
              <table:table-cell office:value-type="float" office:value="71.7568767425985">
                <text:p>71.7568767425985</text:p>
              </table:table-cell>
              <table:table-cell office:value-type="float" office:value="176.03419216334">
                <text:p>176.03419216334</text:p>
              </table:table-cell>
            </table:table-row>
            <table:table-row>
              <table:table-cell office:value-type="float" office:value="285.0625">
                <text:p>285.0625</text:p>
              </table:table-cell>
              <table:table-cell office:value-type="float" office:value="-246.23894558949">
                <text:p>-246.23894558949</text:p>
              </table:table-cell>
              <table:table-cell office:value-type="float" office:value="65.730133573667">
                <text:p>65.730133573667</text:p>
              </table:table-cell>
              <table:table-cell office:value-type="float" office:value="180.508812015823">
                <text:p>180.508812015823</text:p>
              </table:table-cell>
            </table:table-row>
            <table:table-row>
              <table:table-cell office:value-type="float" office:value="286.46875">
                <text:p>286.46875</text:p>
              </table:table-cell>
              <table:table-cell office:value-type="float" office:value="-244.538497139686">
                <text:p>-244.538497139686</text:p>
              </table:table-cell>
              <table:table-cell office:value-type="float" office:value="59.6637970300788">
                <text:p>59.6637970300788</text:p>
              </table:table-cell>
              <table:table-cell office:value-type="float" office:value="184.874700109607">
                <text:p>184.874700109607</text:p>
              </table:table-cell>
            </table:table-row>
            <table:table-row>
              <table:table-cell office:value-type="float" office:value="287.875">
                <text:p>287.875</text:p>
              </table:table-cell>
              <table:table-cell office:value-type="float" office:value="-242.690747843088">
                <text:p>-242.690747843088</text:p>
              </table:table-cell>
              <table:table-cell office:value-type="float" office:value="53.5615212461325">
                <text:p>53.5615212461325</text:p>
              </table:table-cell>
              <table:table-cell office:value-type="float" office:value="189.129226596956">
                <text:p>189.129226596956</text:p>
              </table:table-cell>
            </table:table-row>
            <table:table-row>
              <table:table-cell office:value-type="float" office:value="289.28125">
                <text:p>289.28125</text:p>
              </table:table-cell>
              <table:table-cell office:value-type="float" office:value="-240.696810714781">
                <text:p>-240.696810714781</text:p>
              </table:table-cell>
              <table:table-cell office:value-type="float" office:value="47.426982004582">
                <text:p>47.426982004582</text:p>
              </table:table-cell>
              <table:table-cell office:value-type="float" office:value="193.269828710199">
                <text:p>193.269828710199</text:p>
              </table:table-cell>
            </table:table-row>
            <table:table-row>
              <table:table-cell office:value-type="float" office:value="290.6875">
                <text:p>290.6875</text:p>
              </table:table-cell>
              <table:table-cell office:value-type="float" office:value="-238.557886827933">
                <text:p>-238.557886827933</text:p>
              </table:table-cell>
              <table:table-cell office:value-type="float" office:value="41.263874522481">
                <text:p>41.263874522481</text:p>
              </table:table-cell>
              <table:table-cell office:value-type="float" office:value="197.294012305452">
                <text:p>197.294012305452</text:p>
              </table:table-cell>
            </table:table-row>
            <table:table-row>
              <table:table-cell office:value-type="float" office:value="292.09375">
                <text:p>292.09375</text:p>
              </table:table-cell>
              <table:table-cell office:value-type="float" office:value="-236.275264590314">
                <text:p>-236.275264590314</text:p>
              </table:table-cell>
              <table:table-cell office:value-type="float" office:value="35.0759112253233">
                <text:p>35.0759112253233</text:p>
              </table:table-cell>
              <table:table-cell office:value-type="float" office:value="201.199353364991">
                <text:p>201.199353364991</text:p>
              </table:table-cell>
            </table:table-row>
            <table:table-row>
              <table:table-cell office:value-type="float" office:value="293.5">
                <text:p>293.5</text:p>
              </table:table-cell>
              <table:table-cell office:value-type="float" office:value="-233.850318968207">
                <text:p>-233.850318968207</text:p>
              </table:table-cell>
              <table:table-cell office:value-type="float" office:value="28.8668195108163">
                <text:p>28.8668195108163</text:p>
              </table:table-cell>
              <table:table-cell office:value-type="float" office:value="204.98349945739">
                <text:p>204.98349945739</text:p>
              </table:table-cell>
            </table:table-row>
            <table:table-row>
              <table:table-cell office:value-type="float" office:value="294.90625">
                <text:p>294.90625</text:p>
              </table:table-cell>
              <table:table-cell office:value-type="float" office:value="-231.28451065818">
                <text:p>-231.28451065818</text:p>
              </table:table-cell>
              <table:table-cell office:value-type="float" office:value="22.6403395036358">
                <text:p>22.6403395036358</text:p>
              </table:table-cell>
              <table:table-cell office:value-type="float" office:value="208.644171154544">
                <text:p>208.644171154544</text:p>
              </table:table-cell>
            </table:table-row>
            <table:table-row>
              <table:table-cell office:value-type="float" office:value="296.3125">
                <text:p>296.3125</text:p>
              </table:table-cell>
              <table:table-cell office:value-type="float" office:value="-228.579385207217">
                <text:p>-228.579385207217</text:p>
              </table:table-cell>
              <table:table-cell office:value-type="float" office:value="16.4002218025151">
                <text:p>16.4002218025151</text:p>
              </table:table-cell>
              <table:table-cell office:value-type="float" office:value="212.179163404702">
                <text:p>212.179163404702</text:p>
              </table:table-cell>
            </table:table-row>
            <table:table-row>
              <table:table-cell office:value-type="float" office:value="297.71875">
                <text:p>297.71875</text:p>
              </table:table-cell>
              <table:table-cell office:value-type="float" office:value="-225.736572081739">
                <text:p>-225.736572081739</text:p>
              </table:table-cell>
              <table:table-cell office:value-type="float" office:value="10.1502252210244">
                <text:p>10.1502252210244</text:p>
              </table:table-cell>
              <table:table-cell office:value-type="float" office:value="215.586346860715">
                <text:p>215.586346860715</text:p>
              </table:table-cell>
            </table:table-row>
            <table:table-row>
              <table:table-cell office:value-type="float" office:value="299.125">
                <text:p>299.125</text:p>
              </table:table-cell>
              <table:table-cell office:value-type="float" office:value="-222.757783686073">
                <text:p>-222.757783686073</text:p>
              </table:table-cell>
              <table:table-cell office:value-type="float" office:value="3.89411452340202">
                <text:p>3.89411452340202</text:p>
              </table:table-cell>
              <table:table-cell office:value-type="float" office:value="218.863669162671">
                <text:p>218.863669162671</text:p>
              </table:table-cell>
            </table:table-row>
            <table:table-row>
              <table:table-cell office:value-type="float" office:value="300.53125">
                <text:p>300.53125</text:p>
              </table:table-cell>
              <table:table-cell office:value-type="float" office:value="-219.644814330965">
                <text:p>-219.644814330965</text:p>
              </table:table-cell>
              <table:table-cell office:value-type="float" office:value="-2.36434184319899">
                <text:p>-2.36434184319899</text:p>
              </table:table-cell>
              <table:table-cell office:value-type="float" office:value="222.009156174164">
                <text:p>222.009156174164</text:p>
              </table:table-cell>
            </table:table-row>
            <table:table-row>
              <table:table-cell office:value-type="float" office:value="301.9375">
                <text:p>301.9375</text:p>
              </table:table-cell>
              <table:table-cell office:value-type="float" office:value="-216.399539152753">
                <text:p>-216.399539152753</text:p>
              </table:table-cell>
              <table:table-cell office:value-type="float" office:value="-8.62137401868209">
                <text:p>-8.62137401868209</text:p>
              </table:table-cell>
              <table:table-cell office:value-type="float" office:value="225.020913171435">
                <text:p>225.020913171435</text:p>
              </table:table-cell>
            </table:table-row>
            <table:table-row>
              <table:table-cell office:value-type="float" office:value="303.34375">
                <text:p>303.34375</text:p>
              </table:table-cell>
              <table:table-cell office:value-type="float" office:value="-213.023912983854">
                <text:p>-213.023912983854</text:p>
              </table:table-cell>
              <table:table-cell office:value-type="float" office:value="-14.8732130008304">
                <text:p>-14.8732130008304</text:p>
              </table:table-cell>
              <table:table-cell office:value-type="float" office:value="227.897125984685">
                <text:p>227.897125984685</text:p>
              </table:table-cell>
            </table:table-row>
            <table:table-row>
              <table:table-cell office:value-type="float" office:value="304.75">
                <text:p>304.75</text:p>
              </table:table-cell>
              <table:table-cell office:value-type="float" office:value="-209.519969175252">
                <text:p>-209.519969175252</text:p>
              </table:table-cell>
              <table:table-cell office:value-type="float" office:value="-21.1160929156121">
                <text:p>-21.1160929156121</text:p>
              </table:table-cell>
              <table:table-cell office:value-type="float" office:value="230.636062090864">
                <text:p>230.636062090864</text:p>
              </table:table-cell>
            </table:table-row>
            <table:table-row>
              <table:table-cell office:value-type="float" office:value="306.15625">
                <text:p>306.15625</text:p>
              </table:table-cell>
              <table:table-cell office:value-type="float" office:value="-205.889818371674">
                <text:p>-205.889818371674</text:p>
              </table:table-cell>
              <table:table-cell office:value-type="float" office:value="-27.3462532856031">
                <text:p>-27.3462532856031</text:p>
              </table:table-cell>
              <table:table-cell office:value-type="float" office:value="233.236071657277">
                <text:p>233.236071657277</text:p>
              </table:table-cell>
            </table:table-row>
            <table:table-row>
              <table:table-cell office:value-type="float" office:value="307.5625">
                <text:p>307.5625</text:p>
              </table:table-cell>
              <table:table-cell office:value-type="float" office:value="-202.135647240226">
                <text:p>-202.135647240226</text:p>
              </table:table-cell>
              <table:table-cell office:value-type="float" office:value="-33.559941295157">
                <text:p>-33.559941295157</text:p>
              </table:table-cell>
              <table:table-cell office:value-type="float" office:value="235.695588535383">
                <text:p>235.695588535383</text:p>
              </table:table-cell>
            </table:table-row>
            <table:table-row>
              <table:table-cell office:value-type="float" office:value="308.96875">
                <text:p>308.96875</text:p>
              </table:table-cell>
              <table:table-cell office:value-type="float" office:value="-198.259717153219">
                <text:p>-198.259717153219</text:p>
              </table:table-cell>
              <table:table-cell office:value-type="float" office:value="-39.7534140509618">
                <text:p>-39.7534140509618</text:p>
              </table:table-cell>
              <table:table-cell office:value-type="float" office:value="238.013131204181">
                <text:p>238.013131204181</text:p>
              </table:table-cell>
            </table:table-row>
            <table:table-row>
              <table:table-cell office:value-type="float" office:value="310.375">
                <text:p>310.375</text:p>
              </table:table-cell>
              <table:table-cell office:value-type="float" office:value="-194.264362826007">
                <text:p>-194.264362826007</text:p>
              </table:table-cell>
              <table:table-cell office:value-type="float" office:value="-45.9229408366183">
                <text:p>-45.9229408366183</text:p>
              </table:table-cell>
              <table:table-cell office:value-type="float" office:value="240.187303662625">
                <text:p>240.187303662625</text:p>
              </table:table-cell>
            </table:table-row>
            <table:table-row>
              <table:table-cell office:value-type="float" office:value="311.78125">
                <text:p>311.78125</text:p>
              </table:table-cell>
              <table:table-cell office:value-type="float" office:value="-190.151990910641">
                <text:p>-190.151990910641</text:p>
              </table:table-cell>
              <table:table-cell office:value-type="float" office:value="-52.0648053598841">
                <text:p>-52.0648053598841</text:p>
              </table:table-cell>
              <table:table-cell office:value-type="float" office:value="242.216796270525">
                <text:p>242.216796270525</text:p>
              </table:table-cell>
            </table:table-row>
            <table:table-row>
              <table:table-cell office:value-type="float" office:value="313.1875">
                <text:p>313.1875</text:p>
              </table:table-cell>
              <table:table-cell office:value-type="float" office:value="-185.925078546191">
                <text:p>-185.925078546191</text:p>
              </table:table-cell>
              <table:table-cell office:value-type="float" office:value="-58.1753079912296">
                <text:p>-58.1753079912296</text:p>
              </table:table-cell>
              <table:table-cell office:value-type="float" office:value="244.100386537421">
                <text:p>244.100386537421</text:p>
              </table:table-cell>
            </table:table-row>
            <table:table-row>
              <table:table-cell office:value-type="float" office:value="314.59375">
                <text:p>314.59375</text:p>
              </table:table-cell>
              <table:table-cell office:value-type="float" office:value="-181.586171866612">
                <text:p>-181.586171866612</text:p>
              </table:table-cell>
              <table:table-cell office:value-type="float" office:value="-64.250767992356">
                <text:p>-64.250767992356</text:p>
              </table:table-cell>
              <table:table-cell office:value-type="float" office:value="245.836939858968">
                <text:p>245.836939858968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177.137884467044">
                <text:p>-177.137884467044</text:p>
              </table:table-cell>
              <table:table-cell office:value-type="float" office:value="-70.2875257333348">
                <text:p>-70.2875257333348</text:p>
              </table:table-cell>
              <table:table-cell office:value-type="float" office:value="247.425410200379">
                <text:p>247.425410200379</text:p>
              </table:table-cell>
            </table:table-row>
            <table:table-row>
              <table:table-cell office:value-type="float" office:value="317.40625">
                <text:p>317.40625</text:p>
              </table:table-cell>
              <table:table-cell office:value-type="float" office:value="-172.582895829486">
                <text:p>-172.582895829486</text:p>
              </table:table-cell>
              <table:table-cell office:value-type="float" office:value="-76.2819448970316">
                <text:p>-76.2819448970316</text:p>
              </table:table-cell>
              <table:table-cell office:value-type="float" office:value="248.864840726518">
                <text:p>248.864840726518</text:p>
              </table:table-cell>
            </table:table-row>
            <table:table-row>
              <table:table-cell office:value-type="float" office:value="318.8125">
                <text:p>318.8125</text:p>
              </table:table-cell>
              <table:table-cell office:value-type="float" office:value="-167.92394970877">
                <text:p>-167.92394970877</text:p>
              </table:table-cell>
              <table:table-cell office:value-type="float" office:value="-82.2304146694883">
                <text:p>-82.2304146694883</text:p>
              </table:table-cell>
              <table:table-cell office:value-type="float" office:value="250.154364378258">
                <text:p>250.154364378258</text:p>
              </table:table-cell>
            </table:table-row>
            <table:table-row>
              <table:table-cell office:value-type="float" office:value="320.21875">
                <text:p>320.21875</text:p>
              </table:table-cell>
              <table:table-cell office:value-type="float" office:value="-163.163852479831">
                <text:p>-163.163852479831</text:p>
              </table:table-cell>
              <table:table-cell office:value-type="float" office:value="-88.1293519149412">
                <text:p>-88.1293519149412</text:p>
              </table:table-cell>
              <table:table-cell office:value-type="float" office:value="251.293204394772">
                <text:p>251.293204394772</text:p>
              </table:table-cell>
            </table:table-row>
            <table:table-row>
              <table:table-cell office:value-type="float" office:value="321.625">
                <text:p>321.625</text:p>
              </table:table-cell>
              <table:table-cell office:value-type="float" office:value="-158.305471447247">
                <text:p>-158.305471447247</text:p>
              </table:table-cell>
              <table:table-cell office:value-type="float" office:value="-93.9752033341693">
                <text:p>-93.9752033341693</text:p>
              </table:table-cell>
              <table:table-cell office:value-type="float" office:value="252.280674781416">
                <text:p>252.280674781416</text:p>
              </table:table-cell>
            </table:table-row>
            <table:table-row>
              <table:table-cell office:value-type="float" office:value="323.03125">
                <text:p>323.03125</text:p>
              </table:table-cell>
              <table:table-cell office:value-type="float" office:value="-153.351733118086">
                <text:p>-153.351733118086</text:p>
              </table:table-cell>
              <table:table-cell office:value-type="float" office:value="-99.764447604868">
                <text:p>-99.764447604868</text:p>
              </table:table-cell>
              <table:table-cell office:value-type="float" office:value="253.116180722954">
                <text:p>253.116180722954</text:p>
              </table:table-cell>
            </table:table-row>
            <table:table-row>
              <table:table-cell office:value-type="float" office:value="324.4375">
                <text:p>324.4375</text:p>
              </table:table-cell>
              <table:table-cell office:value-type="float" office:value="-148.305621439085">
                <text:p>-148.305621439085</text:p>
              </table:table-cell>
              <table:table-cell office:value-type="float" office:value="-105.493597502763">
                <text:p>-105.493597502763</text:p>
              </table:table-cell>
              <table:table-cell office:value-type="float" office:value="253.799218941848">
                <text:p>253.799218941848</text:p>
              </table:table-cell>
            </table:table-row>
            <table:table-row>
              <table:table-cell office:value-type="float" office:value="325.84375">
                <text:p>325.84375</text:p>
              </table:table-cell>
              <table:table-cell office:value-type="float" office:value="-143.170175999234">
                <text:p>-143.170175999234</text:p>
              </table:table-cell>
              <table:table-cell office:value-type="float" office:value="-111.159202002181">
                <text:p>-111.159202002181</text:p>
              </table:table-cell>
              <table:table-cell office:value-type="float" office:value="254.329378001415">
                <text:p>254.329378001415</text:p>
              </table:table-cell>
            </table:table-row>
            <table:table-row>
              <table:table-cell office:value-type="float" office:value="327.25">
                <text:p>327.25</text:p>
              </table:table-cell>
              <table:table-cell office:value-type="float" office:value="-137.948490198838">
                <text:p>-137.948490198838</text:p>
              </table:table-cell>
              <table:table-cell office:value-type="float" office:value="-116.757848354824">
                <text:p>-116.757848354824</text:p>
              </table:table-cell>
              <table:table-cell office:value-type="float" office:value="254.706338553662">
                <text:p>254.706338553662</text:p>
              </table:table-cell>
            </table:table-row>
            <table:table-row>
              <table:table-cell office:value-type="float" office:value="328.65625">
                <text:p>328.65625</text:p>
              </table:table-cell>
              <table:table-cell office:value-type="float" office:value="-132.643709386174">
                <text:p>-132.643709386174</text:p>
              </table:table-cell>
              <table:table-cell office:value-type="float" office:value="-122.286164145475">
                <text:p>-122.286164145475</text:p>
              </table:table-cell>
              <table:table-cell office:value-type="float" office:value="254.929873531648">
                <text:p>254.929873531648</text:p>
              </table:table-cell>
            </table:table-row>
            <table:table-row>
              <table:table-cell office:value-type="float" office:value="330.0625">
                <text:p>330.0625</text:p>
              </table:table-cell>
              <table:table-cell office:value-type="float" office:value="-127.259028962842">
                <text:p>-127.259028962842</text:p>
              </table:table-cell>
              <table:table-cell office:value-type="float" office:value="-127.740819323419">
                <text:p>-127.740819323419</text:p>
              </table:table-cell>
              <table:table-cell office:value-type="float" office:value="254.999848286261">
                <text:p>254.999848286261</text:p>
              </table:table-cell>
            </table:table-row>
            <table:table-row>
              <table:table-cell office:value-type="float" office:value="331.46875">
                <text:p>331.46875</text:p>
              </table:table-cell>
              <table:table-cell office:value-type="float" office:value="-121.797692458985">
                <text:p>-121.797692458985</text:p>
              </table:table-cell>
              <table:table-cell office:value-type="float" office:value="-133.118528208339">
                <text:p>-133.118528208339</text:p>
              </table:table-cell>
              <table:table-cell office:value-type="float" office:value="254.916220667324">
                <text:p>254.916220667324</text:p>
              </table:table-cell>
            </table:table-row>
            <table:table-row>
              <table:table-cell office:value-type="float" office:value="332.875">
                <text:p>332.875</text:p>
              </table:table-cell>
              <table:table-cell office:value-type="float" office:value="-116.2629895795">
                <text:p>-116.2629895795</text:p>
              </table:table-cell>
              <table:table-cell office:value-type="float" office:value="-138.416051469489">
                <text:p>-138.416051469489</text:p>
              </table:table-cell>
              <table:table-cell office:value-type="float" office:value="254.679041048989">
                <text:p>254.679041048989</text:p>
              </table:table-cell>
            </table:table-row>
            <table:table-row>
              <table:table-cell office:value-type="float" office:value="334.28125">
                <text:p>334.28125</text:p>
              </table:table-cell>
              <table:table-cell office:value-type="float" office:value="-110.658254222445">
                <text:p>-110.658254222445</text:p>
              </table:table-cell>
              <table:table-cell office:value-type="float" office:value="-143.630198076944">
                <text:p>-143.630198076944</text:p>
              </table:table-cell>
              <table:table-cell office:value-type="float" office:value="254.288452299389">
                <text:p>254.288452299389</text:p>
              </table:table-cell>
            </table:table-row>
            <table:table-row>
              <table:table-cell office:value-type="float" office:value="335.6875">
                <text:p>335.6875</text:p>
              </table:table-cell>
              <table:table-cell office:value-type="float" office:value="-104.986862470826">
                <text:p>-104.986862470826</text:p>
              </table:table-cell>
              <table:table-cell office:value-type="float" office:value="-148.757827223756">
                <text:p>-148.757827223756</text:p>
              </table:table-cell>
              <table:table-cell office:value-type="float" office:value="253.744689694581">
                <text:p>253.744689694581</text:p>
              </table:table-cell>
            </table:table-row>
            <table:table-row>
              <table:table-cell office:value-type="float" office:value="337.09375">
                <text:p>337.09375</text:p>
              </table:table-cell>
              <table:table-cell office:value-type="float" office:value="-99.252230558965">
                <text:p>-99.252230558965</text:p>
              </table:table-cell>
              <table:table-cell office:value-type="float" office:value="-153.795850217861">
                <text:p>-153.795850217861</text:p>
              </table:table-cell>
              <table:table-cell office:value-type="float" office:value="253.048080776826">
                <text:p>253.048080776826</text:p>
              </table:table-cell>
            </table:table-row>
            <table:table-row>
              <table:table-cell office:value-type="float" office:value="338.5">
                <text:p>338.5</text:p>
              </table:table-cell>
              <table:table-cell office:value-type="float" office:value="-93.4578128146958">
                <text:p>-93.4578128146958</text:p>
              </table:table-cell>
              <table:table-cell office:value-type="float" office:value="-158.741232342593">
                <text:p>-158.741232342593</text:p>
              </table:table-cell>
              <table:table-cell office:value-type="float" office:value="252.199045157289">
                <text:p>252.199045157289</text:p>
              </table:table-cell>
            </table:table-row>
            <table:table-row>
              <table:table-cell office:value-type="float" office:value="339.90625">
                <text:p>339.90625</text:p>
              </table:table-cell>
              <table:table-cell office:value-type="float" office:value="-87.6070995785997">
                <text:p>-87.6070995785997</text:p>
              </table:table-cell>
              <table:table-cell office:value-type="float" office:value="-163.590994684678">
                <text:p>-163.590994684678</text:p>
              </table:table-cell>
              <table:table-cell office:value-type="float" office:value="251.198094263278">
                <text:p>251.198094263278</text:p>
              </table:table-cell>
            </table:table-row>
            <table:table-row>
              <table:table-cell office:value-type="float" office:value="341.3125">
                <text:p>341.3125</text:p>
              </table:table-cell>
              <table:table-cell office:value-type="float" office:value="-81.7036151015579">
                <text:p>-81.7036151015579</text:p>
              </table:table-cell>
              <table:table-cell office:value-type="float" office:value="-168.342215928627">
                <text:p>-168.342215928627</text:p>
              </table:table-cell>
              <table:table-cell office:value-type="float" office:value="250.045831030185">
                <text:p>250.045831030185</text:p>
              </table:table-cell>
            </table:table-row>
            <table:table-row>
              <table:table-cell office:value-type="float" office:value="342.71875">
                <text:p>342.71875</text:p>
              </table:table-cell>
              <table:table-cell office:value-type="float" office:value="-75.7509154218739">
                <text:p>-75.7509154218739</text:p>
              </table:table-cell>
              <table:table-cell office:value-type="float" office:value="-172.992034116422">
                <text:p>-172.992034116422</text:p>
              </table:table-cell>
              <table:table-cell office:value-type="float" office:value="248.742949538295">
                <text:p>248.742949538295</text:p>
              </table:table-cell>
            </table:table-row>
            <table:table-row>
              <table:table-cell office:value-type="float" office:value="344.125">
                <text:p>344.125</text:p>
              </table:table-cell>
              <table:table-cell office:value-type="float" office:value="-69.7525862232489">
                <text:p>-69.7525862232489</text:p>
              </table:table-cell>
              <table:table-cell office:value-type="float" office:value="-177.537648371453">
                <text:p>-177.537648371453</text:p>
              </table:table-cell>
              <table:table-cell office:value-type="float" office:value="247.290234594702">
                <text:p>247.290234594702</text:p>
              </table:table-cell>
            </table:table-row>
            <table:table-row>
              <table:table-cell office:value-type="float" office:value="345.53125">
                <text:p>345.53125</text:p>
              </table:table-cell>
              <table:table-cell office:value-type="float" office:value="-63.7122406749002">
                <text:p>-63.7122406749002</text:p>
              </table:table-cell>
              <table:table-cell office:value-type="float" office:value="-181.976320585665">
                <text:p>-181.976320585665</text:p>
              </table:table-cell>
              <table:table-cell office:value-type="float" office:value="245.688561260566">
                <text:p>245.688561260566</text:p>
              </table:table-cell>
            </table:table-row>
            <table:table-row>
              <table:table-cell office:value-type="float" office:value="346.9375">
                <text:p>346.9375</text:p>
              </table:table-cell>
              <table:table-cell office:value-type="float" office:value="-57.6335172551231">
                <text:p>-57.6335172551231</text:p>
              </table:table-cell>
              <table:table-cell office:value-type="float" office:value="-186.30537706889">
                <text:p>-186.30537706889</text:p>
              </table:table-cell>
              <table:table-cell office:value-type="float" office:value="243.938894324013">
                <text:p>243.938894324013</text:p>
              </table:table-cell>
            </table:table-row>
            <table:table-row>
              <table:table-cell office:value-type="float" office:value="348.34375">
                <text:p>348.34375</text:p>
              </table:table-cell>
              <table:table-cell office:value-type="float" office:value="-51.5200775596073">
                <text:p>-51.5200775596073</text:p>
              </table:table-cell>
              <table:table-cell office:value-type="float" office:value="-190.522210159375">
                <text:p>-190.522210159375</text:p>
              </table:table-cell>
              <table:table-cell office:value-type="float" office:value="242.042287718983">
                <text:p>242.042287718983</text:p>
              </table:table-cell>
            </table:table-row>
            <table:table-row>
              <table:table-cell office:value-type="float" office:value="349.75">
                <text:p>349.75</text:p>
              </table:table-cell>
              <table:table-cell office:value-type="float" office:value="-45.3756040958296">
                <text:p>-45.3756040958296</text:p>
              </table:table-cell>
              <table:table-cell office:value-type="float" office:value="-194.624279794545">
                <text:p>-194.624279794545</text:p>
              </table:table-cell>
              <table:table-cell office:value-type="float" office:value="239.999883890374">
                <text:p>239.999883890374</text:p>
              </table:table-cell>
            </table:table-row>
            <table:table-row>
              <table:table-cell office:value-type="float" office:value="351.15625">
                <text:p>351.15625</text:p>
              </table:table-cell>
              <table:table-cell office:value-type="float" office:value="-39.2037980648477">
                <text:p>-39.2037980648477</text:p>
              </table:table-cell>
              <table:table-cell office:value-type="float" office:value="-198.609115041037">
                <text:p>-198.609115041037</text:p>
              </table:table-cell>
              <table:table-cell office:value-type="float" office:value="237.812913105884">
                <text:p>237.812913105884</text:p>
              </table:table-cell>
            </table:table-row>
            <table:table-row>
              <table:table-cell office:value-type="float" office:value="352.5625">
                <text:p>352.5625</text:p>
              </table:table-cell>
              <table:table-cell office:value-type="float" office:value="-33.0083771318359">
                <text:p>-33.0083771318359</text:p>
              </table:table-cell>
              <table:table-cell office:value-type="float" office:value="-202.474315583101">
                <text:p>-202.474315583101</text:p>
              </table:table-cell>
              <table:table-cell office:value-type="float" office:value="235.482692714937">
                <text:p>235.482692714937</text:p>
              </table:table-cell>
            </table:table-row>
            <table:table-row>
              <table:table-cell office:value-type="float" office:value="353.96875">
                <text:p>353.96875</text:p>
              </table:table-cell>
              <table:table-cell office:value-type="float" office:value="-26.7930731867027">
                <text:p>-26.7930731867027</text:p>
              </table:table-cell>
              <table:table-cell office:value-type="float" office:value="-206.21755316846">
                <text:p>-206.21755316846</text:p>
              </table:table-cell>
              <table:table-cell office:value-type="float" office:value="233.010626355163">
                <text:p>233.010626355163</text:p>
              </table:table-cell>
            </table:table-row>
            <table:table-row>
              <table:table-cell office:value-type="float" office:value="355.375">
                <text:p>355.375</text:p>
              </table:table-cell>
              <table:table-cell office:value-type="float" office:value="-20.5616300961393">
                <text:p>-20.5616300961393</text:p>
              </table:table-cell>
              <table:table-cell office:value-type="float" office:value="-209.836573010762">
                <text:p>-209.836573010762</text:p>
              </table:table-cell>
              <table:table-cell office:value-type="float" office:value="230.398203106901">
                <text:p>230.398203106901</text:p>
              </table:table-cell>
            </table:table-row>
            <table:table-row>
              <table:table-cell office:value-type="float" office:value="356.78125">
                <text:p>356.78125</text:p>
              </table:table-cell>
              <table:table-cell office:value-type="float" office:value="-14.3178014484549">
                <text:p>-14.3178014484549</text:p>
              </table:table-cell>
              <table:table-cell office:value-type="float" office:value="-213.329195147776">
                <text:p>-213.329195147776</text:p>
              </table:table-cell>
              <table:table-cell office:value-type="float" office:value="227.646996596231">
                <text:p>227.646996596231</text:p>
              </table:table-cell>
            </table:table-row>
            <table:table-row>
              <table:table-cell office:value-type="float" office:value="358.1875">
                <text:p>358.1875</text:p>
              </table:table-cell>
              <table:table-cell office:value-type="float" office:value="-8.06534829255498">
                <text:p>-8.06534829255498</text:p>
              </table:table-cell>
              <table:table-cell office:value-type="float" office:value="-216.693315754526">
                <text:p>-216.693315754526</text:p>
              </table:table-cell>
              <table:table-cell office:value-type="float" office:value="224.758664047081">
                <text:p>224.758664047081</text:p>
              </table:table-cell>
            </table:table-row>
            <table:table-row>
              <table:table-cell office:value-type="float" office:value="359.59375">
                <text:p>359.59375</text:p>
              </table:table-cell>
              <table:table-cell office:value-type="float" office:value="-1.80803687242645">
                <text:p>-1.80803687242645</text:p>
              </table:table-cell>
              <table:table-cell office:value-type="float" office:value="-219.926908410551">
                <text:p>-219.926908410551</text:p>
              </table:table-cell>
              <table:table-cell office:value-type="float" office:value="221.734945282977">
                <text:p>221.7349452829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27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27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27cm" svg:height="15.417cm" xlink:href=".." xlink:type="simple" chart:class="chart:line" chart:style-name="ch1">
        <chart:legend chart:legend-position="end" svg:x="26.875cm" svg:y="6.99cm" style:legend-expansion="high" chart:style-name="ch2"/>
        <chart:plot-area chart:style-name="ch3" table:cell-range-address="Sheet1.H2:Sheet1.H258 Sheet1.J2:Sheet1.K258" svg:x="0.594cm" svg:y="0.308cm" svg:width="25.687cm" svg:height="14.801cm">
          <chartooo:coordinate-region svg:x="1.692cm" svg:y="0.43cm" svg:width="24.589cm" svg:height="13.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258" chart:class="chart:line">
            <chart:data-point chart:repeated="257"/>
          </chart:series>
          <chart:series chart:style-name="ch8" chart:values-cell-range-address="Sheet1.J2:Sheet1.J258" chart:class="chart:line">
            <chart:data-point chart:repeated="257"/>
          </chart:series>
          <chart:series chart:style-name="ch9" chart:values-cell-range-address="Sheet1.K2:Sheet1.K258" chart:class="chart:line">
            <chart:data-point chart:repeated="257"/>
          </chart:series>
          <chart:wall chart:style-name="ch10"/>
          <chart:floor chart:style-name="ch11"/>
        </chart:plot-area>
        <draw:frame draw:style-name="gr1" draw:text-style-name="P1" svg:width="9.342cm" svg:height="0.398cm" svg:x="-0.902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2:Sheet1.H258</svg:desc>
                </draw:g>
              </table:table-cell>
              <table:table-cell office:value-type="float" office:value="NaN">
                <text:p>NaN</text:p>
                <draw:g>
                  <svg:desc>Sheet1.J2:Sheet1.J258</svg:desc>
                </draw:g>
              </table:table-cell>
              <table:table-cell office:value-type="float" office:value="NaN">
                <text:p>NaN</text:p>
                <draw:g>
                  <svg:desc>Sheet1.K2:Sheet1.K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23525500891145">
                <text:p>8.23525500891145</text:p>
              </table:table-cell>
              <table:table-cell office:value-type="float" office:value="17.0985782501038">
                <text:p>17.0985782501038</text:p>
              </table:table-cell>
              <table:table-cell office:value-type="float" office:value="237.901421749896">
                <text:p>237.901421749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73289529989">
                <text:p>19.073289529989</text:p>
              </table:table-cell>
              <table:table-cell office:value-type="float" office:value="17.1791216118768">
                <text:p>17.1791216118768</text:p>
              </table:table-cell>
              <table:table-cell office:value-type="float" office:value="237.820878388123">
                <text:p>237.8208783881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.9001512550191">
                <text:p>29.9001512550191</text:p>
              </table:table-cell>
              <table:table-cell office:value-type="float" office:value="17.3261181456278">
                <text:p>17.3261181456278</text:p>
              </table:table-cell>
              <table:table-cell office:value-type="float" office:value="237.673881854372">
                <text:p>237.6738818543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.7093184873408">
                <text:p>40.7093184873408</text:p>
              </table:table-cell>
              <table:table-cell office:value-type="float" office:value="17.5394793061407">
                <text:p>17.5394793061407</text:p>
              </table:table-cell>
              <table:table-cell office:value-type="float" office:value="237.460520693859">
                <text:p>237.460520693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42801887942">
                <text:p>51.4942801887942</text:p>
              </table:table-cell>
              <table:table-cell office:value-type="float" office:value="17.819076572631">
                <text:p>17.819076572631</text:p>
              </table:table-cell>
              <table:table-cell office:value-type="float" office:value="237.180923427369">
                <text:p>237.180923427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.2485399017259">
                <text:p>62.2485399017259</text:p>
              </table:table-cell>
              <table:table-cell office:value-type="float" office:value="18.1647415261603">
                <text:p>18.1647415261603</text:p>
              </table:table-cell>
              <table:table-cell office:value-type="float" office:value="236.83525847384">
                <text:p>236.835258473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.9656196622126">
                <text:p>72.9656196622126</text:p>
              </table:table-cell>
              <table:table-cell office:value-type="float" office:value="18.5762659510851">
                <text:p>18.5762659510851</text:p>
              </table:table-cell>
              <table:table-cell office:value-type="float" office:value="236.423734048915">
                <text:p>236.423734048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6390639021442">
                <text:p>83.6390639021442</text:p>
              </table:table-cell>
              <table:table-cell office:value-type="float" office:value="19.0534019604803">
                <text:p>19.0534019604803</text:p>
              </table:table-cell>
              <table:table-cell office:value-type="float" office:value="235.946598039519">
                <text:p>235.946598039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.262443337816">
                <text:p>94.262443337816</text:p>
              </table:table-cell>
              <table:table-cell office:value-type="float" office:value="19.5958621454554">
                <text:p>19.5958621454554</text:p>
              </table:table-cell>
              <table:table-cell office:value-type="float" office:value="235.404137854544">
                <text:p>235.4041378545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.82935884269">
                <text:p>104.82935884269</text:p>
              </table:table-cell>
              <table:table-cell office:value-type="float" office:value="20.2033197482782">
                <text:p>20.2033197482782</text:p>
              </table:table-cell>
              <table:table-cell office:value-type="float" office:value="234.796680251722">
                <text:p>234.7966802517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5.333445301988">
                <text:p>115.333445301988</text:p>
              </table:table-cell>
              <table:table-cell office:value-type="float" office:value="20.8754088592037">
                <text:p>20.8754088592037</text:p>
              </table:table-cell>
              <table:table-cell office:value-type="float" office:value="234.124591140797">
                <text:p>234.1245911407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.768375446801">
                <text:p>125.768375446801</text:p>
              </table:table-cell>
              <table:table-cell office:value-type="float" office:value="21.6117246368815">
                <text:p>21.6117246368815</text:p>
              </table:table-cell>
              <table:table-cell office:value-type="float" office:value="233.388275363118">
                <text:p>233.388275363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6.127863665396">
                <text:p>136.127863665396</text:p>
              </table:table-cell>
              <table:table-cell office:value-type="float" office:value="22.4118235522209">
                <text:p>22.4118235522209</text:p>
              </table:table-cell>
              <table:table-cell office:value-type="float" office:value="232.588176447779">
                <text:p>232.58817644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.405669789436">
                <text:p>146.405669789436</text:p>
              </table:table-cell>
              <table:table-cell office:value-type="float" office:value="23.2752236555523">
                <text:p>23.2752236555523</text:p>
              </table:table-cell>
              <table:table-cell office:value-type="float" office:value="231.724776344447">
                <text:p>231.724776344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6.595602852825">
                <text:p>156.595602852825</text:p>
              </table:table-cell>
              <table:table-cell office:value-type="float" office:value="24.2014048669382">
                <text:p>24.2014048669382</text:p>
              </table:table-cell>
              <table:table-cell office:value-type="float" office:value="230.798595133062">
                <text:p>230.798595133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.691524820912">
                <text:p>166.691524820912</text:p>
              </table:table-cell>
              <table:table-cell office:value-type="float" office:value="25.189809289449">
                <text:p>25.189809289449</text:p>
              </table:table-cell>
              <table:table-cell office:value-type="float" office:value="229.810190710551">
                <text:p>229.810190710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6.687354287812">
                <text:p>176.687354287812</text:p>
              </table:table-cell>
              <table:table-cell office:value-type="float" office:value="26.2398415452194">
                <text:p>26.2398415452194</text:p>
              </table:table-cell>
              <table:table-cell office:value-type="float" office:value="228.76015845478">
                <text:p>228.76015845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.577070139625">
                <text:p>186.577070139625</text:p>
              </table:table-cell>
              <table:table-cell office:value-type="float" office:value="27.3508691340819">
                <text:p>27.3508691340819</text:p>
              </table:table-cell>
              <table:table-cell office:value-type="float" office:value="227.649130865918">
                <text:p>227.6491308659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6.354715181319">
                <text:p>196.354715181319</text:p>
              </table:table-cell>
              <table:table-cell office:value-type="float" office:value="28.5222228145606">
                <text:p>28.5222228145606</text:p>
              </table:table-cell>
              <table:table-cell office:value-type="float" office:value="226.47777718544">
                <text:p>226.477777185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.014399725135">
                <text:p>206.014399725135</text:p>
              </table:table-cell>
              <table:table-cell office:value-type="float" office:value="29.7531970069984">
                <text:p>29.7531970069984</text:p>
              </table:table-cell>
              <table:table-cell office:value-type="float" office:value="225.246802993001">
                <text:p>225.246802993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5.550305138298">
                <text:p>215.550305138298</text:p>
              </table:table-cell>
              <table:table-cell office:value-type="float" office:value="31.0430502185711">
                <text:p>31.0430502185711</text:p>
              </table:table-cell>
              <table:table-cell office:value-type="float" office:value="223.956949781429">
                <text:p>223.95694978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.591732333107">
                <text:p>222.591732333107</text:p>
              </table:table-cell>
              <table:table-cell office:value-type="float" office:value="31.3672154402137">
                <text:p>31.3672154402137</text:p>
              </table:table-cell>
              <table:table-cell office:value-type="float" office:value="221.585204460346">
                <text:p>221.585204460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604270403566">
                <text:p>225.604270403566</text:p>
              </table:table-cell>
              <table:table-cell office:value-type="float" office:value="30.0630864053825">
                <text:p>30.0630864053825</text:p>
              </table:table-cell>
              <table:table-cell office:value-type="float" office:value="217.470584678912">
                <text:p>217.4705846789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8.481229137791">
                <text:p>228.481229137791</text:p>
              </table:table-cell>
              <table:table-cell office:value-type="float" office:value="28.8176497239004">
                <text:p>28.8176497239004</text:p>
              </table:table-cell>
              <table:table-cell office:value-type="float" office:value="213.301769981484">
                <text:p>213.3017699814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1.220875563414">
                <text:p>231.220875563414</text:p>
              </table:table-cell>
              <table:table-cell office:value-type="float" office:value="27.6316556002535">
                <text:p>27.6316556002535</text:p>
              </table:table-cell>
              <table:table-cell office:value-type="float" office:value="209.081271506154">
                <text:p>209.0812715061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3.821559419874">
                <text:p>233.821559419874</text:p>
              </table:table-cell>
              <table:table-cell office:value-type="float" office:value="26.5058184329551">
                <text:p>26.5058184329551</text:p>
              </table:table-cell>
              <table:table-cell office:value-type="float" office:value="204.811631523389">
                <text:p>204.811631523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6.281714152459">
                <text:p>236.281714152459</text:p>
              </table:table-cell>
              <table:table-cell office:value-type="float" office:value="25.4408163842172">
                <text:p>25.4408163842172</text:p>
              </table:table-cell>
              <table:table-cell office:value-type="float" office:value="200.495421904663">
                <text:p>200.495421904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8.59985785595">
                <text:p>238.59985785595</text:p>
              </table:table-cell>
              <table:table-cell office:value-type="float" office:value="24.4372909714506">
                <text:p>24.4372909714506</text:p>
              </table:table-cell>
              <table:table-cell office:value-type="float" office:value="196.135242573255">
                <text:p>196.135242573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.77459416726">
                <text:p>240.77459416726</text:p>
              </table:table-cell>
              <table:table-cell office:value-type="float" office:value="23.4958466808398">
                <text:p>23.4958466808398</text:p>
              </table:table-cell>
              <table:table-cell office:value-type="float" office:value="191.733719938159">
                <text:p>191.7337199381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804613106555">
                <text:p>242.804613106555</text:p>
              </table:table-cell>
              <table:table-cell office:value-type="float" office:value="22.6170506032228">
                <text:p>22.6170506032228</text:p>
              </table:table-cell>
              <table:table-cell office:value-type="float" office:value="187.293505312025">
                <text:p>187.29350531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4.688691866333">
                <text:p>244.688691866333</text:p>
              </table:table-cell>
              <table:table-cell office:value-type="float" office:value="21.8014320924965">
                <text:p>21.8014320924965</text:p>
              </table:table-cell>
              <table:table-cell office:value-type="float" office:value="182.817273314115">
                <text:p>182.8172733141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6.425695548">
                <text:p>246.425695548</text:p>
              </table:table-cell>
              <table:table-cell office:value-type="float" office:value="21.0494824467532">
                <text:p>21.0494824467532</text:p>
              </table:table-cell>
              <table:table-cell office:value-type="float" office:value="178.307720259206">
                <text:p>178.3077202592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8.014577845487">
                <text:p>248.014577845487</text:p>
              </table:table-cell>
              <table:table-cell office:value-type="float" office:value="20.3616546123433">
                <text:p>20.3616546123433</text:p>
              </table:table-cell>
              <table:table-cell office:value-type="float" office:value="173.767562533436">
                <text:p>173.767562533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9.454381675512">
                <text:p>249.454381675512</text:p>
              </table:table-cell>
              <table:table-cell office:value-type="float" office:value="19.7383629110338">
                <text:p>19.7383629110338</text:p>
              </table:table-cell>
              <table:table-cell office:value-type="float" office:value="169.199534958052">
                <text:p>169.199534958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.744239754085">
                <text:p>250.744239754085</text:p>
              </table:table-cell>
              <table:table-cell office:value-type="float" office:value="19.1799827904395">
                <text:p>19.1799827904395</text:p>
              </table:table-cell>
              <table:table-cell office:value-type="float" office:value="164.606389142055">
                <text:p>164.606389142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1.883375118929">
                <text:p>251.883375118929</text:p>
              </table:table-cell>
              <table:table-cell office:value-type="float" office:value="18.686850597866">
                <text:p>18.686850597866</text:p>
              </table:table-cell>
              <table:table-cell office:value-type="float" office:value="159.990891824736">
                <text:p>159.9908918247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2.871101597497">
                <text:p>252.871101597497</text:p>
              </table:table-cell>
              <table:table-cell office:value-type="float" office:value="18.259263377707">
                <text:p>18.259263377707</text:p>
              </table:table-cell>
              <table:table-cell office:value-type="float" office:value="155.355823209094">
                <text:p>155.3558232090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3.706824220291">
                <text:p>253.706824220291</text:p>
              </table:table-cell>
              <table:table-cell office:value-type="float" office:value="17.8974786925144">
                <text:p>17.8974786925144</text:p>
              </table:table-cell>
              <table:table-cell office:value-type="float" office:value="150.703975287148">
                <text:p>150.703975287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4.390039579254">
                <text:p>254.390039579254</text:p>
              </table:table-cell>
              <table:table-cell office:value-type="float" office:value="17.6017144678556">
                <text:p>17.6017144678556</text:p>
              </table:table-cell>
              <table:table-cell office:value-type="float" office:value="146.038150158141">
                <text:p>146.0381501581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4.920336130998">
                <text:p>254.920336130998</text:p>
              </table:table-cell>
              <table:table-cell office:value-type="float" office:value="17.3721488610396">
                <text:p>17.3721488610396</text:p>
              </table:table-cell>
              <table:table-cell office:value-type="float" office:value="141.361158340665">
                <text:p>141.3611583406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.297394444712">
                <text:p>255.297394444712</text:p>
              </table:table-cell>
              <table:table-cell office:value-type="float" office:value="17.2089201538042">
                <text:p>17.2089201538042</text:p>
              </table:table-cell>
              <table:table-cell office:value-type="float" office:value="136.675817079707">
                <text:p>136.675817079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5.520987394566">
                <text:p>255.520987394566</text:p>
              </table:table-cell>
              <table:table-cell office:value-type="float" office:value="17.1121266690193">
                <text:p>17.1121266690193</text:p>
              </table:table-cell>
              <table:table-cell office:value-type="float" office:value="131.984948649646">
                <text:p>131.9849486496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5.590980296527">
                <text:p>255.590980296527</text:p>
              </table:table-cell>
              <table:table-cell office:value-type="float" office:value="17.08182671146">
                <text:p>17.08182671146</text:p>
              </table:table-cell>
              <table:table-cell office:value-type="float" office:value="127.291378654221">
                <text:p>127.291378654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5.507330989489">
                <text:p>255.507330989489</text:p>
              </table:table-cell>
              <table:table-cell office:value-type="float" office:value="17.1180385326887">
                <text:p>17.1180385326887</text:p>
              </table:table-cell>
              <table:table-cell office:value-type="float" office:value="122.597934324494">
                <text:p>122.5979343244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5.270089860666">
                <text:p>255.270089860666</text:p>
              </table:table-cell>
              <table:table-cell office:value-type="float" office:value="17.2207403200576">
                <text:p>17.2207403200576</text:p>
              </table:table-cell>
              <table:table-cell office:value-type="float" office:value="117.90744281583">
                <text:p>117.90744281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.879399815244">
                <text:p>254.879399815244</text:p>
              </table:table-cell>
              <table:table-cell office:value-type="float" office:value="17.389870209851">
                <text:p>17.389870209851</text:p>
              </table:table-cell>
              <table:table-cell office:value-type="float" office:value="113.222729504925">
                <text:p>113.222729504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.335496190298">
                <text:p>254.335496190298</text:p>
              </table:table-cell>
              <table:table-cell office:value-type="float" office:value="17.6253263245465">
                <text:p>17.6253263245465</text:p>
              </table:table-cell>
              <table:table-cell office:value-type="float" office:value="108.546616287905">
                <text:p>108.5466162879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.63870661303">
                <text:p>253.63870661303</text:p>
              </table:table-cell>
              <table:table-cell office:value-type="float" office:value="17.9269668341859">
                <text:p>17.9269668341859</text:p>
              </table:table-cell>
              <table:table-cell office:value-type="float" office:value="103.88191988052">
                <text:p>103.881919880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789450803431">
                <text:p>252.789450803431</text:p>
              </table:table-cell>
              <table:table-cell office:value-type="float" office:value="18.2946100418043">
                <text:p>18.2946100418043</text:p>
              </table:table-cell>
              <table:table-cell office:value-type="float" office:value="99.231450121462">
                <text:p>99.231450121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1.788240321443">
                <text:p>251.788240321443</text:p>
              </table:table-cell>
              <table:table-cell office:value-type="float" office:value="18.7280344928812">
                <text:p>18.7280344928812</text:p>
              </table:table-cell>
              <table:table-cell office:value-type="float" office:value="94.5980082798218">
                <text:p>94.59800827982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0.635678258824">
                <text:p>250.635678258824</text:p>
              </table:table-cell>
              <table:table-cell office:value-type="float" office:value="19.2269791087343">
                <text:p>19.2269791087343</text:p>
              </table:table-cell>
              <table:table-cell office:value-type="float" office:value="89.9843853677093">
                <text:p>89.98438536770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.332458875862">
                <text:p>249.332458875862</text:p>
              </table:table-cell>
              <table:table-cell office:value-type="float" office:value="19.7911433437827">
                <text:p>19.7911433437827</text:p>
              </table:table-cell>
              <table:table-cell office:value-type="float" office:value="85.3933604590519">
                <text:p>85.3933604590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7.879367183183">
                <text:p>247.879367183183</text:p>
              </table:table-cell>
              <table:table-cell office:value-type="float" office:value="20.4201873665875">
                <text:p>20.4201873665875</text:p>
              </table:table-cell>
              <table:table-cell office:value-type="float" office:value="80.8276990155854">
                <text:p>80.8276990155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6.277278468889">
                <text:p>246.277278468889</text:p>
              </table:table-cell>
              <table:table-cell office:value-type="float" office:value="21.1137322645505">
                <text:p>21.1137322645505</text:p>
              </table:table-cell>
              <table:table-cell office:value-type="float" office:value="76.2901512210422">
                <text:p>76.29015122104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4.527157771314">
                <text:p>244.527157771314</text:p>
              </table:table-cell>
              <table:table-cell office:value-type="float" office:value="21.8713602721585">
                <text:p>21.8713602721585</text:p>
              </table:table-cell>
              <table:table-cell office:value-type="float" office:value="71.7834503245438">
                <text:p>71.7834503245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2.630059297726">
                <text:p>242.630059297726</text:p>
              </table:table-cell>
              <table:table-cell office:value-type="float" office:value="22.6926150226295">
                <text:p>22.6926150226295</text:p>
              </table:table-cell>
              <table:table-cell office:value-type="float" office:value="67.3103109941939">
                <text:p>67.3103109941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0.587125789309">
                <text:p>240.587125789309</text:p>
              </table:table-cell>
              <table:table-cell office:value-type="float" office:value="23.5770018228099">
                <text:p>23.5770018228099</text:p>
              </table:table-cell>
              <table:table-cell office:value-type="float" office:value="62.8734276818638">
                <text:p>62.87342768186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38.399587832817">
                <text:p>238.399587832817</text:p>
              </table:table-cell>
              <table:table-cell office:value-type="float" office:value="24.5239879511615">
                <text:p>24.5239879511615</text:p>
              </table:table-cell>
              <table:table-cell office:value-type="float" office:value="58.4754730001548">
                <text:p>58.47547300015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6.068763119318">
                <text:p>236.068763119318</text:p>
              </table:table-cell>
              <table:table-cell office:value-type="float" office:value="25.5330029786499">
                <text:p>25.5330029786499</text:p>
              </table:table-cell>
              <table:table-cell office:value-type="float" office:value="54.1190961125172">
                <text:p>54.11909611251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3.596055650466">
                <text:p>233.596055650466</text:p>
              </table:table-cell>
              <table:table-cell office:value-type="float" office:value="26.6034391123524">
                <text:p>26.6034391123524</text:p>
              </table:table-cell>
              <table:table-cell office:value-type="float" office:value="49.8069211374929">
                <text:p>49.80692113749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0.982954892777">
                <text:p>230.982954892777</text:p>
              </table:table-cell>
              <table:table-cell office:value-type="float" office:value="27.7346515615684">
                <text:p>27.7346515615684</text:p>
              </table:table-cell>
              <table:table-cell office:value-type="float" office:value="45.5415455680439">
                <text:p>45.5415455680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8.231034880439">
                <text:p>228.231034880439</text:p>
              </table:table-cell>
              <table:table-cell office:value-type="float" office:value="28.925958926217">
                <text:p>28.925958926217</text:p>
              </table:table-cell>
              <table:table-cell office:value-type="float" office:value="41.3255387069205">
                <text:p>41.3255387069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5.341953267166">
                <text:p>225.341953267166</text:p>
              </table:table-cell>
              <table:table-cell office:value-type="float" office:value="30.1766436072875">
                <text:p>30.1766436072875</text:p>
              </table:table-cell>
              <table:table-cell office:value-type="float" office:value="37.1614401190096">
                <text:p>37.1614401190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2.317450327692">
                <text:p>222.317450327692</text:p>
              </table:table-cell>
              <table:table-cell office:value-type="float" office:value="31.4859522390946">
                <text:p>31.4859522390946</text:p>
              </table:table-cell>
              <table:table-cell office:value-type="float" office:value="33.0517581015945">
                <text:p>33.051758101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3.61086571441">
                <text:p>223.61086571441</text:p>
              </table:table-cell>
              <table:table-cell office:value-type="float" office:value="34.780160127888">
                <text:p>34.780160127888</text:p>
              </table:table-cell>
              <table:table-cell office:value-type="float" office:value="30.926032158264">
                <text:p>30.9260321582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6.578408288527">
                <text:p>226.578408288527</text:p>
              </table:table-cell>
              <table:table-cell office:value-type="float" office:value="38.9131219124526">
                <text:p>38.9131219124526</text:p>
              </table:table-cell>
              <table:table-cell office:value-type="float" office:value="29.6413816932781">
                <text:p>29.64138169327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9.409784742174">
                <text:p>229.409784742174</text:p>
              </table:table-cell>
              <table:table-cell office:value-type="float" office:value="43.0994451199004">
                <text:p>43.0994451199004</text:p>
              </table:table-cell>
              <table:table-cell office:value-type="float" office:value="28.4156776007909">
                <text:p>28.415677600790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2.103289560043">
                <text:p>232.103289560043</text:p>
              </table:table-cell>
              <table:table-cell office:value-type="float" office:value="47.3366080656676">
                <text:p>47.3366080656676</text:p>
              </table:table-cell>
              <table:table-cell office:value-type="float" office:value="27.2496581991156">
                <text:p>27.24965819911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.657300275553">
                <text:p>234.657300275553</text:p>
              </table:table-cell>
              <table:table-cell office:value-type="float" office:value="51.6220584412342">
                <text:p>51.6220584412342</text:p>
              </table:table-cell>
              <table:table-cell office:value-type="float" office:value="26.1440258547392">
                <text:p>26.14402585473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7.070278448147">
                <text:p>237.070278448147</text:p>
              </table:table-cell>
              <table:table-cell office:value-type="float" office:value="55.9532148515364">
                <text:p>55.9532148515364</text:p>
              </table:table-cell>
              <table:table-cell office:value-type="float" office:value="25.0994465592438">
                <text:p>25.09944655924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9.340770590002">
                <text:p>239.340770590002</text:p>
              </table:table-cell>
              <table:table-cell office:value-type="float" office:value="60.3274683699055">
                <text:p>60.3274683699055</text:p>
              </table:table-cell>
              <table:table-cell office:value-type="float" office:value="24.1165495281379">
                <text:p>24.11654952813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1.46740904155">
                <text:p>241.46740904155</text:p>
              </table:table-cell>
              <table:table-cell office:value-type="float" office:value="64.742184109586">
                <text:p>64.742184109586</text:p>
              </table:table-cell>
              <table:table-cell office:value-type="float" office:value="23.1959268218402">
                <text:p>23.19592682184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3.448912795308">
                <text:p>243.448912795308</text:p>
              </table:table-cell>
              <table:table-cell office:value-type="float" office:value="69.1947028108929">
                <text:p>69.1947028108929</text:p>
              </table:table-cell>
              <table:table-cell office:value-type="float" office:value="22.3381329890443">
                <text:p>22.33813298904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5.284088267509">
                <text:p>245.284088267509</text:p>
              </table:table-cell>
              <table:table-cell office:value-type="float" office:value="73.6823424430511">
                <text:p>73.6823424430511</text:p>
              </table:table-cell>
              <table:table-cell office:value-type="float" office:value="21.5436847326803">
                <text:p>21.54368473268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6.971830017068">
                <text:p>246.971830017068</text:p>
              </table:table-cell>
              <table:table-cell office:value-type="float" office:value="78.2023998197497">
                <text:p>78.2023998197497</text:p>
              </table:table-cell>
              <table:table-cell office:value-type="float" office:value="20.8130605986718">
                <text:p>20.81306059867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8.511121411467">
                <text:p>248.511121411467</text:p>
              </table:table-cell>
              <table:table-cell office:value-type="float" office:value="82.7521522274409">
                <text:p>82.7521522274409</text:p>
              </table:table-cell>
              <table:table-cell office:value-type="float" office:value="20.1467006876768">
                <text:p>20.14670068767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9.901035239125">
                <text:p>249.901035239125</text:p>
              </table:table-cell>
              <table:table-cell office:value-type="float" office:value="87.3288590654006">
                <text:p>87.3288590654006</text:p>
              </table:table-cell>
              <table:table-cell office:value-type="float" office:value="19.5450063899889">
                <text:p>19.54500638998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1.140734267926">
                <text:p>251.140734267926</text:p>
              </table:table-cell>
              <table:table-cell office:value-type="float" office:value="91.9297634965635">
                <text:p>91.9297634965635</text:p>
              </table:table-cell>
              <table:table-cell office:value-type="float" office:value="19.008340143755">
                <text:p>19.0083401437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52.22947174953">
                <text:p>252.22947174953</text:p>
              </table:table-cell>
              <table:table-cell office:value-type="float" office:value="96.5520941081392">
                <text:p>96.5520941081392</text:p>
              </table:table-cell>
              <table:table-cell office:value-type="float" office:value="18.5370252166538">
                <text:p>18.53702521665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3.166591869188">
                <text:p>253.166591869188</text:p>
              </table:table-cell>
              <table:table-cell office:value-type="float" office:value="101.193066581008">
                <text:p>101.193066581008</text:p>
              </table:table-cell>
              <table:table-cell office:value-type="float" office:value="18.1313455111737">
                <text:p>18.13134551117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.951530140783">
                <text:p>253.951530140783</text:p>
              </table:table-cell>
              <table:table-cell office:value-type="float" office:value="105.849885366888">
                <text:p>105.849885366888</text:p>
              </table:table-cell>
              <table:table-cell office:value-type="float" office:value="17.791545393601">
                <text:p>17.7915453936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4.583813746848">
                <text:p>254.583813746848</text:p>
              </table:table-cell>
              <table:table-cell office:value-type="float" office:value="110.519745372273">
                <text:p>110.519745372273</text:p>
              </table:table-cell>
              <table:table-cell office:value-type="float" office:value="17.517829546819">
                <text:p>17.517829546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5.063061823383">
                <text:p>255.063061823383</text:p>
              </table:table-cell>
              <table:table-cell office:value-type="float" office:value="115.199833648114">
                <text:p>115.199833648114</text:p>
              </table:table-cell>
              <table:table-cell office:value-type="float" office:value="17.3103628470202">
                <text:p>17.31036284702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5.388985689267">
                <text:p>255.388985689267</text:p>
              </table:table-cell>
              <table:table-cell office:value-type="float" office:value="119.887331084232">
                <text:p>119.887331084232</text:p>
              </table:table-cell>
              <table:table-cell office:value-type="float" office:value="17.1692702643864">
                <text:p>17.16927026438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5.56138902015">
                <text:p>255.56138902015</text:p>
              </table:table-cell>
              <table:table-cell office:value-type="float" office:value="124.579414107449">
                <text:p>124.579414107449</text:p>
              </table:table-cell>
              <table:table-cell office:value-type="float" office:value="17.094636787814">
                <text:p>17.0946367878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55.580167966712">
                <text:p>255.580167966712</text:p>
              </table:table-cell>
              <table:table-cell office:value-type="float" office:value="129.273256382399">
                <text:p>129.273256382399</text:p>
              </table:table-cell>
              <table:table-cell office:value-type="float" office:value="17.0865073737178">
                <text:p>17.0865073737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55.445311217218">
                <text:p>255.445311217218</text:p>
              </table:table-cell>
              <table:table-cell office:value-type="float" office:value="133.966030514012">
                <text:p>133.966030514012</text:p>
              </table:table-cell>
              <table:table-cell office:value-type="float" office:value="17.1448869189532">
                <text:p>17.14488691895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55.156900004331">
                <text:p>255.156900004331</text:p>
              </table:table-cell>
              <table:table-cell office:value-type="float" office:value="138.654909750623">
                <text:p>138.654909750623</text:p>
              </table:table-cell>
              <table:table-cell office:value-type="float" office:value="17.2697402578651">
                <text:p>17.26974025786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54.715108056182">
                <text:p>254.715108056182</text:p>
              </table:table-cell>
              <table:table-cell office:value-type="float" office:value="143.337069686709">
                <text:p>143.337069686709</text:p>
              </table:table-cell>
              <table:table-cell office:value-type="float" office:value="17.460992183471">
                <text:p>17.460992183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4.120201491719">
                <text:p>254.120201491719</text:p>
              </table:table-cell>
              <table:table-cell office:value-type="float" office:value="148.009689964202">
                <text:p>148.009689964202</text:p>
              </table:table-cell>
              <table:table-cell office:value-type="float" office:value="17.7185274927622">
                <text:p>17.7185274927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3.372538660414">
                <text:p>253.372538660414</text:p>
              </table:table-cell>
              <table:table-cell office:value-type="float" office:value="152.669955971368">
                <text:p>152.669955971368</text:p>
              </table:table-cell>
              <table:table-cell office:value-type="float" office:value="18.0421910560978">
                <text:p>18.04219105609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2.472569926398">
                <text:p>252.472569926398</text:p>
              </table:table-cell>
              <table:table-cell office:value-type="float" office:value="157.315060538221">
                <text:p>157.315060538221</text:p>
              </table:table-cell>
              <table:table-cell office:value-type="float" office:value="18.43178791065">
                <text:p>18.4317879106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1.420837397185">
                <text:p>251.420837397185</text:p>
              </table:table-cell>
              <table:table-cell office:value-type="float" office:value="161.942205627464">
                <text:p>161.942205627464</text:p>
              </table:table-cell>
              <table:table-cell office:value-type="float" office:value="18.887083377842">
                <text:p>18.88708337784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0.217974597123">
                <text:p>250.217974597123</text:p>
              </table:table-cell>
              <table:table-cell office:value-type="float" office:value="166.548604019913">
                <text:p>166.548604019913</text:p>
              </table:table-cell>
              <table:table-cell office:value-type="float" office:value="19.4078032047085">
                <text:p>19.40780320470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8.864706085786">
                <text:p>248.864706085786</text:p>
              </table:table-cell>
              <table:table-cell office:value-type="float" office:value="171.131480993422">
                <text:p>171.131480993422</text:p>
              </table:table-cell>
              <table:table-cell office:value-type="float" office:value="19.9936337290969">
                <text:p>19.9936337290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7.361847021522">
                <text:p>247.361847021522</text:p>
              </table:table-cell>
              <table:table-cell office:value-type="float" office:value="175.688075994267">
                <text:p>175.688075994267</text:p>
              </table:table-cell>
              <table:table-cell office:value-type="float" office:value="20.644222068605">
                <text:p>20.6442220686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5.710302670437">
                <text:p>245.710302670437</text:p>
              </table:table-cell>
              <table:table-cell office:value-type="float" office:value="180.215644300001">
                <text:p>180.215644300001</text:p>
              </table:table-cell>
              <table:table-cell office:value-type="float" office:value="21.3591763331442">
                <text:p>21.35917633314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3.911067861092">
                <text:p>243.911067861092</text:p>
              </table:table-cell>
              <table:table-cell office:value-type="float" office:value="184.711458672774">
                <text:p>184.711458672774</text:p>
              </table:table-cell>
              <table:table-cell office:value-type="float" office:value="22.1380658609989">
                <text:p>22.13806586099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.965226385259">
                <text:p>241.965226385259</text:p>
              </table:table-cell>
              <table:table-cell office:value-type="float" office:value="189.172811002116">
                <text:p>189.172811002116</text:p>
              </table:table-cell>
              <table:table-cell office:value-type="float" office:value="22.980421478243">
                <text:p>22.98042147824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.873950345083">
                <text:p>239.873950345083</text:p>
              </table:table-cell>
              <table:table-cell office:value-type="float" office:value="193.597013936206">
                <text:p>193.597013936206</text:p>
              </table:table-cell>
              <table:table-cell office:value-type="float" office:value="23.8857357813493">
                <text:p>23.8857357813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7.638499447053">
                <text:p>237.638499447053</text:p>
              </table:table-cell>
              <table:table-cell office:value-type="float" office:value="197.981402500627">
                <text:p>197.981402500627</text:p>
              </table:table-cell>
              <table:table-cell office:value-type="float" office:value="24.8534634428343">
                <text:p>24.85346344283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5.260220243201">
                <text:p>235.260220243201</text:p>
              </table:table-cell>
              <table:table-cell office:value-type="float" office:value="202.323335703651">
                <text:p>202.323335703651</text:p>
              </table:table-cell>
              <table:table-cell office:value-type="float" office:value="25.88302153974">
                <text:p>25.8830215397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32.740545319989">
                <text:p>232.740545319989</text:p>
              </table:table-cell>
              <table:table-cell office:value-type="float" office:value="206.620198127072">
                <text:p>206.620198127072</text:p>
              </table:table-cell>
              <table:table-cell office:value-type="float" office:value="26.9737899047666">
                <text:p>26.9737899047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30.080992435375">
                <text:p>230.080992435375</text:p>
              </table:table-cell>
              <table:table-cell office:value-type="float" office:value="210.869401501636">
                <text:p>210.869401501636</text:p>
              </table:table-cell>
              <table:table-cell office:value-type="float" office:value="28.1251114998378">
                <text:p>28.12511149983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.283163604569">
                <text:p>227.283163604569</text:p>
              </table:table-cell>
              <table:table-cell office:value-type="float" office:value="215.068386266118">
                <text:p>215.068386266118</text:p>
              </table:table-cell>
              <table:table-cell office:value-type="float" office:value="29.336292811875">
                <text:p>29.3362928118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4.348744135043">
                <text:p>224.348744135043</text:p>
              </table:table-cell>
              <table:table-cell office:value-type="float" office:value="219.214623109106">
                <text:p>219.214623109106</text:p>
              </table:table-cell>
              <table:table-cell office:value-type="float" office:value="30.6066042705447">
                <text:p>30.6066042705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1.001267678124">
                <text:p>221.001267678124</text:p>
              </table:table-cell>
              <table:table-cell office:value-type="float" office:value="223.18516690242">
                <text:p>223.18516690242</text:p>
              </table:table-cell>
              <table:table-cell office:value-type="float" office:value="31.81483309758">
                <text:p>31.814833097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1.539502185192">
                <text:p>211.539502185192</text:p>
              </table:table-cell>
              <table:table-cell office:value-type="float" office:value="224.508687218916">
                <text:p>224.508687218916</text:p>
              </table:table-cell>
              <table:table-cell office:value-type="float" office:value="30.4913127810843">
                <text:p>30.49131278108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1.950629446484">
                <text:p>201.950629446484</text:p>
              </table:table-cell>
              <table:table-cell office:value-type="float" office:value="225.773773129619">
                <text:p>225.773773129619</text:p>
              </table:table-cell>
              <table:table-cell office:value-type="float" office:value="29.2262268703805">
                <text:p>29.22622687038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2.240425440386">
                <text:p>192.240425440386</text:p>
              </table:table-cell>
              <table:table-cell office:value-type="float" office:value="226.979662594083">
                <text:p>226.979662594083</text:p>
              </table:table-cell>
              <table:table-cell office:value-type="float" office:value="28.0203374059168">
                <text:p>28.02033740591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2.414739230706">
                <text:p>182.414739230706</text:p>
              </table:table-cell>
              <table:table-cell office:value-type="float" office:value="228.125629229584">
                <text:p>228.125629229584</text:p>
              </table:table-cell>
              <table:table-cell office:value-type="float" office:value="26.8743707704159">
                <text:p>26.8743707704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.479489443407">
                <text:p>172.479489443407</text:p>
              </table:table-cell>
              <table:table-cell office:value-type="float" office:value="229.210982748672">
                <text:p>229.210982748672</text:p>
              </table:table-cell>
              <table:table-cell office:value-type="float" office:value="25.7890172513282">
                <text:p>25.78901725132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2.440660701461">
                <text:p>162.440660701461</text:p>
              </table:table-cell>
              <table:table-cell office:value-type="float" office:value="230.23506937497">
                <text:p>230.23506937497</text:p>
              </table:table-cell>
              <table:table-cell office:value-type="float" office:value="24.7649306250294">
                <text:p>24.7649306250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2.304300019924">
                <text:p>152.304300019924</text:p>
              </table:table-cell>
              <table:table-cell office:value-type="float" office:value="231.197272236989">
                <text:p>231.197272236989</text:p>
              </table:table-cell>
              <table:table-cell office:value-type="float" office:value="23.802727763011">
                <text:p>23.8027277630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2.076513163449">
                <text:p>142.076513163449</text:p>
              </table:table-cell>
              <table:table-cell office:value-type="float" office:value="232.097011739703">
                <text:p>232.097011739703</text:p>
              </table:table-cell>
              <table:table-cell office:value-type="float" office:value="22.902988260297">
                <text:p>22.9029882602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.763460968396">
                <text:p>131.763460968396</text:p>
              </table:table-cell>
              <table:table-cell office:value-type="float" office:value="232.933745913679">
                <text:p>232.933745913679</text:p>
              </table:table-cell>
              <table:table-cell office:value-type="float" office:value="22.0662540863209">
                <text:p>22.06625408632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.371355631779">
                <text:p>121.371355631779</text:p>
              </table:table-cell>
              <table:table-cell office:value-type="float" office:value="233.706970741539">
                <text:p>233.706970741539</text:p>
              </table:table-cell>
              <table:table-cell office:value-type="float" office:value="21.2930292584612">
                <text:p>21.29302925846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0.906456969264">
                <text:p>110.906456969264</text:p>
              </table:table-cell>
              <table:table-cell office:value-type="float" office:value="234.416220461557">
                <text:p>234.416220461557</text:p>
              </table:table-cell>
              <table:table-cell office:value-type="float" office:value="20.583779538442">
                <text:p>20.5837795384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0.375068644501">
                <text:p>100.375068644501</text:p>
              </table:table-cell>
              <table:table-cell office:value-type="float" office:value="235.061067848226">
                <text:p>235.061067848226</text:p>
              </table:table-cell>
              <table:table-cell office:value-type="float" office:value="19.9389321517743">
                <text:p>19.93893215177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.7835343720199">
                <text:p>89.7835343720199</text:p>
              </table:table-cell>
              <table:table-cell office:value-type="float" office:value="235.641124469589">
                <text:p>235.641124469589</text:p>
              </table:table-cell>
              <table:table-cell office:value-type="float" office:value="19.3588755304103">
                <text:p>19.35887553041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1382340960249">
                <text:p>79.1382340960249</text:p>
              </table:table-cell>
              <table:table-cell office:value-type="float" office:value="236.15604092123">
                <text:p>236.15604092123</text:p>
              </table:table-cell>
              <table:table-cell office:value-type="float" office:value="18.8439590787699">
                <text:p>18.8439590787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8.4455801473488">
                <text:p>68.4455801473488</text:p>
              </table:table-cell>
              <table:table-cell office:value-type="float" office:value="236.60550703673">
                <text:p>236.60550703673</text:p>
              </table:table-cell>
              <table:table-cell office:value-type="float" office:value="18.39449296327">
                <text:p>18.394492963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.7120133809059">
                <text:p>57.7120133809059</text:p>
              </table:table-cell>
              <table:table-cell office:value-type="float" office:value="236.98925207451">
                <text:p>236.98925207451</text:p>
              </table:table-cell>
              <table:table-cell office:value-type="float" office:value="18.0107479254905">
                <text:p>18.01074792549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6.9439992959623">
                <text:p>46.9439992959623</text:p>
              </table:table-cell>
              <table:table-cell office:value-type="float" office:value="237.307044880906">
                <text:p>237.307044880906</text:p>
              </table:table-cell>
              <table:table-cell office:value-type="float" office:value="17.6929551190942">
                <text:p>17.692955119094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.1480241415613">
                <text:p>36.1480241415613</text:p>
              </table:table-cell>
              <table:table-cell office:value-type="float" office:value="237.558694029416">
                <text:p>237.558694029416</text:p>
              </table:table-cell>
              <table:table-cell office:value-type="float" office:value="17.4413059705843">
                <text:p>17.44130597058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330591009448">
                <text:p>25.330591009448</text:p>
              </table:table-cell>
              <table:table-cell office:value-type="float" office:value="237.744047936002">
                <text:p>237.744047936002</text:p>
              </table:table-cell>
              <table:table-cell office:value-type="float" office:value="17.2559520639982">
                <text:p>17.25595206399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.4982159168514">
                <text:p>14.4982159168514</text:p>
              </table:table-cell>
              <table:table-cell office:value-type="float" office:value="237.862994950402">
                <text:p>237.862994950402</text:p>
              </table:table-cell>
              <table:table-cell office:value-type="float" office:value="17.1370050495982">
                <text:p>17.13700504959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65742388147873">
                <text:p>3.65742388147873</text:p>
              </table:table-cell>
              <table:table-cell office:value-type="float" office:value="237.915463423382">
                <text:p>237.915463423382</text:p>
              </table:table-cell>
              <table:table-cell office:value-type="float" office:value="17.0845365766181">
                <text:p>17.0845365766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237.901421749896">
                <text:p>237.901421749896</text:p>
              </table:table-cell>
              <table:table-cell office:value-type="float" office:value="17.0985782501037">
                <text:p>17.09857825010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237.820878388123">
                <text:p>237.820878388123</text:p>
              </table:table-cell>
              <table:table-cell office:value-type="float" office:value="17.1791216118767">
                <text:p>17.1791216118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37.673881854372">
                <text:p>237.673881854372</text:p>
              </table:table-cell>
              <table:table-cell office:value-type="float" office:value="17.3261181456277">
                <text:p>17.32611814562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237.460520693859">
                <text:p>237.460520693859</text:p>
              </table:table-cell>
              <table:table-cell office:value-type="float" office:value="17.5394793061408">
                <text:p>17.53947930614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237.180923427369">
                <text:p>237.180923427369</text:p>
              </table:table-cell>
              <table:table-cell office:value-type="float" office:value="17.819076572631">
                <text:p>17.8190765726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236.83525847384">
                <text:p>236.83525847384</text:p>
              </table:table-cell>
              <table:table-cell office:value-type="float" office:value="18.1647415261602">
                <text:p>18.1647415261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236.423734048915">
                <text:p>236.423734048915</text:p>
              </table:table-cell>
              <table:table-cell office:value-type="float" office:value="18.5762659510854">
                <text:p>18.57626595108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235.94659803952">
                <text:p>235.94659803952</text:p>
              </table:table-cell>
              <table:table-cell office:value-type="float" office:value="19.0534019604807">
                <text:p>19.05340196048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235.404137854545">
                <text:p>235.404137854545</text:p>
              </table:table-cell>
              <table:table-cell office:value-type="float" office:value="19.5958621454556">
                <text:p>19.59586214545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234.796680251722">
                <text:p>234.796680251722</text:p>
              </table:table-cell>
              <table:table-cell office:value-type="float" office:value="20.2033197482783">
                <text:p>20.2033197482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234.124591140796">
                <text:p>234.124591140796</text:p>
              </table:table-cell>
              <table:table-cell office:value-type="float" office:value="20.8754088592034">
                <text:p>20.87540885920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233.388275363118">
                <text:p>233.388275363118</text:p>
              </table:table-cell>
              <table:table-cell office:value-type="float" office:value="21.611724636882">
                <text:p>21.6117246368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232.588176447779">
                <text:p>232.588176447779</text:p>
              </table:table-cell>
              <table:table-cell office:value-type="float" office:value="22.4118235522211">
                <text:p>22.4118235522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231.724776344448">
                <text:p>231.724776344448</text:p>
              </table:table-cell>
              <table:table-cell office:value-type="float" office:value="23.2752236555527">
                <text:p>23.27522365555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230.798595133062">
                <text:p>230.798595133062</text:p>
              </table:table-cell>
              <table:table-cell office:value-type="float" office:value="24.2014048669383">
                <text:p>24.20140486693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229.810190710551">
                <text:p>229.810190710551</text:p>
              </table:table-cell>
              <table:table-cell office:value-type="float" office:value="25.189809289449">
                <text:p>25.1898092894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228.760158454781">
                <text:p>228.760158454781</text:p>
              </table:table-cell>
              <table:table-cell office:value-type="float" office:value="26.2398415452195">
                <text:p>26.23984154521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227.649130865918">
                <text:p>227.649130865918</text:p>
              </table:table-cell>
              <table:table-cell office:value-type="float" office:value="27.3508691340821">
                <text:p>27.35086913408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226.477777185439">
                <text:p>226.477777185439</text:p>
              </table:table-cell>
              <table:table-cell office:value-type="float" office:value="28.5222228145609">
                <text:p>28.52222281456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225.246802993002">
                <text:p>225.246802993002</text:p>
              </table:table-cell>
              <table:table-cell office:value-type="float" office:value="29.7531970069986">
                <text:p>29.75319700699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223.956949781429">
                <text:p>223.956949781429</text:p>
              </table:table-cell>
              <table:table-cell office:value-type="float" office:value="31.043050218571">
                <text:p>31.0430502185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223.632784559786">
                <text:p>223.632784559786</text:p>
              </table:table-cell>
              <table:table-cell office:value-type="float" office:value="33.4147955396543">
                <text:p>33.4147955396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224.936913594617">
                <text:p>224.936913594617</text:p>
              </table:table-cell>
              <table:table-cell office:value-type="float" office:value="37.5294153210885">
                <text:p>37.52941532108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226.1823502761">
                <text:p>226.1823502761</text:p>
              </table:table-cell>
              <table:table-cell office:value-type="float" office:value="41.6982300185161">
                <text:p>41.69823001851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27.368344399746">
                <text:p>227.368344399746</text:p>
              </table:table-cell>
              <table:table-cell office:value-type="float" office:value="45.918728493846">
                <text:p>45.9187284938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28.494181567045">
                <text:p>228.494181567045</text:p>
              </table:table-cell>
              <table:table-cell office:value-type="float" office:value="50.1883684766108">
                <text:p>50.1883684766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229.559183615783">
                <text:p>229.559183615783</text:p>
              </table:table-cell>
              <table:table-cell office:value-type="float" office:value="54.5045780953375">
                <text:p>54.50457809533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230.562709028549">
                <text:p>230.562709028549</text:p>
              </table:table-cell>
              <table:table-cell office:value-type="float" office:value="58.8647574267448">
                <text:p>58.86475742674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231.50415331916">
                <text:p>231.50415331916</text:p>
              </table:table-cell>
              <table:table-cell office:value-type="float" office:value="63.266280061841">
                <text:p>63.266280061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232.382949396777">
                <text:p>232.382949396777</text:p>
              </table:table-cell>
              <table:table-cell office:value-type="float" office:value="67.7064946879746">
                <text:p>67.70649468797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233.198567907503">
                <text:p>233.198567907503</text:p>
              </table:table-cell>
              <table:table-cell office:value-type="float" office:value="72.182726685885">
                <text:p>72.1827266858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233.950517553247">
                <text:p>233.950517553247</text:p>
              </table:table-cell>
              <table:table-cell office:value-type="float" office:value="76.6922797407937">
                <text:p>76.69227974079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234.638345387657">
                <text:p>234.638345387657</text:p>
              </table:table-cell>
              <table:table-cell office:value-type="float" office:value="81.2324374665636">
                <text:p>81.23243746656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235.261637088966">
                <text:p>235.261637088966</text:p>
              </table:table-cell>
              <table:table-cell office:value-type="float" office:value="85.8004650419479">
                <text:p>85.80046504194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35.82001720956">
                <text:p>235.82001720956</text:p>
              </table:table-cell>
              <table:table-cell office:value-type="float" office:value="90.3936108579449">
                <text:p>90.39361085794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236.313149402134">
                <text:p>236.313149402134</text:p>
              </table:table-cell>
              <table:table-cell office:value-type="float" office:value="95.0091081752639">
                <text:p>95.00910817526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236.740736622293">
                <text:p>236.740736622293</text:p>
              </table:table-cell>
              <table:table-cell office:value-type="float" office:value="99.6441767909055">
                <text:p>99.64417679090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237.102521307486">
                <text:p>237.102521307486</text:p>
              </table:table-cell>
              <table:table-cell office:value-type="float" office:value="104.296024712852">
                <text:p>104.2960247128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237.398285532144">
                <text:p>237.398285532144</text:p>
              </table:table-cell>
              <table:table-cell office:value-type="float" office:value="108.961849841859">
                <text:p>108.9618498418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237.62785113896">
                <text:p>237.62785113896</text:p>
              </table:table-cell>
              <table:table-cell office:value-type="float" office:value="113.638841659335">
                <text:p>113.63884165933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237.791079846196">
                <text:p>237.791079846196</text:p>
              </table:table-cell>
              <table:table-cell office:value-type="float" office:value="118.324182920293">
                <text:p>118.32418292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237.887873330981">
                <text:p>237.887873330981</text:p>
              </table:table-cell>
              <table:table-cell office:value-type="float" office:value="123.015051350354">
                <text:p>123.0150513503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237.91817328854">
                <text:p>237.91817328854</text:p>
              </table:table-cell>
              <table:table-cell office:value-type="float" office:value="127.708621345779">
                <text:p>127.7086213457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237.881961467311">
                <text:p>237.881961467311</text:p>
              </table:table-cell>
              <table:table-cell office:value-type="float" office:value="132.402065675506">
                <text:p>132.4020656755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237.779259679942">
                <text:p>237.779259679942</text:p>
              </table:table-cell>
              <table:table-cell office:value-type="float" office:value="137.09255718417">
                <text:p>137.09255718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237.610129790149">
                <text:p>237.610129790149</text:p>
              </table:table-cell>
              <table:table-cell office:value-type="float" office:value="141.777270495075">
                <text:p>141.7772704950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237.374673675453">
                <text:p>237.374673675453</text:p>
              </table:table-cell>
              <table:table-cell office:value-type="float" office:value="146.453383712095">
                <text:p>146.4533837120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237.073033165814">
                <text:p>237.073033165814</text:p>
              </table:table-cell>
              <table:table-cell office:value-type="float" office:value="151.11808011948">
                <text:p>151.1180801194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236.705389958196">
                <text:p>236.705389958196</text:p>
              </table:table-cell>
              <table:table-cell office:value-type="float" office:value="155.768549878538">
                <text:p>155.76854987853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236.271965507119">
                <text:p>236.271965507119</text:p>
              </table:table-cell>
              <table:table-cell office:value-type="float" office:value="160.401991720178">
                <text:p>160.4019917201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35.773020891266">
                <text:p>235.773020891266</text:p>
              </table:table-cell>
              <table:table-cell office:value-type="float" office:value="165.015614632291">
                <text:p>165.0156146322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235.208856656217">
                <text:p>235.208856656217</text:p>
              </table:table-cell>
              <table:table-cell office:value-type="float" office:value="169.606639540948">
                <text:p>169.606639540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234.579812633413">
                <text:p>234.579812633413</text:p>
              </table:table-cell>
              <table:table-cell office:value-type="float" office:value="174.172300984415">
                <text:p>174.17230098441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233.886267735449">
                <text:p>233.886267735449</text:p>
              </table:table-cell>
              <table:table-cell office:value-type="float" office:value="178.709848778958">
                <text:p>178.7098487789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233.128639727842">
                <text:p>233.128639727842</text:p>
              </table:table-cell>
              <table:table-cell office:value-type="float" office:value="183.216549675456">
                <text:p>183.216549675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232.307384977371">
                <text:p>232.307384977371</text:p>
              </table:table-cell>
              <table:table-cell office:value-type="float" office:value="187.689689005806">
                <text:p>187.6896890058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231.42299817719">
                <text:p>231.42299817719</text:p>
              </table:table-cell>
              <table:table-cell office:value-type="float" office:value="192.126572318136">
                <text:p>192.126572318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230.476012048839">
                <text:p>230.476012048839</text:p>
              </table:table-cell>
              <table:table-cell office:value-type="float" office:value="196.524526999845">
                <text:p>196.5245269998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229.46699702135">
                <text:p>229.46699702135</text:p>
              </table:table-cell>
              <table:table-cell office:value-type="float" office:value="200.880903887483">
                <text:p>200.8809038874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228.396560887648">
                <text:p>228.396560887648</text:p>
              </table:table-cell>
              <table:table-cell office:value-type="float" office:value="205.193078862507">
                <text:p>205.1930788625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27.265348438432">
                <text:p>227.265348438432</text:p>
              </table:table-cell>
              <table:table-cell office:value-type="float" office:value="209.458454431956">
                <text:p>209.458454431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226.074041073783">
                <text:p>226.074041073783</text:p>
              </table:table-cell>
              <table:table-cell office:value-type="float" office:value="213.67446129308">
                <text:p>213.674461293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224.823356392712">
                <text:p>224.823356392712</text:p>
              </table:table-cell>
              <table:table-cell office:value-type="float" office:value="217.83855988099">
                <text:p>217.83855988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223.514047760905">
                <text:p>223.514047760905</text:p>
              </table:table-cell>
              <table:table-cell office:value-type="float" office:value="221.948241898405">
                <text:p>221.9482418984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220.219839872112">
                <text:p>220.219839872112</text:p>
              </table:table-cell>
              <table:table-cell office:value-type="float" office:value="224.073967841736">
                <text:p>224.0739678417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216.086878087547">
                <text:p>216.086878087547</text:p>
              </table:table-cell>
              <table:table-cell office:value-type="float" office:value="225.358618306722">
                <text:p>225.3586183067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11.9005548801">
                <text:p>211.9005548801</text:p>
              </table:table-cell>
              <table:table-cell office:value-type="float" office:value="226.584322399209">
                <text:p>226.584322399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207.663391934332">
                <text:p>207.663391934332</text:p>
              </table:table-cell>
              <table:table-cell office:value-type="float" office:value="227.750341800884">
                <text:p>227.7503418008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203.377941558766">
                <text:p>203.377941558766</text:p>
              </table:table-cell>
              <table:table-cell office:value-type="float" office:value="228.855974145261">
                <text:p>228.8559741452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9.046785148464">
                <text:p>199.046785148464</text:p>
              </table:table-cell>
              <table:table-cell office:value-type="float" office:value="229.900553440756">
                <text:p>229.9005534407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94.672531630094">
                <text:p>194.672531630094</text:p>
              </table:table-cell>
              <table:table-cell office:value-type="float" office:value="230.883450471862">
                <text:p>230.88345047186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190.257815890414">
                <text:p>190.257815890414</text:p>
              </table:table-cell>
              <table:table-cell office:value-type="float" office:value="231.80407317816">
                <text:p>231.804073178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185.805297189107">
                <text:p>185.805297189107</text:p>
              </table:table-cell>
              <table:table-cell office:value-type="float" office:value="232.661867010956">
                <text:p>232.6618670109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181.317657556949">
                <text:p>181.317657556949</text:p>
              </table:table-cell>
              <table:table-cell office:value-type="float" office:value="233.45631526732">
                <text:p>233.456315267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176.79760018025">
                <text:p>176.79760018025</text:p>
              </table:table-cell>
              <table:table-cell office:value-type="float" office:value="234.186939401328">
                <text:p>234.1869394013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172.247847772559">
                <text:p>172.247847772559</text:p>
              </table:table-cell>
              <table:table-cell office:value-type="float" office:value="234.853299312323">
                <text:p>234.8532993123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167.671140934599">
                <text:p>167.671140934599</text:p>
              </table:table-cell>
              <table:table-cell office:value-type="float" office:value="235.454993610011">
                <text:p>235.4549936100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163.070236503436">
                <text:p>163.070236503436</text:p>
              </table:table-cell>
              <table:table-cell office:value-type="float" office:value="235.991659856245">
                <text:p>235.9916598562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158.447905891861">
                <text:p>158.447905891861</text:p>
              </table:table-cell>
              <table:table-cell office:value-type="float" office:value="236.462974783346">
                <text:p>236.46297478334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153.806933418993">
                <text:p>153.806933418993</text:p>
              </table:table-cell>
              <table:table-cell office:value-type="float" office:value="236.868654488826">
                <text:p>236.8686544888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49.150114633112">
                <text:p>149.150114633112</text:p>
              </table:table-cell>
              <table:table-cell office:value-type="float" office:value="237.208454606399">
                <text:p>237.20845460639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144.480254627727">
                <text:p>144.480254627727</text:p>
              </table:table-cell>
              <table:table-cell office:value-type="float" office:value="237.482170453181">
                <text:p>237.4821704531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139.800166351886">
                <text:p>139.800166351886</text:p>
              </table:table-cell>
              <table:table-cell office:value-type="float" office:value="237.68963715298">
                <text:p>237.689637152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35.112668915768">
                <text:p>135.112668915768</text:p>
              </table:table-cell>
              <table:table-cell office:value-type="float" office:value="237.830729735614">
                <text:p>237.8307297356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30.420585892552">
                <text:p>130.420585892552</text:p>
              </table:table-cell>
              <table:table-cell office:value-type="float" office:value="237.905363212186">
                <text:p>237.9053632121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25.726743617601">
                <text:p>125.726743617601</text:p>
              </table:table-cell>
              <table:table-cell office:value-type="float" office:value="237.913492626282">
                <text:p>237.91349262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121.033969485988">
                <text:p>121.033969485988</text:p>
              </table:table-cell>
              <table:table-cell office:value-type="float" office:value="237.855113081047">
                <text:p>237.8551130810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16.345090249377">
                <text:p>116.345090249377</text:p>
              </table:table-cell>
              <table:table-cell office:value-type="float" office:value="237.730259742135">
                <text:p>237.7302597421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11.662930313291">
                <text:p>111.662930313291</text:p>
              </table:table-cell>
              <table:table-cell office:value-type="float" office:value="237.539007816529">
                <text:p>237.539007816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106.990310035798">
                <text:p>106.990310035798</text:p>
              </table:table-cell>
              <table:table-cell office:value-type="float" office:value="237.281472507238">
                <text:p>237.2814725072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02.330044028632">
                <text:p>102.330044028632</text:p>
              </table:table-cell>
              <table:table-cell office:value-type="float" office:value="236.957808943902">
                <text:p>236.9578089439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97.6849394617786">
                <text:p>97.6849394617786</text:p>
              </table:table-cell>
              <table:table-cell office:value-type="float" office:value="236.56821208935">
                <text:p>236.5682120893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93.0577943725363">
                <text:p>93.0577943725363</text:p>
              </table:table-cell>
              <table:table-cell office:value-type="float" office:value="236.112916622158">
                <text:p>236.112916622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88.4513959800869">
                <text:p>88.4513959800869</text:p>
              </table:table-cell>
              <table:table-cell office:value-type="float" office:value="235.592196795291">
                <text:p>235.5921967952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83.8685190065778">
                <text:p>83.8685190065778</text:p>
              </table:table-cell>
              <table:table-cell office:value-type="float" office:value="235.006366270903">
                <text:p>235.0063662709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79.311924005733">
                <text:p>79.311924005733</text:p>
              </table:table-cell>
              <table:table-cell office:value-type="float" office:value="234.355777931395">
                <text:p>234.355777931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74.7843556999989">
                <text:p>74.7843556999989</text:p>
              </table:table-cell>
              <table:table-cell office:value-type="float" office:value="233.640823666856">
                <text:p>233.640823666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70.2885413272263">
                <text:p>70.2885413272263</text:p>
              </table:table-cell>
              <table:table-cell office:value-type="float" office:value="232.861934139001">
                <text:p>232.86193413900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65.8271889978838">
                <text:p>65.8271889978838</text:p>
              </table:table-cell>
              <table:table-cell office:value-type="float" office:value="232.019578521757">
                <text:p>232.0195785217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61.4029860637941">
                <text:p>61.4029860637941</text:p>
              </table:table-cell>
              <table:table-cell office:value-type="float" office:value="231.114264218651">
                <text:p>231.1142642186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57.018597499373">
                <text:p>57.018597499373</text:p>
              </table:table-cell>
              <table:table-cell office:value-type="float" office:value="230.146536557166">
                <text:p>230.14653655716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52.676664296349">
                <text:p>52.676664296349</text:p>
              </table:table-cell>
              <table:table-cell office:value-type="float" office:value="229.11697846026">
                <text:p>229.1169784602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48.3798018729279">
                <text:p>48.3798018729279</text:p>
              </table:table-cell>
              <table:table-cell office:value-type="float" office:value="228.026210095233">
                <text:p>228.0262100952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44.1305984983642">
                <text:p>44.1305984983642</text:p>
              </table:table-cell>
              <table:table-cell office:value-type="float" office:value="226.874888500162">
                <text:p>226.8748885001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39.931613733882">
                <text:p>39.931613733882</text:p>
              </table:table-cell>
              <table:table-cell office:value-type="float" office:value="225.663707188125">
                <text:p>225.663707188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35.7853768908938">
                <text:p>35.7853768908938</text:p>
              </table:table-cell>
              <table:table-cell office:value-type="float" office:value="224.393395729455">
                <text:p>224.3933957294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31.8148330975799">
                <text:p>31.8148330975799</text:p>
              </table:table-cell>
              <table:table-cell office:value-type="float" office:value="223.18516690242">
                <text:p>223.185166902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30.4913127810842">
                <text:p>30.4913127810842</text:p>
              </table:table-cell>
              <table:table-cell office:value-type="float" office:value="224.508687218916">
                <text:p>224.5086872189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29.2262268703805">
                <text:p>29.2262268703805</text:p>
              </table:table-cell>
              <table:table-cell office:value-type="float" office:value="225.773773129619">
                <text:p>225.7737731296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28.0203374059167">
                <text:p>28.0203374059167</text:p>
              </table:table-cell>
              <table:table-cell office:value-type="float" office:value="226.979662594083">
                <text:p>226.9796625940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6.8743707704156">
                <text:p>26.8743707704156</text:p>
              </table:table-cell>
              <table:table-cell office:value-type="float" office:value="228.125629229584">
                <text:p>228.12562922958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5.7890172513282">
                <text:p>25.7890172513282</text:p>
              </table:table-cell>
              <table:table-cell office:value-type="float" office:value="229.210982748672">
                <text:p>229.210982748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4.7649306250295">
                <text:p>24.7649306250295</text:p>
              </table:table-cell>
              <table:table-cell office:value-type="float" office:value="230.235069374971">
                <text:p>230.2350693749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23.802727763011">
                <text:p>23.802727763011</text:p>
              </table:table-cell>
              <table:table-cell office:value-type="float" office:value="231.197272236989">
                <text:p>231.1972722369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2.902988260297">
                <text:p>22.902988260297</text:p>
              </table:table-cell>
              <table:table-cell office:value-type="float" office:value="232.097011739703">
                <text:p>232.0970117397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22.0662540863206">
                <text:p>22.0662540863206</text:p>
              </table:table-cell>
              <table:table-cell office:value-type="float" office:value="232.933745913679">
                <text:p>232.9337459136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21.2930292584613">
                <text:p>21.2930292584613</text:p>
              </table:table-cell>
              <table:table-cell office:value-type="float" office:value="233.706970741539">
                <text:p>233.70697074153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0.5837795384424">
                <text:p>20.5837795384424</text:p>
              </table:table-cell>
              <table:table-cell office:value-type="float" office:value="234.416220461558">
                <text:p>234.4162204615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19.9389321517742">
                <text:p>19.9389321517742</text:p>
              </table:table-cell>
              <table:table-cell office:value-type="float" office:value="235.061067848226">
                <text:p>235.0610678482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19.3588755304107">
                <text:p>19.3588755304107</text:p>
              </table:table-cell>
              <table:table-cell office:value-type="float" office:value="235.64112446959">
                <text:p>235.6411244695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8.8439590787701">
                <text:p>18.8439590787701</text:p>
              </table:table-cell>
              <table:table-cell office:value-type="float" office:value="236.15604092123">
                <text:p>236.156040921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18.3944929632696">
                <text:p>18.3944929632696</text:p>
              </table:table-cell>
              <table:table-cell office:value-type="float" office:value="236.60550703673">
                <text:p>236.605507036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18.0107479254905">
                <text:p>18.0107479254905</text:p>
              </table:table-cell>
              <table:table-cell office:value-type="float" office:value="236.98925207451">
                <text:p>236.989252074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17.6929551190943">
                <text:p>17.6929551190943</text:p>
              </table:table-cell>
              <table:table-cell office:value-type="float" office:value="237.307044880906">
                <text:p>237.3070448809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7.4413059705842">
                <text:p>17.4413059705842</text:p>
              </table:table-cell>
              <table:table-cell office:value-type="float" office:value="237.558694029416">
                <text:p>237.5586940294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17.2559520639983">
                <text:p>17.2559520639983</text:p>
              </table:table-cell>
              <table:table-cell office:value-type="float" office:value="237.744047936002">
                <text:p>237.744047936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17.1370050495983">
                <text:p>17.1370050495983</text:p>
              </table:table-cell>
              <table:table-cell office:value-type="float" office:value="237.862994950402">
                <text:p>237.8629949504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17.084536576618">
                <text:p>17.084536576618</text:p>
              </table:table-cell>
              <table:table-cell office:value-type="float" office:value="237.915463423382">
                <text:p>237.915463423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9.73cm" svg:height="15.423cm" xlink:href=".." xlink:type="simple" chart:class="chart:line" chart:style-name="ch1">
        <chart:legend chart:legend-position="end" svg:x="26.878cm" svg:y="7.438cm" style:legend-expansion="high" chart:style-name="ch2"/>
        <chart:plot-area chart:style-name="ch3" table:cell-range-address="Sheet1_2.C2:Sheet1_2.C258" svg:x="0.594cm" svg:y="0.308cm" svg:width="25.69cm" svg:height="14.807cm">
          <chartooo:coordinate-region svg:x="1.401cm" svg:y="0.429cm" svg:width="24.883cm" svg:height="13.7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C2:Sheet1_2.C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0.901cm" svg:y="-0.038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_2.C2:Sheet1_2.C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1543187375157">
                <text:p>17.1543187375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2983043548652">
                <text:p>34.2983043548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.4216299561675">
                <text:p>51.4216299561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.5139810903629">
                <text:p>68.513981090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5650619642521">
                <text:p>85.5650619642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.564601644298">
                <text:p>102.564601644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9.502360243451">
                <text:p>119.502360243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368135089274">
                <text:p>136.3681350892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.151766869652">
                <text:p>153.1517668696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.843145752381">
                <text:p>169.8431457523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6.432217474954">
                <text:p>186.4322174749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.908989400869">
                <text:p>202.9089894008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9.263536538825">
                <text:p>219.26353653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5.486007521162">
                <text:p>235.486007521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.566630537957">
                <text:p>251.5666305379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7.495719223198">
                <text:p>267.4957192231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.263678489488">
                <text:p>283.263678489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8.861010307767">
                <text:p>298.8610103077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4.27831942857">
                <text:p>314.278319428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9.506319041372">
                <text:p>329.5063190413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4.535836368619">
                <text:p>344.535836368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9.357818191062">
                <text:p>359.357818191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3.963336301081">
                <text:p>373.963336301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8.343592880702">
                <text:p>388.3435928807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2.489925801074">
                <text:p>402.4899258010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6.393813840211">
                <text:p>416.3938138402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0.046881815858">
                <text:p>430.0468818158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3.440905630388">
                <text:p>443.4409056303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6.56781722469">
                <text:p>456.567817224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9.419709438066">
                <text:p>469.419709438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.98884077121">
                <text:p>481.988840771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.267640049397">
                <text:p>494.267640049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6.248710983075">
                <text:p>506.2487109830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7.924836623117">
                <text:p>517.924836623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9.288983708033">
                <text:p>529.2889837080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0.334306900553">
                <text:p>540.3343069005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51.054152910998">
                <text:p>551.054152910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61.442064504971">
                <text:p>561.4420645049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1.491784392957">
                <text:p>571.4917843929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1.197258999479">
                <text:p>581.197258999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0.552642109545">
                <text:p>590.5526421095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9.55229839019">
                <text:p>599.552298390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8.190806784989">
                <text:p>608.1908067849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6.4629637795">
                <text:p>616.46296377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4.363786535665">
                <text:p>624.363786535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1.888515893287">
                <text:p>631.8885158932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9.032619236768">
                <text:p>639.0326192367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5.791793225389">
                <text:p>645.7917932253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2.161966385482">
                <text:p>652.1619663854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8.139301562932">
                <text:p>658.1393015629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63.720198234533">
                <text:p>663.7201982345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8.901294676814">
                <text:p>668.9012946768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73.679469991012">
                <text:p>673.6794699910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78.051845982986">
                <text:p>678.0518459829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82.015788896931">
                <text:p>682.0157888969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85.568911001858">
                <text:p>685.5689110018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8.70907202987">
                <text:p>688.709072029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1.434380465382">
                <text:p>691.4343804653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3.743194684498">
                <text:p>693.743194684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5.634123943866">
                <text:p>695.634123943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7.106029218405">
                <text:p>697.1060292184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8.158023887416">
                <text:p>698.1580238874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8.789474268647">
                <text:p>698.7894742686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8.789474268647">
                <text:p>698.78947426864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8.158023887416">
                <text:p>698.158023887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7.106029218405">
                <text:p>697.106029218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5.634123943866">
                <text:p>695.634123943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3.743194684498">
                <text:p>693.7431946844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1.434380465382">
                <text:p>691.4343804653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8.70907202987">
                <text:p>688.70907202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5.568911001858">
                <text:p>685.568911001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2.015788896931">
                <text:p>682.015788896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8.051845982986">
                <text:p>678.0518459829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73.679469991012">
                <text:p>673.679469991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68.901294676814">
                <text:p>668.9012946768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63.720198234533">
                <text:p>663.720198234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58.139301562932">
                <text:p>658.139301562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52.161966385482">
                <text:p>652.1619663854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45.791793225389">
                <text:p>645.7917932253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9.032619236768">
                <text:p>639.0326192367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1.888515893287">
                <text:p>631.8885158932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4.363786535665">
                <text:p>624.3637865356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6.4629637795">
                <text:p>616.46296377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0.196519677209">
                <text:p>620.1965196772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7.922410714201">
                <text:p>627.9224107142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5.270064770511">
                <text:p>635.2700647705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2.23505589408">
                <text:p>642.235055894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48.813188634694">
                <text:p>648.8131886346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55.000500571163">
                <text:p>655.0005005711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0.793264698134">
                <text:p>660.793264698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6.187991671102">
                <text:p>666.187991671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1.181431908261">
                <text:p>671.1814319082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75.770577547928">
                <text:p>675.770577547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79.952664260371">
                <text:p>679.952664260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3.72517291293">
                <text:p>683.725172912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87.085831087458">
                <text:p>687.0858310874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0.032614449133">
                <text:p>690.0326144491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92.563747965845">
                <text:p>692.5637479658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94.677706977408">
                <text:p>694.6777069774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6.373218113962">
                <text:p>696.3732181139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97.649260062994">
                <text:p>697.6492600629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98.505064184552">
                <text:p>698.5050641845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98.940114974231">
                <text:p>698.9401149742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98.954150373704">
                <text:p>698.9541503737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98.547161928571">
                <text:p>698.5471619285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97.719394793453">
                <text:p>697.7193947934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6.47134758432">
                <text:p>696.471347584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4.803772078143">
                <text:p>694.8037720781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92.717672760052">
                <text:p>692.717672760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90.214306218274">
                <text:p>690.2143062182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7.295180387204">
                <text:p>687.295180387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83.962053639092">
                <text:p>683.9620536390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80.216933724855">
                <text:p>680.216933724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6.062076564693">
                <text:p>676.0620765646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1.499984889197">
                <text:p>671.4999848891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66.533406731805">
                <text:p>666.533406731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61.165333773488">
                <text:p>661.16533377348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55.39899954067">
                <text:p>655.398999540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49.237877457475">
                <text:p>649.237877457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42.685678753468">
                <text:p>642.6856787534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5.746350228145">
                <text:p>635.7463502281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8.424071873532">
                <text:p>628.4240718735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0.723254356312">
                <text:p>620.7232543563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12.648536361006">
                <text:p>612.648536361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4.204781795799">
                <text:p>604.2047817957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95.397076862711">
                <text:p>595.3970768627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86.230726993851">
                <text:p>586.23072699385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6.71125365563">
                <text:p>576.711253655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6.844391022828">
                <text:p>566.84439102282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56.636082524552">
                <text:p>556.6360825245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6.092477264126">
                <text:p>546.0924772641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5.21992631511">
                <text:p>535.219926315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4.024978895643">
                <text:p>524.0249788956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12.514378423446">
                <text:p>512.514378423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00.695058453833">
                <text:p>500.6950584538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88.574138503202">
                <text:p>488.5741385032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76.158919760501">
                <text:p>476.1589197605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63.456880689264">
                <text:p>463.456880689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0.475672522869">
                <text:p>450.4756725228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7.223114655717">
                <text:p>437.2231146557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23.707189933122">
                <text:p>423.7071899331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9.936039842742">
                <text:p>409.9360398427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5.917959610458">
                <text:p>395.9179596104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1.66139320363">
                <text:p>381.661393203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67.174928244776">
                <text:p>367.1749282447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52.467290838701">
                <text:p>352.4672908387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37.547340316226">
                <text:p>337.5473403162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22.424063897653">
                <text:p>322.4240638976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7.1065712792">
                <text:p>307.106571279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91.604089145662">
                <text:p>291.6040891456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5.925955612603">
                <text:p>275.9259556126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60.081614601418">
                <text:p>260.0816146014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4.080610150676">
                <text:p>244.0806101506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7.932580667141">
                <text:p>227.9325806671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1.64725311996">
                <text:p>211.64725311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5.2344371815">
                <text:p>195.23443718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8.704019318368">
                <text:p>178.7040193183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2.065956836171">
                <text:p>162.0659568361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5.330271881614">
                <text:p>145.330271881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8.507045405524">
                <text:p>128.5070454055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1.606411090469">
                <text:p>111.6064110904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4.6385492466061">
                <text:p>94.63854924660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7.61368067944">
                <text:p>77.613680679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0.5420605331954">
                <text:p>60.54206053319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.433972113499">
                <text:p>43.43397211349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.2997206931023">
                <text:p>26.29972069310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1496273043699">
                <text:p>9.14962730436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2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7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398cm" fo:min-width="9.342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  <style:style style:name="T1" style:family="text"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25.366cm" svg:height="13.155cm" xlink:href=".." xlink:type="simple" chart:class="chart:line" chart:style-name="ch1">
        <chart:legend chart:legend-position="end" svg:x="22.461cm" svg:y="6.304cm" style:legend-expansion="high" chart:style-name="ch2"/>
        <chart:plot-area chart:style-name="ch3" table:cell-range-address="Sheet1.M2:Sheet1.M258" svg:x="0.507cm" svg:y="0.263cm" svg:width="21.447cm" svg:height="12.629cm">
          <chartooo:coordinate-region svg:x="1.314cm" svg:y="0.384cm" svg:width="20.64cm" svg:height="11.5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258" chart:class="chart:line">
            <chart:data-point chart:repeated="257"/>
          </chart:series>
          <chart:wall chart:style-name="ch7"/>
          <chart:floor chart:style-name="ch8"/>
        </chart:plot-area>
        <draw:frame draw:style-name="gr1" draw:text-style-name="P1" svg:width="9.342cm" svg:height="0.398cm" svg:x="-1.455cm" svg:y="-0.062cm">
          <draw:text-box>
            <text:p><text:span text:style-name="T1">hall_sensors_read_and_action (); // needed to start the motor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M2:Sheet1.M2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503636415073">
                <text:p>5.4503636415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060834227931">
                <text:p>11.706083422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9553542597513">
                <text:p>17.95535425975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1944118253049">
                <text:p>24.1944118253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.4194979444699">
                <text:p>30.4194979444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626862858139">
                <text:p>36.6268628581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.8127674817966">
                <text:p>42.8127674817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.9734856578033">
                <text:p>48.97348565780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1053063998938">
                <text:p>55.1053063998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2045361285368">
                <text:p>61.2045361285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2675008958085">
                <text:p>67.2675008958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290548598442">
                <text:p>73.290548598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.2700511777176">
                <text:p>79.27005117771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2024068048695">
                <text:p>85.20240680486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.0840420506929">
                <text:p>91.08404205069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.9114140380442">
                <text:p>96.91141403804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.681012575938">
                <text:p>102.6810125759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389362273954">
                <text:p>108.389362273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.033024635682">
                <text:p>114.03302463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9.608600129948">
                <text:p>119.6086001299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5.112730238556">
                <text:p>125.112730238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0.542099479343">
                <text:p>130.542099479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5.893437403294">
                <text:p>135.8934374032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.163520564544">
                <text:p>141.163520564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.349174462057">
                <text:p>146.3491744620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447275451831">
                <text:p>151.44727545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.454752628458">
                <text:p>156.4547526284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.368589674929">
                <text:p>161.3685896749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.185826679548">
                <text:p>166.185826679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0.903561918871">
                <text:p>170.903561918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5.518953605597">
                <text:p>175.518953605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0.029221600356">
                <text:p>180.0292216003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4.431649086356">
                <text:p>184.4316490863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8.723584205898">
                <text:p>188.723584205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2.902441657751">
                <text:p>192.902441657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6.965704254444">
                <text:p>196.9657042544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.910924438523">
                <text:p>200.9109244385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735725756872">
                <text:p>204.735725756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.437804292195">
                <text:p>208.4378042921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01493005081">
                <text:p>212.014930050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.46494830592">
                <text:p>215.464948305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8.785780895531">
                <text:p>218.7857808955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1.975427474266">
                <text:p>221.9754274742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.031966718293">
                <text:p>225.031966718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7.953557482664">
                <text:p>227.9535574826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.738439910348">
                <text:p>230.7384399103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3.384936492304">
                <text:p>233.3849364923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5.891453077948">
                <text:p>235.891453077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8.256479835416">
                <text:p>238.2564798354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.478592161022">
                <text:p>240.4785921610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2.556451537392">
                <text:p>242.556451537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4.488806339733">
                <text:p>244.4888063397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6.274492589768">
                <text:p>246.2744925897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7.912434656871">
                <text:p>247.9124346568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.401645905987">
                <text:p>249.401645905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0.741229291945">
                <text:p>250.741229291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1.930377899804">
                <text:p>251.930377899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2.968375430907">
                <text:p>252.9683754309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3.854596634355">
                <text:p>253.8545966343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.588507683633">
                <text:p>254.5885076836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5.169666498167">
                <text:p>255.1696664981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5.597723009619">
                <text:p>255.5977230096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5.872419372752">
                <text:p>255.872419372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.993590120748">
                <text:p>255.9935901207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5.96116226488">
                <text:p>255.9611622648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5.775155338475">
                <text:p>255.7751553384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5.435681385152">
                <text:p>255.435681385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.942944891324">
                <text:p>254.9429448913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.297242663033">
                <text:p>254.297242663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.498963647155">
                <text:p>253.4989636471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2.548588697121">
                <text:p>252.548588697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1.446690283263">
                <text:p>251.446690283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0.193932147983">
                <text:p>250.1939321479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8.791068905939">
                <text:p>248.7910689059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7.23894558949">
                <text:p>247.238945589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.538497139686">
                <text:p>245.5384971396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3.690747843088">
                <text:p>243.690747843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1.696810714781">
                <text:p>241.6968107147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.557886827933">
                <text:p>239.5578868279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7.275264590314">
                <text:p>237.2752645903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4.850318968207">
                <text:p>234.8503189682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2.28451065818">
                <text:p>232.284510658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9.579385207217">
                <text:p>229.579385207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6.736572081739">
                <text:p>226.7365720817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.757783686073">
                <text:p>223.7577836860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.644814330965">
                <text:p>220.6448143309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7.399539152752">
                <text:p>217.3995391527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4.023912983854">
                <text:p>214.023912983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0.519969175252">
                <text:p>210.51996917525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6.889818371674">
                <text:p>206.88981837167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3.135647240226">
                <text:p>203.1356472402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9.259717153219">
                <text:p>199.259717153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264362826007">
                <text:p>195.264362826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1.151990910641">
                <text:p>191.1519909106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6.925078546191">
                <text:p>186.9250785461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2.586171866612">
                <text:p>182.5861718666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8.137884467044">
                <text:p>178.1378844670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.582895829486">
                <text:p>173.582895829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8.92394970877">
                <text:p>168.923949708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163852479831">
                <text:p>164.1638524798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9.305471447247">
                <text:p>159.3054714472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4.351733118086">
                <text:p>154.3517331180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9.305621439085">
                <text:p>149.305621439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4.170175999234">
                <text:p>144.1701759992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8.948490198838">
                <text:p>138.9484901988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3.643709386174">
                <text:p>133.6437093861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.259028962842">
                <text:p>128.2590289628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2.797692458985">
                <text:p>122.7976924589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7.2629895795">
                <text:p>117.2629895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.658254222445">
                <text:p>111.6582542224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5.986862470826">
                <text:p>105.9868624708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0.252230558965">
                <text:p>100.2522305589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4.4578128146958">
                <text:p>94.45781281469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.6070995785997">
                <text:p>88.60709957859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.7036151015579">
                <text:p>82.70361510155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6.7509154218739">
                <text:p>76.75091542187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0.7525862232489">
                <text:p>70.75258622324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4.7122406749001">
                <text:p>64.7122406749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.633517255123">
                <text:p>58.633517255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.5200775596074">
                <text:p>52.52007755960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3756040958297">
                <text:p>46.37560409582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.2037980648478">
                <text:p>40.2037980648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.008377131836">
                <text:p>34.0083771318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7.7930731867026">
                <text:p>27.79307318670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.5616300961393">
                <text:p>21.5616300961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3178014484548">
                <text:p>15.31780144845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06534829255497">
                <text:p>9.06534829255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80803687242638">
                <text:p>2.808036872426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